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99pt"/>
    </style:style>
    <style:style style:name="co2" style:family="table-column">
      <style:table-column-properties fo:break-before="auto" style:column-width="77.5pt"/>
    </style:style>
    <style:style style:name="co3" style:family="table-column">
      <style:table-column-properties fo:break-before="auto" style:column-width="61.51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62.5pt"/>
    </style:style>
    <style:style style:name="ro1" style:family="table-row">
      <style:table-row-properties style:row-height="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ta4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background-color="#ffff00"/>
      <style:text-properties style:text-position=""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background-color="#ffff00"/>
      <style:text-properties fo:color="#24292e" style:text-position="" style:font-name="Consolas" fo:font-size="6pt" style:font-name-asian="Consolas" style:font-size-asian="6pt" style:font-name-complex="Consolas" style:font-size-complex="6pt"/>
    </style:style>
    <style:style style:name="ce12" style:family="table-cell" style:parent-style-name="Default" style:data-style-name="N0">
      <style:table-cell-properties fo:background-color="transparent"/>
      <style:text-properties fo:color="#24292e" style:text-position="" style:font-name="Consolas1" fo:font-size="6pt" style:font-name-asian="Consolas" style:font-size-asian="6pt" style:font-name-complex="Consolas" style:font-size-complex="6pt"/>
    </style:style>
    <style:style style:name="ce2" style:family="table-cell" style:parent-style-name="Default" style:data-style-name="N0">
      <style:text-properties fo:color="#ff0000" style:text-position=""/>
    </style:style>
    <style:style style:name="ce3" style:family="table-cell" style:parent-style-name="Default" style:data-style-name="N0">
      <style:text-properties style:text-position="" style:text-underline-style="solid" style:text-underline-width="auto" style:text-underline-color="font-color"/>
    </style:style>
    <style:style style:name="ce4" style:family="table-cell" style:parent-style-name="Hyperlink" style:data-style-name="N0">
      <style:text-properties fo:color="#0563c1" style:text-position="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fo:background-color="#ffff00"/>
      <style:text-properties fo:color="#ff0000" style:text-position=""/>
    </style:style>
    <style:style style:name="ce6" style:family="table-cell" style:parent-style-name="Default" style:data-style-name="N0">
      <style:table-cell-properties fo:background-color="#ffff00"/>
      <style:text-properties style:text-position=""/>
    </style:style>
    <style:style style:name="ce7" style:family="table-cell" style:parent-style-name="Default" style:data-style-name="N0">
      <style:table-cell-properties fo:background-color="transparent"/>
      <style:text-properties fo:color="#ff0000" style:text-position=""/>
    </style:style>
    <style:style style:name="ce8" style:family="table-cell" style:parent-style-name="Default" style:data-style-name="N0">
      <style:table-cell-properties fo:background-color="transparent"/>
      <style:text-properties style:text-position=""/>
    </style:style>
    <style:style style:name="ce9" style:family="table-cell" style:parent-style-name="Hyperlink" style:data-style-name="N0">
      <style:table-cell-properties fo:background-color="#ffff00"/>
      <style:text-properties fo:color="#0563c1" style:text-position="" style:text-underline-style="solid" style:text-underline-width="auto" style:text-underline-color="font-color"/>
    </style:style>
    <style:style style:name="ce16" style:family="table-cell" style:parent-style-name="Default" style:data-style-name="N0">
      <style:text-properties fo:color="#ff0000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ff00"/>
      <style:text-properties fo:color="#ff0000"/>
    </style:style>
    <style:style style:name="ce19" style:family="table-cell" style:parent-style-name="Default" style:data-style-name="N0">
      <style:table-cell-properties fo:background-color="transparent"/>
      <style:text-properties fo:color="#ff0000"/>
    </style:style>
    <style:style style:name="ce20" style:family="table-cell" style:parent-style-name="Default" style:data-style-name="N0">
      <style:table-cell-properties fo:background-color="#ffff00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0">
      <style:table-cell-properties fo:background-color="#ffff00"/>
      <style:text-properties style:text-underline-style="solid" style:text-underline-width="auto" style:text-underline-color="font-color"/>
    </style:style>
    <style:style style:name="ce24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25" style:family="table-cell" style:parent-style-name="Hyperlink" style:data-style-name="N0">
      <style:table-cell-properties fo:background-color="#ffff00"/>
      <style:text-properties fo:color="#0563c1" style:text-underline-style="solid" style:text-underline-width="auto" style:text-underline-color="font-color"/>
    </style:style>
    <style:style style:name="ce26" style:family="table-cell" style:parent-style-name="Default" style:data-style-name="N0">
      <style:table-cell-properties fo:background-color="#ffff00"/>
      <style:text-properties fo:color="#24292e" style:font-name="Consolas" fo:font-size="6pt" style:font-name-asian="Consolas" style:font-size-asian="6pt" style:font-name-complex="Consolas" style:font-size-complex="6pt"/>
    </style:style>
    <style:style style:name="ce27" style:family="table-cell" style:parent-style-name="Default" style:data-style-name="N0">
      <style:table-cell-properties fo:background-color="transparent"/>
      <style:text-properties fo:color="#24292e" style:font-name="Consolas1" fo:font-size="6pt" style:font-name-asian="Consolas" style:font-size-asian="6pt" style:font-name-complex="Consolas" style:font-size-complex="6pt"/>
    </style:style>
    <style:style style:name="ce28" style:family="table-cell" style:parent-style-name="Default" style:data-style-name="N0">
      <style:text-properties fo:color="#24292e" style:font-name="Consolas1" fo:font-size="6pt" style:font-name-asian="Consolas" style:font-size-asian="6pt" style:font-name-complex="Consolas" style:font-size-complex="6pt"/>
    </style:style>
    <style:style style:name="ce29" style:family="table-cell" style:parent-style-name="Default" style:data-style-name="N121"/>
    <style:style style:name="ce30" style:family="table-cell" style:parent-style-name="Default" style:data-style-name="N2"/>
    <style:style style:name="ce31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1">
        <table:table-column table:style-name="co1" table:number-columns-repeated="3" table:default-cell-style-name="ce17"/>
        <table:table-column table:style-name="co2" table:default-cell-style-name="ce17"/>
        <table:table-column table:style-name="co1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1016" table:default-cell-style-name="ce17"/>
        <table:table-row table:style-name="ro1">
          <table:table-cell table:style-name="ce16" office:value-type="string" calcext:value-type="string">
            <text:p>1/ H -&gt; gamma gamma: </text:p>
          </table:table-cell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HIGG-2016-21 (36 fb-1)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yc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g.15</text:p>
          </table:table-cell>
          <table:table-cell table:style-name="ce24" office:value-type="string" calcext:value-type="string">
            <text:p><text:a xlink:href="#Fig_15_Hgaga.A1" xlink:type="simple">Done</text:a></text:p>
          </table:table-cell>
          <table:table-cell office:value-type="float" office:value="33.217432" calcext:value-type="float">
            <text:p>33.217432</text:p>
          </table:table-cell>
          <table:table-cell office:value-type="float" office:value="2.36640578" calcext:value-type="float">
            <text:p>2.36640578</text:p>
          </table:table-cell>
          <table:table-cell office:value-type="float" office:value="2.88269749" calcext:value-type="float">
            <text:p>2.88269749</text:p>
          </table:table-cell>
          <table:table-cell office:value-type="float" office:value="0.8133583" calcext:value-type="float">
            <text:p>0.8133583</text:p>
          </table:table-cell>
          <table:table-cell office:value-type="float" office:value="2.15217654" calcext:value-type="float">
            <text:p>2.1521765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g.12</text:p>
          </table:table-cell>
          <table:table-cell office:value-type="string" calcext:value-type="string">
            <text:p>Signal Strength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t. errors (+)</text:p>
          </table:table-cell>
          <table:table-cell office:value-type="string" calcext:value-type="string">
            <text:p>tt. errors (-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tH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VH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VBF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gH</text:p>
          </table:table-cell>
          <table:table-cell office:value-type="float" office:value="0.81" calcext:value-type="float">
            <text:p>0.8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g.23</text:p>
          </table:table-cell>
          <table:table-cell office:value-type="string" calcext:value-type="string">
            <text:p>ggH</text:p>
          </table:table-cell>
          <table:table-cell office:value-type="string" calcext:value-type="string">
            <text:p>VBF</text:p>
          </table:table-cell>
          <table:table-cell office:value-type="string" calcext:value-type="string">
            <text:p>VH</text:p>
          </table:table-cell>
          <table:table-cell office:value-type="string" calcext:value-type="string">
            <text:p>top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4" office:value-type="string" calcext:value-type="string">
            <text:p><text:a xlink:href="#'1a'.A1" xlink:type="simple">a</text:a></text:p>
          </table:table-cell>
          <table:table-cell table:style-name="ce24" office:value-type="string" calcext:value-type="string">
            <text:p><text:a xlink:href="#'1b'.A1" xlink:type="simple">b</text:a></text:p>
          </table:table-cell>
          <table:table-cell table:style-name="ce24" office:value-type="string" calcext:value-type="string">
            <text:p><text:a xlink:href="#'1c'.A1" xlink:type="simple">c</text:a></text:p>
          </table:table-cell>
          <table:table-cell table:style-name="ce24" office:value-type="string" calcext:value-type="string">
            <text:p><text:a xlink:href="#'1d'.A1" xlink:type="simple">d</text:a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ATLAS-CONF-2018-028 (80 fb-1)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Signal Strength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t. errors (+)</text:p>
          </table:table-cell>
          <table:table-cell office:value-type="string" calcext:value-type="string">
            <text:p>tt. errors (-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g.8</text:p>
          </table:table-cell>
          <table:table-cell office:value-type="string" calcext:value-type="string">
            <text:p>ttH</text:p>
          </table:table-cell>
          <table:table-cell office:value-type="float" office:value="1.12" calcext:value-type="float">
            <text:p>1.12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VH</text:p>
          </table:table-cell>
          <table:table-cell office:value-type="float" office:value="1.08" calcext:value-type="float">
            <text:p>1.08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VBF</text:p>
          </table:table-cell>
          <table:table-cell office:value-type="float" office:value="1.4" calcext:value-type="float">
            <text:p>1.4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gH</text:p>
          </table:table-cell>
          <table:table-cell office:value-type="float" office:value="0.97" calcext:value-type="float">
            <text:p>0.97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/ H -&gt; ZZ* -&gt; 4l</text:p>
          </table:table-cell>
          <table:table-cell table:number-columns-repeated="1023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/>
          <table:table-cell table:style-name="ce22" office:value-type="string" calcext:value-type="string">
            <text:p>HIGG-2016-22 (36 fb-1)</text:p>
          </table:table-cell>
          <table:table-cell table:number-columns-repeated="1022"/>
        </table:table-row>
        <table:table-row table:style-name="ro1">
          <table:table-cell table:style-name="ce18"/>
          <table:table-cell table:style-name="ce20"/>
          <table:table-cell table:style-name="ce20" office:value-type="string" calcext:value-type="string">
            <text:p>Fig.6b</text:p>
          </table:table-cell>
          <table:table-cell table:style-name="ce20" table:number-columns-repeated="6"/>
          <table:table-cell table:style-name="ce20" office:value-type="string" calcext:value-type="string">
            <text:p>Replaced by 80 fb-1</text:p>
          </table:table-cell>
          <table:table-cell table:style-name="ce20" table:number-columns-repeated="1014"/>
        </table:table-row>
        <table:table-row table:style-name="ro1">
          <table:table-cell table:style-name="ce18"/>
          <table:table-cell table:style-name="ce20"/>
          <table:table-cell table:style-name="ce20" office:value-type="string" calcext:value-type="string">
            <text:p>Fig.8a</text:p>
          </table:table-cell>
          <table:table-cell table:style-name="ce20" table:number-columns-repeated="6"/>
          <table:table-cell table:style-name="ce20" office:value-type="string" calcext:value-type="string">
            <text:p>Replaced by 80 fb-1</text:p>
          </table:table-cell>
          <table:table-cell table:style-name="ce20" table:number-columns-repeated="1014"/>
        </table:table-row>
        <table:table-row table:style-name="ro1">
          <table:table-cell table:style-name="ce19"/>
          <table:table-cell table:style-name="ce21" table:number-columns-repeated="1023"/>
        </table:table-row>
        <table:table-row table:style-name="ro1">
          <table:table-cell table:style-name="ce16"/>
          <table:table-cell/>
          <table:table-cell office:value-type="string" calcext:value-type="string">
            <text:p>Fig.7</text:p>
          </table:table-cell>
          <table:table-cell office:value-type="string" calcext:value-type="string">
            <text:p>ggF</text:p>
          </table:table-cell>
          <table:table-cell office:value-type="string" calcext:value-type="string">
            <text:p>VBF</text:p>
          </table:table-cell>
          <table:table-cell table:number-columns-repeated="1019"/>
        </table:table-row>
        <table:table-row table:style-name="ro1">
          <table:table-cell table:style-name="ce16"/>
          <table:table-cell table:number-columns-repeated="2"/>
          <table:table-cell table:style-name="ce24" office:value-type="string" calcext:value-type="string">
            <text:p><text:a xlink:href="#'Fig.7a HZZ'.A1" xlink:type="simple">a</text:a></text:p>
          </table:table-cell>
          <table:table-cell table:style-name="ce24" office:value-type="string" calcext:value-type="string">
            <text:p><text:a xlink:href="#'Fig.7b HZZ'.A1" xlink:type="simple">b</text:a></text:p>
          </table:table-cell>
          <table:table-cell table:number-columns-repeated="1019"/>
        </table:table-row>
        <table:table-row table:style-name="ro1">
          <table:table-cell table:style-name="ce16"/>
          <table:table-cell table:number-columns-repeated="2"/>
          <table:table-cell table:style-name="ce24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22" office:value-type="string" calcext:value-type="string">
            <text:p>ATLAS-CONF-2018-018 (80 fb-1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2"/>
          <table:table-cell office:value-type="string" calcext:value-type="string">
            <text:p>Fig.12b</text:p>
          </table:table-cell>
          <table:table-cell table:style-name="ce24" office:value-type="string" calcext:value-type="string">
            <text:p><text:a xlink:href="#'Fig 12.b HZZ (80)'.A1" xlink:type="simple">Done</text:a>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2"/>
          <table:table-cell/>
          <table:table-cell table:style-name="ce2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yc</text:p>
          </table:table-cell>
          <table:table-cell table:number-columns-repeated="1015"/>
        </table:table-row>
        <table:table-row table:style-name="ro1">
          <table:table-cell table:style-name="ce16"/>
          <table:table-cell table:style-name="ce22"/>
          <table:table-cell office:value-type="string" calcext:value-type="string">
            <text:p>Fig.14a</text:p>
          </table:table-cell>
          <table:table-cell table:style-name="ce24" office:value-type="string" calcext:value-type="string">
            <text:p><text:a xlink:href="#'Fig.14a HZZ (80)'.A1" xlink:type="simple">Done</text:a></text:p>
          </table:table-cell>
          <table:table-cell office:value-type="float" office:value="1.31481481" calcext:value-type="float">
            <text:p>1.31481481</text:p>
          </table:table-cell>
          <table:table-cell office:value-type="float" office:value="2.14520676" calcext:value-type="float">
            <text:p>2.14520676</text:p>
          </table:table-cell>
          <table:table-cell office:value-type="float" office:value="43.89788583" calcext:value-type="float">
            <text:p>43.89788583</text:p>
          </table:table-cell>
          <table:table-cell office:value-type="float" office:value="2.92899616" calcext:value-type="float">
            <text:p>2.92899616</text:p>
          </table:table-cell>
          <table:table-cell office:value-type="float" office:value="1.05157679" calcext:value-type="float">
            <text:p>1.05157679</text:p>
          </table:table-cell>
          <table:table-cell table:number-columns-repeated="1015"/>
        </table:table-row>
        <table:table-row table:style-name="ro1">
          <table:table-cell table:style-name="ce16"/>
          <table:table-cell table:style-name="ce22"/>
          <table:table-cell table:number-columns-repeated="1022"/>
        </table:table-row>
        <table:table-row table:style-name="ro1">
          <table:table-cell table:style-name="ce16" office:value-type="string" calcext:value-type="string">
            <text:p>3/ H -&gt; WW* -&gt; 2l2nu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6"/>
          <table:table-cell table:style-name="ce22"/>
          <table:table-cell table:number-columns-repeated="1022"/>
        </table:table-row>
        <table:table-row table:style-name="ro1">
          <table:table-cell table:style-name="ce16"/>
          <table:table-cell table:style-name="ce22" office:value-type="string" calcext:value-type="string">
            <text:p>HIGG-2016-07 (36 fb-1)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yc</text:p>
          </table:table-cell>
          <table:table-cell table:number-columns-repeated="1015"/>
        </table:table-row>
        <table:table-row table:style-name="ro1">
          <table:table-cell table:style-name="ce16"/>
          <table:table-cell table:style-name="ce22"/>
          <table:table-cell office:value-type="string" calcext:value-type="string">
            <text:p>Fig. 9</text:p>
          </table:table-cell>
          <table:table-cell table:style-name="ce24" office:value-type="string" calcext:value-type="string">
            <text:p><text:a xlink:href="#'Fig.9 HWW'.A1" xlink:type="simple">Done</text:a></text:p>
          </table:table-cell>
          <table:table-cell office:value-type="float" office:value="22.77008111" calcext:value-type="float">
            <text:p>22.77008111</text:p>
          </table:table-cell>
          <table:table-cell office:value-type="float" office:value="1.04458806" calcext:value-type="float">
            <text:p>1.04458806</text:p>
          </table:table-cell>
          <table:table-cell office:value-type="float" office:value="7.68873845" calcext:value-type="float">
            <text:p>7.68873845</text:p>
          </table:table-cell>
          <table:table-cell office:value-type="float" office:value="1.22110427" calcext:value-type="float">
            <text:p>1.22110427</text:p>
          </table:table-cell>
          <table:table-cell office:value-type="float" office:value="0.63780449" calcext:value-type="float">
            <text:p>0.6378044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4/ H -&gt; tau tau </text:p>
          </table:table-cell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ATLAS-CONF-2018-021/ <text:s text:c="2"/>(36 fb-1)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yc</text:p>
          </table:table-cell>
          <table:table-cell table:number-columns-repeated="1015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Fig. 9</text:p>
          </table:table-cell>
          <table:table-cell table:style-name="ce25" office:value-type="string" calcext:value-type="string">
            <text:p><text:a xlink:href="#'Fig.9 Htautau'.A1" xlink:type="simple">Done</text:a></text:p>
          </table:table-cell>
          <table:table-cell table:style-name="ce20" office:value-type="float" office:value="3.51097895" calcext:value-type="float">
            <text:p>3.51097895</text:p>
          </table:table-cell>
          <table:table-cell table:style-name="ce20" office:value-type="float" office:value="1.5768233" calcext:value-type="float">
            <text:p>1.5768233</text:p>
          </table:table-cell>
          <table:table-cell table:style-name="ce20" office:value-type="float" office:value="3.8294795" calcext:value-type="float">
            <text:p>3.8294795</text:p>
          </table:table-cell>
          <table:table-cell table:style-name="ce20" office:value-type="float" office:value="1.06072087" calcext:value-type="float">
            <text:p>1.06072087</text:p>
          </table:table-cell>
          <table:table-cell table:style-name="ce20" office:value-type="float" office:value="1.22541677" calcext:value-type="float">
            <text:p>1.22541677</text:p>
          </table:table-cell>
          <table:table-cell table:style-name="ce20" office:value-type="string" calcext:value-type="string">
            <text:p>Bad fitted</text:p>
          </table:table-cell>
          <table:table-cell table:style-name="ce20" table:number-columns-repeated="1014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>
          <table:table-cell table:style-name="ce16" office:value-type="string" calcext:value-type="string">
            <text:p>5/ H -&gt; bb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6"/>
          <table:table-cell table:style-name="ce22" office:value-type="string" calcext:value-type="string">
            <text:p>HIGG-2016-29 (36 fb-1)</text:p>
          </table:table-cell>
          <table:table-cell/>
          <table:table-cell table:style-name="ce24"/>
          <table:table-cell table:number-columns-repeated="1020"/>
        </table:table-row>
        <table:table-row table:style-name="ro1">
          <table:table-cell table:style-name="ce18"/>
          <table:table-cell table:style-name="ce23"/>
          <table:table-cell table:style-name="ce20" office:value-type="string" calcext:value-type="string">
            <text:p>Fig. 5</text:p>
          </table:table-cell>
          <table:table-cell table:style-name="ce25"/>
          <table:table-cell table:style-name="ce20" table:number-columns-repeated="5"/>
          <table:table-cell table:style-name="ce20" office:value-type="string" calcext:value-type="string">
            <text:p>Replaced by 80 fb-1</text:p>
          </table:table-cell>
          <table:table-cell table:style-name="ce20" table:number-columns-repeated="1014"/>
        </table:table-row>
        <table:table-row table:style-name="ro1">
          <table:table-cell table:style-name="ce18"/>
          <table:table-cell table:style-name="ce23"/>
          <table:table-cell table:style-name="ce20" office:value-type="string" calcext:value-type="string">
            <text:p>Fig.11</text:p>
          </table:table-cell>
          <table:table-cell table:style-name="ce25"/>
          <table:table-cell table:style-name="ce20" table:number-columns-repeated="5"/>
          <table:table-cell table:style-name="ce20" office:value-type="string" calcext:value-type="string">
            <text:p>Replaced by 80 fb-1</text:p>
          </table:table-cell>
          <table:table-cell table:style-name="ce20" table:number-columns-repeated="1014"/>
        </table:table-row>
        <table:table-row table:style-name="ro1">
          <table:table-cell table:style-name="ce16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>
          <table:table-cell/>
          <table:table-cell table:style-name="ce22" office:value-type="string" calcext:value-type="string">
            <text:p>HIGG-2016-30 (36 fb-1)</text:p>
          </table:table-cell>
          <table:table-cell table:number-columns-repeated="3"/>
          <table:table-cell office:value-type="string" calcext:value-type="string">
            <text:p>central</text:p>
          </table:table-cell>
          <table:table-cell office:value-type="string" calcext:value-type="string">
            <text:p>tt. errors (+)</text:p>
          </table:table-cell>
          <table:table-cell office:value-type="string" calcext:value-type="string">
            <text:p>tt. errors (-)</text:p>
          </table:table-cell>
          <table:table-cell table:number-columns-repeated="1016"/>
        </table:table-row>
        <table:table-row table:style-name="ro1">
          <table:table-cell/>
          <table:table-cell table:style-name="ce22"/>
          <table:table-cell office:value-type="string" calcext:value-type="string">
            <text:p>Fig.6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VBH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1016"/>
        </table:table-row>
        <table:table-row table:style-name="ro1">
          <table:table-cell/>
          <table:table-cell table:style-name="ce22"/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HIGG-2018-04 (80 fb-1)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central</text:p>
          </table:table-cell>
          <table:table-cell office:value-type="string" calcext:value-type="string">
            <text:p>tt. errors (+)</text:p>
          </table:table-cell>
          <table:table-cell office:value-type="string" calcext:value-type="string">
            <text:p>tt. errors (-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ig.3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WH</text:p>
          </table:table-cell>
          <table:table-cell office:value-type="float" office:value="1.08" calcext:value-type="float">
            <text:p>1.08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ZH</text:p>
          </table:table-cell>
          <table:table-cell office:value-type="float" office:value="1.2" calcext:value-type="float">
            <text:p>1.2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omb</text:p>
          </table:table-cell>
          <table:table-cell office:value-type="float" office:value="1.16" calcext:value-type="float">
            <text:p>1.16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g.8</text:p>
          </table:table-cell>
          <table:table-cell office:value-type="string" calcext:value-type="string">
            <text:p>mu (VH)</text:p>
          </table:table-cell>
          <table:table-cell office:value-type="string" calcext:value-type="string">
            <text:p>HZZ</text:p>
          </table:table-cell>
          <table:table-cell office:value-type="float" office:value="0.94" calcext:value-type="float">
            <text:p>0.94</text:p>
          </table:table-cell>
          <table:table-cell office:value-type="float" office:value="1.3" calcext:value-type="float">
            <text:p>1.3</text:p>
          </table:table-cell>
          <table:table-cell office:value-type="float" office:value="0.87" calcext:value-type="float">
            <text:p>0.87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Hgaga</text:p>
          </table:table-cell>
          <table:table-cell office:value-type="float" office:value="1.03" calcext:value-type="float">
            <text:p>1.03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Hbb</text:p>
          </table:table-cell>
          <table:table-cell office:value-type="float" office:value="1.17" calcext:value-type="float">
            <text:p>1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omb</text:p>
          </table:table-cell>
          <table:table-cell office:value-type="float" office:value="1.13" calcext:value-type="float">
            <text:p>1.1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g.6 (Aux.)</text:p>
          </table:table-cell>
          <table:table-cell table:style-name="ce24" office:value-type="string" calcext:value-type="string">
            <text:p><text:a xlink:href="#'Fig.6 Aux. Hbb (80)'.A1" xlink:type="simple">Done</text:a></text:p>
          </table:table-cell>
          <table:table-cell office:value-type="string" calcext:value-type="string">
            <text:p>(Combined 7, 8, 13 TeV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yc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4"/>
          <table:table-cell office:value-type="float" office:value="7.63245166" calcext:value-type="float">
            <text:p>7.63245166</text:p>
          </table:table-cell>
          <table:table-cell office:value-type="float" office:value="0.27827446" calcext:value-type="float">
            <text:p>0.27827446</text:p>
          </table:table-cell>
          <table:table-cell office:value-type="float" office:value="13.6257117" calcext:value-type="float">
            <text:p>13.6257117</text:p>
          </table:table-cell>
          <table:table-cell office:value-type="float" office:value="1.11137209" calcext:value-type="float">
            <text:p>1.11137209</text:p>
          </table:table-cell>
          <table:table-cell office:value-type="float" office:value="0.94177033" calcext:value-type="float">
            <text:p>0.94177033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>
          <table:table-cell table:style-name="ce16" office:value-type="string" calcext:value-type="string">
            <text:p>6/ ttH 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2" office:value-type="string" calcext:value-type="string">
            <text:p>HIGG-2018-13 (80 fb-1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ig.5</text:p>
          </table:table-cell>
          <table:table-cell table:number-columns-repeated="2"/>
          <table:table-cell office:value-type="string" calcext:value-type="string">
            <text:p>central</text:p>
          </table:table-cell>
          <table:table-cell office:value-type="string" calcext:value-type="string">
            <text:p>tt. errors (+)</text:p>
          </table:table-cell>
          <table:table-cell office:value-type="string" calcext:value-type="string">
            <text:p>tt. errors (-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u</text:p>
          </table:table-cell>
          <table:table-cell office:value-type="string" calcext:value-type="string">
            <text:p>Hbb</text:p>
          </table:table-cell>
          <table:table-cell office:value-type="float" office:value="0.79" calcext:value-type="float">
            <text:p>0.79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Hgaga</text:p>
          </table:table-cell>
          <table:table-cell office:value-type="float" office:value="1.39" calcext:value-type="float">
            <text:p>1.39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float" office:value="1.32" calcext:value-type="float">
            <text:p>1.32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HIGG-2017-03 (36 fb-1)</text:p>
          </table:table-cell>
          <table:table-cell table:number-columns-repeated="1022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Fig.11</text:p>
          </table:table-cell>
          <table:table-cell table:style-name="ce20" table:number-columns-repeated="5"/>
          <table:table-cell table:style-name="ce26"/>
          <table:table-cell table:style-name="ce20" office:value-type="string" calcext:value-type="string">
            <text:p>Get the data from Powheg + Pythia 8 or Sherpa 4F or both?</text:p>
          </table:table-cell>
          <table:table-cell table:style-name="ce20" table:number-columns-repeated="1014"/>
        </table:table-row>
        <table:table-row table:style-name="ro1">
          <table:table-cell table:style-name="ce21" table:number-columns-repeated="8"/>
          <table:table-cell table:style-name="ce27"/>
          <table:table-cell table:style-name="ce21" table:number-columns-repeated="1015"/>
        </table:table-row>
        <table:table-row table:style-name="ro1">
          <table:table-cell/>
          <table:table-cell table:style-name="ce22" office:value-type="string" calcext:value-type="string">
            <text:p>HIGG-2017-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ig.16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u</text:p>
          </table:table-cell>
          <table:table-cell office:value-type="string" calcext:value-type="string">
            <text:p>Htautau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Hgaga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Hbb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HVV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Fig 17a</text:p>
          </table:table-cell>
          <table:table-cell table:style-name="ce20" office:value-type="string" calcext:value-type="string">
            <text:p>2D mu</text:p>
          </table:table-cell>
          <table:table-cell table:style-name="ce20" office:value-type="string" calcext:value-type="string">
            <text:p>VV-bb</text:p>
          </table:table-cell>
          <table:table-cell table:style-name="ce20" office:value-type="string" calcext:value-type="string">
            <text:p>?</text:p>
          </table:table-cell>
          <table:table-cell table:style-name="ce20" table:number-columns-repeated="3"/>
          <table:table-cell table:style-name="ce20" office:value-type="string" calcext:value-type="string">
            <text:p>Should we include these plot also?</text:p>
          </table:table-cell>
          <table:table-cell table:style-name="ce20" table:number-columns-repeated="1014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Fig 17b</text:p>
          </table:table-cell>
          <table:table-cell table:style-name="ce20"/>
          <table:table-cell table:style-name="ce20" office:value-type="string" calcext:value-type="string">
            <text:p>VV-tautau</text:p>
          </table:table-cell>
          <table:table-cell table:style-name="ce20" office:value-type="string" calcext:value-type="string">
            <text:p>?</text:p>
          </table:table-cell>
          <table:table-cell table:style-name="ce20" table:number-columns-repeated="1018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_7a_HZZ" table:style-name="ta4">
        <table:table-column table:style-name="co1" table:number-columns-repeated="1024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table:number-columns-repeated="1022"/>
        </table:table-row>
        <table:table-row table:style-name="ro1">
          <table:table-cell table:number-columns-repeated="5"/>
          <table:table-cell>
            <draw:frame table:end-cell-address="Fig_7a_HZZ.M18" table:end-x="17.49pt" table:end-y="14.03pt" draw:z-index="0" draw:name="Chart 1" draw:style-name="gr1" svg:width="360pt" svg:height="216pt" svg:x="21.49pt" svg:y="8.05pt">
              <loext:p draw:notify-on-update-of-ranges="Fig_7a_HZZ.B4:Fig_7a_HZZ.B178 Fig_7a_HZZ.C4:Fig_7a_HZZ.C17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/>
          <table:table-cell office:value-type="float" office:value="0.503011735186608" calcext:value-type="float">
            <text:p>0.5030117352</text:p>
          </table:table-cell>
          <table:table-cell office:value-type="float" office:value="9.51612507044177" calcext:value-type="float">
            <text:p>9.51612507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6273614956366" calcext:value-type="float">
            <text:p>0.506273615</text:p>
          </table:table-cell>
          <table:table-cell office:value-type="float" office:value="9.39652302805717" calcext:value-type="float">
            <text:p>9.39652302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8721925646021" calcext:value-type="float">
            <text:p>0.5087219256</text:p>
          </table:table-cell>
          <table:table-cell office:value-type="float" office:value="9.28342690899155" calcext:value-type="float">
            <text:p>9.2834269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12156150267639" calcext:value-type="float">
            <text:p>0.5121561503</text:p>
          </table:table-cell>
          <table:table-cell office:value-type="float" office:value="9.16630543554363" calcext:value-type="float">
            <text:p>9.16630543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15501667980211" calcext:value-type="float">
            <text:p>0.515501668</text:p>
          </table:table-cell>
          <table:table-cell office:value-type="float" office:value="9.04457931317133" calcext:value-type="float">
            <text:p>9.04457931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19179592901404" calcext:value-type="float">
            <text:p>0.5191795929</text:p>
          </table:table-cell>
          <table:table-cell office:value-type="float" office:value="8.92052801448112" calcext:value-type="float">
            <text:p>8.92052801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23075548357284" calcext:value-type="float">
            <text:p>0.5230755484</text:p>
          </table:table-cell>
          <table:table-cell office:value-type="float" office:value="8.80657342736954" calcext:value-type="float">
            <text:p>8.80657342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25817014260642" calcext:value-type="float">
            <text:p>0.5258170143</text:p>
          </table:table-cell>
          <table:table-cell office:value-type="float" office:value="8.68838743831008" calcext:value-type="float">
            <text:p>8.68838743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29162531973214" calcext:value-type="float">
            <text:p>0.529162532</text:p>
          </table:table-cell>
          <table:table-cell office:value-type="float" office:value="8.57074608514489" calcext:value-type="float">
            <text:p>8.57074608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32508049685786" calcext:value-type="float">
            <text:p>0.5325080497</text:p>
          </table:table-cell>
          <table:table-cell office:value-type="float" office:value="8.45310473197971" calcext:value-type="float">
            <text:p>8.4531047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35942274307404" calcext:value-type="float">
            <text:p>0.5359422743</text:p>
          </table:table-cell>
          <table:table-cell office:value-type="float" office:value="8.34274169485631" calcext:value-type="float">
            <text:p>8.3427416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39812430024902" calcext:value-type="float">
            <text:p>0.53981243</text:p>
          </table:table-cell>
          <table:table-cell office:value-type="float" office:value="8.22108984101504" calcext:value-type="float">
            <text:p>8.2210898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42633309732548" calcext:value-type="float">
            <text:p>0.5426333097</text:p>
          </table:table-cell>
          <table:table-cell office:value-type="float" office:value="8.11458876750565" calcext:value-type="float">
            <text:p>8.11458876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47005293106932" calcext:value-type="float">
            <text:p>0.5470052931</text:p>
          </table:table-cell>
          <table:table-cell office:value-type="float" office:value="7.99928687306818" calcext:value-type="float">
            <text:p>7.99928687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50350810819505" calcext:value-type="float">
            <text:p>0.5503508108</text:p>
          </table:table-cell>
          <table:table-cell office:value-type="float" office:value="7.88961081985689" calcext:value-type="float">
            <text:p>7.88961081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53696328532077" calcext:value-type="float">
            <text:p>0.5536963285</text:p>
          </table:table-cell>
          <table:table-cell office:value-type="float" office:value="7.78116019740774" calcext:value-type="float">
            <text:p>7.78116019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57041846244649" calcext:value-type="float">
            <text:p>0.5570418462</text:p>
          </table:table-cell>
          <table:table-cell office:value-type="float" office:value="7.67516043648286" calcext:value-type="float">
            <text:p>7.675160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60387363957221" calcext:value-type="float">
            <text:p>0.560387364</text:p>
          </table:table-cell>
          <table:table-cell office:value-type="float" office:value="7.57038610632012" calcext:value-type="float">
            <text:p>7.57038610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63732881669793" calcext:value-type="float">
            <text:p>0.5637328817</text:p>
          </table:table-cell>
          <table:table-cell office:value-type="float" office:value="7.46499906077631" calcext:value-type="float">
            <text:p>7.46499906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67124864906151" calcext:value-type="float">
            <text:p>0.5671248649</text:p>
          </table:table-cell>
          <table:table-cell office:value-type="float" office:value="7.35457413321038" calcext:value-type="float">
            <text:p>7.35457413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1213830999295" calcext:value-type="float">
            <text:p>0.571213831</text:p>
          </table:table-cell>
          <table:table-cell office:value-type="float" office:value="7.23911132362233" calcext:value-type="float">
            <text:p>7.23911132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5024003949725" calcext:value-type="float">
            <text:p>0.5750240039</text:p>
          </table:table-cell>
          <table:table-cell office:value-type="float" office:value="7.11722181048173" calcext:value-type="float">
            <text:p>7.11722181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920590109044" calcext:value-type="float">
            <text:p>0.5792059011</text:p>
          </table:table-cell>
          <table:table-cell office:value-type="float" office:value="6.98977701121945" calcext:value-type="float">
            <text:p>6.98977701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83387798231155" calcext:value-type="float">
            <text:p>0.5833877982</text:p>
          </table:table-cell>
          <table:table-cell office:value-type="float" office:value="6.86233221195717" calcext:value-type="float">
            <text:p>6.8623322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8756969537187" calcext:value-type="float">
            <text:p>0.5875696954</text:p>
          </table:table-cell>
          <table:table-cell office:value-type="float" office:value="6.73782844652402" calcext:value-type="float">
            <text:p>6.73782844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13798683223" calcext:value-type="float">
            <text:p>0.5913798683</text:p>
          </table:table-cell>
          <table:table-cell office:value-type="float" office:value="6.61768176824513" calcext:value-type="float">
            <text:p>6.61768176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5857455159833" calcext:value-type="float">
            <text:p>0.5958574552</text:p>
          </table:table-cell>
          <table:table-cell office:value-type="float" office:value="6.49657455029814" calcext:value-type="float">
            <text:p>6.49657455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0115386794016" calcext:value-type="float">
            <text:p>0.6001153868</text:p>
          </table:table-cell>
          <table:table-cell office:value-type="float" office:value="6.37265007940709" calcext:value-type="float">
            <text:p>6.37265007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4297283934731" calcext:value-type="float">
            <text:p>0.6042972839</text:p>
          </table:table-cell>
          <table:table-cell office:value-type="float" office:value="6.25549889854676" calcext:value-type="float">
            <text:p>6.25549889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8479181075446" calcext:value-type="float">
            <text:p>0.6084791811</text:p>
          </table:table-cell>
          <table:table-cell office:value-type="float" office:value="6.13834771768643" calcext:value-type="float">
            <text:p>6.13834771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2661078216162" calcext:value-type="float">
            <text:p>0.6126610782</text:p>
          </table:table-cell>
          <table:table-cell office:value-type="float" office:value="6.02364739835038" calcext:value-type="float">
            <text:p>6.02364739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6842975356877" calcext:value-type="float">
            <text:p>0.6168429754</text:p>
          </table:table-cell>
          <table:table-cell office:value-type="float" office:value="5.90894707901432" calcext:value-type="float">
            <text:p>5.9089470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1024872497592" calcext:value-type="float">
            <text:p>0.6210248725</text:p>
          </table:table-cell>
          <table:table-cell office:value-type="float" office:value="5.79669762120254" calcext:value-type="float">
            <text:p>5.79669762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5206769638307" calcext:value-type="float">
            <text:p>0.6252067696</text:p>
          </table:table-cell>
          <table:table-cell office:value-type="float" office:value="5.68346781878105" calcext:value-type="float">
            <text:p>5.68346781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9388666779023" calcext:value-type="float">
            <text:p>0.6293886668</text:p>
          </table:table-cell>
          <table:table-cell office:value-type="float" office:value="5.57268887788384" calcext:value-type="float">
            <text:p>5.57268887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33570563919738" calcext:value-type="float">
            <text:p>0.6335705639</text:p>
          </table:table-cell>
          <table:table-cell office:value-type="float" office:value="5.46289028159634" calcext:value-type="float">
            <text:p>5.46289028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37752461060453" calcext:value-type="float">
            <text:p>0.6377524611</text:p>
          </table:table-cell>
          <table:table-cell office:value-type="float" office:value="5.35505237452825" calcext:value-type="float">
            <text:p>5.35505237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41934358201168" calcext:value-type="float">
            <text:p>0.6419343582</text:p>
          </table:table-cell>
          <table:table-cell office:value-type="float" office:value="5.24868498437473" calcext:value-type="float">
            <text:p>5.24868498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46116255341884" calcext:value-type="float">
            <text:p>0.6461162553</text:p>
          </table:table-cell>
          <table:table-cell office:value-type="float" office:value="5.14280776652606" calcext:value-type="float">
            <text:p>5.14280776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0298152482599" calcext:value-type="float">
            <text:p>0.6502981525</text:p>
          </table:table-cell>
          <table:table-cell office:value-type="float" office:value="5.03595020406769" calcext:value-type="float">
            <text:p>5.03595020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4480049623314" calcext:value-type="float">
            <text:p>0.6544800496</text:p>
          </table:table-cell>
          <table:table-cell office:value-type="float" office:value="4.92909264160931" calcext:value-type="float">
            <text:p>4.92909264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9042119231367" calcext:value-type="float">
            <text:p>0.6590421192</text:p>
          </table:table-cell>
          <table:table-cell office:value-type="float" office:value="4.81795721176311" calcext:value-type="float">
            <text:p>4.81795721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6330005086555" calcext:value-type="float">
            <text:p>0.6633000509</text:p>
          </table:table-cell>
          <table:table-cell office:value-type="float" office:value="4.70922808232257" calcext:value-type="float">
            <text:p>4.70922808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68280310187674" calcext:value-type="float">
            <text:p>0.6682803102</text:p>
          </table:table-cell>
          <table:table-cell office:value-type="float" office:value="4.59626564661281" calcext:value-type="float">
            <text:p>4.59626564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73298586756533" calcext:value-type="float">
            <text:p>0.6732985868</text:p>
          </table:table-cell>
          <table:table-cell office:value-type="float" office:value="4.48066667805119" calcext:value-type="float">
            <text:p>4.4806666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78316863325391" calcext:value-type="float">
            <text:p>0.6783168633</text:p>
          </table:table-cell>
          <table:table-cell office:value-type="float" office:value="4.36343380180672" calcext:value-type="float">
            <text:p>4.36343380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83335139894249" calcext:value-type="float">
            <text:p>0.6833351399</text:p>
          </table:table-cell>
          <table:table-cell office:value-type="float" office:value="4.2511026486108" calcext:value-type="float">
            <text:p>4.25110264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88353416463108" calcext:value-type="float">
            <text:p>0.6883534165</text:p>
          </table:table-cell>
          <table:table-cell office:value-type="float" office:value="4.14040540309773" calcext:value-type="float">
            <text:p>4.14040540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93029537811362" calcext:value-type="float">
            <text:p>0.6930295378</text:p>
          </table:table-cell>
          <table:table-cell office:value-type="float" office:value="4.03983095836522" calcext:value-type="float">
            <text:p>4.03983095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9867948555672" calcext:value-type="float">
            <text:p>0.6986794856</text:p>
          </table:table-cell>
          <table:table-cell office:value-type="float" office:value="3.91828193787462" calcext:value-type="float">
            <text:p>3.91828193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03890772762842" calcext:value-type="float">
            <text:p>0.7038907728</text:p>
          </table:table-cell>
          <table:table-cell office:value-type="float" office:value="3.80689970798681" calcext:value-type="float">
            <text:p>3.8068997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09262902166684" calcext:value-type="float">
            <text:p>0.7092629022</text:p>
          </table:table-cell>
          <table:table-cell office:value-type="float" office:value="3.69843337488686" calcext:value-type="float">
            <text:p>3.69843337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14699368449614" calcext:value-type="float">
            <text:p>0.7146993684</text:p>
          </table:table-cell>
          <table:table-cell office:value-type="float" office:value="3.58966180628572" calcext:value-type="float">
            <text:p>3.58966180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20554024446615" calcext:value-type="float">
            <text:p>0.7205540244</text:p>
          </table:table-cell>
          <table:table-cell office:value-type="float" office:value="3.4755216838695" calcext:value-type="float">
            <text:p>3.47552168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26408680443616" calcext:value-type="float">
            <text:p>0.7264086804</text:p>
          </table:table-cell>
          <table:table-cell office:value-type="float" office:value="3.36173168452818" calcext:value-type="float">
            <text:p>3.36173168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32263336440618" calcext:value-type="float">
            <text:p>0.7322633364</text:p>
          </table:table-cell>
          <table:table-cell office:value-type="float" office:value="3.25074266978603" calcext:value-type="float">
            <text:p>3.25074266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38117992437619" calcext:value-type="float">
            <text:p>0.7381179924</text:p>
          </table:table-cell>
          <table:table-cell office:value-type="float" office:value="3.14220451656815" calcext:value-type="float">
            <text:p>3.14220451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4397264843462" calcext:value-type="float">
            <text:p>0.7439726484</text:p>
          </table:table-cell>
          <table:table-cell office:value-type="float" office:value="3.03436660950006" calcext:value-type="float">
            <text:p>3.03436660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49827304431622" calcext:value-type="float">
            <text:p>0.7498273044</text:p>
          </table:table-cell>
          <table:table-cell office:value-type="float" office:value="2.92792919473156" calcext:value-type="float">
            <text:p>2.92792919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55681960428623" calcext:value-type="float">
            <text:p>0.7556819604</text:p>
          </table:table-cell>
          <table:table-cell office:value-type="float" office:value="2.82324239533754" calcext:value-type="float">
            <text:p>2.82324239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164813368271" calcext:value-type="float">
            <text:p>0.7616481337</text:p>
          </table:table-cell>
          <table:table-cell office:value-type="float" office:value="2.71678163903072" calcext:value-type="float">
            <text:p>2.7167816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8227651850769" calcext:value-type="float">
            <text:p>0.7682276519</text:p>
          </table:table-cell>
          <table:table-cell office:value-type="float" office:value="2.61014873887874" calcext:value-type="float">
            <text:p>2.61014873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4918687275913" calcext:value-type="float">
            <text:p>0.7749186873</text:p>
          </table:table-cell>
          <table:table-cell office:value-type="float" office:value="2.50108540104851" calcext:value-type="float">
            <text:p>2.5010854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1609722701057" calcext:value-type="float">
            <text:p>0.7816097227</text:p>
          </table:table-cell>
          <table:table-cell office:value-type="float" office:value="2.3956983555047" calcext:value-type="float">
            <text:p>2.39569835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8448354495874" calcext:value-type="float">
            <text:p>0.7884483545</text:p>
          </table:table-cell>
          <table:table-cell office:value-type="float" office:value="2.2868332491213" calcext:value-type="float">
            <text:p>2.28683324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5828172979489" calcext:value-type="float">
            <text:p>0.795828173</text:p>
          </table:table-cell>
          <table:table-cell office:value-type="float" office:value="2.17726532215372" calcext:value-type="float">
            <text:p>2.17726532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3207991463104" calcext:value-type="float">
            <text:p>0.8032079915</text:p>
          </table:table-cell>
          <table:table-cell office:value-type="float" office:value="2.06769739518615" calcext:value-type="float">
            <text:p>2.06769739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0046623257921" calcext:value-type="float">
            <text:p>0.8100466233</text:p>
          </table:table-cell>
          <table:table-cell office:value-type="float" office:value="1.96281493877969" calcext:value-type="float">
            <text:p>1.96281493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6916882846239" calcext:value-type="float">
            <text:p>0.8169168828</text:p>
          </table:table-cell>
          <table:table-cell office:value-type="float" office:value="1.86565578549595" calcext:value-type="float">
            <text:p>1.86565578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4474168393389" calcext:value-type="float">
            <text:p>0.8244741684</text:p>
          </table:table-cell>
          <table:table-cell office:value-type="float" office:value="1.7728731706484" calcext:value-type="float">
            <text:p>1.77287317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3047057531855" calcext:value-type="float">
            <text:p>0.8330470575</text:p>
          </table:table-cell>
          <table:table-cell office:value-type="float" office:value="1.67336819276285" calcext:value-type="float">
            <text:p>1.67336819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1410851813285" calcext:value-type="float">
            <text:p>0.8414108518</text:p>
          </table:table-cell>
          <table:table-cell office:value-type="float" office:value="1.57288287026759" calcext:value-type="float">
            <text:p>1.57288287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0192835808788" calcext:value-type="float">
            <text:p>0.8501928358</text:p>
          </table:table-cell>
          <table:table-cell office:value-type="float" office:value="1.46161375706552" calcext:value-type="float">
            <text:p>1.46161375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9393009518361" calcext:value-type="float">
            <text:p>0.8593930095</text:p>
          </table:table-cell>
          <table:table-cell office:value-type="float" office:value="1.35823196185975" calcext:value-type="float">
            <text:p>1.35823196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8941674656328" calcext:value-type="float">
            <text:p>0.8689416747</text:p>
          </table:table-cell>
          <table:table-cell office:value-type="float" office:value="1.26758721972711" calcext:value-type="float">
            <text:p>1.26758721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7793356937508" calcext:value-type="float">
            <text:p>0.8777933569</text:p>
          </table:table-cell>
          <table:table-cell office:value-type="float" office:value="1.16038059517286" calcext:value-type="float">
            <text:p>1.16038059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6993530647082" calcext:value-type="float">
            <text:p>0.8869935306</text:p>
          </table:table-cell>
          <table:table-cell office:value-type="float" office:value="1.07571446978882" calcext:value-type="float">
            <text:p>1.07571446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6910601009349" calcext:value-type="float">
            <text:p>0.896910601</text:p>
          </table:table-cell>
          <table:table-cell office:value-type="float" office:value="0.983870821369416" calcext:value-type="float">
            <text:p>0.98387082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5393878066229" calcext:value-type="float">
            <text:p>0.9053938781</text:p>
          </table:table-cell>
          <table:table-cell office:value-type="float" office:value="0.891677049875109" calcext:value-type="float">
            <text:p>0.89167704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4594051775802" calcext:value-type="float">
            <text:p>0.9145940518</text:p>
          </table:table-cell>
          <table:table-cell office:value-type="float" office:value="0.812803869912089" calcext:value-type="float">
            <text:p>0.81280386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3794225485376" calcext:value-type="float">
            <text:p>0.9237942255</text:p>
          </table:table-cell>
          <table:table-cell office:value-type="float" office:value="0.73927802418385" calcext:value-type="float">
            <text:p>0.73927802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2994399194949" calcext:value-type="float">
            <text:p>0.9329943992</text:p>
          </table:table-cell>
          <table:table-cell office:value-type="float" office:value="0.668425845572999" calcext:value-type="float">
            <text:p>0.66842584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41818202161859" calcext:value-type="float">
            <text:p>0.9418182022</text:p>
          </table:table-cell>
          <table:table-cell office:value-type="float" office:value="0.615965773550325" calcext:value-type="float">
            <text:p>0.61596577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1394746614096" calcext:value-type="float">
            <text:p>0.9513947466</text:p>
          </table:table-cell>
          <table:table-cell office:value-type="float" office:value="0.534742489703473" calcext:value-type="float">
            <text:p>0.53474248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059492032367" calcext:value-type="float">
            <text:p>0.9605949203</text:p>
          </table:table-cell>
          <table:table-cell office:value-type="float" office:value="0.471465701258564" calcext:value-type="float">
            <text:p>0.47146570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9725395747565" calcext:value-type="float">
            <text:p>0.9697253957</text:p>
          </table:table-cell>
          <table:table-cell office:value-type="float" office:value="0.422856947693784" calcext:value-type="float">
            <text:p>0.42285694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8995267742817" calcext:value-type="float">
            <text:p>0.9789952677</text:p>
          </table:table-cell>
          <table:table-cell office:value-type="float" office:value="0.363806038664971" calcext:value-type="float">
            <text:p>0.36380603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7996303493309" calcext:value-type="float">
            <text:p>0.9879963035</text:p>
          </table:table-cell>
          <table:table-cell office:value-type="float" office:value="0.325595906742742" calcext:value-type="float">
            <text:p>0.32559590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8112511814658" calcext:value-type="float">
            <text:p>0.9981125118</text:p>
          </table:table-cell>
          <table:table-cell office:value-type="float" office:value="0.27854788699066" calcext:value-type="float">
            <text:p>0.2785478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628214658598" calcext:value-type="float">
            <text:p>1.0062821466</text:p>
          </table:table-cell>
          <table:table-cell office:value-type="float" office:value="0.236629723868238" calcext:value-type="float">
            <text:p>0.23662972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605331009746" calcext:value-type="float">
            <text:p>1.0160533101</text:p>
          </table:table-cell>
          <table:table-cell office:value-type="float" office:value="0.196215099301563" calcext:value-type="float">
            <text:p>0.19621509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464764486229" calcext:value-type="float">
            <text:p>1.0246476449</text:p>
          </table:table-cell>
          <table:table-cell office:value-type="float" office:value="0.163229016888955" calcext:value-type="float">
            <text:p>0.16322901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419631000025" calcext:value-type="float">
            <text:p>1.03419631</text:p>
          </table:table-cell>
          <table:table-cell office:value-type="float" office:value="0.139039756329673" calcext:value-type="float">
            <text:p>0.13903975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4339648370983" calcext:value-type="float">
            <text:p>1.0433964837</text:p>
          </table:table-cell>
          <table:table-cell office:value-type="float" office:value="0.104060395964292" calcext:value-type="float">
            <text:p>0.1040603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5155118313422" calcext:value-type="float">
            <text:p>1.0515511831</text:p>
          </table:table-cell>
          <table:table-cell office:value-type="float" office:value="0.0825061903379538" calcext:value-type="float">
            <text:p>0.08250619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6012407227269" calcext:value-type="float">
            <text:p>1.0601240723</text:p>
          </table:table-cell>
          <table:table-cell office:value-type="float" office:value="0.0674044048814845" calcext:value-type="float">
            <text:p>0.06740440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6932424598226" calcext:value-type="float">
            <text:p>1.069324246</text:p>
          </table:table-cell>
          <table:table-cell office:value-type="float" office:value="0.0506962209054169" calcext:value-type="float">
            <text:p>0.05069622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7852441969184" calcext:value-type="float">
            <text:p>1.0785244197</text:p>
          </table:table-cell>
          <table:table-cell office:value-type="float" office:value="0.0383316282412966" calcext:value-type="float">
            <text:p>0.0383316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8772459340141" calcext:value-type="float">
            <text:p>1.0877245934</text:p>
          </table:table-cell>
          <table:table-cell office:value-type="float" office:value="0.0343211275652119" calcext:value-type="float">
            <text:p>0.03432112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9750379902277" calcext:value-type="float">
            <text:p>1.097503799</text:p>
          </table:table-cell>
          <table:table-cell office:value-type="float" office:value="0.0280237025905538" calcext:value-type="float">
            <text:p>0.02802370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0612494082056" calcext:value-type="float">
            <text:p>1.1061249408</text:p>
          </table:table-cell>
          <table:table-cell office:value-type="float" office:value="0.0236264590956487" calcext:value-type="float">
            <text:p>0.02362645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1400411056712" calcext:value-type="float">
            <text:p>1.1140041106</text:p>
          </table:table-cell>
          <table:table-cell office:value-type="float" office:value="0.00936690113623051" calcext:value-type="float">
            <text:p>0.00936690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45252882397" calcext:value-type="float">
            <text:p>1.1245252882</text:p>
          </table:table-cell>
          <table:table-cell office:value-type="float" office:value="0.0151598465572462" calcext:value-type="float">
            <text:p>0.01515984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3372546194928" calcext:value-type="float">
            <text:p>1.1337254619</text:p>
          </table:table-cell>
          <table:table-cell office:value-type="float" office:value="0.0289737933304294" calcext:value-type="float">
            <text:p>0.02897379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4292563565885" calcext:value-type="float">
            <text:p>1.1429256357</text:p>
          </table:table-cell>
          <table:table-cell office:value-type="float" office:value="0.0356579611239062" calcext:value-type="float">
            <text:p>0.03565796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5576713686202" calcext:value-type="float">
            <text:p>1.1557671369</text:p>
          </table:table-cell>
          <table:table-cell office:value-type="float" office:value="0.0469256647142231" calcext:value-type="float">
            <text:p>0.04692566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6396799100402" calcext:value-type="float">
            <text:p>1.163967991</text:p>
          </table:table-cell>
          <table:table-cell office:value-type="float" office:value="0.0538154992090387" calcext:value-type="float">
            <text:p>0.05381549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7263126646447" calcext:value-type="float">
            <text:p>1.1726312665</text:p>
          </table:table-cell>
          <table:table-cell office:value-type="float" office:value="0.0769026110418629" calcext:value-type="float">
            <text:p>0.0769026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8116681723561" calcext:value-type="float">
            <text:p>1.1811668172</text:p>
          </table:table-cell>
          <table:table-cell office:value-type="float" office:value="0.0968294789924311" calcext:value-type="float">
            <text:p>0.0968294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8892650420672" calcext:value-type="float">
            <text:p>1.1889265042</text:p>
          </table:table-cell>
          <table:table-cell office:value-type="float" office:value="0.115307607401401" calcext:value-type="float">
            <text:p>0.11530760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9712735834872" calcext:value-type="float">
            <text:p>1.1971273583</text:p>
          </table:table-cell>
          <table:table-cell office:value-type="float" office:value="0.134528800013669" calcext:value-type="float">
            <text:p>0.13452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0717478263893" calcext:value-type="float">
            <text:p>1.2071747826</text:p>
          </table:table-cell>
          <table:table-cell office:value-type="float" office:value="0.164439593944885" calcext:value-type="float">
            <text:p>0.16443959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1730764613504" calcext:value-type="float">
            <text:p>1.2173076461</text:p>
          </table:table-cell>
          <table:table-cell office:value-type="float" office:value="0.200610490518728" calcext:value-type="float">
            <text:p>0.20061049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2498921719665" calcext:value-type="float">
            <text:p>1.2249892172</text:p>
          </table:table-cell>
          <table:table-cell office:value-type="float" office:value="0.232434618479306" calcext:value-type="float">
            <text:p>0.23243461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3434435063993" calcext:value-type="float">
            <text:p>1.2343443506</text:p>
          </table:table-cell>
          <table:table-cell office:value-type="float" office:value="0.265463388859709" calcext:value-type="float">
            <text:p>0.2654633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4334692566456" calcext:value-type="float">
            <text:p>1.2433469257</text:p>
          </table:table-cell>
          <table:table-cell office:value-type="float" office:value="0.293571406615557" calcext:value-type="float">
            <text:p>0.29357140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5168145754422" calcext:value-type="float">
            <text:p>1.2516814575</text:p>
          </table:table-cell>
          <table:table-cell office:value-type="float" office:value="0.33340568472931" calcext:value-type="float">
            <text:p>0.33340568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6120036299053" calcext:value-type="float">
            <text:p>1.261200363</text:p>
          </table:table-cell>
          <table:table-cell office:value-type="float" office:value="0.384661759934433" calcext:value-type="float">
            <text:p>0.38466175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6959530005111" calcext:value-type="float">
            <text:p>1.2695953001</text:p>
          </table:table-cell>
          <table:table-cell office:value-type="float" office:value="0.437676490377237" calcext:value-type="float">
            <text:p>0.43767649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7807061158963" calcext:value-type="float">
            <text:p>1.2780706116</text:p>
          </table:table-cell>
          <table:table-cell office:value-type="float" office:value="0.479204069589842" calcext:value-type="float">
            <text:p>0.47920406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876192767276" calcext:value-type="float">
            <text:p>1.2876192767</text:p>
          </table:table-cell>
          <table:table-cell office:value-type="float" office:value="0.530286377841157" calcext:value-type="float">
            <text:p>0.53028637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9681945043717" calcext:value-type="float">
            <text:p>1.2968194504</text:p>
          </table:table-cell>
          <table:table-cell office:value-type="float" office:value="0.58687899849259" calcext:value-type="float">
            <text:p>0.58687899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0588022757539" calcext:value-type="float">
            <text:p>1.3058802276</text:p>
          </table:table-cell>
          <table:table-cell office:value-type="float" office:value="0.645476869482067" calcext:value-type="float">
            <text:p>0.64547686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1521979785632" calcext:value-type="float">
            <text:p>1.3152197979</text:p>
          </table:table-cell>
          <table:table-cell office:value-type="float" office:value="0.698727406236763" calcext:value-type="float">
            <text:p>0.69872740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2379268699478" calcext:value-type="float">
            <text:p>1.323792687</text:p>
          </table:table-cell>
          <table:table-cell office:value-type="float" office:value="0.755152922693358" calcext:value-type="float">
            <text:p>0.75515292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3362014527547" calcext:value-type="float">
            <text:p>1.3336201453</text:p>
          </table:table-cell>
          <table:table-cell office:value-type="float" office:value="0.819042426519336" calcext:value-type="float">
            <text:p>0.81904242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4282031898504" calcext:value-type="float">
            <text:p>1.342820319</text:p>
          </table:table-cell>
          <table:table-cell office:value-type="float" office:value="0.88365604852294" calcext:value-type="float">
            <text:p>0.88365604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5202049269461" calcext:value-type="float">
            <text:p>1.3520204927</text:p>
          </table:table-cell>
          <table:table-cell office:value-type="float" office:value="0.951834560016399" calcext:value-type="float">
            <text:p>0.951834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6122066640419" calcext:value-type="float">
            <text:p>1.3612206664</text:p>
          </table:table-cell>
          <table:table-cell office:value-type="float" office:value="1.03130188822773" calcext:value-type="float">
            <text:p>1.03130188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7042084011376" calcext:value-type="float">
            <text:p>1.3704208401</text:p>
          </table:table-cell>
          <table:table-cell office:value-type="float" office:value="1.09754941791418" calcext:value-type="float">
            <text:p>1.09754941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7962101382333" calcext:value-type="float">
            <text:p>1.3796210138</text:p>
          </table:table-cell>
          <table:table-cell office:value-type="float" office:value="1.17241209720111" calcext:value-type="float">
            <text:p>1.17241209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8882118753291" calcext:value-type="float">
            <text:p>1.3888211875</text:p>
          </table:table-cell>
          <table:table-cell office:value-type="float" office:value="1.2508396659779" calcext:value-type="float">
            <text:p>1.2508396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9802136124248" calcext:value-type="float">
            <text:p>1.3980213612</text:p>
          </table:table-cell>
          <table:table-cell office:value-type="float" office:value="1.32837601238223" calcext:value-type="float">
            <text:p>1.32837601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0722153495205" calcext:value-type="float">
            <text:p>1.407221535</text:p>
          </table:table-cell>
          <table:table-cell office:value-type="float" office:value="1.40635796997279" calcext:value-type="float">
            <text:p>1.406357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1642170866163" calcext:value-type="float">
            <text:p>1.4164217087</text:p>
          </table:table-cell>
          <table:table-cell office:value-type="float" office:value="1.48924165061189" calcext:value-type="float">
            <text:p>1.48924165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256218823712" calcext:value-type="float">
            <text:p>1.4256218824</text:p>
          </table:table-cell>
          <table:table-cell office:value-type="float" office:value="1.57702705429955" calcext:value-type="float">
            <text:p>1.57702705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3482205608077" calcext:value-type="float">
            <text:p>1.4348220561</text:p>
          </table:table-cell>
          <table:table-cell office:value-type="float" office:value="1.66659490273213" calcext:value-type="float">
            <text:p>1.66659490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4402222979035" calcext:value-type="float">
            <text:p>1.4440222298</text:p>
          </table:table-cell>
          <table:table-cell office:value-type="float" office:value="1.75660836235095" calcext:value-type="float">
            <text:p>1.75660836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5322240349992" calcext:value-type="float">
            <text:p>1.4532224035</text:p>
          </table:table-cell>
          <table:table-cell office:value-type="float" office:value="1.84617621078353" calcext:value-type="float">
            <text:p>1.84617621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6242257720949" calcext:value-type="float">
            <text:p>1.4624225772</text:p>
          </table:table-cell>
          <table:table-cell office:value-type="float" office:value="1.93663528158858" calcext:value-type="float">
            <text:p>1.93663528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7162275091907" calcext:value-type="float">
            <text:p>1.4716227509</text:p>
          </table:table-cell>
          <table:table-cell office:value-type="float" office:value="2.03110485306971" calcext:value-type="float">
            <text:p>2.03110485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8082292462864" calcext:value-type="float">
            <text:p>1.4808229246</text:p>
          </table:table-cell>
          <table:table-cell office:value-type="float" office:value="2.13047614759939" calcext:value-type="float">
            <text:p>2.13047614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9002309833822" calcext:value-type="float">
            <text:p>1.4900230983</text:p>
          </table:table-cell>
          <table:table-cell office:value-type="float" office:value="2.23118427568777" calcext:value-type="float">
            <text:p>2.23118427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9922327204779" calcext:value-type="float">
            <text:p>1.499223272</text:p>
          </table:table-cell>
          <table:table-cell office:value-type="float" office:value="2.33278362614861" calcext:value-type="float">
            <text:p>2.33278362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0842344575736" calcext:value-type="float">
            <text:p>1.5084234458</text:p>
          </table:table-cell>
          <table:table-cell office:value-type="float" office:value="2.43616542135438" calcext:value-type="float">
            <text:p>2.43616542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1762361946694" calcext:value-type="float">
            <text:p>1.5176236195</text:p>
          </table:table-cell>
          <table:table-cell office:value-type="float" office:value="2.53999282774638" calcext:value-type="float">
            <text:p>2.53999282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2682379317651" calcext:value-type="float">
            <text:p>1.5268237932</text:p>
          </table:table-cell>
          <table:table-cell office:value-type="float" office:value="2.64783073481446" calcext:value-type="float">
            <text:p>2.64783073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602396688608" calcext:value-type="float">
            <text:p>1.5360239669</text:p>
          </table:table-cell>
          <table:table-cell office:value-type="float" office:value="2.75566864188255" calcext:value-type="float">
            <text:p>2.75566864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4522414059566" calcext:value-type="float">
            <text:p>1.5452241406</text:p>
          </table:table-cell>
          <table:table-cell office:value-type="float" office:value="2.86350654895063" calcext:value-type="float">
            <text:p>2.8635065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5442431430523" calcext:value-type="float">
            <text:p>1.5544243143</text:p>
          </table:table-cell>
          <table:table-cell office:value-type="float" office:value="2.97134445601872" calcext:value-type="float">
            <text:p>2.9713444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6320629830073" calcext:value-type="float">
            <text:p>1.5632062983</text:p>
          </table:table-cell>
          <table:table-cell office:value-type="float" office:value="3.07526098464796" calcext:value-type="float">
            <text:p>3.07526098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7191224780277" calcext:value-type="float">
            <text:p>1.5719122478</text:p>
          </table:table-cell>
          <table:table-cell office:value-type="float" office:value="3.18256415829257" calcext:value-type="float">
            <text:p>3.18256415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8012397309726" calcext:value-type="float">
            <text:p>1.5801239731</text:p>
          </table:table-cell>
          <table:table-cell office:value-type="float" office:value="3.29040206536065" calcext:value-type="float">
            <text:p>3.29040206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8841173288522" calcext:value-type="float">
            <text:p>1.5884117329</text:p>
          </table:table-cell>
          <table:table-cell office:value-type="float" office:value="3.39823997242874" calcext:value-type="float">
            <text:p>3.39823997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9669949267319" calcext:value-type="float">
            <text:p>1.5966994927</text:p>
          </table:table-cell>
          <table:table-cell office:value-type="float" office:value="3.50607787949683" calcext:value-type="float">
            <text:p>3.50607787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0498725246115" calcext:value-type="float">
            <text:p>1.6049872525</text:p>
          </table:table-cell>
          <table:table-cell office:value-type="float" office:value="3.61391578656491" calcext:value-type="float">
            <text:p>3.61391578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1309954803342" calcext:value-type="float">
            <text:p>1.613099548</text:p>
          </table:table-cell>
          <table:table-cell office:value-type="float" office:value="3.71188169196879" calcext:value-type="float">
            <text:p>3.7118816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2095449608934" calcext:value-type="float">
            <text:p>1.6209544961</text:p>
          </table:table-cell>
          <table:table-cell office:value-type="float" office:value="3.82959160070108" calcext:value-type="float">
            <text:p>3.82959160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2962876455243" calcext:value-type="float">
            <text:p>1.6296287646</text:p>
          </table:table-cell>
          <table:table-cell office:value-type="float" office:value="3.93861780426579" calcext:value-type="float">
            <text:p>3.93861780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3761189896592" calcext:value-type="float">
            <text:p>1.637611899</text:p>
          </table:table-cell>
          <table:table-cell office:value-type="float" office:value="4.0499928521418" calcext:value-type="float">
            <text:p>4.04999285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452909650342" calcext:value-type="float">
            <text:p>1.645290965</text:p>
          </table:table-cell>
          <table:table-cell office:value-type="float" office:value="4.15265971071911" calcext:value-type="float">
            <text:p>4.15265971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5192475662127" calcext:value-type="float">
            <text:p>1.6519247566</text:p>
          </table:table-cell>
          <table:table-cell office:value-type="float" office:value="4.26087467340631" calcext:value-type="float">
            <text:p>4.26087467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6026442457305" calcext:value-type="float">
            <text:p>1.6602644246</text:p>
          </table:table-cell>
          <table:table-cell office:value-type="float" office:value="4.37017367099848" calcext:value-type="float">
            <text:p>4.3701736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6779183942633" calcext:value-type="float">
            <text:p>1.6677918394</text:p>
          </table:table-cell>
          <table:table-cell office:value-type="float" office:value="4.47801157806657" calcext:value-type="float">
            <text:p>4.4780115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7531925427962" calcext:value-type="float">
            <text:p>1.6753192543</text:p>
          </table:table-cell>
          <table:table-cell office:value-type="float" office:value="4.58584948513465" calcext:value-type="float">
            <text:p>4.58584948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8284666913291" calcext:value-type="float">
            <text:p>1.6828466691</text:p>
          </table:table-cell>
          <table:table-cell office:value-type="float" office:value="4.69399374989327" calcext:value-type="float">
            <text:p>4.69399374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8894853259467" calcext:value-type="float">
            <text:p>1.6889485326</text:p>
          </table:table-cell>
          <table:table-cell office:value-type="float" office:value="4.78529255394844" calcext:value-type="float">
            <text:p>4.78529255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9779695141097" calcext:value-type="float">
            <text:p>1.6977969514</text:p>
          </table:table-cell>
          <table:table-cell office:value-type="float" office:value="4.91378837297996" calcext:value-type="float">
            <text:p>4.9137883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0532436626425" calcext:value-type="float">
            <text:p>1.7053243663</text:p>
          </table:table-cell>
          <table:table-cell office:value-type="float" office:value="5.02625568514945" calcext:value-type="float">
            <text:p>5.02625568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1285178111754" calcext:value-type="float">
            <text:p>1.7128517811</text:p>
          </table:table-cell>
          <table:table-cell office:value-type="float" office:value="5.13926763321323" calcext:value-type="float">
            <text:p>5.13926763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2023159960116" calcext:value-type="float">
            <text:p>1.7202315996</text:p>
          </table:table-cell>
          <table:table-cell office:value-type="float" office:value="5.24862731704475" calcext:value-type="float">
            <text:p>5.2486273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2707023139597" calcext:value-type="float">
            <text:p>1.7270702314</text:p>
          </table:table-cell>
          <table:table-cell office:value-type="float" office:value="5.36093444218651" calcext:value-type="float">
            <text:p>5.36093444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3376126682112" calcext:value-type="float">
            <text:p>1.7337612668</text:p>
          </table:table-cell>
          <table:table-cell office:value-type="float" office:value="5.47152956846941" calcext:value-type="float">
            <text:p>5.47152956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4177330620927" calcext:value-type="float">
            <text:p>1.7417733062</text:p>
          </table:table-cell>
          <table:table-cell office:value-type="float" office:value="5.60206355982855" calcext:value-type="float">
            <text:p>5.60206355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4790349188411" calcext:value-type="float">
            <text:p>1.7479034919</text:p>
          </table:table-cell>
          <table:table-cell office:value-type="float" office:value="5.69519629775099" calcext:value-type="float">
            <text:p>5.6951962978</text:p>
          </table:table-cell>
          <table:table-cell table:number-columns-repeated="1021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_7b_HZZ" table:style-name="ta4">
        <table:table-column table:style-name="co1" table:number-columns-repeated="1024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7b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246165911809115" calcext:value-type="float">
            <text:p>0.2461659118</text:p>
          </table:table-cell>
          <table:table-cell office:value-type="float" office:value="9.62353994465089" calcext:value-type="float">
            <text:p>9.6235399447</text:p>
          </table:table-cell>
          <table:table-cell/>
          <table:table-cell>
            <draw:frame table:end-cell-address="Fig_7b_HZZ.K18" table:end-x="48.05pt" table:end-y="6.04pt" draw:z-index="0" draw:name="Chart 2" draw:style-name="gr1" svg:width="360pt" svg:height="216pt" svg:x="0.06pt" svg:y="0.06pt">
              <loext:p draw:notify-on-update-of-ranges="Fig_7b_HZZ.B3:Fig_7b_HZZ.B186 Fig_7b_HZZ.C3:Fig_7b_HZZ.C18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0.255284437008858" calcext:value-type="float">
            <text:p>0.255284437</text:p>
          </table:table-cell>
          <table:table-cell office:value-type="float" office:value="9.51067653747905" calcext:value-type="float">
            <text:p>9.51067653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69312937316154" calcext:value-type="float">
            <text:p>0.2693129373</text:p>
          </table:table-cell>
          <table:table-cell office:value-type="float" office:value="9.3888716177732" calcext:value-type="float">
            <text:p>9.38887161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83809054300359" calcext:value-type="float">
            <text:p>0.2838090543</text:p>
          </table:table-cell>
          <table:table-cell office:value-type="float" office:value="9.26847656311422" calcext:value-type="float">
            <text:p>9.26847656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0215401624067" calcext:value-type="float">
            <text:p>0.3021540162</text:p>
          </table:table-cell>
          <table:table-cell office:value-type="float" office:value="9.12833483586579" calcext:value-type="float">
            <text:p>9.12833483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16892934191733" calcext:value-type="float">
            <text:p>0.3168929342</text:p>
          </table:table-cell>
          <table:table-cell office:value-type="float" office:value="8.98279338256747" calcext:value-type="float">
            <text:p>8.98279338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32324284529758" calcext:value-type="float">
            <text:p>0.3323242845</text:p>
          </table:table-cell>
          <table:table-cell office:value-type="float" office:value="8.85097100068662" calcext:value-type="float">
            <text:p>8.85097100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47755634867784" calcext:value-type="float">
            <text:p>0.3477556349</text:p>
          </table:table-cell>
          <table:table-cell office:value-type="float" office:value="8.72486228241669" calcext:value-type="float">
            <text:p>8.72486228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6318698520581" calcext:value-type="float">
            <text:p>0.3631869852</text:p>
          </table:table-cell>
          <table:table-cell office:value-type="float" office:value="8.603650990099" calcext:value-type="float">
            <text:p>8.60365099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78618335543835" calcext:value-type="float">
            <text:p>0.3786183355</text:p>
          </table:table-cell>
          <table:table-cell office:value-type="float" office:value="8.48203157895196" calcext:value-type="float">
            <text:p>8.4820315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95137793918517" calcext:value-type="float">
            <text:p>0.3951377939</text:p>
          </table:table-cell>
          <table:table-cell office:value-type="float" office:value="8.3571786109262" calcext:value-type="float">
            <text:p>8.35717861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129431981547" calcext:value-type="float">
            <text:p>0.4129431982</text:p>
          </table:table-cell>
          <table:table-cell office:value-type="float" office:value="8.23285933675421" calcext:value-type="float">
            <text:p>8.23285933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27484278280917" calcext:value-type="float">
            <text:p>0.4274842783</text:p>
          </table:table-cell>
          <table:table-cell office:value-type="float" office:value="8.11554087019342" calcext:value-type="float">
            <text:p>8.11554087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42915628618943" calcext:value-type="float">
            <text:p>0.4429156286</text:p>
          </table:table-cell>
          <table:table-cell office:value-type="float" office:value="8.00616502392695" calcext:value-type="float">
            <text:p>8.00616502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58346978956968" calcext:value-type="float">
            <text:p>0.458346979</text:p>
          </table:table-cell>
          <table:table-cell office:value-type="float" office:value="7.89638105883113" calcext:value-type="float">
            <text:p>7.89638105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73778329294994" calcext:value-type="float">
            <text:p>0.4737783293</text:p>
          </table:table-cell>
          <table:table-cell office:value-type="float" office:value="7.78741333139401" calcext:value-type="float">
            <text:p>7.78741333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90495625494521" calcext:value-type="float">
            <text:p>0.4904956255</text:p>
          </table:table-cell>
          <table:table-cell office:value-type="float" office:value="7.68260099567394" calcext:value-type="float">
            <text:p>7.68260099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6219822731381" calcext:value-type="float">
            <text:p>0.5062198227</text:p>
          </table:table-cell>
          <table:table-cell office:value-type="float" office:value="7.576080864439" calcext:value-type="float">
            <text:p>7.57608086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22093152377146" calcext:value-type="float">
            <text:p>0.5220931524</text:p>
          </table:table-cell>
          <table:table-cell office:value-type="float" office:value="7.45502969623136" calcext:value-type="float">
            <text:p>7.45502969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48791837882618" calcext:value-type="float">
            <text:p>0.5487918379</text:p>
          </table:table-cell>
          <table:table-cell office:value-type="float" office:value="7.32844289590419" calcext:value-type="float">
            <text:p>7.32844289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2400484980965" calcext:value-type="float">
            <text:p>0.572400485</text:p>
          </table:table-cell>
          <table:table-cell office:value-type="float" office:value="7.17840585673177" calcext:value-type="float">
            <text:p>7.17840585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0097977676324" calcext:value-type="float">
            <text:p>0.5900979777</text:p>
          </table:table-cell>
          <table:table-cell office:value-type="float" office:value="7.05449375006319" calcext:value-type="float">
            <text:p>7.05449375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1374536475722" calcext:value-type="float">
            <text:p>0.6113745365</text:p>
          </table:table-cell>
          <table:table-cell office:value-type="float" office:value="6.93340200770561" calcext:value-type="float">
            <text:p>6.93340200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31949670259757" calcext:value-type="float">
            <text:p>0.6319496703</text:p>
          </table:table-cell>
          <table:table-cell office:value-type="float" office:value="6.80996873509478" calcext:value-type="float">
            <text:p>6.80996873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0420528997697" calcext:value-type="float">
            <text:p>0.650420529</text:p>
          </table:table-cell>
          <table:table-cell office:value-type="float" office:value="6.6902044095357" calcext:value-type="float">
            <text:p>6.69020440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72398512812461" calcext:value-type="float">
            <text:p>0.6723985128</text:p>
          </table:table-cell>
          <table:table-cell office:value-type="float" office:value="6.57222096614107" calcext:value-type="float">
            <text:p>6.57222096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92685882487627" calcext:value-type="float">
            <text:p>0.6926858825</text:p>
          </table:table-cell>
          <table:table-cell office:value-type="float" office:value="6.4517031904355" calcext:value-type="float">
            <text:p>6.45170319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14250205395894" calcext:value-type="float">
            <text:p>0.7142502054</text:p>
          </table:table-cell>
          <table:table-cell office:value-type="float" office:value="6.33328594241107" calcext:value-type="float">
            <text:p>6.33328594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37001555253239" calcext:value-type="float">
            <text:p>0.7370015553</text:p>
          </table:table-cell>
          <table:table-cell office:value-type="float" office:value="6.21474311936222" calcext:value-type="float">
            <text:p>6.21474311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57115067445965" calcext:value-type="float">
            <text:p>0.7571150674</text:p>
          </table:table-cell>
          <table:table-cell office:value-type="float" office:value="6.09943385319208" calcext:value-type="float">
            <text:p>6.09943385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7690201229998" calcext:value-type="float">
            <text:p>0.7776902012</text:p>
          </table:table-cell>
          <table:table-cell office:value-type="float" office:value="5.99087424458432" calcext:value-type="float">
            <text:p>5.99087424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8265335014033" calcext:value-type="float">
            <text:p>0.798265335</text:p>
          </table:table-cell>
          <table:table-cell office:value-type="float" office:value="5.8819065171472" calcext:value-type="float">
            <text:p>5.88190651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8840468798067" calcext:value-type="float">
            <text:p>0.8188404688</text:p>
          </table:table-cell>
          <table:table-cell office:value-type="float" office:value="5.77701997800361" calcext:value-type="float">
            <text:p>5.7770199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9415602582101" calcext:value-type="float">
            <text:p>0.8394156026</text:p>
          </table:table-cell>
          <table:table-cell office:value-type="float" office:value="5.67458215183614" calcext:value-type="float">
            <text:p>5.67458215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9661006658058" calcext:value-type="float">
            <text:p>0.8596610067</text:p>
          </table:table-cell>
          <table:table-cell office:value-type="float" office:value="5.5701665190341" calcext:value-type="float">
            <text:p>5.5701665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4852356355177" calcext:value-type="float">
            <text:p>0.8848523564</text:p>
          </table:table-cell>
          <table:table-cell office:value-type="float" office:value="5.45468772658101" calcext:value-type="float">
            <text:p>5.45468772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057127358522" calcext:value-type="float">
            <text:p>0.9105712736</text:p>
          </table:table-cell>
          <table:table-cell office:value-type="float" office:value="5.33257857283875" calcext:value-type="float">
            <text:p>5.33257857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6290190815262" calcext:value-type="float">
            <text:p>0.9362901908</text:p>
          </table:table-cell>
          <table:table-cell office:value-type="float" office:value="5.21242838947737" calcext:value-type="float">
            <text:p>5.21242838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2009108045305" calcext:value-type="float">
            <text:p>0.962009108</text:p>
          </table:table-cell>
          <table:table-cell office:value-type="float" office:value="5.09391068143341" calcext:value-type="float">
            <text:p>5.09391068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4929322099759" calcext:value-type="float">
            <text:p>0.9949293221</text:p>
          </table:table-cell>
          <table:table-cell office:value-type="float" office:value="4.9652716264215" calcext:value-type="float">
            <text:p>4.96527162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127872511822" calcext:value-type="float">
            <text:p>1.0312787251</text:p>
          </table:table-cell>
          <table:table-cell office:value-type="float" office:value="4.81769585772763" calcext:value-type="float">
            <text:p>4.81769585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6831396592948" calcext:value-type="float">
            <text:p>1.0683139659</text:p>
          </table:table-cell>
          <table:table-cell office:value-type="float" office:value="4.67550725758123" calcext:value-type="float">
            <text:p>4.67550725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060909763056" calcext:value-type="float">
            <text:p>1.1206090976</text:p>
          </table:table-cell>
          <table:table-cell office:value-type="float" office:value="4.45185813909606" calcext:value-type="float">
            <text:p>4.45185813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4889990658361" calcext:value-type="float">
            <text:p>1.1488999066</text:p>
          </table:table-cell>
          <table:table-cell office:value-type="float" office:value="4.34567304004089" calcext:value-type="float">
            <text:p>4.345673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7204693209065" calcext:value-type="float">
            <text:p>1.1720469321</text:p>
          </table:table-cell>
          <table:table-cell office:value-type="float" office:value="4.23735088238838" calcext:value-type="float">
            <text:p>4.23735088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029096327667" calcext:value-type="float">
            <text:p>1.2029096328</text:p>
          </table:table-cell>
          <table:table-cell office:value-type="float" office:value="4.13989210593901" calcext:value-type="float">
            <text:p>4.13989210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283023019067" calcext:value-type="float">
            <text:p>1.2283023019</text:p>
          </table:table-cell>
          <table:table-cell office:value-type="float" office:value="4.03698462138052" calcext:value-type="float">
            <text:p>4.03698462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5830668133645" calcext:value-type="float">
            <text:p>1.2583066813</text:p>
          </table:table-cell>
          <table:table-cell office:value-type="float" office:value="3.92548709946565" calcext:value-type="float">
            <text:p>3.92548709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7749449273382" calcext:value-type="float">
            <text:p>1.2774944927</text:p>
          </table:table-cell>
          <table:table-cell office:value-type="float" office:value="3.84294484570213" calcext:value-type="float">
            <text:p>3.84294484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0835719340988" calcext:value-type="float">
            <text:p>1.3083571934</text:p>
          </table:table-cell>
          <table:table-cell office:value-type="float" office:value="3.73193652411825" calcext:value-type="float">
            <text:p>3.73193652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3921989408593" calcext:value-type="float">
            <text:p>1.3392198941</text:p>
          </table:table-cell>
          <table:table-cell office:value-type="float" office:value="3.62419315316919" calcext:value-type="float">
            <text:p>3.62419315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7008259476198" calcext:value-type="float">
            <text:p>1.3700825948</text:p>
          </table:table-cell>
          <table:table-cell office:value-type="float" office:value="3.51808225753755" calcext:value-type="float">
            <text:p>3.51808225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0094529543803" calcext:value-type="float">
            <text:p>1.4009452954</text:p>
          </table:table-cell>
          <table:table-cell office:value-type="float" office:value="3.41564443137007" calcext:value-type="float">
            <text:p>3.41564443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3220367176377" calcext:value-type="float">
            <text:p>1.4322036718</text:p>
          </table:table-cell>
          <table:table-cell office:value-type="float" office:value="3.3101928046166" calcext:value-type="float">
            <text:p>3.31019280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6781448023614" calcext:value-type="float">
            <text:p>1.4678144802</text:p>
          </table:table-cell>
          <table:table-cell office:value-type="float" office:value="3.20091562444075" calcext:value-type="float">
            <text:p>3.20091562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038209643582" calcext:value-type="float">
            <text:p>1.5038209644</text:p>
          </table:table-cell>
          <table:table-cell office:value-type="float" office:value="3.09002390823669" calcext:value-type="float">
            <text:p>3.09002390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982744848026" calcext:value-type="float">
            <text:p>1.5398274485</text:p>
          </table:table-cell>
          <table:table-cell office:value-type="float" office:value="2.98332998570596" calcext:value-type="float">
            <text:p>2.98332998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7651977039512" calcext:value-type="float">
            <text:p>1.5765197704</text:p>
          </table:table-cell>
          <table:table-cell office:value-type="float" office:value="2.87505023000975" calcext:value-type="float">
            <text:p>2.875050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1698420017039" calcext:value-type="float">
            <text:p>1.6169842002</text:p>
          </table:table-cell>
          <table:table-cell office:value-type="float" office:value="2.76224618557672" calcext:value-type="float">
            <text:p>2.76224618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5813446773846" calcext:value-type="float">
            <text:p>1.6581344677</text:p>
          </table:table-cell>
          <table:table-cell office:value-type="float" office:value="2.6447079627232" calcext:value-type="float">
            <text:p>2.64470796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9928473530653" calcext:value-type="float">
            <text:p>1.6992847353</text:p>
          </table:table-cell>
          <table:table-cell office:value-type="float" office:value="2.53084280933386" calcext:value-type="float">
            <text:p>2.53084280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4194788035871" calcext:value-type="float">
            <text:p>1.7419478804</text:p>
          </table:table-cell>
          <table:table-cell office:value-type="float" office:value="2.42658045192927" calcext:value-type="float">
            <text:p>2.42658045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8249299693313" calcext:value-type="float">
            <text:p>1.7824929969</text:p>
          </table:table-cell>
          <table:table-cell office:value-type="float" office:value="2.33014917465027" calcext:value-type="float">
            <text:p>2.33014917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25442792456" calcext:value-type="float">
            <text:p>1.8254427925</text:p>
          </table:table-cell>
          <table:table-cell office:value-type="float" office:value="2.23053179074558" calcext:value-type="float">
            <text:p>2.23053179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7038321624744" calcext:value-type="float">
            <text:p>1.8703832162</text:p>
          </table:table-cell>
          <table:table-cell office:value-type="float" office:value="2.11160657758479" calcext:value-type="float">
            <text:p>2.11160657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1757404529651" calcext:value-type="float">
            <text:p>1.9175740453</text:p>
          </table:table-cell>
          <table:table-cell office:value-type="float" office:value="2.01822806886015" calcext:value-type="float">
            <text:p>2.01822806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643120538104" calcext:value-type="float">
            <text:p>1.9643120538</text:p>
          </table:table-cell>
          <table:table-cell office:value-type="float" office:value="1.91767341957669" calcext:value-type="float">
            <text:p>1.91767341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1248399401905" calcext:value-type="float">
            <text:p>2.012483994</text:p>
          </table:table-cell>
          <table:table-cell office:value-type="float" office:value="1.81272922771743" calcext:value-type="float">
            <text:p>1.81272922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6298048248901" calcext:value-type="float">
            <text:p>2.0629804825</text:p>
          </table:table-cell>
          <table:table-cell office:value-type="float" office:value="1.71245252386228" calcext:value-type="float">
            <text:p>1.71245252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0107137558919" calcext:value-type="float">
            <text:p>2.1010713756</text:p>
          </table:table-cell>
          <table:table-cell office:value-type="float" office:value="1.62670844719609" calcext:value-type="float">
            <text:p>1.62670844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4752872131584" calcext:value-type="float">
            <text:p>2.1475287213</text:p>
          </table:table-cell>
          <table:table-cell office:value-type="float" office:value="1.54665064838933" calcext:value-type="float">
            <text:p>1.54665064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7990223941828" calcext:value-type="float">
            <text:p>2.1799022394</text:p>
          </table:table-cell>
          <table:table-cell office:value-type="float" office:value="1.48017003451081" calcext:value-type="float">
            <text:p>1.48017003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1772396157528" calcext:value-type="float">
            <text:p>2.2177239616</text:p>
          </table:table-cell>
          <table:table-cell office:value-type="float" office:value="1.40450402152721" calcext:value-type="float">
            <text:p>1.40450402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6526386774494" calcext:value-type="float">
            <text:p>2.2652638677</text:p>
          </table:table-cell>
          <table:table-cell office:value-type="float" office:value="1.31843642278466" calcext:value-type="float">
            <text:p>1.31843642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1242372207075" calcext:value-type="float">
            <text:p>2.3124237221</text:p>
          </table:table-cell>
          <table:table-cell office:value-type="float" office:value="1.24780402040996" calcext:value-type="float">
            <text:p>1.24780402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5095650919965" calcext:value-type="float">
            <text:p>2.3509565092</text:p>
          </table:table-cell>
          <table:table-cell office:value-type="float" office:value="1.18054396001498" calcext:value-type="float">
            <text:p>1.180543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0349181793158" calcext:value-type="float">
            <text:p>2.4034918179</text:p>
          </table:table-cell>
          <table:table-cell office:value-type="float" office:value="1.09071929459491" calcext:value-type="float">
            <text:p>1.09071929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4773507946718" calcext:value-type="float">
            <text:p>2.4477350795</text:p>
          </table:table-cell>
          <table:table-cell office:value-type="float" office:value="1.02104859012197" calcext:value-type="float">
            <text:p>1.02104859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9335415437296" calcext:value-type="float">
            <text:p>2.4933541544</text:p>
          </table:table-cell>
          <table:table-cell office:value-type="float" office:value="0.956616012977674" calcext:value-type="float">
            <text:p>0.9566160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5015224700044" calcext:value-type="float">
            <text:p>2.550152247</text:p>
          </table:table-cell>
          <table:table-cell office:value-type="float" office:value="0.883267095237833" calcext:value-type="float">
            <text:p>0.88326709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0459062180403" calcext:value-type="float">
            <text:p>2.6045906218</text:p>
          </table:table-cell>
          <table:table-cell office:value-type="float" office:value="0.809091996415084" calcext:value-type="float">
            <text:p>0.80909199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5090474332208" calcext:value-type="float">
            <text:p>2.6509047433</text:p>
          </table:table-cell>
          <table:table-cell office:value-type="float" office:value="0.744272832524108" calcext:value-type="float">
            <text:p>0.74427283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0117944429019" calcext:value-type="float">
            <text:p>2.7011794443</text:p>
          </table:table-cell>
          <table:table-cell office:value-type="float" office:value="0.693666747658646" calcext:value-type="float">
            <text:p>0.69366674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5858263871891" calcext:value-type="float">
            <text:p>2.7585826387</text:p>
          </table:table-cell>
          <table:table-cell office:value-type="float" office:value="0.626050203038422" calcext:value-type="float">
            <text:p>0.6260502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0348358171636" calcext:value-type="float">
            <text:p>2.8034835817</text:p>
          </table:table-cell>
          <table:table-cell office:value-type="float" office:value="0.568564072526879" calcext:value-type="float">
            <text:p>0.56856407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4447797705879" calcext:value-type="float">
            <text:p>2.8444779771</text:p>
          </table:table-cell>
          <table:table-cell office:value-type="float" office:value="0.520783371349299" calcext:value-type="float">
            <text:p>0.52078337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8782019779988" calcext:value-type="float">
            <text:p>2.8878201978</text:p>
          </table:table-cell>
          <table:table-cell office:value-type="float" office:value="0.479981880615921" calcext:value-type="float">
            <text:p>0.47998188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2841458408835" calcext:value-type="float">
            <text:p>2.9284145841</text:p>
          </table:table-cell>
          <table:table-cell office:value-type="float" office:value="0.445763710171958" calcext:value-type="float">
            <text:p>0.44576371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7262832736594" calcext:value-type="float">
            <text:p>2.9726283274</text:p>
          </table:table-cell>
          <table:table-cell office:value-type="float" office:value="0.412461213696792" calcext:value-type="float">
            <text:p>0.41246121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02013484162086" calcext:value-type="float">
            <text:p>3.0201348416</text:p>
          </table:table-cell>
          <table:table-cell office:value-type="float" office:value="0.374907807652871" calcext:value-type="float">
            <text:p>0.37490780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07659398849253" calcext:value-type="float">
            <text:p>3.0765939885</text:p>
          </table:table-cell>
          <table:table-cell office:value-type="float" office:value="0.314219885587327" calcext:value-type="float">
            <text:p>0.31421988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13807444777577" calcext:value-type="float">
            <text:p>3.1380744478</text:p>
          </table:table-cell>
          <table:table-cell office:value-type="float" office:value="0.271905088867793" calcext:value-type="float">
            <text:p>0.2719050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19685578267692" calcext:value-type="float">
            <text:p>3.1968557827</text:p>
          </table:table-cell>
          <table:table-cell office:value-type="float" office:value="0.232174720830327" calcext:value-type="float">
            <text:p>0.23217472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24875057950418" calcext:value-type="float">
            <text:p>3.2487505795</text:p>
          </table:table-cell>
          <table:table-cell office:value-type="float" office:value="0.203341125536574" calcext:value-type="float">
            <text:p>0.20334112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30200192735869" calcext:value-type="float">
            <text:p>3.3020019274</text:p>
          </table:table-cell>
          <table:table-cell office:value-type="float" office:value="0.173548450993841" calcext:value-type="float">
            <text:p>0.1735484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36072678836729" calcext:value-type="float">
            <text:p>3.3607267884</text:p>
          </table:table-cell>
          <table:table-cell office:value-type="float" office:value="0.145462455192037" calcext:value-type="float">
            <text:p>0.14546245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41289944903395" calcext:value-type="float">
            <text:p>3.412899449</text:p>
          </table:table-cell>
          <table:table-cell office:value-type="float" office:value="0.121134332767001" calcext:value-type="float">
            <text:p>0.12113433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45358312589023" calcext:value-type="float">
            <text:p>3.4535831259</text:p>
          </table:table-cell>
          <table:table-cell office:value-type="float" office:value="0.0958697380214079" calcext:value-type="float">
            <text:p>0.0958697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506916038462" calcext:value-type="float">
            <text:p>3.5069160385</text:p>
          </table:table-cell>
          <table:table-cell office:value-type="float" office:value="0.0858218133883124" calcext:value-type="float">
            <text:p>0.08582181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57065745025751" calcext:value-type="float">
            <text:p>3.5706574503</text:p>
          </table:table-cell>
          <table:table-cell office:value-type="float" office:value="0.0699118610742637" calcext:value-type="float">
            <text:p>0.06991186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6246424467125" calcext:value-type="float">
            <text:p>3.6246424467</text:p>
          </table:table-cell>
          <table:table-cell office:value-type="float" office:value="0.0545592906299514" calcext:value-type="float">
            <text:p>0.05455929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68478514546583" calcext:value-type="float">
            <text:p>3.6847851455</text:p>
          </table:table-cell>
          <table:table-cell office:value-type="float" office:value="0.0359382020785332" calcext:value-type="float">
            <text:p>0.03593820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74949101665746" calcext:value-type="float">
            <text:p>3.7494910167</text:p>
          </table:table-cell>
          <table:table-cell office:value-type="float" office:value="0.0301503350440786" calcext:value-type="float">
            <text:p>0.0301503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0607263456356" calcext:value-type="float">
            <text:p>3.8060726346</text:p>
          </table:table-cell>
          <table:table-cell office:value-type="float" office:value="0.016906140719934" calcext:value-type="float">
            <text:p>0.01690614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5452999918411" calcext:value-type="float">
            <text:p>3.8545299992</text:p>
          </table:table-cell>
          <table:table-cell office:value-type="float" office:value="0.00967019015293502" calcext:value-type="float">
            <text:p>0.00967019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9111116170902" calcext:value-type="float">
            <text:p>3.9111116171</text:p>
          </table:table-cell>
          <table:table-cell office:value-type="float" office:value="0.00121099987181061" calcext:value-type="float">
            <text:p>0.00121099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9698364780988" calcext:value-type="float">
            <text:p>3.9698364781</text:p>
          </table:table-cell>
          <table:table-cell office:value-type="float" office:value="-0.000718289139673089" calcext:value-type="float">
            <text:p>-0.00071828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01986589566296" calcext:value-type="float">
            <text:p>4.0198658957</text:p>
          </table:table-cell>
          <table:table-cell office:value-type="float" office:value="0.00464555833181634" calcext:value-type="float">
            <text:p>0.00464555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08085647080849" calcext:value-type="float">
            <text:p>4.0808564708</text:p>
          </table:table-cell>
          <table:table-cell office:value-type="float" office:value="0.0074440874473769" calcext:value-type="float">
            <text:p>0.00744408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13743808871458" calcext:value-type="float">
            <text:p>4.1374380887</text:p>
          </table:table-cell>
          <table:table-cell office:value-type="float" office:value="0.0243624680096257" calcext:value-type="float">
            <text:p>0.0243624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19470554441347" calcext:value-type="float">
            <text:p>4.1947055444</text:p>
          </table:table-cell>
          <table:table-cell office:value-type="float" office:value="0.0325842073354891" calcext:value-type="float">
            <text:p>0.03258420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25540218907638" calcext:value-type="float">
            <text:p>4.2554021891</text:p>
          </table:table-cell>
          <table:table-cell office:value-type="float" office:value="0.0436086025224948" calcext:value-type="float">
            <text:p>0.0436086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31408248537412" calcext:value-type="float">
            <text:p>4.3140824854</text:p>
          </table:table-cell>
          <table:table-cell office:value-type="float" office:value="0.0589856152483481" calcext:value-type="float">
            <text:p>0.05898561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36856542488857" calcext:value-type="float">
            <text:p>4.3685654249</text:p>
          </table:table-cell>
          <table:table-cell office:value-type="float" office:value="0.0720136730454292" calcext:value-type="float">
            <text:p>0.0720136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41520239479904" calcext:value-type="float">
            <text:p>4.4152023948</text:p>
          </table:table-cell>
          <table:table-cell office:value-type="float" office:value="0.086472967042587" calcext:value-type="float">
            <text:p>0.0864729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47692779615114" calcext:value-type="float">
            <text:p>4.4769277962</text:p>
          </table:table-cell>
          <table:table-cell office:value-type="float" office:value="0.103497068870453" calcext:value-type="float">
            <text:p>0.10349706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53350941405724" calcext:value-type="float">
            <text:p>4.5335094141</text:p>
          </table:table-cell>
          <table:table-cell office:value-type="float" office:value="0.130324956794236" calcext:value-type="float">
            <text:p>0.13032495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59119327127319" calcext:value-type="float">
            <text:p>4.5911932713</text:p>
          </table:table-cell>
          <table:table-cell office:value-type="float" office:value="0.146670910946486" calcext:value-type="float">
            <text:p>0.14667091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64667264986943" calcext:value-type="float">
            <text:p>4.6466726499</text:p>
          </table:table-cell>
          <table:table-cell office:value-type="float" office:value="0.182860980645431" calcext:value-type="float">
            <text:p>0.18286098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71137852106106" calcext:value-type="float">
            <text:p>4.7113785211</text:p>
          </table:table-cell>
          <table:table-cell office:value-type="float" office:value="0.213135977441034" calcext:value-type="float">
            <text:p>0.21313597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76796013896716" calcext:value-type="float">
            <text:p>4.767960139</text:p>
          </table:table-cell>
          <table:table-cell office:value-type="float" office:value="0.240852072899178" calcext:value-type="float">
            <text:p>0.24085207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82454175687325" calcext:value-type="float">
            <text:p>4.8245417569</text:p>
          </table:table-cell>
          <table:table-cell office:value-type="float" office:value="0.276151701515896" calcext:value-type="float">
            <text:p>0.27615170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8729991214938" calcext:value-type="float">
            <text:p>4.8729991215</text:p>
          </table:table-cell>
          <table:table-cell office:value-type="float" office:value="0.307077511615625" calcext:value-type="float">
            <text:p>0.30707751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92199793700341" calcext:value-type="float">
            <text:p>4.921997937</text:p>
          </table:table-cell>
          <table:table-cell office:value-type="float" office:value="0.333767311422276" calcext:value-type="float">
            <text:p>0.33376731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97471471528451" calcext:value-type="float">
            <text:p>4.9747147153</text:p>
          </table:table-cell>
          <table:table-cell office:value-type="float" office:value="0.374228641763052" calcext:value-type="float">
            <text:p>0.37422864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04042927266138" calcext:value-type="float">
            <text:p>5.0404292727</text:p>
          </table:table-cell>
          <table:table-cell office:value-type="float" office:value="0.414175312780075" calcext:value-type="float">
            <text:p>0.41417531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10414789009881" calcext:value-type="float">
            <text:p>5.1041478901</text:p>
          </table:table-cell>
          <table:table-cell office:value-type="float" office:value="0.466543760566489" calcext:value-type="float">
            <text:p>0.46654376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15136857857191" calcext:value-type="float">
            <text:p>5.1513685786</text:p>
          </table:table-cell>
          <table:table-cell office:value-type="float" office:value="0.505541115177116" calcext:value-type="float">
            <text:p>0.50554111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21339655542084" calcext:value-type="float">
            <text:p>5.2133965554</text:p>
          </table:table-cell>
          <table:table-cell office:value-type="float" office:value="0.551026358824954" calcext:value-type="float">
            <text:p>0.55102635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26630071728861" calcext:value-type="float">
            <text:p>5.2663007173</text:p>
          </table:table-cell>
          <table:table-cell office:value-type="float" office:value="0.602669703179939" calcext:value-type="float">
            <text:p>0.60266970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32770957812096" calcext:value-type="float">
            <text:p>5.3277095781</text:p>
          </table:table-cell>
          <table:table-cell office:value-type="float" office:value="0.658801739093959" calcext:value-type="float">
            <text:p>0.65880173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38223368264865" calcext:value-type="float">
            <text:p>5.3822336826</text:p>
          </table:table-cell>
          <table:table-cell office:value-type="float" office:value="0.70065246995847" calcext:value-type="float">
            <text:p>0.700652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4399175398646" calcext:value-type="float">
            <text:p>5.4399175399</text:p>
          </table:table-cell>
          <table:table-cell office:value-type="float" office:value="0.753601912883553" calcext:value-type="float">
            <text:p>0.75360191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49690979594496" calcext:value-type="float">
            <text:p>5.4969097959</text:p>
          </table:table-cell>
          <table:table-cell office:value-type="float" office:value="0.814087181135592" calcext:value-type="float">
            <text:p>0.81408718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55738359476641" calcext:value-type="float">
            <text:p>5.5573835948</text:p>
          </table:table-cell>
          <table:table-cell office:value-type="float" office:value="0.876056995919274" calcext:value-type="float">
            <text:p>0.87605699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0423352706008" calcext:value-type="float">
            <text:p>5.6042335271</text:p>
          </table:table-cell>
          <table:table-cell office:value-type="float" office:value="0.926154440483742" calcext:value-type="float">
            <text:p>0.92615444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7110271185819" calcext:value-type="float">
            <text:p>5.6711027119</text:p>
          </table:table-cell>
          <table:table-cell office:value-type="float" office:value="0.988614568588692" calcext:value-type="float">
            <text:p>0.98861456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73458387270554" calcext:value-type="float">
            <text:p>5.7345838727</text:p>
          </table:table-cell>
          <table:table-cell office:value-type="float" office:value="1.05595966274384" calcext:value-type="float">
            <text:p>1.05595966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77614169438483" calcext:value-type="float">
            <text:p>5.7761416944</text:p>
          </table:table-cell>
          <table:table-cell office:value-type="float" office:value="1.10880728424879" calcext:value-type="float">
            <text:p>1.10880728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83562145210397" calcext:value-type="float">
            <text:p>5.8356214521</text:p>
          </table:table-cell>
          <table:table-cell office:value-type="float" office:value="1.17072267755777" calcext:value-type="float">
            <text:p>1.17072267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89938175679735" calcext:value-type="float">
            <text:p>5.8993817568</text:p>
          </table:table-cell>
          <table:table-cell office:value-type="float" office:value="1.23716681488157" calcext:value-type="float">
            <text:p>1.23716681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94652952103387" calcext:value-type="float">
            <text:p>5.946529521</text:p>
          </table:table-cell>
          <table:table-cell office:value-type="float" office:value="1.29803826150877" calcext:value-type="float">
            <text:p>1.29803826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99177202100066" calcext:value-type="float">
            <text:p>5.991772021</text:p>
          </table:table-cell>
          <table:table-cell office:value-type="float" office:value="1.35841717498464" calcext:value-type="float">
            <text:p>1.3584171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03553534530498" calcext:value-type="float">
            <text:p>6.0355353453</text:p>
          </table:table-cell>
          <table:table-cell office:value-type="float" office:value="1.41734305586649" calcext:value-type="float">
            <text:p>1.41734305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07835904234181" calcext:value-type="float">
            <text:p>6.0783590423</text:p>
          </table:table-cell>
          <table:table-cell office:value-type="float" office:value="1.46766302784621" calcext:value-type="float">
            <text:p>1.46766302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12656194164417" calcext:value-type="float">
            <text:p>6.1265619416</text:p>
          </table:table-cell>
          <table:table-cell office:value-type="float" office:value="1.5304075189811" calcext:value-type="float">
            <text:p>1.5304075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17008984712896" calcext:value-type="float">
            <text:p>6.1700898471</text:p>
          </table:table-cell>
          <table:table-cell office:value-type="float" office:value="1.5862517787975" calcext:value-type="float">
            <text:p>1.58625177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21560893092852" calcext:value-type="float">
            <text:p>6.2156089309</text:p>
          </table:table-cell>
          <table:table-cell office:value-type="float" office:value="1.64680745122214" calcext:value-type="float">
            <text:p>1.64680745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26005301395933" calcext:value-type="float">
            <text:p>6.260053014</text:p>
          </table:table-cell>
          <table:table-cell office:value-type="float" office:value="1.70025391425929" calcext:value-type="float">
            <text:p>1.70025391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30811470293019" calcext:value-type="float">
            <text:p>6.3081147029</text:p>
          </table:table-cell>
          <table:table-cell office:value-type="float" office:value="1.76740088646237" calcext:value-type="float">
            <text:p>1.76740088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35628698447394" calcext:value-type="float">
            <text:p>6.3562869845</text:p>
          </table:table-cell>
          <table:table-cell office:value-type="float" office:value="1.83573805605243" calcext:value-type="float">
            <text:p>1.83573805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40584658840435" calcext:value-type="float">
            <text:p>6.4058465884</text:p>
          </table:table-cell>
          <table:table-cell office:value-type="float" office:value="1.90497403366592" calcext:value-type="float">
            <text:p>1.90497403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46242820631044" calcext:value-type="float">
            <text:p>6.4624282063</text:p>
          </table:table-cell>
          <table:table-cell office:value-type="float" office:value="1.98288762836049" calcext:value-type="float">
            <text:p>1.98288762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51740239188966" calcext:value-type="float">
            <text:p>6.5174023919</text:p>
          </table:table-cell>
          <table:table-cell office:value-type="float" office:value="2.06451603194496" calcext:value-type="float">
            <text:p>2.06451603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56979516249654" calcext:value-type="float">
            <text:p>6.5697951625</text:p>
          </table:table-cell>
          <table:table-cell office:value-type="float" office:value="2.13677492824907" calcext:value-type="float">
            <text:p>2.1367749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62188549313671" calcext:value-type="float">
            <text:p>6.6218854931</text:p>
          </table:table-cell>
          <table:table-cell office:value-type="float" office:value="2.21578025986822" calcext:value-type="float">
            <text:p>2.21578025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65617738277677" calcext:value-type="float">
            <text:p>6.6561773828</text:p>
          </table:table-cell>
          <table:table-cell office:value-type="float" office:value="2.27344485705848" calcext:value-type="float">
            <text:p>2.27344485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70418602827285" calcext:value-type="float">
            <text:p>6.7041860283</text:p>
          </table:table-cell>
          <table:table-cell office:value-type="float" office:value="2.33939685988184" calcext:value-type="float">
            <text:p>2.33939685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75744425744301" calcext:value-type="float">
            <text:p>6.7574442574</text:p>
          </table:table-cell>
          <table:table-cell office:value-type="float" office:value="2.42514003253156" calcext:value-type="float">
            <text:p>2.42514003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8137972627515" calcext:value-type="float">
            <text:p>6.8137972628</text:p>
          </table:table-cell>
          <table:table-cell office:value-type="float" office:value="2.50567548152379" calcext:value-type="float">
            <text:p>2.50567548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86025426714304" calcext:value-type="float">
            <text:p>6.8602542671</text:p>
          </table:table-cell>
          <table:table-cell office:value-type="float" office:value="2.5785927123681" calcext:value-type="float">
            <text:p>2.57859271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90663540980828" calcext:value-type="float">
            <text:p>6.9066354098</text:p>
          </table:table-cell>
          <table:table-cell office:value-type="float" office:value="2.66062459706795" calcext:value-type="float">
            <text:p>2.66062459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95968067659524" calcext:value-type="float">
            <text:p>6.9596806766</text:p>
          </table:table-cell>
          <table:table-cell office:value-type="float" office:value="2.7426564817678" calcext:value-type="float">
            <text:p>2.74265648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00710928452659" calcext:value-type="float">
            <text:p>7.0071092845</text:p>
          </table:table-cell>
          <table:table-cell office:value-type="float" office:value="2.83521783226495" calcext:value-type="float">
            <text:p>2.83521783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06294382912267" calcext:value-type="float">
            <text:p>7.0629438291</text:p>
          </table:table-cell>
          <table:table-cell office:value-type="float" office:value="2.9284088518131" calcext:value-type="float">
            <text:p>2.92840885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12001533116648" calcext:value-type="float">
            <text:p>7.1200153312</text:p>
          </table:table-cell>
          <table:table-cell office:value-type="float" office:value="3.02542452781917" calcext:value-type="float">
            <text:p>3.02542452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17708683321029" calcext:value-type="float">
            <text:p>7.1770868332</text:p>
          </table:table-cell>
          <table:table-cell office:value-type="float" office:value="3.12244020382526" calcext:value-type="float">
            <text:p>3.12244020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2341583352541" calcext:value-type="float">
            <text:p>7.2341583353</text:p>
          </table:table-cell>
          <table:table-cell office:value-type="float" office:value="3.21945587983133" calcext:value-type="float">
            <text:p>3.21945587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28976018488476" calcext:value-type="float">
            <text:p>7.2897601849</text:p>
          </table:table-cell>
          <table:table-cell office:value-type="float" office:value="3.31454226682593" calcext:value-type="float">
            <text:p>3.31454226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34634180279085" calcext:value-type="float">
            <text:p>7.3463418028</text:p>
          </table:table-cell>
          <table:table-cell office:value-type="float" office:value="3.41827865290498" calcext:value-type="float">
            <text:p>3.41827865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40292342069695" calcext:value-type="float">
            <text:p>7.4029234207</text:p>
          </table:table-cell>
          <table:table-cell office:value-type="float" office:value="3.51889849519625" calcext:value-type="float">
            <text:p>3.51889849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45950503860304" calcext:value-type="float">
            <text:p>7.4595050386</text:p>
          </table:table-cell>
          <table:table-cell office:value-type="float" office:value="3.62040877856974" calcext:value-type="float">
            <text:p>3.62040877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51608665650913" calcext:value-type="float">
            <text:p>7.5160866565</text:p>
          </table:table-cell>
          <table:table-cell office:value-type="float" office:value="3.72392255437824" calcext:value-type="float">
            <text:p>3.72392255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57035357186452" calcext:value-type="float">
            <text:p>7.5703535719</text:p>
          </table:table-cell>
          <table:table-cell office:value-type="float" office:value="3.82009019125839" calcext:value-type="float">
            <text:p>3.82009019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63845953733471" calcext:value-type="float">
            <text:p>7.6384595373</text:p>
          </table:table-cell>
          <table:table-cell office:value-type="float" office:value="3.93526947147362" calcext:value-type="float">
            <text:p>3.93526947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60361125710716" calcext:value-type="float">
            <text:p>7.6036112571</text:p>
          </table:table-cell>
          <table:table-cell office:value-type="float" office:value="3.87897395814223" calcext:value-type="float">
            <text:p>3.87897395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6778586458861" calcext:value-type="float">
            <text:p>7.6778586459</text:p>
          </table:table-cell>
          <table:table-cell office:value-type="float" office:value="4.02431285346638" calcext:value-type="float">
            <text:p>4.02431285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72489587899004" calcext:value-type="float">
            <text:p>7.724895879</text:p>
          </table:table-cell>
          <table:table-cell office:value-type="float" office:value="4.0997240874923" calcext:value-type="float">
            <text:p>4.09972408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78058292586204" calcext:value-type="float">
            <text:p>7.7805829259</text:p>
          </table:table-cell>
          <table:table-cell office:value-type="float" office:value="4.21845238719212" calcext:value-type="float">
            <text:p>4.21845238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84204009171936" calcext:value-type="float">
            <text:p>7.8420400917</text:p>
          </table:table-cell>
          <table:table-cell office:value-type="float" office:value="4.32542248035925" calcext:value-type="float">
            <text:p>4.32542248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89781202324161" calcext:value-type="float">
            <text:p>7.8978120232</text:p>
          </table:table-cell>
          <table:table-cell office:value-type="float" office:value="4.45368822984663" calcext:value-type="float">
            <text:p>4.45368822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9412659470379" calcext:value-type="float">
            <text:p>7.941265947</text:p>
          </table:table-cell>
          <table:table-cell office:value-type="float" office:value="4.54156784458222" calcext:value-type="float">
            <text:p>4.54156784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9247311827957" calcext:value-type="float">
            <text:p>1.0924731183</text:p>
          </table:table-cell>
          <table:table-cell office:value-type="float" office:value="4.55816831683167" calcext:value-type="float">
            <text:p>4.55816831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98183990442055" calcext:value-type="float">
            <text:p>7.9818399044</text:p>
          </table:table-cell>
          <table:table-cell office:value-type="float" office:value="4.62004950495048" calcext:value-type="float">
            <text:p>4.620049505</text:p>
          </table:table-cell>
          <table:table-cell table:number-columns-repeated="1021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_12_b_HZZ_(80)" table:style-name="ta4">
        <table:table-column table:style-name="co1" table:number-columns-repeated="1024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ZZ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780828224106629" calcext:value-type="float">
            <text:p>0.7808282241</text:p>
          </table:table-cell>
          <table:table-cell office:value-type="float" office:value="9.62725164434324" calcext:value-type="float">
            <text:p>9.62725164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2949046302942" calcext:value-type="float">
            <text:p>0.7829490463</text:p>
          </table:table-cell>
          <table:table-cell office:value-type="float" office:value="9.51419726317469" calcext:value-type="float">
            <text:p>9.5141972632</text:p>
          </table:table-cell>
          <table:table-cell>
            <draw:frame table:end-cell-address="'Fig_12_b_HZZ_(80)'.J20" table:end-x="47.99pt" table:end-y="6.07pt" draw:z-index="0" draw:name="Chart 2" draw:style-name="gr1" svg:width="360pt" svg:height="216pt" svg:x="0pt" svg:y="0.06pt">
              <loext:p draw:notify-on-update-of-ranges="'Fig_12_b_HZZ_(80)'.B4:'Fig_12_b_HZZ_(80)'.B159 'Fig_12_b_HZZ_(80)'.C4:'Fig_12_b_HZZ_(80)'.C159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/>
          <table:table-cell office:value-type="float" office:value="0.784779841532237" calcext:value-type="float">
            <text:p>0.7847798415</text:p>
          </table:table-cell>
          <table:table-cell office:value-type="float" office:value="9.40273295769064" calcext:value-type="float">
            <text:p>9.40273295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6955043784865" calcext:value-type="float">
            <text:p>0.7869550438</text:p>
          </table:table-cell>
          <table:table-cell office:value-type="float" office:value="9.28745247056378" calcext:value-type="float">
            <text:p>9.28745247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8891303365803" calcext:value-type="float">
            <text:p>0.7888913034</text:p>
          </table:table-cell>
          <table:table-cell office:value-type="float" office:value="9.17564123947584" calcext:value-type="float">
            <text:p>9.17564123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1124181435736" calcext:value-type="float">
            <text:p>0.7911241814</text:p>
          </table:table-cell>
          <table:table-cell office:value-type="float" office:value="9.06245676120583" calcext:value-type="float">
            <text:p>9.06245676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3515509553209" calcext:value-type="float">
            <text:p>0.7935155096</text:p>
          </table:table-cell>
          <table:table-cell office:value-type="float" office:value="8.94026556052706" calcext:value-type="float">
            <text:p>8.94026556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5655852795378" calcext:value-type="float">
            <text:p>0.7956558528</text:p>
          </table:table-cell>
          <table:table-cell office:value-type="float" office:value="8.82076525716054" calcext:value-type="float">
            <text:p>8.82076525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7831055048006" calcext:value-type="float">
            <text:p>0.797831055</text:p>
          </table:table-cell>
          <table:table-cell office:value-type="float" office:value="8.7058822889548" calcext:value-type="float">
            <text:p>8.7058822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0006257300635" calcext:value-type="float">
            <text:p>0.8000062573</text:p>
          </table:table-cell>
          <table:table-cell office:value-type="float" office:value="8.59179435859131" calcext:value-type="float">
            <text:p>8.59179435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2906526970806" calcext:value-type="float">
            <text:p>0.802906527</text:p>
          </table:table-cell>
          <table:table-cell office:value-type="float" office:value="8.48048906067572" calcext:value-type="float">
            <text:p>8.48048906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5081729223434" calcext:value-type="float">
            <text:p>0.8050817292</text:p>
          </table:table-cell>
          <table:table-cell office:value-type="float" office:value="8.3731589519714" calcext:value-type="float">
            <text:p>8.3731589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7256931476062" calcext:value-type="float">
            <text:p>0.8072569315</text:p>
          </table:table-cell>
          <table:table-cell office:value-type="float" office:value="8.26344372974031" calcext:value-type="float">
            <text:p>8.26344372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9099811162317" calcext:value-type="float">
            <text:p>0.8090998112</text:p>
          </table:table-cell>
          <table:table-cell office:value-type="float" office:value="8.16088384808951" calcext:value-type="float">
            <text:p>8.16088384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1395857984535" calcext:value-type="float">
            <text:p>0.811395858</text:p>
          </table:table-cell>
          <table:table-cell office:value-type="float" office:value="8.0463983988049" calcext:value-type="float">
            <text:p>8.04639839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3782538233947" calcext:value-type="float">
            <text:p>0.8137825382</text:p>
          </table:table-cell>
          <table:table-cell office:value-type="float" office:value="7.9378757333372" calcext:value-type="float">
            <text:p>7.93787573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5957740486575" calcext:value-type="float">
            <text:p>0.8159577405</text:p>
          </table:table-cell>
          <table:table-cell office:value-type="float" office:value="7.83114190301457" calcext:value-type="float">
            <text:p>7.8311419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8132942739203" calcext:value-type="float">
            <text:p>0.8181329427</text:p>
          </table:table-cell>
          <table:table-cell office:value-type="float" office:value="7.72619690783701" calcext:value-type="float">
            <text:p>7.72619690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0338356134229" calcext:value-type="float">
            <text:p>0.8203383561</text:p>
          </table:table-cell>
          <table:table-cell office:value-type="float" office:value="7.61760798921578" calcext:value-type="float">
            <text:p>7.61760798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2996936665219" calcext:value-type="float">
            <text:p>0.8229969367</text:p>
          </table:table-cell>
          <table:table-cell office:value-type="float" office:value="7.50365256515934" calcext:value-type="float">
            <text:p>7.50365256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5202350060245" calcext:value-type="float">
            <text:p>0.8252023501</text:p>
          </table:table-cell>
          <table:table-cell office:value-type="float" office:value="7.39645496276206" calcext:value-type="float">
            <text:p>7.39645496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7377552312873" calcext:value-type="float">
            <text:p>0.8273775523</text:p>
          </table:table-cell>
          <table:table-cell office:value-type="float" office:value="7.29449135949295" calcext:value-type="float">
            <text:p>7.29449135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9552754565501" calcext:value-type="float">
            <text:p>0.8295527546</text:p>
          </table:table-cell>
          <table:table-cell office:value-type="float" office:value="7.19193147784216" calcext:value-type="float">
            <text:p>7.19193147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172795681813" calcext:value-type="float">
            <text:p>0.8317279568</text:p>
          </table:table-cell>
          <table:table-cell office:value-type="float" office:value="7.09235298809981" calcext:value-type="float">
            <text:p>7.09235298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3903159070758" calcext:value-type="float">
            <text:p>0.8339031591</text:p>
          </table:table-cell>
          <table:table-cell office:value-type="float" office:value="6.99217821997578" calcext:value-type="float">
            <text:p>6.992178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6350261604965" calcext:value-type="float">
            <text:p>0.8363502616</text:p>
          </table:table-cell>
          <table:table-cell office:value-type="float" office:value="6.88198597503934" calcext:value-type="float">
            <text:p>6.8819859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906926442075" calcext:value-type="float">
            <text:p>0.8390692644</text:p>
          </table:table-cell>
          <table:table-cell office:value-type="float" office:value="6.7627302987012" calcext:value-type="float">
            <text:p>6.76273029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1788267236535" calcext:value-type="float">
            <text:p>0.8417882672</text:p>
          </table:table-cell>
          <table:table-cell office:value-type="float" office:value="6.64538271318448" calcext:value-type="float">
            <text:p>6.64538271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450727005232" calcext:value-type="float">
            <text:p>0.8445072701</text:p>
          </table:table-cell>
          <table:table-cell office:value-type="float" office:value="6.5285121503731" calcext:value-type="float">
            <text:p>6.52851215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6984583728925" calcext:value-type="float">
            <text:p>0.8469845837</text:p>
          </table:table-cell>
          <table:table-cell office:value-type="float" office:value="6.41445072127103" calcext:value-type="float">
            <text:p>6.41445072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9895839269059" calcext:value-type="float">
            <text:p>0.8498958393</text:p>
          </table:table-cell>
          <table:table-cell office:value-type="float" office:value="6.29702604117566" calcext:value-type="float">
            <text:p>6.29702604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2664278499676" calcext:value-type="float">
            <text:p>0.8526642785</text:p>
          </table:table-cell>
          <table:table-cell office:value-type="float" office:value="6.17599237111757" calcext:value-type="float">
            <text:p>6.17599237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5383281315462" calcext:value-type="float">
            <text:p>0.8553832813</text:p>
          </table:table-cell>
          <table:table-cell office:value-type="float" office:value="6.06484608077043" calcext:value-type="float">
            <text:p>6.06484608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8102284131247" calcext:value-type="float">
            <text:p>0.8581022841</text:p>
          </table:table-cell>
          <table:table-cell office:value-type="float" office:value="5.95513085853934" calcext:value-type="float">
            <text:p>5.95513085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0821286947032" calcext:value-type="float">
            <text:p>0.8608212869</text:p>
          </table:table-cell>
          <table:table-cell office:value-type="float" office:value="5.84636968171896" calcext:value-type="float">
            <text:p>5.84636968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3540289762817" calcext:value-type="float">
            <text:p>0.8635402898</text:p>
          </table:table-cell>
          <table:table-cell office:value-type="float" office:value="5.73713148219323" calcext:value-type="float">
            <text:p>5.73713148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6259292578603" calcext:value-type="float">
            <text:p>0.8662592926</text:p>
          </table:table-cell>
          <table:table-cell office:value-type="float" office:value="5.62741625996215" calcext:value-type="float">
            <text:p>5.627416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8978295394388" calcext:value-type="float">
            <text:p>0.8689782954</text:p>
          </table:table-cell>
          <table:table-cell office:value-type="float" office:value="5.51865508314176" calcext:value-type="float">
            <text:p>5.51865508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1697298210173" calcext:value-type="float">
            <text:p>0.8716972982</text:p>
          </table:table-cell>
          <table:table-cell office:value-type="float" office:value="5.4127560425535" calcext:value-type="float">
            <text:p>5.41275604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4416301025959" calcext:value-type="float">
            <text:p>0.874416301</text:p>
          </table:table-cell>
          <table:table-cell office:value-type="float" office:value="5.31353531984017" calcext:value-type="float">
            <text:p>5.31353531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7382485915906" calcext:value-type="float">
            <text:p>0.8773824859</text:p>
          </table:table-cell>
          <table:table-cell office:value-type="float" office:value="5.20637867393779" calcext:value-type="float">
            <text:p>5.20637867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9854306657529" calcext:value-type="float">
            <text:p>0.8798543067</text:p>
          </table:table-cell>
          <table:table-cell office:value-type="float" office:value="5.10740850860505" calcext:value-type="float">
            <text:p>5.10740850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2820491547477" calcext:value-type="float">
            <text:p>0.8828204915</text:p>
          </table:table-cell>
          <table:table-cell office:value-type="float" office:value="5.00559548068486" calcext:value-type="float">
            <text:p>5.00559548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52923122891" calcext:value-type="float">
            <text:p>0.8852923123</text:p>
          </table:table-cell>
          <table:table-cell office:value-type="float" office:value="4.90652894712882" calcext:value-type="float">
            <text:p>4.90652894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8283215386463" calcext:value-type="float">
            <text:p>0.8882832154</text:p>
          </table:table-cell>
          <table:table-cell office:value-type="float" office:value="4.80224648348647" calcext:value-type="float">
            <text:p>4.80224648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1546018765406" calcext:value-type="float">
            <text:p>0.8915460188</text:p>
          </table:table-cell>
          <table:table-cell office:value-type="float" office:value="4.68974862880749" calcext:value-type="float">
            <text:p>4.68974862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4808822144348" calcext:value-type="float">
            <text:p>0.8948088221</text:p>
          </table:table-cell>
          <table:table-cell office:value-type="float" office:value="4.58241852010317" calcext:value-type="float">
            <text:p>4.58241852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8071625523291" calcext:value-type="float">
            <text:p>0.8980716255</text:p>
          </table:table-cell>
          <table:table-cell office:value-type="float" office:value="4.47429337355659" calcext:value-type="float">
            <text:p>4.47429337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1334428902233" calcext:value-type="float">
            <text:p>0.9013344289</text:p>
          </table:table-cell>
          <table:table-cell office:value-type="float" office:value="4.3645781513255" calcext:value-type="float">
            <text:p>4.36457815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4597232281175" calcext:value-type="float">
            <text:p>0.9045972323</text:p>
          </table:table-cell>
          <table:table-cell office:value-type="float" office:value="4.25724804262118" calcext:value-type="float">
            <text:p>4.25724804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7860035660118" calcext:value-type="float">
            <text:p>0.9078600357</text:p>
          </table:table-cell>
          <table:table-cell office:value-type="float" office:value="4.16419138922529" calcext:value-type="float">
            <text:p>4.16419138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1098120831644" calcext:value-type="float">
            <text:p>0.9110981208</text:p>
          </table:table-cell>
          <table:table-cell office:value-type="float" office:value="4.05632029703329" calcext:value-type="float">
            <text:p>4.0563202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4657542699581" calcext:value-type="float">
            <text:p>0.9146575427</text:p>
          </table:table-cell>
          <table:table-cell office:value-type="float" office:value="3.94578313627459" calcext:value-type="float">
            <text:p>3.94578313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8192246360102" calcext:value-type="float">
            <text:p>0.9181922464</text:p>
          </table:table-cell>
          <table:table-cell office:value-type="float" office:value="3.83504572253203" calcext:value-type="float">
            <text:p>3.8350457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1455049739044" calcext:value-type="float">
            <text:p>0.9214550497</text:p>
          </table:table-cell>
          <table:table-cell office:value-type="float" office:value="3.73129328411785" calcext:value-type="float">
            <text:p>3.73129328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4947922587014" calcext:value-type="float">
            <text:p>0.9249479226</text:p>
          </table:table-cell>
          <table:table-cell office:value-type="float" office:value="3.62478879163434" calcext:value-type="float">
            <text:p>3.62478879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8294387591058" calcext:value-type="float">
            <text:p>0.9282943876</text:p>
          </table:table-cell>
          <table:table-cell office:value-type="float" office:value="3.52131155862709" calcext:value-type="float">
            <text:p>3.52131155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2059160720607" calcext:value-type="float">
            <text:p>0.9320591607</text:p>
          </table:table-cell>
          <table:table-cell office:value-type="float" office:value="3.41696939434091" calcext:value-type="float">
            <text:p>3.41696939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5865764662706" calcext:value-type="float">
            <text:p>0.9358657647</text:p>
          </table:table-cell>
          <table:table-cell office:value-type="float" office:value="3.30759490261365" calcext:value-type="float">
            <text:p>3.30759490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9672368604805" calcext:value-type="float">
            <text:p>0.9396723686</text:p>
          </table:table-cell>
          <table:table-cell office:value-type="float" office:value="3.19856114139021" calcext:value-type="float">
            <text:p>3.19856114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43478972546905" calcext:value-type="float">
            <text:p>0.9434789725</text:p>
          </table:table-cell>
          <table:table-cell office:value-type="float" office:value="3.09225322419735" calcext:value-type="float">
            <text:p>3.09225322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47358083230759" calcext:value-type="float">
            <text:p>0.9473580832</text:p>
          </table:table-cell>
          <table:table-cell office:value-type="float" office:value="2.9865813372783" calcext:value-type="float">
            <text:p>2.98658133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1635980994261" calcext:value-type="float">
            <text:p>0.951635981</text:p>
          </table:table-cell>
          <table:table-cell office:value-type="float" office:value="2.87623008477342" calcext:value-type="float">
            <text:p>2.87623008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5986385499517" calcext:value-type="float">
            <text:p>0.9559863855</text:p>
          </table:table-cell>
          <table:table-cell office:value-type="float" office:value="2.76174463548881" calcext:value-type="float">
            <text:p>2.76174463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0336790004774" calcext:value-type="float">
            <text:p>0.96033679</text:p>
          </table:table-cell>
          <table:table-cell office:value-type="float" office:value="2.64904802134927" calcext:value-type="float">
            <text:p>2.64904802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468719451003" calcext:value-type="float">
            <text:p>0.9646871945</text:p>
          </table:table-cell>
          <table:table-cell office:value-type="float" office:value="2.54410302617171" calcext:value-type="float">
            <text:p>2.54410302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9037599015287" calcext:value-type="float">
            <text:p>0.969037599</text:p>
          </table:table-cell>
          <table:table-cell office:value-type="float" office:value="2.44124500533006" calcext:value-type="float">
            <text:p>2.44124500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3388003520543" calcext:value-type="float">
            <text:p>0.9733880035</text:p>
          </table:table-cell>
          <table:table-cell office:value-type="float" office:value="2.33987768044265" calcext:value-type="float">
            <text:p>2.33987768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7834372831062" calcext:value-type="float">
            <text:p>0.9778343728</text:p>
          </table:table-cell>
          <table:table-cell office:value-type="float" office:value="2.23421364368717" calcext:value-type="float">
            <text:p>2.23421364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3048460583686" calcext:value-type="float">
            <text:p>0.9830484606</text:p>
          </table:table-cell>
          <table:table-cell office:value-type="float" office:value="2.12505962463885" calcext:value-type="float">
            <text:p>2.12505962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8006642188942" calcext:value-type="float">
            <text:p>0.9880066422</text:p>
          </table:table-cell>
          <table:table-cell office:value-type="float" office:value="2.01506380081638" calcext:value-type="float">
            <text:p>2.01506380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3032798864592" calcext:value-type="float">
            <text:p>0.9930327989</text:p>
          </table:table-cell>
          <table:table-cell office:value-type="float" office:value="1.90727771452606" calcext:value-type="float">
            <text:p>1.90727771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7859028862611" calcext:value-type="float">
            <text:p>0.9978590289</text:p>
          </table:table-cell>
          <table:table-cell office:value-type="float" office:value="1.80607409878387" calcext:value-type="float">
            <text:p>1.80607409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356893477576" calcext:value-type="float">
            <text:p>1.0035689348</text:p>
          </table:table-cell>
          <table:table-cell office:value-type="float" office:value="1.70676664466957" calcext:value-type="float">
            <text:p>1.70676664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900694040733" calcext:value-type="float">
            <text:p>1.0090069404</text:p>
          </table:table-cell>
          <table:table-cell office:value-type="float" office:value="1.60229867219736" calcext:value-type="float">
            <text:p>1.60229867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44449460389" calcext:value-type="float">
            <text:p>1.014444946</text:p>
          </table:table-cell>
          <table:table-cell office:value-type="float" office:value="1.50307794948403" calcext:value-type="float">
            <text:p>1.50307794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015485195205" calcext:value-type="float">
            <text:p>1.020154852</text:p>
          </table:table-cell>
          <table:table-cell office:value-type="float" office:value="1.40407405527314" calcext:value-type="float">
            <text:p>1.40407405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613665814677" calcext:value-type="float">
            <text:p>1.0261366581</text:p>
          </table:table-cell>
          <table:table-cell office:value-type="float" office:value="1.30173100212477" calcext:value-type="float">
            <text:p>1.30173100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21184643415" calcext:value-type="float">
            <text:p>1.0321184643</text:p>
          </table:table-cell>
          <table:table-cell office:value-type="float" office:value="1.20372451902507" calcext:value-type="float">
            <text:p>1.2037245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810027053623" calcext:value-type="float">
            <text:p>1.0381002705</text:p>
          </table:table-cell>
          <table:table-cell office:value-type="float" office:value="1.11525849003241" calcext:value-type="float">
            <text:p>1.115258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4408207673096" calcext:value-type="float">
            <text:p>1.0440820767</text:p>
          </table:table-cell>
          <table:table-cell office:value-type="float" office:value="1.03503194413221" calcext:value-type="float">
            <text:p>1.03503194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5006388292568" calcext:value-type="float">
            <text:p>1.0500638829</text:p>
          </table:table-cell>
          <table:table-cell office:value-type="float" office:value="0.935724490017914" calcext:value-type="float">
            <text:p>0.935724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5604568912041" calcext:value-type="float">
            <text:p>1.0560456891</text:p>
          </table:table-cell>
          <table:table-cell office:value-type="float" office:value="0.865905712234495" calcext:value-type="float">
            <text:p>0.86590571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6202749531514" calcext:value-type="float">
            <text:p>1.0620274953</text:p>
          </table:table-cell>
          <table:table-cell office:value-type="float" office:value="0.788281108363492" calcext:value-type="float">
            <text:p>0.78828110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6800930150987" calcext:value-type="float">
            <text:p>1.0680093015</text:p>
          </table:table-cell>
          <table:table-cell office:value-type="float" office:value="0.712824789516815" calcext:value-type="float">
            <text:p>0.71282478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7399110770459" calcext:value-type="float">
            <text:p>1.0739911077</text:p>
          </table:table-cell>
          <table:table-cell office:value-type="float" office:value="0.644740639752862" calcext:value-type="float">
            <text:p>0.64474063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7997291389932" calcext:value-type="float">
            <text:p>1.0799729139</text:p>
          </table:table-cell>
          <table:table-cell office:value-type="float" office:value="0.57777160800142" calcext:value-type="float">
            <text:p>0.5777716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8595472009405" calcext:value-type="float">
            <text:p>1.0859547201</text:p>
          </table:table-cell>
          <table:table-cell office:value-type="float" office:value="0.515401350283184" calcext:value-type="float">
            <text:p>0.51540135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9175525943439" calcext:value-type="float">
            <text:p>1.0917552594</text:p>
          </table:table-cell>
          <table:table-cell office:value-type="float" office:value="0.462797434155769" calcext:value-type="float">
            <text:p>0.46279743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9705943677798" calcext:value-type="float">
            <text:p>1.0970594368</text:p>
          </table:table-cell>
          <table:table-cell office:value-type="float" office:value="0.410456355105624" calcext:value-type="float">
            <text:p>0.41045635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0243187715771" calcext:value-type="float">
            <text:p>1.1024318772</text:p>
          </table:table-cell>
          <table:table-cell office:value-type="float" office:value="0.356119132395921" calcext:value-type="float">
            <text:p>0.35611913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0825054318349" calcext:value-type="float">
            <text:p>1.1082505432</text:p>
          </table:table-cell>
          <table:table-cell office:value-type="float" office:value="0.314727659049872" calcext:value-type="float">
            <text:p>0.3147276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147398965705" calcext:value-type="float">
            <text:p>1.1147398966</text:p>
          </table:table-cell>
          <table:table-cell office:value-type="float" office:value="0.268262398746893" calcext:value-type="float">
            <text:p>0.26826239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021415557294" calcext:value-type="float">
            <text:p>1.1202141556</text:p>
          </table:table-cell>
          <table:table-cell office:value-type="float" office:value="0.223659688028023" calcext:value-type="float">
            <text:p>0.2236596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566521709477" calcext:value-type="float">
            <text:p>1.1256652171</text:p>
          </table:table-cell>
          <table:table-cell office:value-type="float" office:value="0.194778371256985" calcext:value-type="float">
            <text:p>0.19477837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3139242260379" calcext:value-type="float">
            <text:p>1.1313924226</text:p>
          </table:table-cell>
          <table:table-cell office:value-type="float" office:value="0.157982168392567" calcext:value-type="float">
            <text:p>0.15798216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3685197153686" calcext:value-type="float">
            <text:p>1.1368519715</text:p>
          </table:table-cell>
          <table:table-cell office:value-type="float" office:value="0.135922671061942" calcext:value-type="float">
            <text:p>0.13592267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4258766445712" calcext:value-type="float">
            <text:p>1.1425876645</text:p>
          </table:table-cell>
          <table:table-cell office:value-type="float" office:value="0.113134751714275" calcext:value-type="float">
            <text:p>0.11313475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4794798429395" calcext:value-type="float">
            <text:p>1.1479479843</text:p>
          </table:table-cell>
          <table:table-cell office:value-type="float" office:value="0.0817443454172313" calcext:value-type="float">
            <text:p>0.08174434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537032069207" calcext:value-type="float">
            <text:p>1.1537032069</text:p>
          </table:table-cell>
          <table:table-cell office:value-type="float" office:value="0.0671493779979108" calcext:value-type="float">
            <text:p>0.0671493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5954906297464" calcext:value-type="float">
            <text:p>1.159549063</text:p>
          </table:table-cell>
          <table:table-cell office:value-type="float" office:value="0.0431783518509139" calcext:value-type="float">
            <text:p>0.04317835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6589340287814" calcext:value-type="float">
            <text:p>1.1658934029</text:p>
          </table:table-cell>
          <table:table-cell office:value-type="float" office:value="0.0190830837509174" calcext:value-type="float">
            <text:p>0.01908308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7187520907286" calcext:value-type="float">
            <text:p>1.1718752091</text:p>
          </table:table-cell>
          <table:table-cell office:value-type="float" office:value="0.00997628664873318" calcext:value-type="float">
            <text:p>0.00997628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7814983095545" calcext:value-type="float">
            <text:p>1.178149831</text:p>
          </table:table-cell>
          <table:table-cell office:value-type="float" office:value="0.00856581361451169" calcext:value-type="float">
            <text:p>0.00856581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8383882146232" calcext:value-type="float">
            <text:p>1.1838388215</text:p>
          </table:table-cell>
          <table:table-cell office:value-type="float" office:value="0.00639752859018116" calcext:value-type="float">
            <text:p>0.00639752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8982062765705" calcext:value-type="float">
            <text:p>1.1898206277</text:p>
          </table:table-cell>
          <table:table-cell office:value-type="float" office:value="0.000759987526924632" calcext:value-type="float">
            <text:p>0.00075998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9580243385177" calcext:value-type="float">
            <text:p>1.1958024339</text:p>
          </table:table-cell>
          <table:table-cell office:value-type="float" office:value="0.00162730153665613" calcext:value-type="float">
            <text:p>0.00162730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0149142435865" calcext:value-type="float">
            <text:p>1.2014914244</text:p>
          </table:table-cell>
          <table:table-cell office:value-type="float" office:value="0.0100096448798758" calcext:value-type="float">
            <text:p>0.01000964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0776604624123" calcext:value-type="float">
            <text:p>1.2077660462</text:p>
          </table:table-cell>
          <table:table-cell office:value-type="float" office:value="0.0181062677215635" calcext:value-type="float">
            <text:p>0.01810626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1374785243596" calcext:value-type="float">
            <text:p>1.2137478524</text:p>
          </table:table-cell>
          <table:table-cell office:value-type="float" office:value="0.0267794078188821" calcext:value-type="float">
            <text:p>0.02677940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1957428704121" calcext:value-type="float">
            <text:p>1.219574287</text:p>
          </table:table-cell>
          <table:table-cell office:value-type="float" office:value="0.0334391403936091" calcext:value-type="float">
            <text:p>0.03343914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2584094114997" calcext:value-type="float">
            <text:p>1.2258409411</text:p>
          </table:table-cell>
          <table:table-cell office:value-type="float" office:value="0.0526645456909378" calcext:value-type="float">
            <text:p>0.05266454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3255216672566" calcext:value-type="float">
            <text:p>1.2325521667</text:p>
          </table:table-cell>
          <table:table-cell office:value-type="float" office:value="0.0784825147271774" calcext:value-type="float">
            <text:p>0.07848251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3840449659583" calcext:value-type="float">
            <text:p>1.2384044966</text:p>
          </table:table-cell>
          <table:table-cell office:value-type="float" office:value="0.108408056116418" calcext:value-type="float">
            <text:p>0.10840805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436568834096" calcext:value-type="float">
            <text:p>1.2436568834</text:p>
          </table:table-cell>
          <table:table-cell office:value-type="float" office:value="0.126000130532213" calcext:value-type="float">
            <text:p>0.12600013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487797938988" calcext:value-type="float">
            <text:p>1.2487797939</text:p>
          </table:table-cell>
          <table:table-cell office:value-type="float" office:value="0.140892518006598" calcext:value-type="float">
            <text:p>0.1408925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5562049579905" calcext:value-type="float">
            <text:p>1.2556204958</text:p>
          </table:table-cell>
          <table:table-cell office:value-type="float" office:value="0.184196900585222" calcext:value-type="float">
            <text:p>0.18419690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6160230199378" calcext:value-type="float">
            <text:p>1.261602302</text:p>
          </table:table-cell>
          <table:table-cell office:value-type="float" office:value="0.211517291891777" calcext:value-type="float">
            <text:p>0.21151729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6758410818851" calcext:value-type="float">
            <text:p>1.2675841082</text:p>
          </table:table-cell>
          <table:table-cell office:value-type="float" office:value="0.254449335373506" calcext:value-type="float">
            <text:p>0.25444933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7333933081525" calcext:value-type="float">
            <text:p>1.2733393308</text:p>
          </table:table-cell>
          <table:table-cell office:value-type="float" office:value="0.301934777406327" calcext:value-type="float">
            <text:p>0.30193477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7954772057796" calcext:value-type="float">
            <text:p>1.2795477206</text:p>
          </table:table-cell>
          <table:table-cell office:value-type="float" office:value="0.342481707361294" calcext:value-type="float">
            <text:p>0.34248170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8552952677269" calcext:value-type="float">
            <text:p>1.2855295268</text:p>
          </table:table-cell>
          <table:table-cell office:value-type="float" office:value="0.387582035867353" calcext:value-type="float">
            <text:p>0.38758203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9151133296742" calcext:value-type="float">
            <text:p>1.291511333</text:p>
          </table:table-cell>
          <table:table-cell office:value-type="float" office:value="0.437452591426938" calcext:value-type="float">
            <text:p>0.43745259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9749313916214" calcext:value-type="float">
            <text:p>1.2974931392</text:p>
          </table:table-cell>
          <table:table-cell office:value-type="float" office:value="0.487756803991388" calcext:value-type="float">
            <text:p>0.4877568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0347494535687" calcext:value-type="float">
            <text:p>1.3034749454</text:p>
          </table:table-cell>
          <table:table-cell office:value-type="float" office:value="0.539795644575301" calcext:value-type="float">
            <text:p>0.53979564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094567515516" calcext:value-type="float">
            <text:p>1.3094567516</text:p>
          </table:table-cell>
          <table:table-cell office:value-type="float" office:value="0.597905683227338" calcext:value-type="float">
            <text:p>0.59790568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1543855774633" calcext:value-type="float">
            <text:p>1.3154385577</text:p>
          </table:table-cell>
          <table:table-cell office:value-type="float" office:value="0.65558206487451" calcext:value-type="float">
            <text:p>0.65558206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2142036394106" calcext:value-type="float">
            <text:p>1.3214203639</text:p>
          </table:table-cell>
          <table:table-cell office:value-type="float" office:value="0.716294045555743" calcext:value-type="float">
            <text:p>0.71629404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2740217013578" calcext:value-type="float">
            <text:p>1.3274021701</text:p>
          </table:table-cell>
          <table:table-cell office:value-type="float" office:value="0.782209910295369" calcext:value-type="float">
            <text:p>0.78220991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3338397633051" calcext:value-type="float">
            <text:p>1.3333839763</text:p>
          </table:table-cell>
          <table:table-cell office:value-type="float" office:value="0.848993089044725" calcext:value-type="float">
            <text:p>0.8489930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3936578252524" calcext:value-type="float">
            <text:p>1.3393657825</text:p>
          </table:table-cell>
          <table:table-cell office:value-type="float" office:value="0.914908953784351" calcext:value-type="float">
            <text:p>0.91490895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4534758871997" calcext:value-type="float">
            <text:p>1.3453475887</text:p>
          </table:table-cell>
          <table:table-cell office:value-type="float" office:value="0.985161388572633" calcext:value-type="float">
            <text:p>0.9851613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5132939491469" calcext:value-type="float">
            <text:p>1.3513293949</text:p>
          </table:table-cell>
          <table:table-cell office:value-type="float" office:value="1.06495427746797" calcext:value-type="float">
            <text:p>1.06495427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5731120110942" calcext:value-type="float">
            <text:p>1.3573112011</text:p>
          </table:table-cell>
          <table:table-cell office:value-type="float" office:value="1.13694134027571" calcext:value-type="float">
            <text:p>1.13694134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6329300730415" calcext:value-type="float">
            <text:p>1.3632930073</text:p>
          </table:table-cell>
          <table:table-cell office:value-type="float" office:value="1.21716788617591" calcext:value-type="float">
            <text:p>1.21716788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6927481349888" calcext:value-type="float">
            <text:p>1.3692748135</text:p>
          </table:table-cell>
          <table:table-cell office:value-type="float" office:value="1.29696077507125" calcext:value-type="float">
            <text:p>1.29696077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752566196936" calcext:value-type="float">
            <text:p>1.3752566197</text:p>
          </table:table-cell>
          <table:table-cell office:value-type="float" office:value="1.37935560599578" calcext:value-type="float">
            <text:p>1.3793556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8123842588833" calcext:value-type="float">
            <text:p>1.3812384259</text:p>
          </table:table-cell>
          <table:table-cell office:value-type="float" office:value="1.46738797798357" calcext:value-type="float">
            <text:p>1.4673879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8722023208306" calcext:value-type="float">
            <text:p>1.3872202321</text:p>
          </table:table-cell>
          <table:table-cell office:value-type="float" office:value="1.55628766398109" calcext:value-type="float">
            <text:p>1.5562876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9320203827779" calcext:value-type="float">
            <text:p>1.3932020383</text:p>
          </table:table-cell>
          <table:table-cell office:value-type="float" office:value="1.64518734997861" calcext:value-type="float">
            <text:p>1.645187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9918384447251" calcext:value-type="float">
            <text:p>1.3991838445</text:p>
          </table:table-cell>
          <table:table-cell office:value-type="float" office:value="1.73972457703938" calcext:value-type="float">
            <text:p>1.7397245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0516565066724" calcext:value-type="float">
            <text:p>1.4051656507</text:p>
          </table:table-cell>
          <table:table-cell office:value-type="float" office:value="1.83339449009043" calcext:value-type="float">
            <text:p>1.83339449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1114745686197" calcext:value-type="float">
            <text:p>1.4111474569</text:p>
          </table:table-cell>
          <table:table-cell office:value-type="float" office:value="1.92966634517067" calcext:value-type="float">
            <text:p>1.92966634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171292630567" calcext:value-type="float">
            <text:p>1.4171292631</text:p>
          </table:table-cell>
          <table:table-cell office:value-type="float" office:value="2.0311420843093" calcext:value-type="float">
            <text:p>2.03114208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2311106925142" calcext:value-type="float">
            <text:p>1.4231110693</text:p>
          </table:table-cell>
          <table:table-cell office:value-type="float" office:value="2.1343524514674" calcext:value-type="float">
            <text:p>2.13435245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2909287544615" calcext:value-type="float">
            <text:p>1.4290928754</text:p>
          </table:table-cell>
          <table:table-cell office:value-type="float" office:value="2.2362618476109" calcext:value-type="float">
            <text:p>2.23626184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348027813593" calcext:value-type="float">
            <text:p>1.4348027814</text:p>
          </table:table-cell>
          <table:table-cell office:value-type="float" office:value="2.33929875196705" calcext:value-type="float">
            <text:p>2.3392987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4024078699087" calcext:value-type="float">
            <text:p>1.440240787</text:p>
          </table:table-cell>
          <table:table-cell office:value-type="float" office:value="2.43851947468038" calcext:value-type="float">
            <text:p>2.43851947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4595069290402" calcext:value-type="float">
            <text:p>1.4459506929</text:p>
          </table:table-cell>
          <table:table-cell office:value-type="float" office:value="2.53721980898787" calcext:value-type="float">
            <text:p>2.5372198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5138869853559" calcext:value-type="float">
            <text:p>1.4513886985</text:p>
          </table:table-cell>
          <table:table-cell office:value-type="float" office:value="2.64216480416543" calcext:value-type="float">
            <text:p>2.64216480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5677726775233" calcext:value-type="float">
            <text:p>1.4567772678</text:p>
          </table:table-cell>
          <table:table-cell office:value-type="float" office:value="2.74710979934299" calcext:value-type="float">
            <text:p>2.74710979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6235534322593" calcext:value-type="float">
            <text:p>1.4623553432</text:p>
          </table:table-cell>
          <table:table-cell office:value-type="float" office:value="2.85162113751568" calcext:value-type="float">
            <text:p>2.85162113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6766088461775" calcext:value-type="float">
            <text:p>1.4676608846</text:p>
          </table:table-cell>
          <table:table-cell office:value-type="float" office:value="2.95473142998035" calcext:value-type="float">
            <text:p>2.954731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7228182535635" calcext:value-type="float">
            <text:p>1.4722818254</text:p>
          </table:table-cell>
          <table:table-cell office:value-type="float" office:value="3.05360302738034" calcext:value-type="float">
            <text:p>3.05360302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7673544284475" calcext:value-type="float">
            <text:p>1.4767354428</text:p>
          </table:table-cell>
          <table:table-cell office:value-type="float" office:value="3.15542397586605" calcext:value-type="float">
            <text:p>3.15542397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8098263436687" calcext:value-type="float">
            <text:p>1.4809826344</text:p>
          </table:table-cell>
          <table:table-cell office:value-type="float" office:value="3.24270530420048" calcext:value-type="float">
            <text:p>3.2427053042</text:p>
          </table:table-cell>
          <table:table-cell table:number-columns-repeated="1021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a" table:style-name="ta4">
        <table:table-column table:style-name="co1" table:number-columns-repeated="1024" table:default-cell-style-name="ce1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0.601212286269123" calcext:value-type="float">
            <text:p>0.6012122863</text:p>
          </table:table-cell>
          <table:table-cell office:value-type="float" office:value="1.41303650598227" calcext:value-type="float">
            <text:p>1.4130365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2121234547435" calcext:value-type="float">
            <text:p>0.6021212345</text:p>
          </table:table-cell>
          <table:table-cell office:value-type="float" office:value="1.39735058218348" calcext:value-type="float">
            <text:p>1.39735058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3181333775399" calcext:value-type="float">
            <text:p>0.6031813338</text:p>
          </table:table-cell>
          <table:table-cell office:value-type="float" office:value="1.38329578719196" calcext:value-type="float">
            <text:p>1.3832957872</text:p>
          </table:table-cell>
          <table:table-cell table:number-columns-repeated="2"/>
          <table:table-cell>
            <draw:frame table:end-cell-address="1a.M20" table:end-x="17.49pt" table:end-y="14.06pt" draw:z-index="0" draw:name="Chart 1" draw:style-name="gr1" svg:width="360pt" svg:height="216pt" svg:x="21.49pt" svg:y="8.05pt">
              <loext:p draw:notify-on-update-of-ranges="1a.B3:1a.B174 1a.C3:1a.C174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/>
          <table:table-cell office:value-type="float" office:value="0.604182182024861" calcext:value-type="float">
            <text:p>0.604182182</text:p>
          </table:table-cell>
          <table:table-cell office:value-type="float" office:value="1.36987499635354" calcext:value-type="float">
            <text:p>1.36987499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5135106332591" calcext:value-type="float">
            <text:p>0.6051351063</text:p>
          </table:table-cell>
          <table:table-cell office:value-type="float" office:value="1.3555729824952" calcext:value-type="float">
            <text:p>1.35557298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8026689717235" calcext:value-type="float">
            <text:p>0.6080266897</text:p>
          </table:table-cell>
          <table:table-cell office:value-type="float" office:value="1.31642589112055" calcext:value-type="float">
            <text:p>1.31642589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9871761473973" calcext:value-type="float">
            <text:p>0.6098717615</text:p>
          </table:table-cell>
          <table:table-cell office:value-type="float" office:value="1.29159206553984" calcext:value-type="float">
            <text:p>1.29159206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171683323071" calcext:value-type="float">
            <text:p>0.6117168332</text:p>
          </table:table-cell>
          <table:table-cell office:value-type="float" office:value="1.26738299028821" calcext:value-type="float">
            <text:p>1.26738299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3561904987448" calcext:value-type="float">
            <text:p>0.613561905</text:p>
          </table:table-cell>
          <table:table-cell office:value-type="float" office:value="1.2430177274543" calcext:value-type="float">
            <text:p>1.24301772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5406976744186" calcext:value-type="float">
            <text:p>0.6154069767</text:p>
          </table:table-cell>
          <table:table-cell office:value-type="float" office:value="1.2191210273672" calcext:value-type="float">
            <text:p>1.21912102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7252048500923" calcext:value-type="float">
            <text:p>0.6172520485</text:p>
          </table:table-cell>
          <table:table-cell office:value-type="float" office:value="1.19538051486237" calcext:value-type="float">
            <text:p>1.19538051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9228911097428" calcext:value-type="float">
            <text:p>0.6192289111</text:p>
          </table:table-cell>
          <table:table-cell office:value-type="float" office:value="1.17007812653486" calcext:value-type="float">
            <text:p>1.17007812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1337564533699" calcext:value-type="float">
            <text:p>0.6213375645</text:p>
          </table:table-cell>
          <table:table-cell office:value-type="float" office:value="1.14383861271373" calcext:value-type="float">
            <text:p>1.14383861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3446217969971" calcext:value-type="float">
            <text:p>0.623446218</text:p>
          </table:table-cell>
          <table:table-cell office:value-type="float" office:value="1.1175990988926" calcext:value-type="float">
            <text:p>1.11759909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5554871406242" calcext:value-type="float">
            <text:p>0.6255548714</text:p>
          </table:table-cell>
          <table:table-cell office:value-type="float" office:value="1.09149624920596" calcext:value-type="float">
            <text:p>1.09149624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7531734002747" calcext:value-type="float">
            <text:p>0.627531734</text:p>
          </table:table-cell>
          <table:table-cell office:value-type="float" office:value="1.06777526014891" calcext:value-type="float">
            <text:p>1.0677752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9508596599251" calcext:value-type="float">
            <text:p>0.6295085966</text:p>
          </table:table-cell>
          <table:table-cell office:value-type="float" office:value="1.04393713040517" calcext:value-type="float">
            <text:p>1.04393713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31617250035523" calcext:value-type="float">
            <text:p>0.63161725</text:p>
          </table:table-cell>
          <table:table-cell office:value-type="float" office:value="1.01920092206337" calcext:value-type="float">
            <text:p>1.01920092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33725903471794" calcext:value-type="float">
            <text:p>0.6337259035</text:p>
          </table:table-cell>
          <table:table-cell office:value-type="float" office:value="0.994464713721587" calcext:value-type="float">
            <text:p>0.99446471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35834556908066" calcext:value-type="float">
            <text:p>0.6358345569</text:p>
          </table:table-cell>
          <table:table-cell office:value-type="float" office:value="0.97013849778325" calcext:value-type="float">
            <text:p>0.97013849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37943210344337" calcext:value-type="float">
            <text:p>0.6379432103</text:p>
          </table:table-cell>
          <table:table-cell office:value-type="float" office:value="0.945948945979397" calcext:value-type="float">
            <text:p>0.9459489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40051863780609" calcext:value-type="float">
            <text:p>0.6400518638</text:p>
          </table:table-cell>
          <table:table-cell office:value-type="float" office:value="0.922579378982456" calcext:value-type="float">
            <text:p>0.9225793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4216051721688" calcext:value-type="float">
            <text:p>0.6421605172</text:p>
          </table:table-cell>
          <table:table-cell office:value-type="float" office:value="0.899346476119999" calcext:value-type="float">
            <text:p>0.89934647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44269170653152" calcext:value-type="float">
            <text:p>0.6442691707</text:p>
          </table:table-cell>
          <table:table-cell office:value-type="float" office:value="0.875976909123057" calcext:value-type="float">
            <text:p>0.87597690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4650961492919" calcext:value-type="float">
            <text:p>0.6465096149</text:p>
          </table:table-cell>
          <table:table-cell office:value-type="float" office:value="0.851924021453691" calcext:value-type="float">
            <text:p>0.85192402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48881850044996" calcext:value-type="float">
            <text:p>0.64888185</text:p>
          </table:table-cell>
          <table:table-cell office:value-type="float" office:value="0.82665634147779" calcext:value-type="float">
            <text:p>0.82665634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1254085160801" calcext:value-type="float">
            <text:p>0.6512540852</text:p>
          </table:table-cell>
          <table:table-cell office:value-type="float" office:value="0.801874578424502" calcext:value-type="float">
            <text:p>0.80187457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3626320276606" calcext:value-type="float">
            <text:p>0.6536263203</text:p>
          </table:table-cell>
          <table:table-cell office:value-type="float" office:value="0.777335773832522" calcext:value-type="float">
            <text:p>0.77733577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5998555392412" calcext:value-type="float">
            <text:p>0.6559985554</text:p>
          </table:table-cell>
          <table:table-cell office:value-type="float" office:value="0.753404365393809" calcext:value-type="float">
            <text:p>0.75340436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8370790508217" calcext:value-type="float">
            <text:p>0.6583707905</text:p>
          </table:table-cell>
          <table:table-cell office:value-type="float" office:value="0.729594436185748" calcext:value-type="float">
            <text:p>0.72959443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60743025624023" calcext:value-type="float">
            <text:p>0.6607430256</text:p>
          </table:table-cell>
          <table:table-cell office:value-type="float" office:value="0.706391903130955" calcext:value-type="float">
            <text:p>0.70639190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63115260739828" calcext:value-type="float">
            <text:p>0.6631152607</text:p>
          </table:table-cell>
          <table:table-cell office:value-type="float" office:value="0.683432328537469" calcext:value-type="float">
            <text:p>0.68343232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656192866954" calcext:value-type="float">
            <text:p>0.6656192867</text:p>
          </table:table-cell>
          <table:table-cell office:value-type="float" office:value="0.659719582713931" calcext:value-type="float">
            <text:p>0.65971958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6825510349074" calcext:value-type="float">
            <text:p>0.6682551035</text:p>
          </table:table-cell>
          <table:table-cell office:value-type="float" office:value="0.6353387011218" calcext:value-type="float">
            <text:p>0.63533870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70890920286079" calcext:value-type="float">
            <text:p>0.6708909203</text:p>
          </table:table-cell>
          <table:table-cell office:value-type="float" office:value="0.611285813452433" calcext:value-type="float">
            <text:p>0.61128581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73526737081419" calcext:value-type="float">
            <text:p>0.6735267371</text:p>
          </table:table-cell>
          <table:table-cell office:value-type="float" office:value="0.587998244936182" calcext:value-type="float">
            <text:p>0.58799824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76162553876758" calcext:value-type="float">
            <text:p>0.6761625539</text:p>
          </table:table-cell>
          <table:table-cell office:value-type="float" office:value="0.564492013804756" calcext:value-type="float">
            <text:p>0.56449201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78930161511864" calcext:value-type="float">
            <text:p>0.6789301615</text:p>
          </table:table-cell>
          <table:table-cell office:value-type="float" office:value="0.541423107903681" calcext:value-type="float">
            <text:p>0.54142310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81829559986738" calcext:value-type="float">
            <text:p>0.68182956</text:p>
          </table:table-cell>
          <table:table-cell office:value-type="float" office:value="0.517370220234314" calcext:value-type="float">
            <text:p>0.51737022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84728958461611" calcext:value-type="float">
            <text:p>0.6847289585</text:p>
          </table:table-cell>
          <table:table-cell office:value-type="float" office:value="0.493317332564947" calcext:value-type="float">
            <text:p>0.49331733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87628356936484" calcext:value-type="float">
            <text:p>0.6876283569</text:p>
          </table:table-cell>
          <table:table-cell office:value-type="float" office:value="0.469860797482424" calcext:value-type="float">
            <text:p>0.46986079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90527755411357" calcext:value-type="float">
            <text:p>0.6905277554</text:p>
          </table:table-cell>
          <table:table-cell office:value-type="float" office:value="0.447398183377974" calcext:value-type="float">
            <text:p>0.44739818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93427153886231" calcext:value-type="float">
            <text:p>0.6934271539</text:p>
          </table:table-cell>
          <table:table-cell office:value-type="float" office:value="0.425531921860368" calcext:value-type="float">
            <text:p>0.42553192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96326552361104" calcext:value-type="float">
            <text:p>0.6963265524</text:p>
          </table:table-cell>
          <table:table-cell office:value-type="float" office:value="0.404262012929605" calcext:value-type="float">
            <text:p>0.40426201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99225950835977" calcext:value-type="float">
            <text:p>0.6992259508</text:p>
          </table:table-cell>
          <table:table-cell office:value-type="float" office:value="0.38309149609665" calcext:value-type="float">
            <text:p>0.38309149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02125349310851" calcext:value-type="float">
            <text:p>0.7021253493</text:p>
          </table:table-cell>
          <table:table-cell office:value-type="float" office:value="0.363113684437383" calcext:value-type="float">
            <text:p>0.36311368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05024747785724" calcext:value-type="float">
            <text:p>0.7050247478</text:p>
          </table:table-cell>
          <table:table-cell office:value-type="float" office:value="0.343334656973729" calcext:value-type="float">
            <text:p>0.3433346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07924146260597" calcext:value-type="float">
            <text:p>0.7079241463</text:p>
          </table:table-cell>
          <table:table-cell office:value-type="float" office:value="0.324251374194727" calcext:value-type="float">
            <text:p>0.32425137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10823544735471" calcext:value-type="float">
            <text:p>0.7108235447</text:p>
          </table:table-cell>
          <table:table-cell office:value-type="float" office:value="0.305665051904763" calcext:value-type="float">
            <text:p>0.30566505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13722943210344" calcext:value-type="float">
            <text:p>0.7137229432</text:p>
          </table:table-cell>
          <table:table-cell office:value-type="float" office:value="0.287675082201641" calcext:value-type="float">
            <text:p>0.28767508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16622341685217" calcext:value-type="float">
            <text:p>0.7166223417</text:p>
          </table:table-cell>
          <table:table-cell office:value-type="float" office:value="0.270082680889748" calcext:value-type="float">
            <text:p>0.27008268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19521740160091" calcext:value-type="float">
            <text:p>0.7195217402</text:p>
          </table:table-cell>
          <table:table-cell office:value-type="float" office:value="0.253285416360315" calcext:value-type="float">
            <text:p>0.25328541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22421138634964" calcext:value-type="float">
            <text:p>0.7224211386</text:p>
          </table:table-cell>
          <table:table-cell office:value-type="float" office:value="0.236985112319917" calcext:value-type="float">
            <text:p>0.23698511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25320537109837" calcext:value-type="float">
            <text:p>0.7253205371</text:p>
          </table:table-cell>
          <table:table-cell office:value-type="float" office:value="0.221181768768556" calcext:value-type="float">
            <text:p>0.22118176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2821993558471" calcext:value-type="float">
            <text:p>0.7282199356</text:p>
          </table:table-cell>
          <table:table-cell office:value-type="float" office:value="0.205875385706231" calcext:value-type="float">
            <text:p>0.20587538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31119334059584" calcext:value-type="float">
            <text:p>0.7311193341</text:p>
          </table:table-cell>
          <table:table-cell office:value-type="float" office:value="0.19116535523075" calcext:value-type="float">
            <text:p>0.19116535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34018732534457" calcext:value-type="float">
            <text:p>0.7340187325</text:p>
          </table:table-cell>
          <table:table-cell office:value-type="float" office:value="0.177051677342114" calcext:value-type="float">
            <text:p>0.17705167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3691813100933" calcext:value-type="float">
            <text:p>0.736918131</text:p>
          </table:table-cell>
          <table:table-cell office:value-type="float" office:value="0.163534352040321" calcext:value-type="float">
            <text:p>0.1635343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39817529484204" calcext:value-type="float">
            <text:p>0.7398175295</text:p>
          </table:table-cell>
          <table:table-cell office:value-type="float" office:value="0.150613379325371" calcext:value-type="float">
            <text:p>0.15061337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42716927959077" calcext:value-type="float">
            <text:p>0.742716928</text:p>
          </table:table-cell>
          <table:table-cell office:value-type="float" office:value="0.137990582903845" calcext:value-type="float">
            <text:p>0.13799058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4561632643395" calcext:value-type="float">
            <text:p>0.7456163264</text:p>
          </table:table-cell>
          <table:table-cell office:value-type="float" office:value="0.126063531166968" calcext:value-type="float">
            <text:p>0.12606353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48515724908823" calcext:value-type="float">
            <text:p>0.7485157249</text:p>
          </table:table-cell>
          <table:table-cell office:value-type="float" office:value="0.114931616212551" calcext:value-type="float">
            <text:p>0.11493161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51415123383697" calcext:value-type="float">
            <text:p>0.7514151234</text:p>
          </table:table-cell>
          <table:table-cell office:value-type="float" office:value="0.104097877551555" calcext:value-type="float">
            <text:p>0.10409787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5431452185857" calcext:value-type="float">
            <text:p>0.7543145219</text:p>
          </table:table-cell>
          <table:table-cell office:value-type="float" office:value="0.0937610993795958" calcext:value-type="float">
            <text:p>0.09376109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57213920333443" calcext:value-type="float">
            <text:p>0.7572139203</text:p>
          </table:table-cell>
          <table:table-cell office:value-type="float" office:value="0.0838218895988656" calcext:value-type="float">
            <text:p>0.08382188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0113318808317" calcext:value-type="float">
            <text:p>0.7601133188</text:p>
          </table:table-cell>
          <table:table-cell office:value-type="float" office:value="0.0746778166005937" calcext:value-type="float">
            <text:p>0.07467781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301271728319" calcext:value-type="float">
            <text:p>0.7630127173</text:p>
          </table:table-cell>
          <table:table-cell office:value-type="float" office:value="0.0662294882869733" calcext:value-type="float">
            <text:p>0.06622948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5912115758063" calcext:value-type="float">
            <text:p>0.7659121158</text:p>
          </table:table-cell>
          <table:table-cell office:value-type="float" office:value="0.0578805520711598" calcext:value-type="float">
            <text:p>0.05788055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8811514232937" calcext:value-type="float">
            <text:p>0.7688115142</text:p>
          </table:table-cell>
          <table:table-cell office:value-type="float" office:value="0.0481188281793714" calcext:value-type="float">
            <text:p>0.0481188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171091270781" calcext:value-type="float">
            <text:p>0.7717109127</text:p>
          </table:table-cell>
          <table:table-cell office:value-type="float" office:value="0.0431705215956794" calcext:value-type="float">
            <text:p>0.04317052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4610311182683" calcext:value-type="float">
            <text:p>0.7746103112</text:p>
          </table:table-cell>
          <table:table-cell office:value-type="float" office:value="0.0368094273360122" calcext:value-type="float">
            <text:p>0.03680942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7509709657557" calcext:value-type="float">
            <text:p>0.7775097097</text:p>
          </table:table-cell>
          <table:table-cell office:value-type="float" office:value="0.0309452935653813" calcext:value-type="float">
            <text:p>0.03094529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040910813243" calcext:value-type="float">
            <text:p>0.7804091081</text:p>
          </table:table-cell>
          <table:table-cell office:value-type="float" office:value="0.0254787281859796" calcext:value-type="float">
            <text:p>0.0254787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3130180457538" calcext:value-type="float">
            <text:p>0.7831301805</text:p>
          </table:table-cell>
          <table:table-cell office:value-type="float" office:value="0.0201205624062699" calcext:value-type="float">
            <text:p>0.02012056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8762619822275" calcext:value-type="float">
            <text:p>0.7887626198</text:p>
          </table:table-cell>
          <table:table-cell office:value-type="float" office:value="0.0124454174649" calcext:value-type="float">
            <text:p>0.01244541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1369712973049" calcext:value-type="float">
            <text:p>0.791369713</text:p>
          </table:table-cell>
          <table:table-cell office:value-type="float" office:value="0.00970512635804654" calcext:value-type="float">
            <text:p>0.00970512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4378937147728" calcext:value-type="float">
            <text:p>0.7943789371</text:p>
          </table:table-cell>
          <table:table-cell office:value-type="float" office:value="0.00642684366536805" calcext:value-type="float">
            <text:p>0.00642684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7278335622602" calcext:value-type="float">
            <text:p>0.7972783356</text:p>
          </table:table-cell>
          <table:table-cell office:value-type="float" office:value="0.00521426007211944" calcext:value-type="float">
            <text:p>0.0052142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0177734097475" calcext:value-type="float">
            <text:p>0.8001777341</text:p>
          </table:table-cell>
          <table:table-cell office:value-type="float" office:value="0.00341368247275886" calcext:value-type="float">
            <text:p>0.00341368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3077132572348" calcext:value-type="float">
            <text:p>0.8030771326</text:p>
          </table:table-cell>
          <table:table-cell office:value-type="float" office:value="0.000531311636347453" calcext:value-type="float">
            <text:p>0.00053131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5976531047222" calcext:value-type="float">
            <text:p>0.805976531</text:p>
          </table:table-cell>
          <table:table-cell office:value-type="float" office:value="-0.000164433048304157" calcext:value-type="float">
            <text:p>-0.0001644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9058409146388" calcext:value-type="float">
            <text:p>0.8090584091</text:p>
          </table:table-cell>
          <table:table-cell office:value-type="float" office:value="-0.00177010074489425" calcext:value-type="float">
            <text:p>-0.00177010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1775327996968" calcext:value-type="float">
            <text:p>0.811775328</text:p>
          </table:table-cell>
          <table:table-cell office:value-type="float" office:value="-0.000860177732955325" calcext:value-type="float">
            <text:p>-0.00086017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4674726471842" calcext:value-type="float">
            <text:p>0.8146747265</text:p>
          </table:table-cell>
          <table:table-cell office:value-type="float" office:value="-0.000860177732955325" calcext:value-type="float">
            <text:p>-0.00086017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7574124946715" calcext:value-type="float">
            <text:p>0.8175741249</text:p>
          </table:table-cell>
          <table:table-cell office:value-type="float" office:value="-0.000164433048304157" calcext:value-type="float">
            <text:p>-0.0001644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0473523421588" calcext:value-type="float">
            <text:p>0.8204735234</text:p>
          </table:table-cell>
          <table:table-cell office:value-type="float" office:value="0.00281732988591532" calcext:value-type="float">
            <text:p>0.00281732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3372921896461" calcext:value-type="float">
            <text:p>0.8233729219</text:p>
          </table:table-cell>
          <table:table-cell office:value-type="float" office:value="0.00477693484176722" calcext:value-type="float">
            <text:p>0.00477693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6272320371335" calcext:value-type="float">
            <text:p>0.8262723204</text:p>
          </table:table-cell>
          <table:table-cell office:value-type="float" office:value="0.00736775552461121" calcext:value-type="float">
            <text:p>0.00736775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9341164211623" calcext:value-type="float">
            <text:p>0.8293411642</text:p>
          </table:table-cell>
          <table:table-cell office:value-type="float" office:value="0.011161845698457" calcext:value-type="float">
            <text:p>0.01116184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2071117321081" calcext:value-type="float">
            <text:p>0.8320711173</text:p>
          </table:table-cell>
          <table:table-cell office:value-type="float" office:value="0.0149431658184058" calcext:value-type="float">
            <text:p>0.01494316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4970515795955" calcext:value-type="float">
            <text:p>0.8349705158</text:p>
          </table:table-cell>
          <table:table-cell office:value-type="float" office:value="0.0194158102197343" calcext:value-type="float">
            <text:p>0.01941581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7869914270828" calcext:value-type="float">
            <text:p>0.8378699143</text:p>
          </table:table-cell>
          <table:table-cell office:value-type="float" office:value="0.0240872388166777" calcext:value-type="float">
            <text:p>0.02408723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0769312745701" calcext:value-type="float">
            <text:p>0.8407693127</text:p>
          </table:table-cell>
          <table:table-cell office:value-type="float" office:value="0.0296531962938866" calcext:value-type="float">
            <text:p>0.02965319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3668711220575" calcext:value-type="float">
            <text:p>0.8436687112</text:p>
          </table:table-cell>
          <table:table-cell office:value-type="float" office:value="0.034920977477673" calcext:value-type="float">
            <text:p>0.03492097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6568109695448" calcext:value-type="float">
            <text:p>0.8465681097</text:p>
          </table:table-cell>
          <table:table-cell office:value-type="float" office:value="0.0412820717373407" calcext:value-type="float">
            <text:p>0.04128207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9580471747264" calcext:value-type="float">
            <text:p>0.8495804717</text:p>
          </table:table-cell>
          <table:table-cell office:value-type="float" office:value="0.0491979423841364" calcext:value-type="float">
            <text:p>0.04919794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2366906645194" calcext:value-type="float">
            <text:p>0.8523669066</text:p>
          </table:table-cell>
          <table:table-cell office:value-type="float" office:value="0.0549981812347479" calcext:value-type="float">
            <text:p>0.05499818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5266305120068" calcext:value-type="float">
            <text:p>0.8552663051</text:p>
          </table:table-cell>
          <table:table-cell office:value-type="float" office:value="0.0625519806681031" calcext:value-type="float">
            <text:p>0.06255198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8165703594941" calcext:value-type="float">
            <text:p>0.8581657036</text:p>
          </table:table-cell>
          <table:table-cell office:value-type="float" office:value="0.0709009168839163" calcext:value-type="float">
            <text:p>0.07090091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1065102069814" calcext:value-type="float">
            <text:p>0.8610651021</text:p>
          </table:table-cell>
          <table:table-cell office:value-type="float" office:value="0.0795480293931514" calcext:value-type="float">
            <text:p>0.07954802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3964500544688" calcext:value-type="float">
            <text:p>0.8639645005</text:p>
          </table:table-cell>
          <table:table-cell office:value-type="float" office:value="0.0891890628804601" calcext:value-type="float">
            <text:p>0.08918906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6863899019561" calcext:value-type="float">
            <text:p>0.866863899</text:p>
          </table:table-cell>
          <table:table-cell office:value-type="float" office:value="0.0988300963677679" calcext:value-type="float">
            <text:p>0.09883009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9763297494434" calcext:value-type="float">
            <text:p>0.8697632975</text:p>
          </table:table-cell>
          <table:table-cell office:value-type="float" office:value="0.10866991405069" calcext:value-type="float">
            <text:p>0.10866991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2662695969308" calcext:value-type="float">
            <text:p>0.872662696</text:p>
          </table:table-cell>
          <table:table-cell office:value-type="float" office:value="0.119106084320457" calcext:value-type="float">
            <text:p>0.11910608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5562094444181" calcext:value-type="float">
            <text:p>0.8755620944</text:p>
          </table:table-cell>
          <table:table-cell office:value-type="float" office:value="0.130337391372682" calcext:value-type="float">
            <text:p>0.13033739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8461492919054" calcext:value-type="float">
            <text:p>0.8784614929</text:p>
          </table:table-cell>
          <table:table-cell office:value-type="float" office:value="0.14256261940298" calcext:value-type="float">
            <text:p>0.14256261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1360891393927" calcext:value-type="float">
            <text:p>0.8813608914</text:p>
          </table:table-cell>
          <table:table-cell office:value-type="float" office:value="0.154390279042049" calcext:value-type="float">
            <text:p>0.1543902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4260289868801" calcext:value-type="float">
            <text:p>0.8842602899</text:p>
          </table:table-cell>
          <table:table-cell office:value-type="float" office:value="0.166416722876733" calcext:value-type="float">
            <text:p>0.16641672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7159688343674" calcext:value-type="float">
            <text:p>0.8871596883</text:p>
          </table:table-cell>
          <table:table-cell office:value-type="float" office:value="0.179536479787296" calcext:value-type="float">
            <text:p>0.17953647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0059086818547" calcext:value-type="float">
            <text:p>0.8900590868</text:p>
          </table:table-cell>
          <table:table-cell office:value-type="float" office:value="0.193153197186897" calcext:value-type="float">
            <text:p>0.19315319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2958485293421" calcext:value-type="float">
            <text:p>0.8929584853</text:p>
          </table:table-cell>
          <table:table-cell office:value-type="float" office:value="0.206968698782112" calcext:value-type="float">
            <text:p>0.20696869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5857883768294" calcext:value-type="float">
            <text:p>0.8958578838</text:p>
          </table:table-cell>
          <table:table-cell office:value-type="float" office:value="0.221281160866363" calcext:value-type="float">
            <text:p>0.22128116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8757282243167" calcext:value-type="float">
            <text:p>0.8987572822</text:p>
          </table:table-cell>
          <table:table-cell office:value-type="float" office:value="0.236289367635265" calcext:value-type="float">
            <text:p>0.23628936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1656680718041" calcext:value-type="float">
            <text:p>0.9016566807</text:p>
          </table:table-cell>
          <table:table-cell office:value-type="float" office:value="0.251695142795397" calcext:value-type="float">
            <text:p>0.25169514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4556079192914" calcext:value-type="float">
            <text:p>0.9045560792</text:p>
          </table:table-cell>
          <table:table-cell office:value-type="float" office:value="0.267697270542373" calcext:value-type="float">
            <text:p>0.26769727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7455477667787" calcext:value-type="float">
            <text:p>0.9074554777</text:p>
          </table:table-cell>
          <table:table-cell office:value-type="float" office:value="0.283798790387156" calcext:value-type="float">
            <text:p>0.28379879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0354876142661" calcext:value-type="float">
            <text:p>0.9103548761</text:p>
          </table:table-cell>
          <table:table-cell office:value-type="float" office:value="0.300297878623168" calcext:value-type="float">
            <text:p>0.30029787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3254274617534" calcext:value-type="float">
            <text:p>0.9132542746</text:p>
          </table:table-cell>
          <table:table-cell office:value-type="float" office:value="0.317691495739445" calcext:value-type="float">
            <text:p>0.31769149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6153673092407" calcext:value-type="float">
            <text:p>0.9161536731</text:p>
          </table:table-cell>
          <table:table-cell office:value-type="float" office:value="0.335383289149145" calcext:value-type="float">
            <text:p>0.33538328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905307156728" calcext:value-type="float">
            <text:p>0.9190530716</text:p>
          </table:table-cell>
          <table:table-cell office:value-type="float" office:value="0.353373258852267" calcext:value-type="float">
            <text:p>0.35337325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1952470042154" calcext:value-type="float">
            <text:p>0.92195247</text:p>
          </table:table-cell>
          <table:table-cell office:value-type="float" office:value="0.372158365337846" calcext:value-type="float">
            <text:p>0.37215836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4851868517027" calcext:value-type="float">
            <text:p>0.9248518685</text:p>
          </table:table-cell>
          <table:table-cell office:value-type="float" office:value="0.391142256019041" calcext:value-type="float">
            <text:p>0.3911422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77512669919" calcext:value-type="float">
            <text:p>0.927751267</text:p>
          </table:table-cell>
          <table:table-cell office:value-type="float" office:value="0.410523715091465" calcext:value-type="float">
            <text:p>0.41052371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0650665466774" calcext:value-type="float">
            <text:p>0.9306506655</text:p>
          </table:table-cell>
          <table:table-cell office:value-type="float" office:value="0.430700310946347" calcext:value-type="float">
            <text:p>0.43070031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3550063941647" calcext:value-type="float">
            <text:p>0.9335500639</text:p>
          </table:table-cell>
          <table:table-cell office:value-type="float" office:value="0.450876906801229" calcext:value-type="float">
            <text:p>0.45087690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644946241652" calcext:value-type="float">
            <text:p>0.9364494624</text:p>
          </table:table-cell>
          <table:table-cell office:value-type="float" office:value="0.472047423634184" calcext:value-type="float">
            <text:p>0.47204742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9348860891394" calcext:value-type="float">
            <text:p>0.9393488609</text:p>
          </table:table-cell>
          <table:table-cell office:value-type="float" office:value="0.493118548369332" calcext:value-type="float">
            <text:p>0.49311854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42248259366267" calcext:value-type="float">
            <text:p>0.9422482594</text:p>
          </table:table-cell>
          <table:table-cell office:value-type="float" office:value="0.515084201984746" calcext:value-type="float">
            <text:p>0.5150842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4514765784114" calcext:value-type="float">
            <text:p>0.9451476578</text:p>
          </table:table-cell>
          <table:table-cell office:value-type="float" office:value="0.537049855600159" calcext:value-type="float">
            <text:p>0.53704985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48047056316013" calcext:value-type="float">
            <text:p>0.9480470563</text:p>
          </table:table-cell>
          <table:table-cell office:value-type="float" office:value="0.559512469704609" calcext:value-type="float">
            <text:p>0.55951246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0946454790887" calcext:value-type="float">
            <text:p>0.9509464548</text:p>
          </table:table-cell>
          <table:table-cell office:value-type="float" office:value="0.582969004787133" calcext:value-type="float">
            <text:p>0.58296900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384585326576" calcext:value-type="float">
            <text:p>0.9538458533</text:p>
          </table:table-cell>
          <table:table-cell office:value-type="float" office:value="0.6070218924565" calcext:value-type="float">
            <text:p>0.60702189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6745251740633" calcext:value-type="float">
            <text:p>0.9567452517</text:p>
          </table:table-cell>
          <table:table-cell office:value-type="float" office:value="0.631074780125866" calcext:value-type="float">
            <text:p>0.63107478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9644650215507" calcext:value-type="float">
            <text:p>0.9596446502</text:p>
          </table:table-cell>
          <table:table-cell office:value-type="float" office:value="0.655127667795234" calcext:value-type="float">
            <text:p>0.6551276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2412257850613" calcext:value-type="float">
            <text:p>0.9624122579</text:p>
          </table:table-cell>
          <table:table-cell office:value-type="float" office:value="0.67808724238872" calcext:value-type="float">
            <text:p>0.67808724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5048074645952" calcext:value-type="float">
            <text:p>0.9650480746</text:p>
          </table:table-cell>
          <table:table-cell office:value-type="float" office:value="0.701593473520147" calcext:value-type="float">
            <text:p>0.70159347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7683891441292" calcext:value-type="float">
            <text:p>0.9676838914</text:p>
          </table:table-cell>
          <table:table-cell office:value-type="float" office:value="0.724662379421221" calcext:value-type="float">
            <text:p>0.72466237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0319708236631" calcext:value-type="float">
            <text:p>0.9703197082</text:p>
          </table:table-cell>
          <table:table-cell office:value-type="float" office:value="0.748387273167824" calcext:value-type="float">
            <text:p>0.74838727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295552503197" calcext:value-type="float">
            <text:p>0.972955525</text:p>
          </table:table-cell>
          <table:table-cell office:value-type="float" office:value="0.772440160837191" calcext:value-type="float">
            <text:p>0.77244016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559134182731" calcext:value-type="float">
            <text:p>0.9755913418</text:p>
          </table:table-cell>
          <table:table-cell office:value-type="float" office:value="0.79693037373691" calcext:value-type="float">
            <text:p>0.79693037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8227158622649" calcext:value-type="float">
            <text:p>0.9782271586</text:p>
          </table:table-cell>
          <table:table-cell office:value-type="float" office:value="0.821420586636629" calcext:value-type="float">
            <text:p>0.82142058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0731184578222" calcext:value-type="float">
            <text:p>0.9807311846</text:p>
          </table:table-cell>
          <table:table-cell office:value-type="float" office:value="0.845242663767755" calcext:value-type="float">
            <text:p>0.84524266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3103419694027" calcext:value-type="float">
            <text:p>0.9831034197</text:p>
          </table:table-cell>
          <table:table-cell office:value-type="float" office:value="0.868202238361242" calcext:value-type="float">
            <text:p>0.86820223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5475654809832" calcext:value-type="float">
            <text:p>0.9854756548</text:p>
          </table:table-cell>
          <table:table-cell office:value-type="float" office:value="0.891404771416035" calcext:value-type="float">
            <text:p>0.89140477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7847889925638" calcext:value-type="float">
            <text:p>0.9878478899</text:p>
          </table:table-cell>
          <table:table-cell office:value-type="float" office:value="0.914728783701481" calcext:value-type="float">
            <text:p>0.91472878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0220125041443" calcext:value-type="float">
            <text:p>0.990220125</text:p>
          </table:table-cell>
          <table:table-cell office:value-type="float" office:value="0.938538712909541" calcext:value-type="float">
            <text:p>0.93853871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2592360157249" calcext:value-type="float">
            <text:p>0.9925923602</text:p>
          </table:table-cell>
          <table:table-cell office:value-type="float" office:value="0.962470121348255" calcext:value-type="float">
            <text:p>0.96247012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4964595273054" calcext:value-type="float">
            <text:p>0.9949645953</text:p>
          </table:table-cell>
          <table:table-cell office:value-type="float" office:value="0.986644488248275" calcext:value-type="float">
            <text:p>0.98664448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733683038886" calcext:value-type="float">
            <text:p>0.9973368304</text:p>
          </table:table-cell>
          <table:table-cell office:value-type="float" office:value="1.0113047720709" calcext:value-type="float">
            <text:p>1.01130477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9682707336712" calcext:value-type="float">
            <text:p>0.9996827073</text:p>
          </table:table-cell>
          <table:table-cell office:value-type="float" office:value="1.03410224883923" calcext:value-type="float">
            <text:p>1.03410224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176857860086" calcext:value-type="float">
            <text:p>1.0017685786</text:p>
          </table:table-cell>
          <table:table-cell office:value-type="float" office:value="1.05626084635987" calcext:value-type="float">
            <text:p>1.05626084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379458153744" calcext:value-type="float">
            <text:p>1.0037945815</text:p>
          </table:table-cell>
          <table:table-cell office:value-type="float" office:value="1.07946980537128" calcext:value-type="float">
            <text:p>1.07946980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590323497371" calcext:value-type="float">
            <text:p>1.005903235</text:p>
          </table:table-cell>
          <table:table-cell office:value-type="float" office:value="1.10201938756131" calcext:value-type="float">
            <text:p>1.10201938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801188840998" calcext:value-type="float">
            <text:p>1.0080118884</text:p>
          </table:table-cell>
          <table:table-cell office:value-type="float" office:value="1.12525229042376" calcext:value-type="float">
            <text:p>1.12525229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012054184625" calcext:value-type="float">
            <text:p>1.0101205418</text:p>
          </table:table-cell>
          <table:table-cell office:value-type="float" office:value="1.14862185742071" calcext:value-type="float">
            <text:p>1.14862185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222919528252" calcext:value-type="float">
            <text:p>1.0122291953</text:p>
          </table:table-cell>
          <table:table-cell office:value-type="float" office:value="1.17185476028316" calcext:value-type="float">
            <text:p>1.17185476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433784871879" calcext:value-type="float">
            <text:p>1.0143378487</text:p>
          </table:table-cell>
          <table:table-cell office:value-type="float" office:value="1.1952243272801" calcext:value-type="float">
            <text:p>1.19522432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644650215507" calcext:value-type="float">
            <text:p>1.0164465022</text:p>
          </table:table-cell>
          <table:table-cell office:value-type="float" office:value="1.21927721494947" calcext:value-type="float">
            <text:p>1.21927721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855515559134" calcext:value-type="float">
            <text:p>1.0185551556</text:p>
          </table:table-cell>
          <table:table-cell office:value-type="float" office:value="1.24305677434987" calcext:value-type="float">
            <text:p>1.24305677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066380902761" calcext:value-type="float">
            <text:p>1.020663809</text:p>
          </table:table-cell>
          <table:table-cell office:value-type="float" office:value="1.26751965442269" calcext:value-type="float">
            <text:p>1.26751965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277246246388" calcext:value-type="float">
            <text:p>1.0227724625</text:p>
          </table:table-cell>
          <table:table-cell office:value-type="float" office:value="1.29184587036103" calcext:value-type="float">
            <text:p>1.29184587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488111590015" calcext:value-type="float">
            <text:p>1.0248811159</text:p>
          </table:table-cell>
          <table:table-cell office:value-type="float" office:value="1.31658207870282" calcext:value-type="float">
            <text:p>1.31658207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698976933642" calcext:value-type="float">
            <text:p>1.0269897693</text:p>
          </table:table-cell>
          <table:table-cell office:value-type="float" office:value="1.34131828704461" calcext:value-type="float">
            <text:p>1.3413182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909842277269" calcext:value-type="float">
            <text:p>1.0290984228</text:p>
          </table:table-cell>
          <table:table-cell office:value-type="float" office:value="1.36660115192434" calcext:value-type="float">
            <text:p>1.36660115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10752853692" calcext:value-type="float">
            <text:p>1.0310752854</text:p>
          </table:table-cell>
          <table:table-cell office:value-type="float" office:value="1.39030261753361" calcext:value-type="float">
            <text:p>1.39030261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292035712594" calcext:value-type="float">
            <text:p>1.0329203571</text:p>
          </table:table-cell>
          <table:table-cell office:value-type="float" office:value="1.41232506663348" calcext:value-type="float">
            <text:p>1.41232506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489721972244" calcext:value-type="float">
            <text:p>1.0348972197</text:p>
          </table:table-cell>
          <table:table-cell office:value-type="float" office:value="1.43684651704965" calcext:value-type="float">
            <text:p>1.4368465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687408231895" calcext:value-type="float">
            <text:p>1.0368740823</text:p>
          </table:table-cell>
          <table:table-cell office:value-type="float" office:value="1.46089940471902" calcext:value-type="float">
            <text:p>1.4608994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885094491545" calcext:value-type="float">
            <text:p>1.0388509449</text:p>
          </table:table-cell>
          <table:table-cell office:value-type="float" office:value="1.48508895652287" calcext:value-type="float">
            <text:p>1.48508895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4016885331312" calcext:value-type="float">
            <text:p>1.0401688533</text:p>
          </table:table-cell>
          <table:table-cell office:value-type="float" office:value="1.50135198852659" calcext:value-type="float">
            <text:p>1.50135198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6511627906976" calcext:value-type="float">
            <text:p>0.6065116279</text:p>
          </table:table-cell>
          <table:table-cell office:value-type="float" office:value="1.33729903536977" calcext:value-type="float">
            <text:p>1.33729903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6162790697674" calcext:value-type="float">
            <text:p>0.7861627907</text:p>
          </table:table-cell>
          <table:table-cell office:value-type="float" office:value="0.0147909967845665" calcext:value-type="float">
            <text:p>0.0147909968</text:p>
          </table:table-cell>
          <table:table-cell table:number-columns-repeated="1021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b" table:style-name="ta4">
        <table:table-column table:style-name="co1" table:number-columns-repeated="1024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.45464915798959" calcext:value-type="float">
            <text:p>1.454649158</text:p>
          </table:table-cell>
          <table:table-cell office:value-type="float" office:value="1.24013062893714" calcext:value-type="float">
            <text:p>1.24013062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629273209328" calcext:value-type="float">
            <text:p>1.4629273209</text:p>
          </table:table-cell>
          <table:table-cell office:value-type="float" office:value="1.20200098872732" calcext:value-type="float">
            <text:p>1.2020009887</text:p>
          </table:table-cell>
          <table:table-cell table:number-columns-repeated="2"/>
          <table:table-cell>
            <draw:frame table:end-cell-address="1b.M18" table:end-x="17.49pt" table:end-y="14.03pt" draw:z-index="0" draw:name="Chart 1" draw:style-name="gr1" svg:width="360pt" svg:height="216pt" svg:x="21.49pt" svg:y="8.05pt">
              <loext:p draw:notify-on-update-of-ranges="1b.B2:1b.B157 1b.C2:1b.C157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/>
          <table:table-cell office:value-type="float" office:value="1.47931522737493" calcext:value-type="float">
            <text:p>1.4793152274</text:p>
          </table:table-cell>
          <table:table-cell office:value-type="float" office:value="1.13065661559228" calcext:value-type="float">
            <text:p>1.13065661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7066680209673" calcext:value-type="float">
            <text:p>1.4706668021</text:p>
          </table:table-cell>
          <table:table-cell office:value-type="float" office:value="1.1690784410079" calcext:value-type="float">
            <text:p>1.1690784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8674217761132" calcext:value-type="float">
            <text:p>1.4867421776</text:p>
          </table:table-cell>
          <table:table-cell office:value-type="float" office:value="1.09781873135035" calcext:value-type="float">
            <text:p>1.09781873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9737083357207" calcext:value-type="float">
            <text:p>1.4973708336</text:p>
          </table:table-cell>
          <table:table-cell office:value-type="float" office:value="1.05284510727987" calcext:value-type="float">
            <text:p>1.05284510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0799948953281" calcext:value-type="float">
            <text:p>1.5079994895</text:p>
          </table:table-cell>
          <table:table-cell office:value-type="float" office:value="1.00884493827585" calcext:value-type="float">
            <text:p>1.00884493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1862814549356" calcext:value-type="float">
            <text:p>1.5186281455</text:p>
          </table:table-cell>
          <table:table-cell office:value-type="float" office:value="0.966207606364884" calcext:value-type="float">
            <text:p>0.96620760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2925680145431" calcext:value-type="float">
            <text:p>1.5292568015</text:p>
          </table:table-cell>
          <table:table-cell office:value-type="float" office:value="0.924154347493788" calcext:value-type="float">
            <text:p>0.92415434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988545741505" calcext:value-type="float">
            <text:p>1.5398854574</text:p>
          </table:table-cell>
          <table:table-cell office:value-type="float" office:value="0.883269234702444" calcext:value-type="float">
            <text:p>0.88326923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505141133758" calcext:value-type="float">
            <text:p>1.5505141134</text:p>
          </table:table-cell>
          <table:table-cell office:value-type="float" office:value="0.843357576977561" calcext:value-type="float">
            <text:p>0.8433575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6114276933654" calcext:value-type="float">
            <text:p>1.5611427693</text:p>
          </table:table-cell>
          <table:table-cell office:value-type="float" office:value="0.804808756345723" calcext:value-type="float">
            <text:p>0.80480875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7177142529729" calcext:value-type="float">
            <text:p>1.5717714253</text:p>
          </table:table-cell>
          <table:table-cell office:value-type="float" office:value="0.767233390780345" calcext:value-type="float">
            <text:p>0.76723339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8240008125804" calcext:value-type="float">
            <text:p>1.5824000813</text:p>
          </table:table-cell>
          <table:table-cell office:value-type="float" office:value="0.730436789268136" calcext:value-type="float">
            <text:p>0.73043678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9302873721878" calcext:value-type="float">
            <text:p>1.5930287372</text:p>
          </table:table-cell>
          <table:table-cell office:value-type="float" office:value="0.694808333835679" calcext:value-type="float">
            <text:p>0.69480833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0365739317953" calcext:value-type="float">
            <text:p>1.6036573932</text:p>
          </table:table-cell>
          <table:table-cell office:value-type="float" office:value="0.659569260429806" calcext:value-type="float">
            <text:p>0.65956926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1428604914027" calcext:value-type="float">
            <text:p>1.6142860491</text:p>
          </table:table-cell>
          <table:table-cell office:value-type="float" office:value="0.626277097156855" calcext:value-type="float">
            <text:p>0.62627709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2491470510102" calcext:value-type="float">
            <text:p>1.6249147051</text:p>
          </table:table-cell>
          <table:table-cell office:value-type="float" office:value="0.593374315910489" calcext:value-type="float">
            <text:p>0.59337431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3554336106177" calcext:value-type="float">
            <text:p>1.6355433611</text:p>
          </table:table-cell>
          <table:table-cell office:value-type="float" office:value="0.561639680743875" calcext:value-type="float">
            <text:p>0.56163968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4617201702251" calcext:value-type="float">
            <text:p>1.646172017</text:p>
          </table:table-cell>
          <table:table-cell office:value-type="float" office:value="0.530683809630429" calcext:value-type="float">
            <text:p>0.53068380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5680067298326" calcext:value-type="float">
            <text:p>1.656800673</text:p>
          </table:table-cell>
          <table:table-cell office:value-type="float" office:value="0.501090775610028" calcext:value-type="float">
            <text:p>0.50109077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6742932894401" calcext:value-type="float">
            <text:p>1.6674293289</text:p>
          </table:table-cell>
          <table:table-cell office:value-type="float" office:value="0.472276505642796" calcext:value-type="float">
            <text:p>0.47227650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7805798490475" calcext:value-type="float">
            <text:p>1.6780579849</text:p>
          </table:table-cell>
          <table:table-cell office:value-type="float" office:value="0.444240999728731" calcext:value-type="float">
            <text:p>0.44424099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886866408655" calcext:value-type="float">
            <text:p>1.6886866409</text:p>
          </table:table-cell>
          <table:table-cell office:value-type="float" office:value="0.417568330907712" calcext:value-type="float">
            <text:p>0.41756833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9931529682624" calcext:value-type="float">
            <text:p>1.6993152968</text:p>
          </table:table-cell>
          <table:table-cell office:value-type="float" office:value="0.391285044113276" calcext:value-type="float">
            <text:p>0.39128504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0994395278699" calcext:value-type="float">
            <text:p>1.7099439528</text:p>
          </table:table-cell>
          <table:table-cell office:value-type="float" office:value="0.365780521372009" calcext:value-type="float">
            <text:p>0.36578052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2057260874774" calcext:value-type="float">
            <text:p>1.7205726087</text:p>
          </table:table-cell>
          <table:table-cell office:value-type="float" office:value="0.34183352673708" calcext:value-type="float">
            <text:p>0.34183352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3120126470848" calcext:value-type="float">
            <text:p>1.7312012647</text:p>
          </table:table-cell>
          <table:table-cell office:value-type="float" office:value="0.318275914128734" calcext:value-type="float">
            <text:p>0.31827591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4182992066923" calcext:value-type="float">
            <text:p>1.7418299207</text:p>
          </table:table-cell>
          <table:table-cell office:value-type="float" office:value="0.296081138613433" calcext:value-type="float">
            <text:p>0.29608113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5245857662997" calcext:value-type="float">
            <text:p>1.7524585766</text:p>
          </table:table-cell>
          <table:table-cell office:value-type="float" office:value="0.274470436138009" calcext:value-type="float">
            <text:p>0.27447043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6308723259072" calcext:value-type="float">
            <text:p>1.7630872326</text:p>
          </table:table-cell>
          <table:table-cell office:value-type="float" office:value="0.253638497715753" calcext:value-type="float">
            <text:p>0.25363849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7371588855147" calcext:value-type="float">
            <text:p>1.7737158886</text:p>
          </table:table-cell>
          <table:table-cell office:value-type="float" office:value="0.233974705373249" calcext:value-type="float">
            <text:p>0.23397470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8434454451221" calcext:value-type="float">
            <text:p>1.7843445445</text:p>
          </table:table-cell>
          <table:table-cell office:value-type="float" office:value="0.214894986070622" calcext:value-type="float">
            <text:p>0.21489498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9497320047296" calcext:value-type="float">
            <text:p>1.7949732005</text:p>
          </table:table-cell>
          <table:table-cell office:value-type="float" office:value="0.196983412847749" calcext:value-type="float">
            <text:p>0.19698341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056018564337" calcext:value-type="float">
            <text:p>1.8056018564</text:p>
          </table:table-cell>
          <table:table-cell office:value-type="float" office:value="0.179655912664751" calcext:value-type="float">
            <text:p>0.17965591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1623051239445" calcext:value-type="float">
            <text:p>1.8162305124</text:p>
          </table:table-cell>
          <table:table-cell office:value-type="float" office:value="0.162912485521629" calcext:value-type="float">
            <text:p>0.16291248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268591683552" calcext:value-type="float">
            <text:p>1.8268591684</text:p>
          </table:table-cell>
          <table:table-cell office:value-type="float" office:value="0.147531895471552" calcext:value-type="float">
            <text:p>0.14753189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3748782431594" calcext:value-type="float">
            <text:p>1.8374878243</text:p>
          </table:table-cell>
          <table:table-cell office:value-type="float" office:value="0.133124760487936" calcext:value-type="float">
            <text:p>0.13312476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4939525265521" calcext:value-type="float">
            <text:p>1.8493952527</text:p>
          </table:table-cell>
          <table:table-cell office:value-type="float" office:value="0.116446230349245" calcext:value-type="float">
            <text:p>0.11644623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5797451599666" calcext:value-type="float">
            <text:p>1.857974516</text:p>
          </table:table-cell>
          <table:table-cell office:value-type="float" office:value="0.105501201866147" calcext:value-type="float">
            <text:p>0.10550120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6550882639427" calcext:value-type="float">
            <text:p>1.8655088264</text:p>
          </table:table-cell>
          <table:table-cell office:value-type="float" office:value="0.0976909960687715" calcext:value-type="float">
            <text:p>0.09769099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7613748235502" calcext:value-type="float">
            <text:p>1.8761374824</text:p>
          </table:table-cell>
          <table:table-cell office:value-type="float" office:value="0.0858148442579525" calcext:value-type="float">
            <text:p>0.08581484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8676613831577" calcext:value-type="float">
            <text:p>1.8867661383</text:p>
          </table:table-cell>
          <table:table-cell office:value-type="float" office:value="0.0754962205534708" calcext:value-type="float">
            <text:p>0.07549622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9739479427651" calcext:value-type="float">
            <text:p>1.8973947943</text:p>
          </table:table-cell>
          <table:table-cell office:value-type="float" office:value="0.067147072247601" calcext:value-type="float">
            <text:p>0.06714707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0802345023726" calcext:value-type="float">
            <text:p>1.9080234502</text:p>
          </table:table-cell>
          <table:table-cell office:value-type="float" office:value="0.0556377371976752" calcext:value-type="float">
            <text:p>0.05563773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18652106198" calcext:value-type="float">
            <text:p>1.9186521062</text:p>
          </table:table-cell>
          <table:table-cell office:value-type="float" office:value="0.0472496506891477" calcext:value-type="float">
            <text:p>0.04724965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2658089326854" calcext:value-type="float">
            <text:p>1.9265808933</text:p>
          </table:table-cell>
          <table:table-cell office:value-type="float" office:value="0.0410499072219208" calcext:value-type="float">
            <text:p>0.04104990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3763575562165" calcext:value-type="float">
            <text:p>1.9376357556</text:p>
          </table:table-cell>
          <table:table-cell office:value-type="float" office:value="0.0329655226422307" calcext:value-type="float">
            <text:p>0.03296552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5149089272856" calcext:value-type="float">
            <text:p>1.9514908927</text:p>
          </table:table-cell>
          <table:table-cell office:value-type="float" office:value="0.0251087896082964" calcext:value-type="float">
            <text:p>0.02510878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6145061230017" calcext:value-type="float">
            <text:p>1.9614506123</text:p>
          </table:table-cell>
          <table:table-cell office:value-type="float" office:value="0.0220013224295199" calcext:value-type="float">
            <text:p>0.02200132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6824295112537" calcext:value-type="float">
            <text:p>1.9682429511</text:p>
          </table:table-cell>
          <table:table-cell office:value-type="float" office:value="0.0198986594859649" calcext:value-type="float">
            <text:p>0.01989865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8142915184315" calcext:value-type="float">
            <text:p>1.9814291518</text:p>
          </table:table-cell>
          <table:table-cell office:value-type="float" office:value="0.0121663300939083" calcext:value-type="float">
            <text:p>0.01216633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8822149066834" calcext:value-type="float">
            <text:p>1.9882214907</text:p>
          </table:table-cell>
          <table:table-cell office:value-type="float" office:value="0.0106866783928873" calcext:value-type="float">
            <text:p>0.01068667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2010745855058" calcext:value-type="float">
            <text:p>2.0201074586</text:p>
          </table:table-cell>
          <table:table-cell office:value-type="float" office:value="0.00131894448917524" calcext:value-type="float">
            <text:p>0.00131894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3073611451133" calcext:value-type="float">
            <text:p>2.0307361145</text:p>
          </table:table-cell>
          <table:table-cell office:value-type="float" office:value="0.00131894448917524" calcext:value-type="float">
            <text:p>0.00131894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381382893259" calcext:value-type="float">
            <text:p>2.0381382893</text:p>
          </table:table-cell>
          <table:table-cell office:value-type="float" office:value="0.0022398818263607" calcext:value-type="float">
            <text:p>0.00223988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5455097118985" calcext:value-type="float">
            <text:p>2.0545509712</text:p>
          </table:table-cell>
          <table:table-cell office:value-type="float" office:value="0.00404461867526517" calcext:value-type="float">
            <text:p>0.00404461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449458540168" calcext:value-type="float">
            <text:p>2.044945854</text:p>
          </table:table-cell>
          <table:table-cell office:value-type="float" office:value="0.000272196040354444" calcext:value-type="float">
            <text:p>0.0002721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6901594428615" calcext:value-type="float">
            <text:p>2.0690159443</text:p>
          </table:table-cell>
          <table:table-cell office:value-type="float" office:value="0.00698754914033727" calcext:value-type="float">
            <text:p>0.00698754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7964460024689" calcext:value-type="float">
            <text:p>2.0796446002</text:p>
          </table:table-cell>
          <table:table-cell office:value-type="float" office:value="0.00912915028655092" calcext:value-type="float">
            <text:p>0.00912915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8771571145061" calcext:value-type="float">
            <text:p>2.0877157115</text:p>
          </table:table-cell>
          <table:table-cell office:value-type="float" office:value="0.0099079143397196" calcext:value-type="float">
            <text:p>0.00990791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945080502758" calcext:value-type="float">
            <text:p>2.0945080503</text:p>
          </table:table-cell>
          <table:table-cell office:value-type="float" office:value="0.0120495154859332" calcext:value-type="float">
            <text:p>0.01204951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9935835664293" calcext:value-type="float">
            <text:p>2.0993583566</text:p>
          </table:table-cell>
          <table:table-cell office:value-type="float" office:value="0.0139386130583041" calcext:value-type="float">
            <text:p>0.01393861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1071225798386" calcext:value-type="float">
            <text:p>2.110712258</text:p>
          </table:table-cell>
          <table:table-cell office:value-type="float" office:value="0.0194236134135339" calcext:value-type="float">
            <text:p>0.01942361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1769784509925" calcext:value-type="float">
            <text:p>2.1176978451</text:p>
          </table:table-cell>
          <table:table-cell office:value-type="float" office:value="0.0226632718747152" calcext:value-type="float">
            <text:p>0.02266327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2832650106" calcext:value-type="float">
            <text:p>2.1283265011</text:p>
          </table:table-cell>
          <table:table-cell office:value-type="float" office:value="0.0271022269777745" calcext:value-type="float">
            <text:p>0.0271022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3895515702074" calcext:value-type="float">
            <text:p>2.138955157</text:p>
          </table:table-cell>
          <table:table-cell office:value-type="float" office:value="0.031229676459568" calcext:value-type="float">
            <text:p>0.03122967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4999791646048" calcext:value-type="float">
            <text:p>2.1499979165</text:p>
          </table:table-cell>
          <table:table-cell office:value-type="float" office:value="0.0418670738999642" calcext:value-type="float">
            <text:p>0.04186707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5998241145391" calcext:value-type="float">
            <text:p>2.1599824115</text:p>
          </table:table-cell>
          <table:table-cell office:value-type="float" office:value="0.0459362764252642" calcext:value-type="float">
            <text:p>0.04593627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7084112490298" calcext:value-type="float">
            <text:p>2.1708411249</text:p>
          </table:table-cell>
          <table:table-cell office:value-type="float" office:value="0.0560271192242582" calcext:value-type="float">
            <text:p>0.05602711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8146978086373" calcext:value-type="float">
            <text:p>2.1814697809</text:p>
          </table:table-cell>
          <table:table-cell office:value-type="float" office:value="0.0647882148224034" calcext:value-type="float">
            <text:p>0.06478821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9209843682447" calcext:value-type="float">
            <text:p>2.1920984368</text:p>
          </table:table-cell>
          <table:table-cell office:value-type="float" office:value="0.0739386924471334" calcext:value-type="float">
            <text:p>0.07393869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0235546145792" calcext:value-type="float">
            <text:p>2.2023554615</text:p>
          </table:table-cell>
          <table:table-cell office:value-type="float" office:value="0.0855003433903265" calcext:value-type="float">
            <text:p>0.08550034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1335574874596" calcext:value-type="float">
            <text:p>2.2133557487</text:p>
          </table:table-cell>
          <table:table-cell office:value-type="float" office:value="0.0943812488428044" calcext:value-type="float">
            <text:p>0.09438124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2398440470671" calcext:value-type="float">
            <text:p>2.2239844047</text:p>
          </table:table-cell>
          <table:table-cell office:value-type="float" office:value="0.105868018627039" calcext:value-type="float">
            <text:p>0.10586801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3461306066746" calcext:value-type="float">
            <text:p>2.2346130607</text:p>
          </table:table-cell>
          <table:table-cell office:value-type="float" office:value="0.11793886145115" calcext:value-type="float">
            <text:p>0.11793886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452417166282" calcext:value-type="float">
            <text:p>2.2452417166</text:p>
          </table:table-cell>
          <table:table-cell office:value-type="float" office:value="0.130204395288553" calcext:value-type="float">
            <text:p>0.13020439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5587037258895" calcext:value-type="float">
            <text:p>2.2558703726</text:p>
          </table:table-cell>
          <table:table-cell office:value-type="float" office:value="0.143248693179125" calcext:value-type="float">
            <text:p>0.14324869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664990285497" calcext:value-type="float">
            <text:p>2.2664990285</text:p>
          </table:table-cell>
          <table:table-cell office:value-type="float" office:value="0.156877064109572" calcext:value-type="float">
            <text:p>0.15687706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7712768451044" calcext:value-type="float">
            <text:p>2.2771276845</text:p>
          </table:table-cell>
          <table:table-cell office:value-type="float" office:value="0.171478890106481" calcext:value-type="float">
            <text:p>0.17147889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8775634047119" calcext:value-type="float">
            <text:p>2.2877563405</text:p>
          </table:table-cell>
          <table:table-cell office:value-type="float" office:value="0.186470098129974" calcext:value-type="float">
            <text:p>0.18647009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9838499643193" calcext:value-type="float">
            <text:p>2.2983849964</text:p>
          </table:table-cell>
          <table:table-cell office:value-type="float" office:value="0.202045379193342" calcext:value-type="float">
            <text:p>0.20204537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0901365239268" calcext:value-type="float">
            <text:p>2.3090136524</text:p>
          </table:table-cell>
          <table:table-cell office:value-type="float" office:value="0.218204733296588" calcext:value-type="float">
            <text:p>0.21820473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1964230835343" calcext:value-type="float">
            <text:p>2.3196423084</text:p>
          </table:table-cell>
          <table:table-cell office:value-type="float" office:value="0.234753469426417" calcext:value-type="float">
            <text:p>0.23475346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3027096431417" calcext:value-type="float">
            <text:p>2.3302709643</text:p>
          </table:table-cell>
          <table:table-cell office:value-type="float" office:value="0.252080969609415" calcext:value-type="float">
            <text:p>0.25208096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4089962027492" calcext:value-type="float">
            <text:p>2.3408996203</text:p>
          </table:table-cell>
          <table:table-cell office:value-type="float" office:value="0.269797851818998" calcext:value-type="float">
            <text:p>0.26979785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5152827623566" calcext:value-type="float">
            <text:p>2.3515282762</text:p>
          </table:table-cell>
          <table:table-cell office:value-type="float" office:value="0.288293498081748" calcext:value-type="float">
            <text:p>0.28829349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6215693219641" calcext:value-type="float">
            <text:p>2.3621569322</text:p>
          </table:table-cell>
          <table:table-cell office:value-type="float" office:value="0.307373217384375" calcext:value-type="float">
            <text:p>0.30737321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7278558815716" calcext:value-type="float">
            <text:p>2.3727855882</text:p>
          </table:table-cell>
          <table:table-cell office:value-type="float" office:value="0.326647627700294" calcext:value-type="float">
            <text:p>0.32664762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834142441179" calcext:value-type="float">
            <text:p>2.3834142441</text:p>
          </table:table-cell>
          <table:table-cell office:value-type="float" office:value="0.347090184095966" calcext:value-type="float">
            <text:p>0.34709018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9404290007865" calcext:value-type="float">
            <text:p>2.3940429001</text:p>
          </table:table-cell>
          <table:table-cell office:value-type="float" office:value="0.367532740491638" calcext:value-type="float">
            <text:p>0.36753274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046715560394" calcext:value-type="float">
            <text:p>2.404671556</text:p>
          </table:table-cell>
          <table:table-cell office:value-type="float" office:value="0.388754060940478" calcext:value-type="float">
            <text:p>0.38875406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1530021200014" calcext:value-type="float">
            <text:p>2.415300212</text:p>
          </table:table-cell>
          <table:table-cell office:value-type="float" office:value="0.410559454429194" calcext:value-type="float">
            <text:p>0.41055945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2592886796089" calcext:value-type="float">
            <text:p>2.425928868</text:p>
          </table:table-cell>
          <table:table-cell office:value-type="float" office:value="0.432754229944495" calcext:value-type="float">
            <text:p>0.43275422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3655752392163" calcext:value-type="float">
            <text:p>2.4365575239</text:p>
          </table:table-cell>
          <table:table-cell office:value-type="float" office:value="0.455338387486381" calcext:value-type="float">
            <text:p>0.45533838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4718617988238" calcext:value-type="float">
            <text:p>2.4471861799</text:p>
          </table:table-cell>
          <table:table-cell office:value-type="float" office:value="0.478896000094726" calcext:value-type="float">
            <text:p>0.47889600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5781483584313" calcext:value-type="float">
            <text:p>2.4578148358</text:p>
          </table:table-cell>
          <table:table-cell office:value-type="float" office:value="0.502453612703072" calcext:value-type="float">
            <text:p>0.50245361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6844349180387" calcext:value-type="float">
            <text:p>2.4684434918</text:p>
          </table:table-cell>
          <table:table-cell office:value-type="float" office:value="0.527958135444339" calcext:value-type="float">
            <text:p>0.52795813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7907214776462" calcext:value-type="float">
            <text:p>2.4790721478</text:p>
          </table:table-cell>
          <table:table-cell office:value-type="float" office:value="0.552294512105853" calcext:value-type="float">
            <text:p>0.55229451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8970080372536" calcext:value-type="float">
            <text:p>2.4897008037</text:p>
          </table:table-cell>
          <table:table-cell office:value-type="float" office:value="0.577993725860412" calcext:value-type="float">
            <text:p>0.57799372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0032945968611" calcext:value-type="float">
            <text:p>2.5003294597</text:p>
          </table:table-cell>
          <table:table-cell office:value-type="float" office:value="0.604082321641554" calcext:value-type="float">
            <text:p>0.60408232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1095811564686" calcext:value-type="float">
            <text:p>2.5109581156</text:p>
          </table:table-cell>
          <table:table-cell office:value-type="float" office:value="0.630170917422697" calcext:value-type="float">
            <text:p>0.63017091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215867716076" calcext:value-type="float">
            <text:p>2.5215867716</text:p>
          </table:table-cell>
          <table:table-cell office:value-type="float" office:value="0.657622350296885" calcext:value-type="float">
            <text:p>0.65762235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3221542756835" calcext:value-type="float">
            <text:p>2.5322154276</text:p>
          </table:table-cell>
          <table:table-cell office:value-type="float" office:value="0.685073783171072" calcext:value-type="float">
            <text:p>0.68507378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4284408352909" calcext:value-type="float">
            <text:p>2.5428440835</text:p>
          </table:table-cell>
          <table:table-cell office:value-type="float" office:value="0.713109289085137" calcext:value-type="float">
            <text:p>0.71310928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5347273948984" calcext:value-type="float">
            <text:p>2.5534727395</text:p>
          </table:table-cell>
          <table:table-cell office:value-type="float" office:value="0.741534177025785" calcext:value-type="float">
            <text:p>0.7415341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6410139545059" calcext:value-type="float">
            <text:p>2.5641013955</text:p>
          </table:table-cell>
          <table:table-cell office:value-type="float" office:value="0.770348446993018" calcext:value-type="float">
            <text:p>0.7703484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7473005141133" calcext:value-type="float">
            <text:p>2.5747300514</text:p>
          </table:table-cell>
          <table:table-cell office:value-type="float" office:value="0.800136172026711" calcext:value-type="float">
            <text:p>0.8001361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8535870737208" calcext:value-type="float">
            <text:p>2.5853587074</text:p>
          </table:table-cell>
          <table:table-cell office:value-type="float" office:value="0.829923897060404" calcext:value-type="float">
            <text:p>0.82992389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9598736333282" calcext:value-type="float">
            <text:p>2.5959873633</text:p>
          </table:table-cell>
          <table:table-cell office:value-type="float" office:value="0.860295695133974" calcext:value-type="float">
            <text:p>0.86029569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0661601929357" calcext:value-type="float">
            <text:p>2.6066160193</text:p>
          </table:table-cell>
          <table:table-cell office:value-type="float" office:value="0.891446257260712" calcext:value-type="float">
            <text:p>0.89144625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1724467525432" calcext:value-type="float">
            <text:p>2.6172446753</text:p>
          </table:table-cell>
          <table:table-cell office:value-type="float" office:value="0.922986201414033" calcext:value-type="float">
            <text:p>0.92298620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2787333121506" calcext:value-type="float">
            <text:p>2.6278733312</text:p>
          </table:table-cell>
          <table:table-cell office:value-type="float" office:value="0.954526145567356" calcext:value-type="float">
            <text:p>0.95452614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3850198717581" calcext:value-type="float">
            <text:p>2.6385019872</text:p>
          </table:table-cell>
          <table:table-cell office:value-type="float" office:value="0.987428926813724" calcext:value-type="float">
            <text:p>0.98742892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4913064313656" calcext:value-type="float">
            <text:p>2.6491306431</text:p>
          </table:table-cell>
          <table:table-cell office:value-type="float" office:value="1.01974763502021" calcext:value-type="float">
            <text:p>1.0197476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597592990973" calcext:value-type="float">
            <text:p>2.6597592991</text:p>
          </table:table-cell>
          <table:table-cell office:value-type="float" office:value="1.05323448930645" calcext:value-type="float">
            <text:p>1.05323448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7038795505805" calcext:value-type="float">
            <text:p>2.6703879551</text:p>
          </table:table-cell>
          <table:table-cell office:value-type="float" office:value="1.08711072561928" calcext:value-type="float">
            <text:p>1.08711072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8101661101879" calcext:value-type="float">
            <text:p>2.681016611</text:p>
          </table:table-cell>
          <table:table-cell office:value-type="float" office:value="1.12137634395869" calcext:value-type="float">
            <text:p>1.1213763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9164526697954" calcext:value-type="float">
            <text:p>2.691645267</text:p>
          </table:table-cell>
          <table:table-cell office:value-type="float" office:value="1.1556419622981" calcext:value-type="float">
            <text:p>1.15564196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0227392294029" calcext:value-type="float">
            <text:p>2.7022739229</text:p>
          </table:table-cell>
          <table:table-cell office:value-type="float" office:value="1.19107572671727" calcext:value-type="float">
            <text:p>1.19107572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1290257890103" calcext:value-type="float">
            <text:p>2.7129025789</text:p>
          </table:table-cell>
          <table:table-cell office:value-type="float" office:value="1.22689887316302" calcext:value-type="float">
            <text:p>1.22689887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2353123486178" calcext:value-type="float">
            <text:p>2.7235312349</text:p>
          </table:table-cell>
          <table:table-cell office:value-type="float" office:value="1.26311140163535" calcext:value-type="float">
            <text:p>1.26311140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3415989082252" calcext:value-type="float">
            <text:p>2.7341598908</text:p>
          </table:table-cell>
          <table:table-cell office:value-type="float" office:value="1.29932393010768" calcext:value-type="float">
            <text:p>1.29932393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4478854678327" calcext:value-type="float">
            <text:p>2.7447885468</text:p>
          </table:table-cell>
          <table:table-cell office:value-type="float" office:value="1.33650991364648" calcext:value-type="float">
            <text:p>1.33650991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5541720274402" calcext:value-type="float">
            <text:p>2.7554172027</text:p>
          </table:table-cell>
          <table:table-cell office:value-type="float" office:value="1.37389058819856" calcext:value-type="float">
            <text:p>1.37389058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6604585870476" calcext:value-type="float">
            <text:p>2.7660458587</text:p>
          </table:table-cell>
          <table:table-cell office:value-type="float" office:value="1.41166064477723" calcext:value-type="float">
            <text:p>1.41166064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7667451466551" calcext:value-type="float">
            <text:p>2.7766745147</text:p>
          </table:table-cell>
          <table:table-cell office:value-type="float" office:value="1.44982008338248" calcext:value-type="float">
            <text:p>1.44982008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8730317062626" calcext:value-type="float">
            <text:p>2.7873031706</text:p>
          </table:table-cell>
          <table:table-cell office:value-type="float" office:value="1.48836890401432" calcext:value-type="float">
            <text:p>1.4883689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97931826587" calcext:value-type="float">
            <text:p>2.7979318266</text:p>
          </table:table-cell>
          <table:table-cell office:value-type="float" office:value="1.52769648869933" calcext:value-type="float">
            <text:p>1.52769648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0856048254775" calcext:value-type="float">
            <text:p>2.8085604825</text:p>
          </table:table-cell>
          <table:table-cell office:value-type="float" office:value="1.56702407338434" calcext:value-type="float">
            <text:p>1.56702407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1918913850849" calcext:value-type="float">
            <text:p>2.8191891385</text:p>
          </table:table-cell>
          <table:table-cell office:value-type="float" office:value="1.60713042212251" calcext:value-type="float">
            <text:p>1.60713042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2981779446924" calcext:value-type="float">
            <text:p>2.8298177945</text:p>
          </table:table-cell>
          <table:table-cell office:value-type="float" office:value="1.64782084390056" calcext:value-type="float">
            <text:p>1.64782084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4044645042999" calcext:value-type="float">
            <text:p>2.8404464504</text:p>
          </table:table-cell>
          <table:table-cell office:value-type="float" office:value="1.68831657466532" calcext:value-type="float">
            <text:p>1.68831657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5107510639073" calcext:value-type="float">
            <text:p>2.8510751064</text:p>
          </table:table-cell>
          <table:table-cell office:value-type="float" office:value="1.72959106948325" calcext:value-type="float">
            <text:p>1.72959106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6170376235148" calcext:value-type="float">
            <text:p>2.8617037624</text:p>
          </table:table-cell>
          <table:table-cell office:value-type="float" office:value="1.77144963734105" calcext:value-type="float">
            <text:p>1.77144963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7233241831222" calcext:value-type="float">
            <text:p>2.8723324183</text:p>
          </table:table-cell>
          <table:table-cell office:value-type="float" office:value="1.81350289621215" calcext:value-type="float">
            <text:p>1.81350289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8296107427297" calcext:value-type="float">
            <text:p>2.8829610743</text:p>
          </table:table-cell>
          <table:table-cell office:value-type="float" office:value="1.85575084609654" calcext:value-type="float">
            <text:p>1.85575084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9358973023372" calcext:value-type="float">
            <text:p>2.8935897302</text:p>
          </table:table-cell>
          <table:table-cell office:value-type="float" office:value="1.8987775600341" calcext:value-type="float">
            <text:p>1.898777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0421838619446" calcext:value-type="float">
            <text:p>2.9042183862</text:p>
          </table:table-cell>
          <table:table-cell office:value-type="float" office:value="1.94180427397165" calcext:value-type="float">
            <text:p>1.9418042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1484704215521" calcext:value-type="float">
            <text:p>2.9148470422</text:p>
          </table:table-cell>
          <table:table-cell office:value-type="float" office:value="1.98560975196238" calcext:value-type="float">
            <text:p>1.9856097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2547569811595" calcext:value-type="float">
            <text:p>2.9254756981</text:p>
          </table:table-cell>
          <table:table-cell office:value-type="float" office:value="2.03019399400627" calcext:value-type="float">
            <text:p>2.0301939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361043540767" calcext:value-type="float">
            <text:p>2.9361043541</text:p>
          </table:table-cell>
          <table:table-cell office:value-type="float" office:value="2.07438885402358" calcext:value-type="float">
            <text:p>2.0743888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4673301003745" calcext:value-type="float">
            <text:p>2.94673301</text:p>
          </table:table-cell>
          <table:table-cell office:value-type="float" office:value="2.11897309606747" calcext:value-type="float">
            <text:p>2.11897309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5736166599819" calcext:value-type="float">
            <text:p>2.957361666</text:p>
          </table:table-cell>
          <table:table-cell office:value-type="float" office:value="2.16433610216454" calcext:value-type="float">
            <text:p>2.16433610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6799032195894" calcext:value-type="float">
            <text:p>2.967990322</text:p>
          </table:table-cell>
          <table:table-cell office:value-type="float" office:value="2.21125663636794" calcext:value-type="float">
            <text:p>2.21125663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7861897791969" calcext:value-type="float">
            <text:p>2.9786189779</text:p>
          </table:table-cell>
          <table:table-cell office:value-type="float" office:value="2.25642495145171" calcext:value-type="float">
            <text:p>2.25642495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8924763388043" calcext:value-type="float">
            <text:p>2.9892476339</text:p>
          </table:table-cell>
          <table:table-cell office:value-type="float" office:value="2.30198264856206" calcext:value-type="float">
            <text:p>2.30198264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9995061610664" calcext:value-type="float">
            <text:p>2.9999506161</text:p>
          </table:table-cell>
          <table:table-cell office:value-type="float" office:value="2.34956857889688" calcext:value-type="float">
            <text:p>2.34956857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01050494580192" calcext:value-type="float">
            <text:p>3.0105049458</text:p>
          </table:table-cell>
          <table:table-cell office:value-type="float" office:value="2.39562902595557" calcext:value-type="float">
            <text:p>2.3956290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02113360176267" calcext:value-type="float">
            <text:p>3.0211336018</text:p>
          </table:table-cell>
          <table:table-cell office:value-type="float" office:value="2.44274425117226" calcext:value-type="float">
            <text:p>2.44274425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03127913699793" calcext:value-type="float">
            <text:p>3.031279137</text:p>
          </table:table-cell>
          <table:table-cell office:value-type="float" office:value="2.48900283593046" calcext:value-type="float">
            <text:p>2.48900283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0409415515077" calcext:value-type="float">
            <text:p>3.0409415515</text:p>
          </table:table-cell>
          <table:table-cell office:value-type="float" office:value="2.53419062011556" calcext:value-type="float">
            <text:p>2.53419062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05108708674295" calcext:value-type="float">
            <text:p>3.0510870867</text:p>
          </table:table-cell>
          <table:table-cell office:value-type="float" office:value="2.5798067245299" calcext:value-type="float">
            <text:p>2.57980672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06057891145477" calcext:value-type="float">
            <text:p>3.0605789115</text:p>
          </table:table-cell>
          <table:table-cell office:value-type="float" office:value="2.62116868161795" calcext:value-type="float">
            <text:p>2.62116868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0076726342711" calcext:value-type="float">
            <text:p>2.0076726343</text:p>
          </table:table-cell>
          <table:table-cell office:value-type="float" office:value="0.00363372093023084" calcext:value-type="float">
            <text:p>0.00363372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9616368286445" calcext:value-type="float">
            <text:p>1.9961636829</text:p>
          </table:table-cell>
          <table:table-cell office:value-type="float" office:value="0.00930232558139376" calcext:value-type="float">
            <text:p>0.0093023256</text:p>
          </table:table-cell>
          <table:table-cell table:number-columns-repeated="1021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c" table:style-name="ta4">
        <table:table-column table:style-name="co1" table:number-columns-repeated="1024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-0.191458424711019" calcext:value-type="float">
            <text:p>-0.1914584247</text:p>
          </table:table-cell>
          <table:table-cell office:value-type="float" office:value="1.12172589238438" calcext:value-type="float">
            <text:p>1.12172589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182539339156571" calcext:value-type="float">
            <text:p>-0.1825393392</text:p>
          </table:table-cell>
          <table:table-cell office:value-type="float" office:value="1.09703951263969" calcext:value-type="float">
            <text:p>1.0970395126</text:p>
          </table:table-cell>
          <table:table-cell table:number-columns-repeated="2"/>
          <table:table-cell>
            <draw:frame table:end-cell-address="1c.M18" table:end-x="17.49pt" table:end-y="14.03pt" draw:z-index="0" draw:name="Chart 1" draw:style-name="gr1" svg:width="360pt" svg:height="216pt" svg:x="21.49pt" svg:y="8.05pt">
              <loext:p draw:notify-on-update-of-ranges="1c.B2:1c.B174 1c.C2:1c.C174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/>
          <table:table-cell office:value-type="float" office:value="-0.172917268767701" calcext:value-type="float">
            <text:p>-0.1729172688</text:p>
          </table:table-cell>
          <table:table-cell office:value-type="float" office:value="1.06971017143535" calcext:value-type="float">
            <text:p>1.06971017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164935066590957" calcext:value-type="float">
            <text:p>-0.1649350666</text:p>
          </table:table-cell>
          <table:table-cell office:value-type="float" office:value="1.04869884457451" calcext:value-type="float">
            <text:p>1.04869884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158158454858572" calcext:value-type="float">
            <text:p>-0.1581584549</text:p>
          </table:table-cell>
          <table:table-cell office:value-type="float" office:value="1.03055464378225" calcext:value-type="float">
            <text:p>1.03055464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151725784488063" calcext:value-type="float">
            <text:p>-0.1517257845</text:p>
          </table:table-cell>
          <table:table-cell office:value-type="float" office:value="1.01429200913091" calcext:value-type="float">
            <text:p>1.01429200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144014591528991" calcext:value-type="float">
            <text:p>-0.1440145915</text:p>
          </table:table-cell>
          <table:table-cell office:value-type="float" office:value="0.99328811816582" calcext:value-type="float">
            <text:p>0.99328811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135405283415332" calcext:value-type="float">
            <text:p>-0.1354052834</text:p>
          </table:table-cell>
          <table:table-cell office:value-type="float" office:value="0.970693453028296" calcext:value-type="float">
            <text:p>0.9706934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126795975301673" calcext:value-type="float">
            <text:p>-0.1267959753</text:p>
          </table:table-cell>
          <table:table-cell office:value-type="float" office:value="0.948979099519507" calcext:value-type="float">
            <text:p>0.94897909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117571716608468" calcext:value-type="float">
            <text:p>-0.1175717166</text:p>
          </table:table-cell>
          <table:table-cell office:value-type="float" office:value="0.925797559962827" calcext:value-type="float">
            <text:p>0.925797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107732507335715" calcext:value-type="float">
            <text:p>-0.1077325073</text:p>
          </table:table-cell>
          <table:table-cell office:value-type="float" office:value="0.901148834358255" calcext:value-type="float">
            <text:p>0.90114883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985082486425101" calcext:value-type="float">
            <text:p>-0.0985082486</text:p>
          </table:table-cell>
          <table:table-cell office:value-type="float" office:value="0.878847606430309" calcext:value-type="float">
            <text:p>0.87884760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892839899493045" calcext:value-type="float">
            <text:p>-0.0892839899</text:p>
          </table:table-cell>
          <table:table-cell office:value-type="float" office:value="0.856344640420778" calcext:value-type="float">
            <text:p>0.85634464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794447806765519" calcext:value-type="float">
            <text:p>-0.0794447807</text:p>
          </table:table-cell>
          <table:table-cell office:value-type="float" office:value="0.832979702608111" calcext:value-type="float">
            <text:p>0.83297970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696055714037993" calcext:value-type="float">
            <text:p>-0.0696055714</text:p>
          </table:table-cell>
          <table:table-cell office:value-type="float" office:value="0.809871522353826" calcext:value-type="float">
            <text:p>0.80987152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597663621310466" calcext:value-type="float">
            <text:p>-0.0597663621</text:p>
          </table:table-cell>
          <table:table-cell office:value-type="float" office:value="0.787148478437111" calcext:value-type="float">
            <text:p>0.78714847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49927152858294" calcext:value-type="float">
            <text:p>-0.0499271529</text:p>
          </table:table-cell>
          <table:table-cell office:value-type="float" office:value="0.764553813299587" calcext:value-type="float">
            <text:p>0.76455381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400879435855414" calcext:value-type="float">
            <text:p>-0.0400879436</text:p>
          </table:table-cell>
          <table:table-cell office:value-type="float" office:value="0.742601042058016" calcext:value-type="float">
            <text:p>0.74260104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302487343127888" calcext:value-type="float">
            <text:p>-0.0302487343</text:p>
          </table:table-cell>
          <table:table-cell office:value-type="float" office:value="0.721033407154015" calcext:value-type="float">
            <text:p>0.72103340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204095250400362" calcext:value-type="float">
            <text:p>-0.020409525</text:p>
          </table:table-cell>
          <table:table-cell office:value-type="float" office:value="0.699850908587587" calcext:value-type="float">
            <text:p>0.69985090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0995536518773654" calcext:value-type="float">
            <text:p>-0.0099553652</text:p>
          </table:table-cell>
          <table:table-cell office:value-type="float" office:value="0.677484472390846" calcext:value-type="float">
            <text:p>0.67748447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0111374524411012" calcext:value-type="float">
            <text:p>0.0011137452</text:p>
          </table:table-cell>
          <table:table-cell office:value-type="float" office:value="0.654433349371756" calcext:value-type="float">
            <text:p>0.65443334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121828556759568" calcext:value-type="float">
            <text:p>0.0121828557</text:p>
          </table:table-cell>
          <table:table-cell office:value-type="float" office:value="0.631496340823057" calcext:value-type="float">
            <text:p>0.63149634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232519661078035" calcext:value-type="float">
            <text:p>0.0232519661</text:p>
          </table:table-cell>
          <table:table-cell office:value-type="float" office:value="0.609244019096708" calcext:value-type="float">
            <text:p>0.60924401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343210765396502" calcext:value-type="float">
            <text:p>0.0343210765</text:p>
          </table:table-cell>
          <table:table-cell office:value-type="float" office:value="0.587448155251924" calcext:value-type="float">
            <text:p>0.58744815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453901869714969" calcext:value-type="float">
            <text:p>0.045390187</text:p>
          </table:table-cell>
          <table:table-cell office:value-type="float" office:value="0.566108749288707" calcext:value-type="float">
            <text:p>0.56610874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570742479828906" calcext:value-type="float">
            <text:p>0.057074248</text:p>
          </table:table-cell>
          <table:table-cell office:value-type="float" office:value="0.543947719138671" calcext:value-type="float">
            <text:p>0.54394771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693732595738314" calcext:value-type="float">
            <text:p>0.0693732596</text:p>
          </table:table-cell>
          <table:table-cell office:value-type="float" office:value="0.521147647954442" calcext:value-type="float">
            <text:p>0.5211476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16722711647721" calcext:value-type="float">
            <text:p>0.0816722712</text:p>
          </table:table-cell>
          <table:table-cell office:value-type="float" office:value="0.498758388863623" calcext:value-type="float">
            <text:p>0.4987583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939712827557129" calcext:value-type="float">
            <text:p>0.0939712828</text:p>
          </table:table-cell>
          <table:table-cell office:value-type="float" office:value="0.47708805093627" calcext:value-type="float">
            <text:p>0.47708805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68852449262" calcext:value-type="float">
            <text:p>0.1068852449</text:p>
          </table:table-cell>
          <table:table-cell office:value-type="float" office:value="0.454390682775394" calcext:value-type="float">
            <text:p>0.45439068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20414157676235" calcext:value-type="float">
            <text:p>0.1204141577</text:p>
          </table:table-cell>
          <table:table-cell office:value-type="float" office:value="0.43179601763787" calcext:value-type="float">
            <text:p>0.43179601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3394307042627" calcext:value-type="float">
            <text:p>0.1339430704</text:p>
          </table:table-cell>
          <table:table-cell office:value-type="float" office:value="0.409481451654943" calcext:value-type="float">
            <text:p>0.40948145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47471983176305" calcext:value-type="float">
            <text:p>0.1474719832</text:p>
          </table:table-cell>
          <table:table-cell office:value-type="float" office:value="0.38866074782987" calcext:value-type="float">
            <text:p>0.38866074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6100089592634" calcext:value-type="float">
            <text:p>0.1610008959</text:p>
          </table:table-cell>
          <table:table-cell office:value-type="float" office:value="0.367559944850199" calcext:value-type="float">
            <text:p>0.36755994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74529808676374" calcext:value-type="float">
            <text:p>0.1745298087</text:p>
          </table:table-cell>
          <table:table-cell office:value-type="float" office:value="0.347206072949454" calcext:value-type="float">
            <text:p>0.34720607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88058721426409" calcext:value-type="float">
            <text:p>0.1880587214</text:p>
          </table:table-cell>
          <table:table-cell office:value-type="float" office:value="0.327879231282233" calcext:value-type="float">
            <text:p>0.32787923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01587634176444" calcext:value-type="float">
            <text:p>0.2015876342</text:p>
          </table:table-cell>
          <table:table-cell office:value-type="float" office:value="0.308552389615012" calcext:value-type="float">
            <text:p>0.30855238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15116546926479" calcext:value-type="float">
            <text:p>0.2151165469</text:p>
          </table:table-cell>
          <table:table-cell office:value-type="float" office:value="0.290159211796449" calcext:value-type="float">
            <text:p>0.29015921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28645459676514" calcext:value-type="float">
            <text:p>0.2286454597</text:p>
          </table:table-cell>
          <table:table-cell office:value-type="float" office:value="0.272326232287081" calcext:value-type="float">
            <text:p>0.27232623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42174372426549" calcext:value-type="float">
            <text:p>0.2421743724</text:p>
          </table:table-cell>
          <table:table-cell office:value-type="float" office:value="0.255146817471774" calcext:value-type="float">
            <text:p>0.25514681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55703285176584" calcext:value-type="float">
            <text:p>0.2557032852</text:p>
          </table:table-cell>
          <table:table-cell office:value-type="float" office:value="0.238434234580795" calcext:value-type="float">
            <text:p>0.23843423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69232197926618" calcext:value-type="float">
            <text:p>0.2692321979</text:p>
          </table:table-cell>
          <table:table-cell office:value-type="float" office:value="0.222375216383877" calcext:value-type="float">
            <text:p>0.22237521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82761110676653" calcext:value-type="float">
            <text:p>0.2827611107</text:p>
          </table:table-cell>
          <table:table-cell office:value-type="float" office:value="0.206876396496154" calcext:value-type="float">
            <text:p>0.20687639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96290023426688" calcext:value-type="float">
            <text:p>0.2962900234</text:p>
          </table:table-cell>
          <table:table-cell office:value-type="float" office:value="0.191937774917626" calcext:value-type="float">
            <text:p>0.19193777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09818936176723" calcext:value-type="float">
            <text:p>0.3098189362</text:p>
          </table:table-cell>
          <table:table-cell office:value-type="float" office:value="0.177746084418024" calcext:value-type="float">
            <text:p>0.17774608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23347848926758" calcext:value-type="float">
            <text:p>0.3233478489</text:p>
          </table:table-cell>
          <table:table-cell office:value-type="float" office:value="0.163927859457885" calcext:value-type="float">
            <text:p>0.16392785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36876761676793" calcext:value-type="float">
            <text:p>0.3368767617</text:p>
          </table:table-cell>
          <table:table-cell office:value-type="float" office:value="0.150856565576674" calcext:value-type="float">
            <text:p>0.15085656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50405674426828" calcext:value-type="float">
            <text:p>0.3504056744</text:p>
          </table:table-cell>
          <table:table-cell office:value-type="float" office:value="0.138158737234924" calcext:value-type="float">
            <text:p>0.13815873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63934587176863" calcext:value-type="float">
            <text:p>0.3639345872</text:p>
          </table:table-cell>
          <table:table-cell office:value-type="float" office:value="0.126114473587236" calcext:value-type="float">
            <text:p>0.12611447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77463499926897" calcext:value-type="float">
            <text:p>0.3774634999</text:p>
          </table:table-cell>
          <table:table-cell office:value-type="float" office:value="0.114443675479011" calcext:value-type="float">
            <text:p>0.11444367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90992412676932" calcext:value-type="float">
            <text:p>0.3909924127</text:p>
          </table:table-cell>
          <table:table-cell office:value-type="float" office:value="0.103893273989175" calcext:value-type="float">
            <text:p>0.1038932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04521325426967" calcext:value-type="float">
            <text:p>0.4045213254</text:p>
          </table:table-cell>
          <table:table-cell office:value-type="float" office:value="0.0936229716539371" calcext:value-type="float">
            <text:p>0.09362297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18050238177002" calcext:value-type="float">
            <text:p>0.4180502382</text:p>
          </table:table-cell>
          <table:table-cell office:value-type="float" office:value="0.0840062340127603" calcext:value-type="float">
            <text:p>0.0840062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31579150927037" calcext:value-type="float">
            <text:p>0.4315791509</text:p>
          </table:table-cell>
          <table:table-cell office:value-type="float" office:value="0.0748563282959113" calcext:value-type="float">
            <text:p>0.07485632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45108063677072" calcext:value-type="float">
            <text:p>0.4451080637</text:p>
          </table:table-cell>
          <table:table-cell office:value-type="float" office:value="0.066079888118526" calcext:value-type="float">
            <text:p>0.06607988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58636976427106" calcext:value-type="float">
            <text:p>0.4586369764</text:p>
          </table:table-cell>
          <table:table-cell office:value-type="float" office:value="0.0579570126352013" calcext:value-type="float">
            <text:p>0.05795701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72165889177141" calcext:value-type="float">
            <text:p>0.4721658892</text:p>
          </table:table-cell>
          <table:table-cell office:value-type="float" office:value="0.0503943354610711" calcext:value-type="float">
            <text:p>0.05039433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85694801927176" calcext:value-type="float">
            <text:p>0.4856948019</text:p>
          </table:table-cell>
          <table:table-cell office:value-type="float" office:value="0.0434852229810021" calcext:value-type="float">
            <text:p>0.0434852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0851427531969" calcext:value-type="float">
            <text:p>0.5008514275</text:p>
          </table:table-cell>
          <table:table-cell office:value-type="float" office:value="0.0358291794220058" calcext:value-type="float">
            <text:p>0.03582917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12752627427246" calcext:value-type="float">
            <text:p>0.5127526274</text:p>
          </table:table-cell>
          <table:table-cell office:value-type="float" office:value="0.0310674937938504" calcext:value-type="float">
            <text:p>0.03106749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26281540177281" calcext:value-type="float">
            <text:p>0.5262815402</text:p>
          </table:table-cell>
          <table:table-cell office:value-type="float" office:value="0.0257456098564992" calcext:value-type="float">
            <text:p>0.02574560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42024275013685" calcext:value-type="float">
            <text:p>0.542024275</text:p>
          </table:table-cell>
          <table:table-cell office:value-type="float" office:value="0.0191083621695371" calcext:value-type="float">
            <text:p>0.01910836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55030479771105" calcext:value-type="float">
            <text:p>0.5550304798</text:p>
          </table:table-cell>
          <table:table-cell office:value-type="float" office:value="0.0153834259387419" calcext:value-type="float">
            <text:p>0.01538342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68098179586479" calcext:value-type="float">
            <text:p>0.5680981796</text:p>
          </table:table-cell>
          <table:table-cell office:value-type="float" office:value="0.0114448492997523" calcext:value-type="float">
            <text:p>0.01144484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81627092336514" calcext:value-type="float">
            <text:p>0.5816270923</text:p>
          </table:table-cell>
          <table:table-cell office:value-type="float" office:value="0.00829691732742787" calcext:value-type="float">
            <text:p>0.00829691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5156005086549" calcext:value-type="float">
            <text:p>0.5951560051</text:p>
          </table:table-cell>
          <table:table-cell office:value-type="float" office:value="0.0057652034952178" calcext:value-type="float">
            <text:p>0.00576520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8684917836584" calcext:value-type="float">
            <text:p>0.6086849178</text:p>
          </table:table-cell>
          <table:table-cell office:value-type="float" office:value="0.0029642119492439" calcext:value-type="float">
            <text:p>0.00296421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2213830586619" calcext:value-type="float">
            <text:p>0.6222138306</text:p>
          </table:table-cell>
          <table:table-cell office:value-type="float" office:value="0.00175044894598874" calcext:value-type="float">
            <text:p>0.00175044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35742743336654" calcext:value-type="float">
            <text:p>0.6357427433</text:p>
          </table:table-cell>
          <table:table-cell office:value-type="float" office:value="0.000443319557867027" calcext:value-type="float">
            <text:p>0.00044331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0899368941446" calcext:value-type="float">
            <text:p>0.6508993689</text:p>
          </table:table-cell>
          <table:table-cell office:value-type="float" office:value="0.00137698340652514" calcext:value-type="float">
            <text:p>0.00137698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9545143127208" calcext:value-type="float">
            <text:p>0.6595451431</text:p>
          </table:table-cell>
          <table:table-cell office:value-type="float" office:value="0.000536685942732706" calcext:value-type="float">
            <text:p>0.00053668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76329481586758" calcext:value-type="float">
            <text:p>0.6763294816</text:p>
          </table:table-cell>
          <table:table-cell office:value-type="float" office:value="0.000443319557867027" calcext:value-type="float">
            <text:p>0.00044331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89858394336793" calcext:value-type="float">
            <text:p>0.6898583943</text:p>
          </table:table-cell>
          <table:table-cell office:value-type="float" office:value="0.000910151482196308" calcext:value-type="float">
            <text:p>0.00091015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03387307086828" calcext:value-type="float">
            <text:p>0.7033873071</text:p>
          </table:table-cell>
          <table:table-cell office:value-type="float" office:value="0.00259074640978029" calcext:value-type="float">
            <text:p>0.00259074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18146120995957" calcext:value-type="float">
            <text:p>0.718146121</text:p>
          </table:table-cell>
          <table:table-cell office:value-type="float" office:value="0.00540255939658784" calcext:value-type="float">
            <text:p>0.00540255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31675033745992" calcext:value-type="float">
            <text:p>0.7316750337</text:p>
          </table:table-cell>
          <table:table-cell office:value-type="float" office:value="0.00927874917086502" calcext:value-type="float">
            <text:p>0.00927874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48459372205542" calcext:value-type="float">
            <text:p>0.7484593722</text:p>
          </table:table-cell>
          <table:table-cell office:value-type="float" office:value="0.0131922854990893" calcext:value-type="float">
            <text:p>0.01319228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1922977535539" calcext:value-type="float">
            <text:p>0.7619229775</text:p>
          </table:table-cell>
          <table:table-cell office:value-type="float" office:value="0.0165407865857276" calcext:value-type="float">
            <text:p>0.01654078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4306677116307" calcext:value-type="float">
            <text:p>0.7743066771</text:p>
          </table:table-cell>
          <table:table-cell office:value-type="float" office:value="0.0202609358292424" calcext:value-type="float">
            <text:p>0.02026093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3728694123607" calcext:value-type="float">
            <text:p>0.7837286941</text:p>
          </table:table-cell>
          <table:table-cell office:value-type="float" office:value="0.0216915961265709" calcext:value-type="float">
            <text:p>0.02169159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6292148489165" calcext:value-type="float">
            <text:p>0.7962921485</text:p>
          </table:table-cell>
          <table:table-cell office:value-type="float" office:value="0.0263884499025781" calcext:value-type="float">
            <text:p>0.02638844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8807406437749" calcext:value-type="float">
            <text:p>0.8088074064</text:p>
          </table:table-cell>
          <table:table-cell office:value-type="float" office:value="0.0314009451683707" calcext:value-type="float">
            <text:p>0.03140094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2687719518953" calcext:value-type="float">
            <text:p>0.8226877195</text:p>
          </table:table-cell>
          <table:table-cell office:value-type="float" office:value="0.0373230415798588" calcext:value-type="float">
            <text:p>0.03732304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6216632268988" calcext:value-type="float">
            <text:p>0.8362166323</text:p>
          </table:table-cell>
          <table:table-cell office:value-type="float" office:value="0.0435785893658673" calcext:value-type="float">
            <text:p>0.04357858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1373257873781" calcext:value-type="float">
            <text:p>0.8513732579</text:p>
          </table:table-cell>
          <table:table-cell office:value-type="float" office:value="0.0512937733573242" calcext:value-type="float">
            <text:p>0.05129377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3274457769058" calcext:value-type="float">
            <text:p>0.8632744578</text:p>
          </table:table-cell>
          <table:table-cell office:value-type="float" office:value="0.0573034479411402" calcext:value-type="float">
            <text:p>0.05730344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6803370519093" calcext:value-type="float">
            <text:p>0.8768033705</text:p>
          </table:table-cell>
          <table:table-cell office:value-type="float" office:value="0.0650528578850018" calcext:value-type="float">
            <text:p>0.06505285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0332283269128" calcext:value-type="float">
            <text:p>0.8903322833</text:p>
          </table:table-cell>
          <table:table-cell office:value-type="float" office:value="0.0730823669834603" calcext:value-type="float">
            <text:p>0.0730823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3861196019162" calcext:value-type="float">
            <text:p>0.903861196</text:p>
          </table:table-cell>
          <table:table-cell office:value-type="float" office:value="0.0815787080062486" calcext:value-type="float">
            <text:p>0.0815787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7390108769197" calcext:value-type="float">
            <text:p>0.9173901088</text:p>
          </table:table-cell>
          <table:table-cell office:value-type="float" office:value="0.0907286137230971" calcext:value-type="float">
            <text:p>0.09072861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0919021519232" calcext:value-type="float">
            <text:p>0.9309190215</text:p>
          </table:table-cell>
          <table:table-cell office:value-type="float" office:value="0.100251984979408" calcext:value-type="float">
            <text:p>0.1002519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44447934269267" calcext:value-type="float">
            <text:p>0.9444479343</text:p>
          </table:table-cell>
          <table:table-cell office:value-type="float" office:value="0.110242188160049" calcext:value-type="float">
            <text:p>0.11024218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7976847019302" calcext:value-type="float">
            <text:p>0.957976847</text:p>
          </table:table-cell>
          <table:table-cell office:value-type="float" office:value="0.120605856880153" calcext:value-type="float">
            <text:p>0.12060585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1505759769337" calcext:value-type="float">
            <text:p>0.9715057598</text:p>
          </table:table-cell>
          <table:table-cell office:value-type="float" office:value="0.131716456679184" calcext:value-type="float">
            <text:p>0.13171645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5034672519371" calcext:value-type="float">
            <text:p>0.9850346725</text:p>
          </table:table-cell>
          <table:table-cell office:value-type="float" office:value="0.143200522017677" calcext:value-type="float">
            <text:p>0.1432005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8827135517784" calcext:value-type="float">
            <text:p>0.9988271355</text:p>
          </table:table-cell>
          <table:table-cell office:value-type="float" office:value="0.154883475372234" calcext:value-type="float">
            <text:p>0.15488347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739500491314" calcext:value-type="float">
            <text:p>1.0073950049</text:p>
          </table:table-cell>
          <table:table-cell office:value-type="float" office:value="0.162852510232733" calcext:value-type="float">
            <text:p>0.16285251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824200381491" calcext:value-type="float">
            <text:p>1.0182420038</text:p>
          </table:table-cell>
          <table:table-cell office:value-type="float" office:value="0.17270429963527" calcext:value-type="float">
            <text:p>0.17270429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177091656494" calcext:value-type="float">
            <text:p>1.0317709166</text:p>
          </table:table-cell>
          <table:table-cell office:value-type="float" office:value="0.185775593516483" calcext:value-type="float">
            <text:p>0.18577559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4529982931498" calcext:value-type="float">
            <text:p>1.0452998293</text:p>
          </table:table-cell>
          <table:table-cell office:value-type="float" office:value="0.199220352937158" calcext:value-type="float">
            <text:p>0.19922035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5882874206501" calcext:value-type="float">
            <text:p>1.0588287421</text:p>
          </table:table-cell>
          <table:table-cell office:value-type="float" office:value="0.212945211512431" calcext:value-type="float">
            <text:p>0.21294521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7235765481505" calcext:value-type="float">
            <text:p>1.0723576548</text:p>
          </table:table-cell>
          <table:table-cell office:value-type="float" office:value="0.227230268396899" calcext:value-type="float">
            <text:p>0.22723026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8588656756508" calcext:value-type="float">
            <text:p>1.0858865676</text:p>
          </table:table-cell>
          <table:table-cell office:value-type="float" office:value="0.241795424435964" calcext:value-type="float">
            <text:p>0.24179542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9941548031512" calcext:value-type="float">
            <text:p>1.0994154803</text:p>
          </table:table-cell>
          <table:table-cell office:value-type="float" office:value="0.257014145169089" calcext:value-type="float">
            <text:p>0.25701414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1294439306515" calcext:value-type="float">
            <text:p>1.1129443931</text:p>
          </table:table-cell>
          <table:table-cell office:value-type="float" office:value="0.272699697826544" calcext:value-type="float">
            <text:p>0.27269969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647330581519" calcext:value-type="float">
            <text:p>1.1264733058</text:p>
          </table:table-cell>
          <table:table-cell office:value-type="float" office:value="0.288665349638596" calcext:value-type="float">
            <text:p>0.28866534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4000221856522" calcext:value-type="float">
            <text:p>1.1400022186</text:p>
          </table:table-cell>
          <table:table-cell office:value-type="float" office:value="0.305191199759843" calcext:value-type="float">
            <text:p>0.30519119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5353113131526" calcext:value-type="float">
            <text:p>1.1535311313</text:p>
          </table:table-cell>
          <table:table-cell office:value-type="float" office:value="0.322090515420553" calcext:value-type="float">
            <text:p>0.32209051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6706004406529" calcext:value-type="float">
            <text:p>1.1670600441</text:p>
          </table:table-cell>
          <table:table-cell office:value-type="float" office:value="0.339363296620726" calcext:value-type="float">
            <text:p>0.3393632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8058895681533" calcext:value-type="float">
            <text:p>1.1805889568</text:p>
          </table:table-cell>
          <table:table-cell office:value-type="float" office:value="0.35728964251496" calcext:value-type="float">
            <text:p>0.35728964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9411786956536" calcext:value-type="float">
            <text:p>1.1941178696</text:p>
          </table:table-cell>
          <table:table-cell office:value-type="float" office:value="0.375402721178926" calcext:value-type="float">
            <text:p>0.37540272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076467823154" calcext:value-type="float">
            <text:p>1.2076467823</text:p>
          </table:table-cell>
          <table:table-cell office:value-type="float" office:value="0.39398263176722" calcext:value-type="float">
            <text:p>0.39398263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2117569506543" calcext:value-type="float">
            <text:p>1.2211756951</text:p>
          </table:table-cell>
          <table:table-cell office:value-type="float" office:value="0.413029374279844" calcext:value-type="float">
            <text:p>0.41302937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3470460781546" calcext:value-type="float">
            <text:p>1.2347046078</text:p>
          </table:table-cell>
          <table:table-cell office:value-type="float" office:value="0.432542948716796" calcext:value-type="float">
            <text:p>0.43254294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482335205655" calcext:value-type="float">
            <text:p>1.2482335206</text:p>
          </table:table-cell>
          <table:table-cell office:value-type="float" office:value="0.452336622308346" calcext:value-type="float">
            <text:p>0.45233662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6176243331553" calcext:value-type="float">
            <text:p>1.2617624333</text:p>
          </table:table-cell>
          <table:table-cell office:value-type="float" office:value="0.472690494209091" calcext:value-type="float">
            <text:p>0.47269049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7529134606557" calcext:value-type="float">
            <text:p>1.2752913461</text:p>
          </table:table-cell>
          <table:table-cell office:value-type="float" office:value="0.493417831649299" calcext:value-type="float">
            <text:p>0.49341783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888202588156" calcext:value-type="float">
            <text:p>1.2888202588</text:p>
          </table:table-cell>
          <table:table-cell office:value-type="float" office:value="0.514238535474373" calcext:value-type="float">
            <text:p>0.51423853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0234917156564" calcext:value-type="float">
            <text:p>1.3023491716</text:p>
          </table:table-cell>
          <table:table-cell office:value-type="float" office:value="0.536553101457299" calcext:value-type="float">
            <text:p>0.53655310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1587808431567" calcext:value-type="float">
            <text:p>1.3158780843</text:p>
          </table:table-cell>
          <table:table-cell office:value-type="float" office:value="0.557560538052105" calcext:value-type="float">
            <text:p>0.55756053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2940699706571" calcext:value-type="float">
            <text:p>1.3294069971</text:p>
          </table:table-cell>
          <table:table-cell office:value-type="float" office:value="0.5796883712653" calcext:value-type="float">
            <text:p>0.57968837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423209592362" calcext:value-type="float">
            <text:p>1.3423209592</text:p>
          </table:table-cell>
          <table:table-cell office:value-type="float" office:value="0.601666818262709" calcext:value-type="float">
            <text:p>0.60166681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5461997082714" calcext:value-type="float">
            <text:p>1.3546199708</text:p>
          </table:table-cell>
          <table:table-cell office:value-type="float" office:value="0.62323445316671" calcext:value-type="float">
            <text:p>0.62323445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6753393299763" calcext:value-type="float">
            <text:p>1.367533933</text:p>
          </table:table-cell>
          <table:table-cell office:value-type="float" office:value="0.645418306210824" calcext:value-type="float">
            <text:p>0.64541830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8044789516811" calcext:value-type="float">
            <text:p>1.3804478952</text:p>
          </table:table-cell>
          <table:table-cell office:value-type="float" office:value="0.668423783441757" calcext:value-type="float">
            <text:p>0.66842378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9274690675905" calcext:value-type="float">
            <text:p>1.3927469068</text:p>
          </table:table-cell>
          <table:table-cell office:value-type="float" office:value="0.690196824392462" calcext:value-type="float">
            <text:p>0.69019682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0504591834999" calcext:value-type="float">
            <text:p>1.4050459183</text:p>
          </table:table-cell>
          <table:table-cell office:value-type="float" office:value="0.712688786506634" calcext:value-type="float">
            <text:p>0.71268878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1734492994094" calcext:value-type="float">
            <text:p>1.4173449299</text:p>
          </table:table-cell>
          <table:table-cell office:value-type="float" office:value="0.735488857690863" calcext:value-type="float">
            <text:p>0.73548885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2964394153188" calcext:value-type="float">
            <text:p>1.4296439415</text:p>
          </table:table-cell>
          <table:table-cell office:value-type="float" office:value="0.758494334921796" calcext:value-type="float">
            <text:p>0.75849433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4132800254327" calcext:value-type="float">
            <text:p>1.4413280025</text:p>
          </table:table-cell>
          <table:table-cell office:value-type="float" office:value="0.780643953624793" calcext:value-type="float">
            <text:p>0.78064395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5239711297512" calcext:value-type="float">
            <text:p>1.452397113</text:p>
          </table:table-cell>
          <table:table-cell office:value-type="float" office:value="0.802097474058402" calcext:value-type="float">
            <text:p>0.80209747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6346622340696" calcext:value-type="float">
            <text:p>1.4634662234</text:p>
          </table:table-cell>
          <table:table-cell office:value-type="float" office:value="0.82355099449201" calcext:value-type="float">
            <text:p>0.82355099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7453533383881" calcext:value-type="float">
            <text:p>1.4745353338</text:p>
          </table:table-cell>
          <table:table-cell office:value-type="float" office:value="0.845460972807185" calcext:value-type="float">
            <text:p>0.84546097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8560444427066" calcext:value-type="float">
            <text:p>1.4856044443</text:p>
          </table:table-cell>
          <table:table-cell office:value-type="float" office:value="0.867485065592752" calcext:value-type="float">
            <text:p>0.86748506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966735547025" calcext:value-type="float">
            <text:p>1.4966735547</text:p>
          </table:table-cell>
          <table:table-cell office:value-type="float" office:value="0.889851501789492" calcext:value-type="float">
            <text:p>0.88985150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0774266513435" calcext:value-type="float">
            <text:p>1.5077426651</text:p>
          </table:table-cell>
          <table:table-cell office:value-type="float" office:value="0.912332052456625" calcext:value-type="float">
            <text:p>0.91233205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188117755662" calcext:value-type="float">
            <text:p>1.5188117756</text:p>
          </table:table-cell>
          <table:table-cell office:value-type="float" office:value="0.935269061005323" calcext:value-type="float">
            <text:p>0.9352690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2988088599804" calcext:value-type="float">
            <text:p>1.529880886</text:p>
          </table:table-cell>
          <table:table-cell office:value-type="float" office:value="0.958434298494805" calcext:value-type="float">
            <text:p>0.95843429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4033504585034" calcext:value-type="float">
            <text:p>1.5403350459</text:p>
          </table:table-cell>
          <table:table-cell office:value-type="float" office:value="0.980358541118779" calcext:value-type="float">
            <text:p>0.98035854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5078920570264" calcext:value-type="float">
            <text:p>1.5507892057</text:p>
          </table:table-cell>
          <table:table-cell office:value-type="float" office:value="1.00282482747711" calcext:value-type="float">
            <text:p>1.00282482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6185831613449" calcext:value-type="float">
            <text:p>1.5618583161</text:p>
          </table:table-cell>
          <table:table-cell office:value-type="float" office:value="1.02656063731855" calcext:value-type="float">
            <text:p>1.02656063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7231247598679" calcext:value-type="float">
            <text:p>1.572312476</text:p>
          </table:table-cell>
          <table:table-cell office:value-type="float" office:value="1.04942632432325" calcext:value-type="float">
            <text:p>1.04942632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8215168525954" calcext:value-type="float">
            <text:p>1.5821516853</text:p>
          </table:table-cell>
          <table:table-cell office:value-type="float" office:value="1.07073720166887" calcext:value-type="float">
            <text:p>1.07073720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9199089453229" calcext:value-type="float">
            <text:p>1.5919908945</text:p>
          </table:table-cell>
          <table:table-cell office:value-type="float" office:value="1.09256159413125" calcext:value-type="float">
            <text:p>1.09256159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0183010380505" calcext:value-type="float">
            <text:p>1.6018301038</text:p>
          </table:table-cell>
          <table:table-cell office:value-type="float" office:value="1.11451436537282" calcext:value-type="float">
            <text:p>1.11451436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116693130778" calcext:value-type="float">
            <text:p>1.6116693131</text:p>
          </table:table-cell>
          <table:table-cell office:value-type="float" office:value="1.13698065173116" calcext:value-type="float">
            <text:p>1.13698065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2150852235055" calcext:value-type="float">
            <text:p>1.6215085224</text:p>
          </table:table-cell>
          <table:table-cell office:value-type="float" office:value="1.15944693808949" calcext:value-type="float">
            <text:p>1.15944693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313477316233" calcext:value-type="float">
            <text:p>1.6313477316</text:p>
          </table:table-cell>
          <table:table-cell office:value-type="float" office:value="1.18204160322701" calcext:value-type="float">
            <text:p>1.18204160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4118694089606" calcext:value-type="float">
            <text:p>1.6411869409</text:p>
          </table:table-cell>
          <table:table-cell office:value-type="float" office:value="1.20476464714373" calcext:value-type="float">
            <text:p>1.20476464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5102615016881" calcext:value-type="float">
            <text:p>1.6510261502</text:p>
          </table:table-cell>
          <table:table-cell office:value-type="float" office:value="1.22774444861882" calcext:value-type="float">
            <text:p>1.22774444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6086535944156" calcext:value-type="float">
            <text:p>1.6608653594</text:p>
          </table:table-cell>
          <table:table-cell office:value-type="float" office:value="1.2509810076523" calcext:value-type="float">
            <text:p>1.25098100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7070456871432" calcext:value-type="float">
            <text:p>1.6707045687</text:p>
          </table:table-cell>
          <table:table-cell office:value-type="float" office:value="1.27434594546497" calcext:value-type="float">
            <text:p>1.27434594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8054377798707" calcext:value-type="float">
            <text:p>1.680543778</text:p>
          </table:table-cell>
          <table:table-cell office:value-type="float" office:value="1.29783926205682" calcext:value-type="float">
            <text:p>1.29783926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9038298725982" calcext:value-type="float">
            <text:p>1.6903829873</text:p>
          </table:table-cell>
          <table:table-cell office:value-type="float" office:value="1.32158933620706" calcext:value-type="float">
            <text:p>1.32158933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9960724595303" calcext:value-type="float">
            <text:p>1.699607246</text:p>
          </table:table-cell>
          <table:table-cell office:value-type="float" office:value="1.34423902082138" calcext:value-type="float">
            <text:p>1.34423902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0821655406668" calcext:value-type="float">
            <text:p>1.7082165541</text:p>
          </table:table-cell>
          <table:table-cell office:value-type="float" office:value="1.36507306270144" calcext:value-type="float">
            <text:p>1.36507306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1744081275989" calcext:value-type="float">
            <text:p>1.7174408128</text:p>
          </table:table-cell>
          <table:table-cell office:value-type="float" office:value="1.38796116504854" calcext:value-type="float">
            <text:p>1.3879611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2728002203264" calcext:value-type="float">
            <text:p>1.727280022</text:p>
          </table:table-cell>
          <table:table-cell office:value-type="float" office:value="1.41260989065311" calcext:value-type="float">
            <text:p>1.41260989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371192313054" calcext:value-type="float">
            <text:p>1.7371192313</text:p>
          </table:table-cell>
          <table:table-cell office:value-type="float" office:value="1.43725861625768" calcext:value-type="float">
            <text:p>1.43725861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4695844057815" calcext:value-type="float">
            <text:p>1.7469584406</text:p>
          </table:table-cell>
          <table:table-cell office:value-type="float" office:value="1.46190734186225" calcext:value-type="float">
            <text:p>1.46190734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5618269927135" calcext:value-type="float">
            <text:p>1.7561826993</text:p>
          </table:table-cell>
          <table:table-cell office:value-type="float" office:value="1.48567575583809" calcext:value-type="float">
            <text:p>1.48567575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6540695796456" calcext:value-type="float">
            <text:p>1.765406958</text:p>
          </table:table-cell>
          <table:table-cell office:value-type="float" office:value="1.50915073260435" calcext:value-type="float">
            <text:p>1.50915073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7463121665776" calcext:value-type="float">
            <text:p>1.7746312167</text:p>
          </table:table-cell>
          <table:table-cell office:value-type="float" office:value="1.53321258378976" calcext:value-type="float">
            <text:p>1.53321258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8324052477142" calcext:value-type="float">
            <text:p>1.7832405248</text:p>
          </table:table-cell>
          <table:table-cell office:value-type="float" office:value="1.55551381171771" calcext:value-type="float">
            <text:p>1.55551381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9184983288508" calcext:value-type="float">
            <text:p>1.7918498329</text:p>
          </table:table-cell>
          <table:table-cell office:value-type="float" office:value="1.57781503964566" calcext:value-type="float">
            <text:p>1.57781503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0045914099874" calcext:value-type="float">
            <text:p>1.800459141</text:p>
          </table:table-cell>
          <table:table-cell office:value-type="float" office:value="1.60055642338797" calcext:value-type="float">
            <text:p>1.60055642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090684491124" calcext:value-type="float">
            <text:p>1.8090684491</text:p>
          </table:table-cell>
          <table:table-cell office:value-type="float" office:value="1.62344452573507" calcext:value-type="float">
            <text:p>1.62344452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1767775722606" calcext:value-type="float">
            <text:p>1.8176777572</text:p>
          </table:table-cell>
          <table:table-cell office:value-type="float" office:value="1.64647934668696" calcext:value-type="float">
            <text:p>1.64647934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2628706533972" calcext:value-type="float">
            <text:p>1.8262870653</text:p>
          </table:table-cell>
          <table:table-cell office:value-type="float" office:value="1.66951416763885" calcext:value-type="float">
            <text:p>1.66951416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3489637345337" calcext:value-type="float">
            <text:p>1.8348963735</text:p>
          </table:table-cell>
          <table:table-cell office:value-type="float" office:value="1.69254898859075" calcext:value-type="float">
            <text:p>1.6925489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4350568156703" calcext:value-type="float">
            <text:p>1.8435056816</text:p>
          </table:table-cell>
          <table:table-cell office:value-type="float" office:value="1.71617068396179" calcext:value-type="float">
            <text:p>1.7161706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5150003910114" calcext:value-type="float">
            <text:p>1.8515000391</text:p>
          </table:table-cell>
          <table:table-cell office:value-type="float" office:value="1.73783613126899" calcext:value-type="float">
            <text:p>1.7378361313</text:p>
          </table:table-cell>
          <table:table-cell table:number-columns-repeated="1021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d" table:style-name="ta4">
        <table:table-column table:style-name="co1" table:number-columns-repeated="1024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-0.0485297146387788" calcext:value-type="float">
            <text:p>-0.0485297146</text:p>
          </table:table-cell>
          <table:table-cell office:value-type="float" office:value="1.1560274227838" calcext:value-type="float">
            <text:p>1.15602742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446661978951047" calcext:value-type="float">
            <text:p>-0.0446661979</text:p>
          </table:table-cell>
          <table:table-cell office:value-type="float" office:value="1.13885129843441" calcext:value-type="float">
            <text:p>1.1388512984</text:p>
          </table:table-cell>
          <table:table-cell table:number-columns-repeated="2"/>
          <table:table-cell>
            <draw:frame table:end-cell-address="1d.M18" table:end-x="17.49pt" table:end-y="14.03pt" draw:z-index="0" draw:name="Chart 1" draw:style-name="gr1" svg:width="360pt" svg:height="216pt" svg:x="21.49pt" svg:y="8.05pt">
              <loext:p draw:notify-on-update-of-ranges="1d.B2:1d.B183 1d.C2:1d.C183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/>
          <table:table-cell office:value-type="float" office:value="-0.0358116509149713" calcext:value-type="float">
            <text:p>-0.0358116509</text:p>
          </table:table-cell>
          <table:table-cell office:value-type="float" office:value="1.10305424567453" calcext:value-type="float">
            <text:p>1.10305424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408888075241996" calcext:value-type="float">
            <text:p>-0.0408888075</text:p>
          </table:table-cell>
          <table:table-cell office:value-type="float" office:value="1.12278311461277" calcext:value-type="float">
            <text:p>1.12278311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311254262111261" calcext:value-type="float">
            <text:p>-0.0311254262</text:p>
          </table:table-cell>
          <table:table-cell office:value-type="float" office:value="1.0833593554126" calcext:value-type="float">
            <text:p>1.08335935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264559829744387" calcext:value-type="float">
            <text:p>-0.026455983</text:p>
          </table:table-cell>
          <table:table-cell office:value-type="float" office:value="1.06391505788853" calcext:value-type="float">
            <text:p>1.06391505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213620448980525" calcext:value-type="float">
            <text:p>-0.0213620449</text:p>
          </table:table-cell>
          <table:table-cell office:value-type="float" office:value="1.04310311864259" calcext:value-type="float">
            <text:p>1.04310311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162681068216663" calcext:value-type="float">
            <text:p>-0.0162681068</text:p>
          </table:table-cell>
          <table:table-cell office:value-type="float" office:value="1.02318311965004" calcext:value-type="float">
            <text:p>1.02318311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111741687452801" calcext:value-type="float">
            <text:p>-0.0111741687</text:p>
          </table:table-cell>
          <table:table-cell office:value-type="float" office:value="1.0032631206575" calcext:value-type="float">
            <text:p>1.00326312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0608023066889398" calcext:value-type="float">
            <text:p>-0.0060802307</text:p>
          </table:table-cell>
          <table:table-cell office:value-type="float" office:value="0.983343121664955" calcext:value-type="float">
            <text:p>0.98334312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0.00098629259250782" calcext:value-type="float">
            <text:p>-0.0009862926</text:p>
          </table:table-cell>
          <table:table-cell office:value-type="float" office:value="0.964761033052505" calcext:value-type="float">
            <text:p>0.96476103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0410764548387837" calcext:value-type="float">
            <text:p>0.0041076455</text:p>
          </table:table-cell>
          <table:table-cell office:value-type="float" office:value="0.944692377351059" calcext:value-type="float">
            <text:p>0.94469237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0920158356026457" calcext:value-type="float">
            <text:p>0.0092015836</text:p>
          </table:table-cell>
          <table:table-cell office:value-type="float" office:value="0.925515661903011" calcext:value-type="float">
            <text:p>0.92551566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142955216366507" calcext:value-type="float">
            <text:p>0.0142955216</text:p>
          </table:table-cell>
          <table:table-cell office:value-type="float" office:value="0.906784916581662" calcext:value-type="float">
            <text:p>0.90678491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198139545527357" calcext:value-type="float">
            <text:p>0.0198139546</text:p>
          </table:table-cell>
          <table:table-cell office:value-type="float" office:value="0.886418947462417" calcext:value-type="float">
            <text:p>0.88641894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257568823085196" calcext:value-type="float">
            <text:p>0.0257568823</text:p>
          </table:table-cell>
          <table:table-cell office:value-type="float" office:value="0.865267221453275" calcext:value-type="float">
            <text:p>0.86526722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316998100643035" calcext:value-type="float">
            <text:p>0.0316998101</text:p>
          </table:table-cell>
          <table:table-cell office:value-type="float" office:value="0.843860655371733" calcext:value-type="float">
            <text:p>0.84386065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376427378200874" calcext:value-type="float">
            <text:p>0.0376427378</text:p>
          </table:table-cell>
          <table:table-cell office:value-type="float" office:value="0.823091189471189" calcext:value-type="float">
            <text:p>0.82309118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435856655758713" calcext:value-type="float">
            <text:p>0.0435856656</text:p>
          </table:table-cell>
          <table:table-cell office:value-type="float" office:value="0.802576563643045" calcext:value-type="float">
            <text:p>0.80257656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495285933316551" calcext:value-type="float">
            <text:p>0.0495285933</text:p>
          </table:table-cell>
          <table:table-cell office:value-type="float" office:value="0.782316777887299" calcext:value-type="float">
            <text:p>0.78231677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554715210874391" calcext:value-type="float">
            <text:p>0.0554715211</text:p>
          </table:table-cell>
          <table:table-cell office:value-type="float" office:value="0.762311832203954" calcext:value-type="float">
            <text:p>0.76231183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614144488432229" calcext:value-type="float">
            <text:p>0.0614144488</text:p>
          </table:table-cell>
          <table:table-cell office:value-type="float" office:value="0.742689146629207" calcext:value-type="float">
            <text:p>0.74268914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673573765990068" calcext:value-type="float">
            <text:p>0.0673573766</text:p>
          </table:table-cell>
          <table:table-cell office:value-type="float" office:value="0.72319388109066" calcext:value-type="float">
            <text:p>0.72319388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737247991944895" calcext:value-type="float">
            <text:p>0.0737247992</text:p>
          </table:table-cell>
          <table:table-cell office:value-type="float" office:value="0.702679255262516" calcext:value-type="float">
            <text:p>0.70267925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05167166296711" calcext:value-type="float">
            <text:p>0.0805167166</text:p>
          </table:table-cell>
          <table:table-cell office:value-type="float" office:value="0.681272689180974" calcext:value-type="float">
            <text:p>0.68127268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73086340648527" calcext:value-type="float">
            <text:p>0.0873086341</text:p>
          </table:table-cell>
          <table:table-cell office:value-type="float" office:value="0.660200600694456" calcext:value-type="float">
            <text:p>0.66020060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936760566603354" calcext:value-type="float">
            <text:p>0.0936760567</text:p>
          </table:table-cell>
          <table:table-cell office:value-type="float" office:value="0.640753117669484" calcext:value-type="float">
            <text:p>0.64075311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0043479255818" calcext:value-type="float">
            <text:p>0.1000434793</text:p>
          </table:table-cell>
          <table:table-cell office:value-type="float" office:value="0.621735677266685" calcext:value-type="float">
            <text:p>0.62173567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6835396690999" calcext:value-type="float">
            <text:p>0.1068353967</text:p>
          </table:table-cell>
          <table:table-cell office:value-type="float" office:value="0.601332543970215" calcext:value-type="float">
            <text:p>0.6013325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13627314126181" calcext:value-type="float">
            <text:p>0.1136273141</text:p>
          </table:table-cell>
          <table:table-cell office:value-type="float" office:value="0.581709858395469" calcext:value-type="float">
            <text:p>0.58170985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20419231561363" calcext:value-type="float">
            <text:p>0.1204192316</text:p>
          </table:table-cell>
          <table:table-cell office:value-type="float" office:value="0.562421650415746" calcext:value-type="float">
            <text:p>0.56242165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27211148996544" calcext:value-type="float">
            <text:p>0.127211149</text:p>
          </table:table-cell>
          <table:table-cell office:value-type="float" office:value="0.543579412562722" calcext:value-type="float">
            <text:p>0.54357941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34003066431726" calcext:value-type="float">
            <text:p>0.1340030664</text:p>
          </table:table-cell>
          <table:table-cell office:value-type="float" office:value="0.524848667241373" calcext:value-type="float">
            <text:p>0.52484866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41219478706606" calcext:value-type="float">
            <text:p>0.1412194787</text:p>
          </table:table-cell>
          <table:table-cell office:value-type="float" office:value="0.505362250316451" calcext:value-type="float">
            <text:p>0.50536225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48860385821185" calcext:value-type="float">
            <text:p>0.1488603858</text:p>
          </table:table-cell>
          <table:table-cell office:value-type="float" office:value="0.485244042378705" calcext:value-type="float">
            <text:p>0.48524404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56501292935765" calcext:value-type="float">
            <text:p>0.1565012929</text:p>
          </table:table-cell>
          <table:table-cell office:value-type="float" office:value="0.465819565749158" calcext:value-type="float">
            <text:p>0.46581956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64142200050344" calcext:value-type="float">
            <text:p>0.1641422001</text:p>
          </table:table-cell>
          <table:table-cell office:value-type="float" office:value="0.44669240253741" calcext:value-type="float">
            <text:p>0.4466924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72207602004622" calcext:value-type="float">
            <text:p>0.172207602</text:p>
          </table:table-cell>
          <table:table-cell office:value-type="float" office:value="0.426980522937323" calcext:value-type="float">
            <text:p>0.42698052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80697498798599" calcext:value-type="float">
            <text:p>0.1806974988</text:p>
          </table:table-cell>
          <table:table-cell office:value-type="float" office:value="0.406644285159858" calcext:value-type="float">
            <text:p>0.40664428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89187395592576" calcext:value-type="float">
            <text:p>0.1891873956</text:p>
          </table:table-cell>
          <table:table-cell office:value-type="float" office:value="0.386843211534432" calcext:value-type="float">
            <text:p>0.38684321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97677292386553" calcext:value-type="float">
            <text:p>0.1976772924</text:p>
          </table:table-cell>
          <table:table-cell office:value-type="float" office:value="0.367488108035705" calcext:value-type="float">
            <text:p>0.3674881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0616718918053" calcext:value-type="float">
            <text:p>0.2061671892</text:p>
          </table:table-cell>
          <table:table-cell office:value-type="float" office:value="0.349203332841054" calcext:value-type="float">
            <text:p>0.34920333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15081580814206" calcext:value-type="float">
            <text:p>0.2150815808</text:p>
          </table:table-cell>
          <table:table-cell office:value-type="float" office:value="0.329848229342327" calcext:value-type="float">
            <text:p>0.32984822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24420467287581" calcext:value-type="float">
            <text:p>0.2244204673</text:p>
          </table:table-cell>
          <table:table-cell office:value-type="float" office:value="0.311036398543396" calcext:value-type="float">
            <text:p>0.31103639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33759353760955" calcext:value-type="float">
            <text:p>0.2337593538</text:p>
          </table:table-cell>
          <table:table-cell office:value-type="float" office:value="0.291575883923812" calcext:value-type="float">
            <text:p>0.29157588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4309824023433" calcext:value-type="float">
            <text:p>0.2430982402</text:p>
          </table:table-cell>
          <table:table-cell office:value-type="float" office:value="0.273818164333442" calcext:value-type="float">
            <text:p>0.27381816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52437126707705" calcext:value-type="float">
            <text:p>0.2524371267</text:p>
          </table:table-cell>
          <table:table-cell office:value-type="float" office:value="0.256384786653399" calcext:value-type="float">
            <text:p>0.25638478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61776013181079" calcext:value-type="float">
            <text:p>0.2617760132</text:p>
          </table:table-cell>
          <table:table-cell office:value-type="float" office:value="0.239437921838844" calcext:value-type="float">
            <text:p>0.23943792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71114899654454" calcext:value-type="float">
            <text:p>0.2711148997</text:p>
          </table:table-cell>
          <table:table-cell office:value-type="float" office:value="0.223220826322525" calcext:value-type="float">
            <text:p>0.22322082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80453786127829" calcext:value-type="float">
            <text:p>0.2804537861</text:p>
          </table:table-cell>
          <table:table-cell office:value-type="float" office:value="0.207652414626858" calcext:value-type="float">
            <text:p>0.20765241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89792672601203" calcext:value-type="float">
            <text:p>0.2897926726</text:p>
          </table:table-cell>
          <table:table-cell office:value-type="float" office:value="0.192732686751844" calcext:value-type="float">
            <text:p>0.19273268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99131559074578" calcext:value-type="float">
            <text:p>0.2991315591</text:p>
          </table:table-cell>
          <table:table-cell office:value-type="float" office:value="0.178380557219901" calcext:value-type="float">
            <text:p>0.17838055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08470445547953" calcext:value-type="float">
            <text:p>0.3084704455</text:p>
          </table:table-cell>
          <table:table-cell office:value-type="float" office:value="0.164677111508611" calcext:value-type="float">
            <text:p>0.16467711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17809332021327" calcext:value-type="float">
            <text:p>0.317809332</text:p>
          </table:table-cell>
          <table:table-cell office:value-type="float" office:value="0.151541264140392" calcext:value-type="float">
            <text:p>0.15154126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27148218494702" calcext:value-type="float">
            <text:p>0.3271482185</text:p>
          </table:table-cell>
          <table:table-cell office:value-type="float" office:value="0.138810844160081" calcext:value-type="float">
            <text:p>0.13881084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36487104968077" calcext:value-type="float">
            <text:p>0.336487105</text:p>
          </table:table-cell>
          <table:table-cell office:value-type="float" office:value="0.126891278955586" calcext:value-type="float">
            <text:p>0.1268912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45825991441451" calcext:value-type="float">
            <text:p>0.3458259914</text:p>
          </table:table-cell>
          <table:table-cell office:value-type="float" office:value="0.115377141138999" calcext:value-type="float">
            <text:p>0.11537714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55164877914826" calcext:value-type="float">
            <text:p>0.3551648779</text:p>
          </table:table-cell>
          <table:table-cell office:value-type="float" office:value="0.104349516187902" calcext:value-type="float">
            <text:p>0.10434951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64503764388201" calcext:value-type="float">
            <text:p>0.3645037644</text:p>
          </table:table-cell>
          <table:table-cell office:value-type="float" office:value="0.0942949169677842" calcext:value-type="float">
            <text:p>0.0942949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73842650861575" calcext:value-type="float">
            <text:p>0.3738426509</text:p>
          </table:table-cell>
          <table:table-cell office:value-type="float" office:value="0.0844835741804108" calcext:value-type="float">
            <text:p>0.08448357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8318153733495" calcext:value-type="float">
            <text:p>0.3831815373</text:p>
          </table:table-cell>
          <table:table-cell office:value-type="float" office:value="0.0751587442585268" calcext:value-type="float">
            <text:p>0.07515874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92520423808325" calcext:value-type="float">
            <text:p>0.3925204238</text:p>
          </table:table-cell>
          <table:table-cell office:value-type="float" office:value="0.0664015126797137" calcext:value-type="float">
            <text:p>0.06640151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01859310281699" calcext:value-type="float">
            <text:p>0.4018593103</text:p>
          </table:table-cell>
          <table:table-cell office:value-type="float" office:value="0.0589510467894736" calcext:value-type="float">
            <text:p>0.05895104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11198196755074" calcext:value-type="float">
            <text:p>0.4111981968</text:p>
          </table:table-cell>
          <table:table-cell office:value-type="float" office:value="0.0506709300288839" calcext:value-type="float">
            <text:p>0.050670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20537083228449" calcext:value-type="float">
            <text:p>0.4205370832</text:p>
          </table:table-cell>
          <table:table-cell office:value-type="float" office:value="0.0436975789568663" calcext:value-type="float">
            <text:p>0.0436975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29875969701823" calcext:value-type="float">
            <text:p>0.4298759697</text:p>
          </table:table-cell>
          <table:table-cell office:value-type="float" office:value="0.0372107407503388" calcext:value-type="float">
            <text:p>0.03721074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39214856175198" calcext:value-type="float">
            <text:p>0.4392148562</text:p>
          </table:table-cell>
          <table:table-cell office:value-type="float" office:value="0.0312915008868821" calcext:value-type="float">
            <text:p>0.03129150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50800933659809" calcext:value-type="float">
            <text:p>0.4508009337</text:p>
          </table:table-cell>
          <table:table-cell office:value-type="float" office:value="0.0248857481579358" calcext:value-type="float">
            <text:p>0.02488574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60139820133183" calcext:value-type="float">
            <text:p>0.4601398201</text:p>
          </table:table-cell>
          <table:table-cell office:value-type="float" office:value="0.0195341066375509" calcext:value-type="float">
            <text:p>0.01953410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69503878807295" calcext:value-type="float">
            <text:p>0.4695038788</text:p>
          </table:table-cell>
          <table:table-cell office:value-type="float" office:value="0.0162053620074726" calcext:value-type="float">
            <text:p>0.0162053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77719169775052" calcext:value-type="float">
            <text:p>0.4777191698</text:p>
          </table:table-cell>
          <table:table-cell office:value-type="float" office:value="0.0132538506235029" calcext:value-type="float">
            <text:p>0.01325385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87058056248426" calcext:value-type="float">
            <text:p>0.4870580562</text:p>
          </table:table-cell>
          <table:table-cell office:value-type="float" office:value="0.00899557355096014" calcext:value-type="float">
            <text:p>0.00899557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97662036507319" calcext:value-type="float">
            <text:p>0.4976620365</text:p>
          </table:table-cell>
          <table:table-cell office:value-type="float" office:value="0.00726040625583213" calcext:value-type="float">
            <text:p>0.00726040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7983020206412" calcext:value-type="float">
            <text:p>0.5079830202</text:p>
          </table:table-cell>
          <table:table-cell office:value-type="float" office:value="0.00446160585464028" calcext:value-type="float">
            <text:p>0.00446160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2069269319664" calcext:value-type="float">
            <text:p>0.5206926932</text:p>
          </table:table-cell>
          <table:table-cell office:value-type="float" office:value="0.00137095965927258" calcext:value-type="float">
            <text:p>0.00137095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30031579670015" calcext:value-type="float">
            <text:p>0.5300315797</text:p>
          </table:table-cell>
          <table:table-cell office:value-type="float" office:value="0.000722275838620056" calcext:value-type="float">
            <text:p>0.00072227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39370466143389" calcext:value-type="float">
            <text:p>0.5393704661</text:p>
          </table:table-cell>
          <table:table-cell office:value-type="float" office:value="0.000722275838620056" calcext:value-type="float">
            <text:p>0.00072227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4533856609991" calcext:value-type="float">
            <text:p>0.5453385661</text:p>
          </table:table-cell>
          <table:table-cell office:value-type="float" office:value="0.000757536729140806" calcext:value-type="float">
            <text:p>0.00075753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55447302379154" calcext:value-type="float">
            <text:p>0.5554473024</text:p>
          </table:table-cell>
          <table:table-cell office:value-type="float" office:value="0.00220884292761569" calcext:value-type="float">
            <text:p>0.00220884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1881507585985" calcext:value-type="float">
            <text:p>0.5718815076</text:p>
          </table:table-cell>
          <table:table-cell office:value-type="float" office:value="0.00348858012366104" calcext:value-type="float">
            <text:p>0.00348858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6726012036888" calcext:value-type="float">
            <text:p>0.576726012</text:p>
          </table:table-cell>
          <table:table-cell office:value-type="float" office:value="0.00421834942189569" calcext:value-type="float">
            <text:p>0.00421834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82694111993409" calcext:value-type="float">
            <text:p>0.582694112</text:p>
          </table:table-cell>
          <table:table-cell office:value-type="float" office:value="0.00524002643942367" calcext:value-type="float">
            <text:p>0.00524002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2032998466784" calcext:value-type="float">
            <text:p>0.5920329985</text:p>
          </table:table-cell>
          <table:table-cell office:value-type="float" office:value="0.00867123164063299" calcext:value-type="float">
            <text:p>0.00867123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024828943454" calcext:value-type="float">
            <text:p>0.6002482894</text:p>
          </table:table-cell>
          <table:table-cell office:value-type="float" office:value="0.0111269632473907" calcext:value-type="float">
            <text:p>0.0111269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6440650815808" calcext:value-type="float">
            <text:p>0.6064406508</text:p>
          </table:table-cell>
          <table:table-cell office:value-type="float" office:value="0.0123703904685696" calcext:value-type="float">
            <text:p>0.01237039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2408750772328" calcext:value-type="float">
            <text:p>0.6124087508</text:p>
          </table:table-cell>
          <table:table-cell office:value-type="float" office:value="0.0151554908481443" calcext:value-type="float">
            <text:p>0.01515549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1747637245703" calcext:value-type="float">
            <text:p>0.6217476372</text:p>
          </table:table-cell>
          <table:table-cell office:value-type="float" office:value="0.0190475937720608" calcext:value-type="float">
            <text:p>0.01904759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31086523719078" calcext:value-type="float">
            <text:p>0.6310865237</text:p>
          </table:table-cell>
          <table:table-cell office:value-type="float" office:value="0.0234262095614674" calcext:value-type="float">
            <text:p>0.02342620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40425410192452" calcext:value-type="float">
            <text:p>0.6404254102</text:p>
          </table:table-cell>
          <table:table-cell office:value-type="float" office:value="0.0282913382163632" calcext:value-type="float">
            <text:p>0.02829133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0887892171445" calcext:value-type="float">
            <text:p>0.6508878922</text:p>
          </table:table-cell>
          <table:table-cell office:value-type="float" office:value="0.0349497454253211" calcext:value-type="float">
            <text:p>0.03494974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9103183139202" calcext:value-type="float">
            <text:p>0.6591031831</text:p>
          </table:table-cell>
          <table:table-cell office:value-type="float" office:value="0.0392378776898789" calcext:value-type="float">
            <text:p>0.03923787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68442069612577" calcext:value-type="float">
            <text:p>0.6684420696</text:p>
          </table:table-cell>
          <table:table-cell office:value-type="float" office:value="0.045562544941244" calcext:value-type="float">
            <text:p>0.04556254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77780956085951" calcext:value-type="float">
            <text:p>0.6777809561</text:p>
          </table:table-cell>
          <table:table-cell office:value-type="float" office:value="0.0522926395805165" calcext:value-type="float">
            <text:p>0.05229263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87119842559326" calcext:value-type="float">
            <text:p>0.6871198426</text:p>
          </table:table-cell>
          <table:table-cell office:value-type="float" office:value="0.0592659906525336" calcext:value-type="float">
            <text:p>0.05926599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96458729032701" calcext:value-type="float">
            <text:p>0.696458729</text:p>
          </table:table-cell>
          <table:table-cell office:value-type="float" office:value="0.0668880255452037" calcext:value-type="float">
            <text:p>0.06688802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05797615506075" calcext:value-type="float">
            <text:p>0.7057976155</text:p>
          </table:table-cell>
          <table:table-cell office:value-type="float" office:value="0.0749154878257822" calcext:value-type="float">
            <text:p>0.07491548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1513650197945" calcext:value-type="float">
            <text:p>0.715136502</text:p>
          </table:table-cell>
          <table:table-cell office:value-type="float" office:value="0.0833483774942684" calcext:value-type="float">
            <text:p>0.08334837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24475388452825" calcext:value-type="float">
            <text:p>0.7244753885</text:p>
          </table:table-cell>
          <table:table-cell office:value-type="float" office:value="0.0921056090730811" calcext:value-type="float">
            <text:p>0.09210560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33814274926199" calcext:value-type="float">
            <text:p>0.7338142749</text:p>
          </table:table-cell>
          <table:table-cell office:value-type="float" office:value="0.101511524472546" calcext:value-type="float">
            <text:p>0.10151152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43153161399574" calcext:value-type="float">
            <text:p>0.7431531614</text:p>
          </table:table-cell>
          <table:table-cell office:value-type="float" office:value="0.111079610827174" calcext:value-type="float">
            <text:p>0.11107961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52492047872949" calcext:value-type="float">
            <text:p>0.7524920479</text:p>
          </table:table-cell>
          <table:table-cell office:value-type="float" office:value="0.121134210047293" calcext:value-type="float">
            <text:p>0.121134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1830934346323" calcext:value-type="float">
            <text:p>0.7618309343</text:p>
          </table:table-cell>
          <table:table-cell office:value-type="float" office:value="0.131756407610482" calcext:value-type="float">
            <text:p>0.13175640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1169820819698" calcext:value-type="float">
            <text:p>0.7711698208</text:p>
          </table:table-cell>
          <table:table-cell office:value-type="float" office:value="0.142702947083998" calcext:value-type="float">
            <text:p>0.14270294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0508707293073" calcext:value-type="float">
            <text:p>0.7805087073</text:p>
          </table:table-cell>
          <table:table-cell office:value-type="float" office:value="0.153973828467841" calcext:value-type="float">
            <text:p>0.15397382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9847593766447" calcext:value-type="float">
            <text:p>0.7898475938</text:p>
          </table:table-cell>
          <table:table-cell office:value-type="float" office:value="0.165812308194754" calcext:value-type="float">
            <text:p>0.16581230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9186480239822" calcext:value-type="float">
            <text:p>0.7991864802</text:p>
          </table:table-cell>
          <table:table-cell office:value-type="float" office:value="0.178056215309575" calcext:value-type="float">
            <text:p>0.17805621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8525366713197" calcext:value-type="float">
            <text:p>0.8085253667</text:p>
          </table:table-cell>
          <table:table-cell office:value-type="float" office:value="0.190705549812304" calcext:value-type="float">
            <text:p>0.19070554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7864253186572" calcext:value-type="float">
            <text:p>0.8178642532</text:p>
          </table:table-cell>
          <table:table-cell office:value-type="float" office:value="0.203760311702942" calcext:value-type="float">
            <text:p>0.20376031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7203139659946" calcext:value-type="float">
            <text:p>0.8272031397</text:p>
          </table:table-cell>
          <table:table-cell office:value-type="float" office:value="0.216977244548742" calcext:value-type="float">
            <text:p>0.21697724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6542026133321" calcext:value-type="float">
            <text:p>0.8365420261</text:p>
          </table:table-cell>
          <table:table-cell office:value-type="float" office:value="0.230842861215196" calcext:value-type="float">
            <text:p>0.23084286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5880912606696" calcext:value-type="float">
            <text:p>0.8458809126</text:p>
          </table:table-cell>
          <table:table-cell office:value-type="float" office:value="0.244870648836812" calcext:value-type="float">
            <text:p>0.24487064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521979908007" calcext:value-type="float">
            <text:p>0.8552197991</text:p>
          </table:table-cell>
          <table:table-cell office:value-type="float" office:value="0.259547120279082" calcext:value-type="float">
            <text:p>0.25954712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4558685553445" calcext:value-type="float">
            <text:p>0.8645586856</text:p>
          </table:table-cell>
          <table:table-cell office:value-type="float" office:value="0.274710104586841" calcext:value-type="float">
            <text:p>0.27471010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389757202682" calcext:value-type="float">
            <text:p>0.873897572</text:p>
          </table:table-cell>
          <table:table-cell office:value-type="float" office:value="0.289873088894599" calcext:value-type="float">
            <text:p>0.2898730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3236458500194" calcext:value-type="float">
            <text:p>0.8832364585</text:p>
          </table:table-cell>
          <table:table-cell office:value-type="float" office:value="0.305765842500592" calcext:value-type="float">
            <text:p>0.30576584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2575344973569" calcext:value-type="float">
            <text:p>0.892575345</text:p>
          </table:table-cell>
          <table:table-cell office:value-type="float" office:value="0.32190185253933" calcext:value-type="float">
            <text:p>0.32190185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1914231446944" calcext:value-type="float">
            <text:p>0.9019142314</text:p>
          </table:table-cell>
          <table:table-cell office:value-type="float" office:value="0.33860546092114" calcext:value-type="float">
            <text:p>0.33860546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1253117920318" calcext:value-type="float">
            <text:p>0.9112531179</text:p>
          </table:table-cell>
          <table:table-cell office:value-type="float" office:value="0.355227983825368" calcext:value-type="float">
            <text:p>0.35522798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0592004393693" calcext:value-type="float">
            <text:p>0.9205920044</text:p>
          </table:table-cell>
          <table:table-cell office:value-type="float" office:value="0.37258027602783" calcext:value-type="float">
            <text:p>0.3725802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9930890867068" calcext:value-type="float">
            <text:p>0.9299308909</text:p>
          </table:table-cell>
          <table:table-cell office:value-type="float" office:value="0.390419081095781" calcext:value-type="float">
            <text:p>0.39041908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9269777340442" calcext:value-type="float">
            <text:p>0.9392697773</text:p>
          </table:table-cell>
          <table:table-cell office:value-type="float" office:value="0.408338971641314" calcext:value-type="float">
            <text:p>0.40833897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48608663813817" calcext:value-type="float">
            <text:p>0.9486086638</text:p>
          </table:table-cell>
          <table:table-cell office:value-type="float" office:value="0.427069716962664" calcext:value-type="float">
            <text:p>0.4270697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7947550287192" calcext:value-type="float">
            <text:p>0.9579475503</text:p>
          </table:table-cell>
          <table:table-cell office:value-type="float" office:value="0.44515177846336" calcext:value-type="float">
            <text:p>0.44515177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7286436760566" calcext:value-type="float">
            <text:p>0.9672864368</text:p>
          </table:table-cell>
          <table:table-cell office:value-type="float" office:value="0.464531207605362" calcext:value-type="float">
            <text:p>0.46453120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6625323233941" calcext:value-type="float">
            <text:p>0.9766253232</text:p>
          </table:table-cell>
          <table:table-cell office:value-type="float" office:value="0.484153893180109" calcext:value-type="float">
            <text:p>0.48415389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5964209707316" calcext:value-type="float">
            <text:p>0.9859642097</text:p>
          </table:table-cell>
          <table:table-cell office:value-type="float" office:value="0.503776578754856" calcext:value-type="float">
            <text:p>0.50377657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3643667255191" calcext:value-type="float">
            <text:p>0.9936436673</text:p>
          </table:table-cell>
          <table:table-cell office:value-type="float" office:value="0.52040849970635" calcext:value-type="float">
            <text:p>0.52040849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678645074512" calcext:value-type="float">
            <text:p>1.0067864507</text:p>
          </table:table-cell>
          <table:table-cell office:value-type="float" office:value="0.54984252806847" calcext:value-type="float">
            <text:p>0.54984252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109613492299" calcext:value-type="float">
            <text:p>1.0010961349</text:p>
          </table:table-cell>
          <table:table-cell office:value-type="float" office:value="0.53561035113207" calcext:value-type="float">
            <text:p>0.53561035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185839492894" calcext:value-type="float">
            <text:p>1.0118583949</text:p>
          </table:table-cell>
          <table:table-cell office:value-type="float" office:value="0.560860754972301" calcext:value-type="float">
            <text:p>0.5608607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034829172292" calcext:value-type="float">
            <text:p>1.0203482917</text:p>
          </table:table-cell>
          <table:table-cell office:value-type="float" office:value="0.57985908236967" calcext:value-type="float">
            <text:p>0.57985908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88381885169" calcext:value-type="float">
            <text:p>1.0288381885</text:p>
          </table:table-cell>
          <table:table-cell office:value-type="float" office:value="0.599660155995096" calcext:value-type="float">
            <text:p>0.5996601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732808531087" calcext:value-type="float">
            <text:p>1.0373280853</text:p>
          </table:table-cell>
          <table:table-cell office:value-type="float" office:value="0.619372035595182" calcext:value-type="float">
            <text:p>0.61937203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4581798210485" calcext:value-type="float">
            <text:p>1.0458179821</text:p>
          </table:table-cell>
          <table:table-cell office:value-type="float" office:value="0.639440691296628" calcext:value-type="float">
            <text:p>0.63944069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5388338405913" calcext:value-type="float">
            <text:p>1.0538833841</text:p>
          </table:table-cell>
          <table:table-cell office:value-type="float" office:value="0.658775973900836" calcext:value-type="float">
            <text:p>0.65877597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6152429117371" calcext:value-type="float">
            <text:p>1.0615242912</text:p>
          </table:table-cell>
          <table:table-cell office:value-type="float" office:value="0.677308510276986" calcext:value-type="float">
            <text:p>0.67730851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6916519828829" calcext:value-type="float">
            <text:p>1.0691651983</text:p>
          </table:table-cell>
          <table:table-cell office:value-type="float" office:value="0.696039255598335" calcext:value-type="float">
            <text:p>0.69603925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7680610540287" calcext:value-type="float">
            <text:p>1.0768061054</text:p>
          </table:table-cell>
          <table:table-cell office:value-type="float" office:value="0.714968209864883" calcext:value-type="float">
            <text:p>0.71496820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8444701251744" calcext:value-type="float">
            <text:p>1.0844470125</text:p>
          </table:table-cell>
          <table:table-cell office:value-type="float" office:value="0.734293582021831" calcext:value-type="float">
            <text:p>0.7342935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9208791963202" calcext:value-type="float">
            <text:p>1.0920879196</text:p>
          </table:table-cell>
          <table:table-cell office:value-type="float" office:value="0.753618954178779" calcext:value-type="float">
            <text:p>0.75361895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997288267466" calcext:value-type="float">
            <text:p>1.0997288267</text:p>
          </table:table-cell>
          <table:table-cell office:value-type="float" office:value="0.773340744226125" calcext:value-type="float">
            <text:p>0.77334074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0736973386118" calcext:value-type="float">
            <text:p>1.1073697339</text:p>
          </table:table-cell>
          <table:table-cell office:value-type="float" office:value="0.793062534273472" calcext:value-type="float">
            <text:p>0.79306253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1501064097576" calcext:value-type="float">
            <text:p>1.115010641</text:p>
          </table:table-cell>
          <table:table-cell office:value-type="float" office:value="0.813279846683817" calcext:value-type="float">
            <text:p>0.81327984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265154809034" calcext:value-type="float">
            <text:p>1.1226515481</text:p>
          </table:table-cell>
          <table:table-cell office:value-type="float" office:value="0.833596263566762" calcext:value-type="float">
            <text:p>0.83359626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3029245520492" calcext:value-type="float">
            <text:p>1.1302924552</text:p>
          </table:table-cell>
          <table:table-cell office:value-type="float" office:value="0.854110889394906" calcext:value-type="float">
            <text:p>0.85411088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375088674798" calcext:value-type="float">
            <text:p>1.1375088675</text:p>
          </table:table-cell>
          <table:table-cell office:value-type="float" office:value="0.873597306319828" calcext:value-type="float">
            <text:p>0.87359730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4430078491498" calcext:value-type="float">
            <text:p>1.1443007849</text:p>
          </table:table-cell>
          <table:table-cell office:value-type="float" office:value="0.892105066577828" calcext:value-type="float">
            <text:p>0.89210506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5109270235016" calcext:value-type="float">
            <text:p>1.1510927024</text:p>
          </table:table-cell>
          <table:table-cell office:value-type="float" office:value="0.911058796962527" calcext:value-type="float">
            <text:p>0.9110587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5788461978535" calcext:value-type="float">
            <text:p>1.1578846198</text:p>
          </table:table-cell>
          <table:table-cell office:value-type="float" office:value="0.9301240198789" calcext:value-type="float">
            <text:p>0.93012401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6467653722053" calcext:value-type="float">
            <text:p>1.1646765372</text:p>
          </table:table-cell>
          <table:table-cell office:value-type="float" office:value="0.949189242795273" calcext:value-type="float">
            <text:p>0.94918924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7146845465571" calcext:value-type="float">
            <text:p>1.1714684547</text:p>
          </table:table-cell>
          <table:table-cell office:value-type="float" office:value="0.968142973179972" calcext:value-type="float">
            <text:p>0.96814297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7826037209089" calcext:value-type="float">
            <text:p>1.1782603721</text:p>
          </table:table-cell>
          <table:table-cell office:value-type="float" office:value="0.987654166223044" calcext:value-type="float">
            <text:p>0.98765416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8505228952607" calcext:value-type="float">
            <text:p>1.1850522895</text:p>
          </table:table-cell>
          <table:table-cell office:value-type="float" office:value="1.00705386673444" calcext:value-type="float">
            <text:p>1.00705386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9184420696125" calcext:value-type="float">
            <text:p>1.191844207</text:p>
          </table:table-cell>
          <table:table-cell office:value-type="float" office:value="1.02689953737253" calcext:value-type="float">
            <text:p>1.02689953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9863612439643" calcext:value-type="float">
            <text:p>1.1986361244</text:p>
          </table:table-cell>
          <table:table-cell office:value-type="float" office:value="1.04663371547895" calcext:value-type="float">
            <text:p>1.04663371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0542804183162" calcext:value-type="float">
            <text:p>1.2054280418</text:p>
          </table:table-cell>
          <table:table-cell office:value-type="float" office:value="1.06681386371207" calcext:value-type="float">
            <text:p>1.06681386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122199592668" calcext:value-type="float">
            <text:p>1.2122199593</text:p>
          </table:table-cell>
          <table:table-cell office:value-type="float" office:value="1.08688251941352" calcext:value-type="float">
            <text:p>1.08688251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1901187670198" calcext:value-type="float">
            <text:p>1.2190118767</text:p>
          </table:table-cell>
          <table:table-cell office:value-type="float" office:value="1.10739714524167" calcext:value-type="float">
            <text:p>1.10739714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2580379413716" calcext:value-type="float">
            <text:p>1.2258037941</text:p>
          </table:table-cell>
          <table:table-cell office:value-type="float" office:value="1.12780027853813" calcext:value-type="float">
            <text:p>1.12780027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3259571157234" calcext:value-type="float">
            <text:p>1.2325957116</text:p>
          </table:table-cell>
          <table:table-cell office:value-type="float" office:value="1.14853788942963" calcext:value-type="float">
            <text:p>1.14853788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3896313416783" calcext:value-type="float">
            <text:p>1.2389631342</text:p>
          </table:table-cell>
          <table:table-cell office:value-type="float" office:value="1.16788980742745" calcext:value-type="float">
            <text:p>1.16788980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4533055676331" calcext:value-type="float">
            <text:p>1.2453305568</text:p>
          </table:table-cell>
          <table:table-cell office:value-type="float" office:value="1.1878947531108" calcext:value-type="float">
            <text:p>1.18789475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5169797935879" calcext:value-type="float">
            <text:p>1.2516979794</text:p>
          </table:table-cell>
          <table:table-cell office:value-type="float" office:value="1.20726259861314" calcext:value-type="float">
            <text:p>1.20726259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5806540195427" calcext:value-type="float">
            <text:p>1.258065402</text:p>
          </table:table-cell>
          <table:table-cell office:value-type="float" office:value="1.22714012426029" calcext:value-type="float">
            <text:p>1.22714012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6485731938946" calcext:value-type="float">
            <text:p>1.2648573194</text:p>
          </table:table-cell>
          <table:table-cell office:value-type="float" office:value="1.24854669034183" calcext:value-type="float">
            <text:p>1.24854669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7122474198494" calcext:value-type="float">
            <text:p>1.271224742</text:p>
          </table:table-cell>
          <table:table-cell office:value-type="float" office:value="1.26867905606138" calcext:value-type="float">
            <text:p>1.26867905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7716766974072" calcext:value-type="float">
            <text:p>1.2771676697</text:p>
          </table:table-cell>
          <table:table-cell office:value-type="float" office:value="1.28817432159993" calcext:value-type="float">
            <text:p>1.28817432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8311059749651" calcext:value-type="float">
            <text:p>1.2831105975</text:p>
          </table:table-cell>
          <table:table-cell office:value-type="float" office:value="1.30690506692127" calcext:value-type="float">
            <text:p>1.30690506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8905352525229" calcext:value-type="float">
            <text:p>1.2890535253</text:p>
          </table:table-cell>
          <table:table-cell office:value-type="float" office:value="1.32627291242362" calcext:value-type="float">
            <text:p>1.32627291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9499645300807" calcext:value-type="float">
            <text:p>1.294996453</text:p>
          </table:table-cell>
          <table:table-cell office:value-type="float" office:value="1.34538591785357" calcext:value-type="float">
            <text:p>1.34538591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0093938076386" calcext:value-type="float">
            <text:p>1.3009393808</text:p>
          </table:table-cell>
          <table:table-cell office:value-type="float" office:value="1.36500860342832" calcext:value-type="float">
            <text:p>1.36500860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0688230851964" calcext:value-type="float">
            <text:p>1.3068823085</text:p>
          </table:table-cell>
          <table:table-cell office:value-type="float" office:value="1.38450386896686" calcext:value-type="float">
            <text:p>1.3845038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1282523627543" calcext:value-type="float">
            <text:p>1.3128252363</text:p>
          </table:table-cell>
          <table:table-cell office:value-type="float" office:value="1.40399913450541" calcext:value-type="float">
            <text:p>1.40399913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1876816403121" calcext:value-type="float">
            <text:p>1.318768164</text:p>
          </table:table-cell>
          <table:table-cell office:value-type="float" office:value="1.42374924011636" calcext:value-type="float">
            <text:p>1.42374924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2471109178699" calcext:value-type="float">
            <text:p>1.3247110918</text:p>
          </table:table-cell>
          <table:table-cell office:value-type="float" office:value="1.4437541857997" calcext:value-type="float">
            <text:p>1.44375418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3065401954278" calcext:value-type="float">
            <text:p>1.3306540195</text:p>
          </table:table-cell>
          <table:table-cell office:value-type="float" office:value="1.46363171144685" calcext:value-type="float">
            <text:p>1.46363171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3659694729856" calcext:value-type="float">
            <text:p>1.3365969473</text:p>
          </table:table-cell>
          <table:table-cell office:value-type="float" office:value="1.48389149720259" calcext:value-type="float">
            <text:p>1.48389149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4253987505434" calcext:value-type="float">
            <text:p>1.3425398751</text:p>
          </table:table-cell>
          <table:table-cell office:value-type="float" office:value="1.50389644288594" calcext:value-type="float">
            <text:p>1.50389644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4848280281013" calcext:value-type="float">
            <text:p>1.3484828028</text:p>
          </table:table-cell>
          <table:table-cell office:value-type="float" office:value="1.52428364867788" calcext:value-type="float">
            <text:p>1.52428364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5442573056591" calcext:value-type="float">
            <text:p>1.3544257306</text:p>
          </table:table-cell>
          <table:table-cell office:value-type="float" office:value="1.54467085446983" calcext:value-type="float">
            <text:p>1.54467085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603686583217" calcext:value-type="float">
            <text:p>1.3603686583</text:p>
          </table:table-cell>
          <table:table-cell office:value-type="float" office:value="1.56518548029797" calcext:value-type="float">
            <text:p>1.56518548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6643287031739" calcext:value-type="float">
            <text:p>1.3664328703</text:p>
          </table:table-cell>
          <table:table-cell office:value-type="float" office:value="1.58640452255266" calcext:value-type="float">
            <text:p>1.5864045226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_15_Hgaga" table:style-name="ta1">
        <table:table-column table:style-name="co1" table:number-columns-repeated="1024" table:default-cell-style-name="ce17"/>
        <table:table-row table:style-name="ro1">
          <table:table-cell/>
          <table:table-cell table:style-name="ce28" office:value-type="string" calcext:value-type="string">
            <text:p>H -&gt; gamma gamma: HIGG-2016-2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gH </text:p>
          </table:table-cell>
          <table:table-cell table:number-columns-repeated="2"/>
          <table:table-cell office:value-type="string" calcext:value-type="string">
            <text:p>VBF</text:p>
          </table:table-cell>
          <table:table-cell table:number-columns-repeated="2"/>
          <table:table-cell office:value-type="string" calcext:value-type="string">
            <text:p>V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/>
          <table:table-cell table:formula="of:=[.B3]/[.B4]" office:value-type="float" office:value="0.803921568627451" calcext:value-type="float">
            <text:p>0.8039215686</text:p>
          </table:table-cell>
          <table:table-cell table:number-columns-repeated="2"/>
          <table:table-cell table:formula="of:=[.E3]/[.E4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gH </text:p>
          </table:table-cell>
          <table:table-cell office:value-type="string" calcext:value-type="string">
            <text:p>VBF</text:p>
          </table:table-cell>
          <table:table-cell/>
          <table:table-cell office:value-type="string" calcext:value-type="string">
            <text:p>ggH </text:p>
          </table:table-cell>
          <table:table-cell office:value-type="string" calcext:value-type="string">
            <text:p>VBF</text:p>
          </table:table-cell>
          <table:table-cell>
            <draw:frame table:end-cell-address="Fig_15_Hgaga.T21" table:end-x="44.5pt" table:end-y="4.56pt" draw:z-index="1" draw:name="Chart 2" draw:style-name="gr1" svg:width="360pt" svg:height="216pt" svg:x="48.5pt" svg:y="12.56pt">
              <loext:p draw:notify-on-update-of-ranges="Fig_15_Hgaga.K6:Fig_15_Hgaga.K63 Fig_15_Hgaga.L6:Fig_15_Hgaga.L63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float" office:value="55.9636494801762" calcext:value-type="float">
            <text:p>55.9636494802</text:p>
          </table:table-cell>
          <table:table-cell office:value-type="float" office:value="18.6742993321017" calcext:value-type="float">
            <text:p>18.6742993321</text:p>
          </table:table-cell>
          <table:table-cell/>
          <table:table-cell table:formula="of:=[.H6]/[.$B$4]" office:value-type="float" office:value="0.548663230197806" calcext:value-type="float">
            <text:p>0.5486632302</text:p>
          </table:table-cell>
          <table:table-cell table:formula="of:=[.I6]/[.$E$4]" office:value-type="float" office:value="2.33428741651271" calcext:value-type="float">
            <text:p>2.3342874165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56.159459030837" calcext:value-type="float">
            <text:p>56.1594590308</text:p>
          </table:table-cell>
          <table:table-cell office:value-type="float" office:value="17.4282033149456" calcext:value-type="float">
            <text:p>17.4282033149</text:p>
          </table:table-cell>
          <table:table-cell/>
          <table:table-cell table:formula="of:=[.H7]/[.$B$4]" office:value-type="float" office:value="0.550582931674872" calcext:value-type="float">
            <text:p>0.5505829317</text:p>
          </table:table-cell>
          <table:table-cell table:formula="of:=[.I7]/[.$E$4]" office:value-type="float" office:value="2.1785254143682" calcext:value-type="float">
            <text:p>2.1785254144</text:p>
          </table:table-cell>
          <table:table-cell table:number-columns-repeated="1012"/>
        </table:table-row>
        <table:table-row table:style-name="ro1">
          <table:table-cell>
            <draw:frame table:end-cell-address="Fig_15_Hgaga.G23" table:end-x="48.02pt" table:end-y="8.02pt" draw:z-index="0" draw:name="Chart 1" draw:style-name="gr1" svg:width="360pt" svg:height="216pt" svg:x="0pt" svg:y="2.01pt">
              <loext:p draw:notify-on-update-of-ranges="Fig_15_Hgaga.H6:Fig_15_Hgaga.H63 Fig_15_Hgaga.I6:Fig_15_Hgaga.I63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 office:value-type="float" office:value="56.386601938326" calcext:value-type="float">
            <text:p>56.3866019383</text:p>
          </table:table-cell>
          <table:table-cell office:value-type="float" office:value="19.9256566718772" calcext:value-type="float">
            <text:p>19.9256566719</text:p>
          </table:table-cell>
          <table:table-cell/>
          <table:table-cell table:formula="of:=[.H8]/[.$B$4]" office:value-type="float" office:value="0.552809822924765" calcext:value-type="float">
            <text:p>0.5528098229</text:p>
          </table:table-cell>
          <table:table-cell table:formula="of:=[.I8]/[.$E$4]" office:value-type="float" office:value="2.49070708398465" calcext:value-type="float">
            <text:p>2.490707084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56.8319499559471" calcext:value-type="float">
            <text:p>56.8319499559</text:p>
          </table:table-cell>
          <table:table-cell office:value-type="float" office:value="16.4751510586897" calcext:value-type="float">
            <text:p>16.4751510587</text:p>
          </table:table-cell>
          <table:table-cell/>
          <table:table-cell table:formula="of:=[.H9]/[.$B$4]" office:value-type="float" office:value="0.557175979960266" calcext:value-type="float">
            <text:p>0.55717598</text:p>
          </table:table-cell>
          <table:table-cell table:formula="of:=[.I9]/[.$E$4]" office:value-type="float" office:value="2.05939388233621" calcext:value-type="float">
            <text:p>2.059393882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57.2891295154185" calcext:value-type="float">
            <text:p>57.2891295154</text:p>
          </table:table-cell>
          <table:table-cell office:value-type="float" office:value="20.8380991899957" calcext:value-type="float">
            <text:p>20.83809919</text:p>
          </table:table-cell>
          <table:table-cell/>
          <table:table-cell table:formula="of:=[.H10]/[.$B$4]" office:value-type="float" office:value="0.561658132504103" calcext:value-type="float">
            <text:p>0.5616581325</text:p>
          </table:table-cell>
          <table:table-cell table:formula="of:=[.I10]/[.$E$4]" office:value-type="float" office:value="2.60476239874946" calcext:value-type="float">
            <text:p>2.6047623987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57.8822065198238" calcext:value-type="float">
            <text:p>57.8822065198</text:p>
          </table:table-cell>
          <table:table-cell office:value-type="float" office:value="15.6275728293306" calcext:value-type="float">
            <text:p>15.6275728293</text:p>
          </table:table-cell>
          <table:table-cell/>
          <table:table-cell table:formula="of:=[.H11]/[.$B$4]" office:value-type="float" office:value="0.567472612939449" calcext:value-type="float">
            <text:p>0.5674726129</text:p>
          </table:table-cell>
          <table:table-cell table:formula="of:=[.I11]/[.$E$4]" office:value-type="float" office:value="1.95344660366633" calcext:value-type="float">
            <text:p>1.9534466037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58.5317670484581" calcext:value-type="float">
            <text:p>58.5317670485</text:p>
          </table:table-cell>
          <table:table-cell office:value-type="float" office:value="21.6700348269039" calcext:value-type="float">
            <text:p>21.6700348269</text:p>
          </table:table-cell>
          <table:table-cell/>
          <table:table-cell table:formula="of:=[.H12]/[.$B$4]" office:value-type="float" office:value="0.573840853416256" calcext:value-type="float">
            <text:p>0.5738408534</text:p>
          </table:table-cell>
          <table:table-cell table:formula="of:=[.I12]/[.$E$4]" office:value-type="float" office:value="2.70875435336299" calcext:value-type="float">
            <text:p>2.7087543534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59.3790199118942" calcext:value-type="float">
            <text:p>59.3790199119</text:p>
          </table:table-cell>
          <table:table-cell office:value-type="float" office:value="14.7593106234393" calcext:value-type="float">
            <text:p>14.7593106234</text:p>
          </table:table-cell>
          <table:table-cell/>
          <table:table-cell table:formula="of:=[.H13]/[.$B$4]" office:value-type="float" office:value="0.582147254038178" calcext:value-type="float">
            <text:p>0.582147254</text:p>
          </table:table-cell>
          <table:table-cell table:formula="of:=[.I13]/[.$E$4]" office:value-type="float" office:value="1.84491382792991" calcext:value-type="float">
            <text:p>1.8449138279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60.2127562995594" calcext:value-type="float">
            <text:p>60.2127562996</text:p>
          </table:table-cell>
          <table:table-cell office:value-type="float" office:value="22.4667645303396" calcext:value-type="float">
            <text:p>22.4667645303</text:p>
          </table:table-cell>
          <table:table-cell/>
          <table:table-cell table:formula="of:=[.H14]/[.$B$4]" office:value-type="float" office:value="0.590321140191759" calcext:value-type="float">
            <text:p>0.5903211402</text:p>
          </table:table-cell>
          <table:table-cell table:formula="of:=[.I14]/[.$E$4]" office:value-type="float" office:value="2.80834556629245" calcext:value-type="float">
            <text:p>2.808345566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61.1164926872246" calcext:value-type="float">
            <text:p>61.1164926872</text:p>
          </table:table-cell>
          <table:table-cell office:value-type="float" office:value="13.9248244990763" calcext:value-type="float">
            <text:p>13.9248244991</text:p>
          </table:table-cell>
          <table:table-cell/>
          <table:table-cell table:formula="of:=[.H15]/[.$B$4]" office:value-type="float" office:value="0.599181300855143" calcext:value-type="float">
            <text:p>0.5991813009</text:p>
          </table:table-cell>
          <table:table-cell table:formula="of:=[.I15]/[.$E$4]" office:value-type="float" office:value="1.74060306238454" calcext:value-type="float">
            <text:p>1.7406030624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62.4856137444934" calcext:value-type="float">
            <text:p>62.4856137445</text:p>
          </table:table-cell>
          <table:table-cell office:value-type="float" office:value="23.2085988347307" calcext:value-type="float">
            <text:p>23.2085988347</text:p>
          </table:table-cell>
          <table:table-cell/>
          <table:table-cell table:formula="of:=[.H16]/[.$B$4]" office:value-type="float" office:value="0.612604056318563" calcext:value-type="float">
            <text:p>0.6126040563</text:p>
          </table:table-cell>
          <table:table-cell table:formula="of:=[.I16]/[.$E$4]" office:value-type="float" office:value="2.90107485434134" calcext:value-type="float">
            <text:p>2.901074854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63.3893501321586" calcext:value-type="float">
            <text:p>63.3893501322</text:p>
          </table:table-cell>
          <table:table-cell office:value-type="float" office:value="13.1603695162305" calcext:value-type="float">
            <text:p>13.1603695162</text:p>
          </table:table-cell>
          <table:table-cell/>
          <table:table-cell table:formula="of:=[.H17]/[.$B$4]" office:value-type="float" office:value="0.621464216981947" calcext:value-type="float">
            <text:p>0.621464217</text:p>
          </table:table-cell>
          <table:table-cell table:formula="of:=[.I17]/[.$E$4]" office:value-type="float" office:value="1.64504618952881" calcext:value-type="float">
            <text:p>1.6450461895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64.8579217621145" calcext:value-type="float">
            <text:p>64.8579217621</text:p>
          </table:table-cell>
          <table:table-cell office:value-type="float" office:value="23.7598616699486" calcext:value-type="float">
            <text:p>23.7598616699</text:p>
          </table:table-cell>
          <table:table-cell/>
          <table:table-cell table:formula="of:=[.H18]/[.$B$4]" office:value-type="float" office:value="0.635861978059946" calcext:value-type="float">
            <text:p>0.6358619781</text:p>
          </table:table-cell>
          <table:table-cell table:formula="of:=[.I18]/[.$E$4]" office:value-type="float" office:value="2.96998270874357" calcext:value-type="float">
            <text:p>2.9699827087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65.7616581497797" calcext:value-type="float">
            <text:p>65.7616581498</text:p>
          </table:table-cell>
          <table:table-cell office:value-type="float" office:value="12.4956934164315" calcext:value-type="float">
            <text:p>12.4956934164</text:p>
          </table:table-cell>
          <table:table-cell/>
          <table:table-cell table:formula="of:=[.H19]/[.$B$4]" office:value-type="float" office:value="0.64472213872333" calcext:value-type="float">
            <text:p>0.6447221387</text:p>
          </table:table-cell>
          <table:table-cell table:formula="of:=[.I19]/[.$E$4]" office:value-type="float" office:value="1.56196167705394" calcext:value-type="float">
            <text:p>1.5619616771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67.1602297797357" calcext:value-type="float">
            <text:p>67.1602297797</text:p>
          </table:table-cell>
          <table:table-cell office:value-type="float" office:value="24.1791189021295" calcext:value-type="float">
            <text:p>24.1791189021</text:p>
          </table:table-cell>
          <table:table-cell/>
          <table:table-cell table:formula="of:=[.H20]/[.$B$4]" office:value-type="float" office:value="0.658433625291526" calcext:value-type="float">
            <text:p>0.6584336253</text:p>
          </table:table-cell>
          <table:table-cell table:formula="of:=[.I20]/[.$E$4]" office:value-type="float" office:value="3.02238986276619" calcext:value-type="float">
            <text:p>3.0223898628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68.1339661674009" calcext:value-type="float">
            <text:p>68.1339661674</text:p>
          </table:table-cell>
          <table:table-cell office:value-type="float" office:value="11.9630229196695" calcext:value-type="float">
            <text:p>11.9630229197</text:p>
          </table:table-cell>
          <table:table-cell/>
          <table:table-cell table:formula="of:=[.H21]/[.$B$4]" office:value-type="float" office:value="0.667980060464715" calcext:value-type="float">
            <text:p>0.6679800605</text:p>
          </table:table-cell>
          <table:table-cell table:formula="of:=[.I21]/[.$E$4]" office:value-type="float" office:value="1.49537786495869" calcext:value-type="float">
            <text:p>1.495377865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69.6025377973568" calcext:value-type="float">
            <text:p>69.6025377974</text:p>
          </table:table-cell>
          <table:table-cell office:value-type="float" office:value="24.4496374266631" calcext:value-type="float">
            <text:p>24.4496374267</text:p>
          </table:table-cell>
          <table:table-cell/>
          <table:table-cell table:formula="of:=[.H22]/[.$B$4]" office:value-type="float" office:value="0.682377821542714" calcext:value-type="float">
            <text:p>0.6823778215</text:p>
          </table:table-cell>
          <table:table-cell table:formula="of:=[.I22]/[.$E$4]" office:value-type="float" office:value="3.05620467833289" calcext:value-type="float">
            <text:p>3.056204678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70.506274185022" calcext:value-type="float">
            <text:p>70.506274185</text:p>
          </table:table-cell>
          <table:table-cell office:value-type="float" office:value="11.5149475628819" calcext:value-type="float">
            <text:p>11.5149475629</text:p>
          </table:table-cell>
          <table:table-cell/>
          <table:table-cell table:formula="of:=[.H23]/[.$B$4]" office:value-type="float" office:value="0.691237982206098" calcext:value-type="float">
            <text:p>0.6912379822</text:p>
          </table:table-cell>
          <table:table-cell table:formula="of:=[.I23]/[.$E$4]" office:value-type="float" office:value="1.43936844536024" calcext:value-type="float">
            <text:p>1.4393684454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71.974845814978" calcext:value-type="float">
            <text:p>71.974845815</text:p>
          </table:table-cell>
          <table:table-cell office:value-type="float" office:value="24.6522939158326" calcext:value-type="float">
            <text:p>24.6522939158</text:p>
          </table:table-cell>
          <table:table-cell/>
          <table:table-cell table:formula="of:=[.H24]/[.$B$4]" office:value-type="float" office:value="0.705635743284098" calcext:value-type="float">
            <text:p>0.7056357433</text:p>
          </table:table-cell>
          <table:table-cell table:formula="of:=[.I24]/[.$E$4]" office:value-type="float" office:value="3.08153673947908" calcext:value-type="float">
            <text:p>3.0815367395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72.8785822026432" calcext:value-type="float">
            <text:p>72.8785822026</text:p>
          </table:table-cell>
          <table:table-cell office:value-type="float" office:value="11.1477488783775" calcext:value-type="float">
            <text:p>11.1477488784</text:p>
          </table:table-cell>
          <table:table-cell/>
          <table:table-cell table:formula="of:=[.H25]/[.$B$4]" office:value-type="float" office:value="0.714495903947482" calcext:value-type="float">
            <text:p>0.7144959039</text:p>
          </table:table-cell>
          <table:table-cell table:formula="of:=[.I25]/[.$E$4]" office:value-type="float" office:value="1.39346860979719" calcext:value-type="float">
            <text:p>1.3934686098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74.3471538325991" calcext:value-type="float">
            <text:p>74.3471538326</text:p>
          </table:table-cell>
          <table:table-cell office:value-type="float" office:value="24.7471148419578" calcext:value-type="float">
            <text:p>24.747114842</text:p>
          </table:table-cell>
          <table:table-cell/>
          <table:table-cell table:formula="of:=[.H26]/[.$B$4]" office:value-type="float" office:value="0.728893665025481" calcext:value-type="float">
            <text:p>0.728893665</text:p>
          </table:table-cell>
          <table:table-cell table:formula="of:=[.I26]/[.$E$4]" office:value-type="float" office:value="3.09338935524472" calcext:value-type="float">
            <text:p>3.093389355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75.2508902202643" calcext:value-type="float">
            <text:p>75.2508902203</text:p>
          </table:table-cell>
          <table:table-cell office:value-type="float" office:value="10.8326087415497" calcext:value-type="float">
            <text:p>10.8326087415</text:p>
          </table:table-cell>
          <table:table-cell/>
          <table:table-cell table:formula="of:=[.H27]/[.$B$4]" office:value-type="float" office:value="0.737753825688866" calcext:value-type="float">
            <text:p>0.7377538257</text:p>
          </table:table-cell>
          <table:table-cell table:formula="of:=[.I27]/[.$E$4]" office:value-type="float" office:value="1.35407609269371" calcext:value-type="float">
            <text:p>1.3540760927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76.7194618502203" calcext:value-type="float">
            <text:p>76.7194618502</text:p>
          </table:table-cell>
          <table:table-cell office:value-type="float" office:value="24.7666367973365" calcext:value-type="float">
            <text:p>24.7666367973</text:p>
          </table:table-cell>
          <table:table-cell/>
          <table:table-cell table:formula="of:=[.H28]/[.$B$4]" office:value-type="float" office:value="0.752151586766866" calcext:value-type="float">
            <text:p>0.7521515868</text:p>
          </table:table-cell>
          <table:table-cell table:formula="of:=[.I28]/[.$E$4]" office:value-type="float" office:value="3.09582959966706" calcext:value-type="float">
            <text:p>3.0958295997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77.6231982378854" calcext:value-type="float">
            <text:p>77.6231982379</text:p>
          </table:table-cell>
          <table:table-cell office:value-type="float" office:value="10.5881194908544" calcext:value-type="float">
            <text:p>10.5881194909</text:p>
          </table:table-cell>
          <table:table-cell/>
          <table:table-cell table:formula="of:=[.H29]/[.$B$4]" office:value-type="float" office:value="0.761011747430249" calcext:value-type="float">
            <text:p>0.7610117474</text:p>
          </table:table-cell>
          <table:table-cell table:formula="of:=[.I29]/[.$E$4]" office:value-type="float" office:value="1.3235149363568" calcext:value-type="float">
            <text:p>1.3235149364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79.0917698678414" calcext:value-type="float">
            <text:p>79.0917698678</text:p>
          </table:table-cell>
          <table:table-cell office:value-type="float" office:value="24.7192263342739" calcext:value-type="float">
            <text:p>24.7192263343</text:p>
          </table:table-cell>
          <table:table-cell/>
          <table:table-cell table:formula="of:=[.H30]/[.$B$4]" office:value-type="float" office:value="0.775409508508249" calcext:value-type="float">
            <text:p>0.7754095085</text:p>
          </table:table-cell>
          <table:table-cell table:formula="of:=[.I30]/[.$E$4]" office:value-type="float" office:value="3.08990329178424" calcext:value-type="float">
            <text:p>3.0899032918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79.9955062555066" calcext:value-type="float">
            <text:p>79.9955062555</text:p>
          </table:table-cell>
          <table:table-cell office:value-type="float" office:value="10.3780260663026" calcext:value-type="float">
            <text:p>10.3780260663</text:p>
          </table:table-cell>
          <table:table-cell/>
          <table:table-cell table:formula="of:=[.H31]/[.$B$4]" office:value-type="float" office:value="0.784269669171633" calcext:value-type="float">
            <text:p>0.7842696692</text:p>
          </table:table-cell>
          <table:table-cell table:formula="of:=[.I31]/[.$E$4]" office:value-type="float" office:value="1.29725325828782" calcext:value-type="float">
            <text:p>1.297253258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81.4640778854625" calcext:value-type="float">
            <text:p>81.4640778855</text:p>
          </table:table-cell>
          <table:table-cell office:value-type="float" office:value="24.5974465173876" calcext:value-type="float">
            <text:p>24.5974465174</text:p>
          </table:table-cell>
          <table:table-cell/>
          <table:table-cell table:formula="of:=[.H32]/[.$B$4]" office:value-type="float" office:value="0.798667430249632" calcext:value-type="float">
            <text:p>0.7986674302</text:p>
          </table:table-cell>
          <table:table-cell table:formula="of:=[.I32]/[.$E$4]" office:value-type="float" office:value="3.07468081467345" calcext:value-type="float">
            <text:p>3.0746808147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82.3678142731277" calcext:value-type="float">
            <text:p>82.3678142731</text:p>
          </table:table-cell>
          <table:table-cell office:value-type="float" office:value="10.2246392740412" calcext:value-type="float">
            <text:p>10.224639274</text:p>
          </table:table-cell>
          <table:table-cell/>
          <table:table-cell table:formula="of:=[.H33]/[.$B$4]" office:value-type="float" office:value="0.807527590913017" calcext:value-type="float">
            <text:p>0.8075275909</text:p>
          </table:table-cell>
          <table:table-cell table:formula="of:=[.I33]/[.$E$4]" office:value-type="float" office:value="1.27807990925515" calcext:value-type="float">
            <text:p>1.278079909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83.8363859030837" calcext:value-type="float">
            <text:p>83.8363859031</text:p>
          </table:table-cell>
          <table:table-cell office:value-type="float" office:value="24.4133823666741" calcext:value-type="float">
            <text:p>24.4133823667</text:p>
          </table:table-cell>
          <table:table-cell/>
          <table:table-cell table:formula="of:=[.H34]/[.$B$4]" office:value-type="float" office:value="0.821925351991017" calcext:value-type="float">
            <text:p>0.821925352</text:p>
          </table:table-cell>
          <table:table-cell table:formula="of:=[.I34]/[.$E$4]" office:value-type="float" office:value="3.05167279583426" calcext:value-type="float">
            <text:p>3.0516727958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84.7401222907489" calcext:value-type="float">
            <text:p>84.7401222907</text:p>
          </table:table-cell>
          <table:table-cell office:value-type="float" office:value="10.1158740940741" calcext:value-type="float">
            <text:p>10.1158740941</text:p>
          </table:table-cell>
          <table:table-cell/>
          <table:table-cell table:formula="of:=[.H35]/[.$B$4]" office:value-type="float" office:value="0.830785512654401" calcext:value-type="float">
            <text:p>0.8307855127</text:p>
          </table:table-cell>
          <table:table-cell table:formula="of:=[.I35]/[.$E$4]" office:value-type="float" office:value="1.26448426175926" calcext:value-type="float">
            <text:p>1.2644842618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86.2086939207048" calcext:value-type="float">
            <text:p>86.2086939207</text:p>
          </table:table-cell>
          <table:table-cell office:value-type="float" office:value="24.1744708175155" calcext:value-type="float">
            <text:p>24.1744708175</text:p>
          </table:table-cell>
          <table:table-cell/>
          <table:table-cell table:formula="of:=[.H36]/[.$B$4]" office:value-type="float" office:value="0.8451832737324" calcext:value-type="float">
            <text:p>0.8451832737</text:p>
          </table:table-cell>
          <table:table-cell table:formula="of:=[.I36]/[.$E$4]" office:value-type="float" office:value="3.02180885218944" calcext:value-type="float">
            <text:p>3.021808852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87.11243030837" calcext:value-type="float">
            <text:p>87.1124303084</text:p>
          </table:table-cell>
          <table:table-cell office:value-type="float" office:value="10.0489416756328" calcext:value-type="float">
            <text:p>10.0489416756</text:p>
          </table:table-cell>
          <table:table-cell/>
          <table:table-cell table:formula="of:=[.H37]/[.$B$4]" office:value-type="float" office:value="0.854043434395784" calcext:value-type="float">
            <text:p>0.8540434344</text:p>
          </table:table-cell>
          <table:table-cell table:formula="of:=[.I37]/[.$E$4]" office:value-type="float" office:value="1.2561177094541" calcext:value-type="float">
            <text:p>1.2561177095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88.581001938326" calcext:value-type="float">
            <text:p>88.5810019383</text:p>
          </table:table-cell>
          <table:table-cell office:value-type="float" office:value="23.8676972329929" calcext:value-type="float">
            <text:p>23.867697233</text:p>
          </table:table-cell>
          <table:table-cell/>
          <table:table-cell table:formula="of:=[.H38]/[.$B$4]" office:value-type="float" office:value="0.868441195473784" calcext:value-type="float">
            <text:p>0.8684411955</text:p>
          </table:table-cell>
          <table:table-cell table:formula="of:=[.I38]/[.$E$4]" office:value-type="float" office:value="2.98346215412411" calcext:value-type="float">
            <text:p>2.9834621541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89.4847383259912" calcext:value-type="float">
            <text:p>89.484738326</text:p>
          </table:table-cell>
          <table:table-cell office:value-type="float" office:value="10.0229124017946" calcext:value-type="float">
            <text:p>10.0229124018</text:p>
          </table:table-cell>
          <table:table-cell/>
          <table:table-cell table:formula="of:=[.H39]/[.$B$4]" office:value-type="float" office:value="0.877301356137169" calcext:value-type="float">
            <text:p>0.8773013561</text:p>
          </table:table-cell>
          <table:table-cell table:formula="of:=[.I39]/[.$E$4]" office:value-type="float" office:value="1.25286405022433" calcext:value-type="float">
            <text:p>1.252864050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90.8833099559471" calcext:value-type="float">
            <text:p>90.8833099559</text:p>
          </table:table-cell>
          <table:table-cell office:value-type="float" office:value="23.5311994153352" calcext:value-type="float">
            <text:p>23.5311994153</text:p>
          </table:table-cell>
          <table:table-cell/>
          <table:table-cell table:formula="of:=[.H40]/[.$B$4]" office:value-type="float" office:value="0.891012842705364" calcext:value-type="float">
            <text:p>0.8910128427</text:p>
          </table:table-cell>
          <table:table-cell table:formula="of:=[.I40]/[.$E$4]" office:value-type="float" office:value="2.9413999269169" calcext:value-type="float">
            <text:p>2.9413999269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91.8570463436123" calcext:value-type="float">
            <text:p>91.8570463436</text:p>
          </table:table-cell>
          <table:table-cell office:value-type="float" office:value="10.0535897602468" calcext:value-type="float">
            <text:p>10.0535897602</text:p>
          </table:table-cell>
          <table:table-cell/>
          <table:table-cell table:formula="of:=[.H41]/[.$B$4]" office:value-type="float" office:value="0.900559277878552" calcext:value-type="float">
            <text:p>0.9005592779</text:p>
          </table:table-cell>
          <table:table-cell table:formula="of:=[.I41]/[.$E$4]" office:value-type="float" office:value="1.25669872003085" calcext:value-type="float">
            <text:p>1.2566987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93.3256179735683" calcext:value-type="float">
            <text:p>93.3256179736</text:p>
          </table:table-cell>
          <table:table-cell office:value-type="float" office:value="23.0821709332304" calcext:value-type="float">
            <text:p>23.0821709332</text:p>
          </table:table-cell>
          <table:table-cell/>
          <table:table-cell table:formula="of:=[.H42]/[.$B$4]" office:value-type="float" office:value="0.914957038956552" calcext:value-type="float">
            <text:p>0.914957039</text:p>
          </table:table-cell>
          <table:table-cell table:formula="of:=[.I42]/[.$E$4]" office:value-type="float" office:value="2.8852713666538" calcext:value-type="float">
            <text:p>2.8852713667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94.2293543612335" calcext:value-type="float">
            <text:p>94.2293543612</text:p>
          </table:table-cell>
          <table:table-cell office:value-type="float" office:value="10.1288887309933" calcext:value-type="float">
            <text:p>10.128888731</text:p>
          </table:table-cell>
          <table:table-cell/>
          <table:table-cell table:formula="of:=[.H43]/[.$B$4]" office:value-type="float" office:value="0.923817199619936" calcext:value-type="float">
            <text:p>0.9238171996</text:p>
          </table:table-cell>
          <table:table-cell table:formula="of:=[.I43]/[.$E$4]" office:value-type="float" office:value="1.26611109137416" calcext:value-type="float">
            <text:p>1.2661110914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95.6979259911894" calcext:value-type="float">
            <text:p>95.6979259912</text:p>
          </table:table-cell>
          <table:table-cell office:value-type="float" office:value="22.5913331979942" calcext:value-type="float">
            <text:p>22.591333198</text:p>
          </table:table-cell>
          <table:table-cell/>
          <table:table-cell table:formula="of:=[.H44]/[.$B$4]" office:value-type="float" office:value="0.938214960697935" calcext:value-type="float">
            <text:p>0.9382149607</text:p>
          </table:table-cell>
          <table:table-cell table:formula="of:=[.I44]/[.$E$4]" office:value-type="float" office:value="2.82391664974927" calcext:value-type="float">
            <text:p>2.8239166497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96.6016623788546" calcext:value-type="float">
            <text:p>96.6016623789</text:p>
          </table:table-cell>
          <table:table-cell office:value-type="float" office:value="10.2590351001847" calcext:value-type="float">
            <text:p>10.2590351002</text:p>
          </table:table-cell>
          <table:table-cell/>
          <table:table-cell table:formula="of:=[.H45]/[.$B$4]" office:value-type="float" office:value="0.94707512136132" calcext:value-type="float">
            <text:p>0.9470751214</text:p>
          </table:table-cell>
          <table:table-cell table:formula="of:=[.I45]/[.$E$4]" office:value-type="float" office:value="1.28237938752309" calcext:value-type="float">
            <text:p>1.2823793875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98.0702340088106" calcext:value-type="float">
            <text:p>98.0702340088</text:p>
          </table:table-cell>
          <table:table-cell office:value-type="float" office:value="22.0251964920116" calcext:value-type="float">
            <text:p>22.025196492</text:p>
          </table:table-cell>
          <table:table-cell/>
          <table:table-cell table:formula="of:=[.H46]/[.$B$4]" office:value-type="float" office:value="0.96147288243932" calcext:value-type="float">
            <text:p>0.9614728824</text:p>
          </table:table-cell>
          <table:table-cell table:formula="of:=[.I46]/[.$E$4]" office:value-type="float" office:value="2.75314956150145" calcext:value-type="float">
            <text:p>2.7531495615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98.9739703964758" calcext:value-type="float">
            <text:p>98.9739703965</text:p>
          </table:table-cell>
          <table:table-cell office:value-type="float" office:value="10.4523954201262" calcext:value-type="float">
            <text:p>10.4523954201</text:p>
          </table:table-cell>
          <table:table-cell/>
          <table:table-cell table:formula="of:=[.H47]/[.$B$4]" office:value-type="float" office:value="0.970333043102704" calcext:value-type="float">
            <text:p>0.9703330431</text:p>
          </table:table-cell>
          <table:table-cell table:formula="of:=[.I47]/[.$E$4]" office:value-type="float" office:value="1.30654942751578" calcext:value-type="float">
            <text:p>1.3065494275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00.442542026431" calcext:value-type="float">
            <text:p>100.4425420264</text:p>
          </table:table-cell>
          <table:table-cell office:value-type="float" office:value="21.3781831137457" calcext:value-type="float">
            <text:p>21.3781831137</text:p>
          </table:table-cell>
          <table:table-cell/>
          <table:table-cell table:formula="of:=[.H48]/[.$B$4]" office:value-type="float" office:value="0.984730804180696" calcext:value-type="float">
            <text:p>0.9847308042</text:p>
          </table:table-cell>
          <table:table-cell table:formula="of:=[.I48]/[.$E$4]" office:value-type="float" office:value="2.67227288921821" calcext:value-type="float">
            <text:p>2.672272889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01.346278414096" calcext:value-type="float">
            <text:p>101.3462784141</text:p>
          </table:table-cell>
          <table:table-cell office:value-type="float" office:value="10.726632412351" calcext:value-type="float">
            <text:p>10.7266324124</text:p>
          </table:table-cell>
          <table:table-cell/>
          <table:table-cell table:formula="of:=[.H49]/[.$B$4]" office:value-type="float" office:value="0.993590964844079" calcext:value-type="float">
            <text:p>0.9935909648</text:p>
          </table:table-cell>
          <table:table-cell table:formula="of:=[.I49]/[.$E$4]" office:value-type="float" office:value="1.34082905154388" calcext:value-type="float">
            <text:p>1.3408290515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02.758366519823" calcext:value-type="float">
            <text:p>102.7583665198</text:p>
          </table:table-cell>
          <table:table-cell office:value-type="float" office:value="20.6382080432002" calcext:value-type="float">
            <text:p>20.6382080432</text:p>
          </table:table-cell>
          <table:table-cell/>
          <table:table-cell table:formula="of:=[.H50]/[.$B$4]" office:value-type="float" office:value="1.00743496588062" calcext:value-type="float">
            <text:p>1.0074349659</text:p>
          </table:table-cell>
          <table:table-cell table:formula="of:=[.I50]/[.$E$4]" office:value-type="float" office:value="2.57977600540003" calcext:value-type="float">
            <text:p>2.5797760054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03.718586431718" calcext:value-type="float">
            <text:p>103.7185864317</text:p>
          </table:table-cell>
          <table:table-cell office:value-type="float" office:value="11.0901126291642" calcext:value-type="float">
            <text:p>11.0901126292</text:p>
          </table:table-cell>
          <table:table-cell/>
          <table:table-cell table:formula="of:=[.H51]/[.$B$4]" office:value-type="float" office:value="1.01684888658547" calcext:value-type="float">
            <text:p>1.0168488866</text:p>
          </table:table-cell>
          <table:table-cell table:formula="of:=[.I51]/[.$E$4]" office:value-type="float" office:value="1.38626407864553" calcext:value-type="float">
            <text:p>1.3862640786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04.904740440528" calcext:value-type="float">
            <text:p>104.9047404405</text:p>
          </table:table-cell>
          <table:table-cell office:value-type="float" office:value="19.8706778456728" calcext:value-type="float">
            <text:p>19.8706778457</text:p>
          </table:table-cell>
          <table:table-cell/>
          <table:table-cell table:formula="of:=[.H52]/[.$B$4]" office:value-type="float" office:value="1.02847784745616" calcext:value-type="float">
            <text:p>1.0284778475</text:p>
          </table:table-cell>
          <table:table-cell table:formula="of:=[.I52]/[.$E$4]" office:value-type="float" office:value="2.4838347307091" calcext:value-type="float">
            <text:p>2.4838347307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06.160894449339" calcext:value-type="float">
            <text:p>106.1608944493</text:p>
          </table:table-cell>
          <table:table-cell office:value-type="float" office:value="11.6088388720842" calcext:value-type="float">
            <text:p>11.6088388721</text:p>
          </table:table-cell>
          <table:table-cell/>
          <table:table-cell table:formula="of:=[.H53]/[.$B$4]" office:value-type="float" office:value="1.04079308283666" calcext:value-type="float">
            <text:p>1.0407930828</text:p>
          </table:table-cell>
          <table:table-cell table:formula="of:=[.I53]/[.$E$4]" office:value-type="float" office:value="1.45110485901053" calcext:value-type="float">
            <text:p>1.451104859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06.712213215859" calcext:value-type="float">
            <text:p>106.7122132159</text:p>
          </table:table-cell>
          <table:table-cell office:value-type="float" office:value="19.0671789520696" calcext:value-type="float">
            <text:p>19.0671789521</text:p>
          </table:table-cell>
          <table:table-cell/>
          <table:table-cell table:formula="of:=[.H54]/[.$B$4]" office:value-type="float" office:value="1.04619816878293" calcext:value-type="float">
            <text:p>1.0461981688</text:p>
          </table:table-cell>
          <table:table-cell table:formula="of:=[.I54]/[.$E$4]" office:value-type="float" office:value="2.3833973690087" calcext:value-type="float">
            <text:p>2.383397369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08.363751894273" calcext:value-type="float">
            <text:p>108.3637518943</text:p>
          </table:table-cell>
          <table:table-cell office:value-type="float" office:value="12.3186013926389" calcext:value-type="float">
            <text:p>12.3186013926</text:p>
          </table:table-cell>
          <table:table-cell/>
          <table:table-cell table:formula="of:=[.H55]/[.$B$4]" office:value-type="float" office:value="1.06238972445366" calcext:value-type="float">
            <text:p>1.0623897245</text:p>
          </table:table-cell>
          <table:table-cell table:formula="of:=[.I55]/[.$E$4]" office:value-type="float" office:value="1.53982517407986" calcext:value-type="float">
            <text:p>1.5398251741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08.167268370044" calcext:value-type="float">
            <text:p>108.16726837</text:p>
          </table:table-cell>
          <table:table-cell office:value-type="float" office:value="18.2793878728916" calcext:value-type="float">
            <text:p>18.2793878729</text:p>
          </table:table-cell>
          <table:table-cell/>
          <table:table-cell table:formula="of:=[.H56]/[.$B$4]" office:value-type="float" office:value="1.06046341539259" calcext:value-type="float">
            <text:p>1.0604634154</text:p>
          </table:table-cell>
          <table:table-cell table:formula="of:=[.I56]/[.$E$4]" office:value-type="float" office:value="2.28492348411145" calcext:value-type="float">
            <text:p>2.2849234841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09.479905903083" calcext:value-type="float">
            <text:p>109.4799059031</text:p>
          </table:table-cell>
          <table:table-cell office:value-type="float" office:value="17.4499553787125" calcext:value-type="float">
            <text:p>17.4499553787</text:p>
          </table:table-cell>
          <table:table-cell/>
          <table:table-cell table:formula="of:=[.H57]/[.$B$4]" office:value-type="float" office:value="1.07333241081454" calcext:value-type="float">
            <text:p>1.0733324108</text:p>
          </table:table-cell>
          <table:table-cell table:formula="of:=[.I57]/[.$E$4]" office:value-type="float" office:value="2.18124442233906" calcext:value-type="float">
            <text:p>2.181244422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09.988257621145" calcext:value-type="float">
            <text:p>109.9882576211</text:p>
          </table:table-cell>
          <table:table-cell office:value-type="float" office:value="13.1596723035384" calcext:value-type="float">
            <text:p>13.1596723035</text:p>
          </table:table-cell>
          <table:table-cell/>
          <table:table-cell table:formula="of:=[.H58]/[.$B$4]" office:value-type="float" office:value="1.0783162511877" calcext:value-type="float">
            <text:p>1.0783162512</text:p>
          </table:table-cell>
          <table:table-cell table:formula="of:=[.I58]/[.$E$4]" office:value-type="float" office:value="1.6449590379423" calcext:value-type="float">
            <text:p>1.6449590379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10.433102827392" calcext:value-type="float">
            <text:p>110.4331028274</text:p>
          </table:table-cell>
          <table:table-cell office:value-type="float" office:value="16.549245752968" calcext:value-type="float">
            <text:p>16.549245753</text:p>
          </table:table-cell>
          <table:table-cell/>
          <table:table-cell table:formula="of:=[.H59]/[.$B$4]" office:value-type="float" office:value="1.08267747869992" calcext:value-type="float">
            <text:p>1.0826774787</text:p>
          </table:table-cell>
          <table:table-cell table:formula="of:=[.I59]/[.$E$4]" office:value-type="float" office:value="2.068655719121" calcext:value-type="float">
            <text:p>2.0686557191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10.835510484581" calcext:value-type="float">
            <text:p>110.8355104846</text:p>
          </table:table-cell>
          <table:table-cell office:value-type="float" office:value="15.8602094642603" calcext:value-type="float">
            <text:p>15.8602094643</text:p>
          </table:table-cell>
          <table:table-cell/>
          <table:table-cell table:formula="of:=[.H60]/[.$B$4]" office:value-type="float" office:value="1.08662265180962" calcext:value-type="float">
            <text:p>1.0866226518</text:p>
          </table:table-cell>
          <table:table-cell table:formula="of:=[.I60]/[.$E$4]" office:value-type="float" office:value="1.98252618303254" calcext:value-type="float">
            <text:p>1.98252618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10.897128874649" calcext:value-type="float">
            <text:p>110.8971288746</text:p>
          </table:table-cell>
          <table:table-cell office:value-type="float" office:value="14.0291387858979" calcext:value-type="float">
            <text:p>14.0291387859</text:p>
          </table:table-cell>
          <table:table-cell/>
          <table:table-cell table:formula="of:=[.H61]/[.$B$4]" office:value-type="float" office:value="1.08722675367303" calcext:value-type="float">
            <text:p>1.0872267537</text:p>
          </table:table-cell>
          <table:table-cell table:formula="of:=[.I61]/[.$E$4]" office:value-type="float" office:value="1.75364234823724" calcext:value-type="float">
            <text:p>1.753642348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11.13265339207" calcext:value-type="float">
            <text:p>111.1326533921</text:p>
          </table:table-cell>
          <table:table-cell office:value-type="float" office:value="15.0693613755861" calcext:value-type="float">
            <text:p>15.0693613756</text:p>
          </table:table-cell>
          <table:table-cell/>
          <table:table-cell table:formula="of:=[.H62]/[.$B$4]" office:value-type="float" office:value="1.08953581756931" calcext:value-type="float">
            <text:p>1.0895358176</text:p>
          </table:table-cell>
          <table:table-cell table:formula="of:=[.I62]/[.$E$4]" office:value-type="float" office:value="1.88367017194826" calcext:value-type="float">
            <text:p>1.8836701719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111.104411629956" calcext:value-type="float">
            <text:p>111.10441163</text:p>
          </table:table-cell>
          <table:table-cell office:value-type="float" office:value="14.5571189427312" calcext:value-type="float">
            <text:p>14.5571189427</text:p>
          </table:table-cell>
          <table:table-cell/>
          <table:table-cell table:formula="of:=[.H63]/[.$B$4]" office:value-type="float" office:value="1.08925893754859" calcext:value-type="float">
            <text:p>1.0892589375</text:p>
          </table:table-cell>
          <table:table-cell table:formula="of:=[.I63]/[.$E$4]" office:value-type="float" office:value="1.8196398678414" calcext:value-type="float">
            <text:p>1.8196398678</text:p>
          </table:table-cell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_9_HWW" table:style-name="ta4">
        <table:table-column table:style-name="co1" table:number-columns-repeated="1024" table:default-cell-style-name="ce17"/>
        <table:table-row table:style-name="ro1">
          <table:table-cell table:number-columns-repeated="10"/>
          <table:table-cell office:value-type="string" calcext:value-type="string">
            <text:p>Sai đường contour 95-6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ggF</text:p>
          </table:table-cell>
          <table:table-cell table:number-columns-repeated="2"/>
          <table:table-cell office:value-type="string" calcext:value-type="string">
            <text:p>VBF</text:p>
          </table:table-cell>
          <table:table-cell table:number-columns-repeated="3"/>
          <table:table-cell office:value-type="string" calcext:value-type="string">
            <text:p>ggF</text:p>
          </table:table-cell>
          <table:table-cell office:value-type="string" calcext:value-type="string">
            <text:p>VBF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float" office:value="1.21" calcext:value-type="float">
            <text:p>1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62" calcext:value-type="float">
            <text:p>0.62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9.42504060947174" calcext:value-type="float">
            <text:p>9.4250406095</text:p>
          </table:table-cell>
          <table:table-cell office:value-type="float" office:value="0.549142839114185" calcext:value-type="float">
            <text:p>0.5491428391</text:p>
          </table:table-cell>
          <table:table-cell/>
          <table:table-cell table:formula="of:=[.J3]/[.$C$5]" office:value-type="float" office:value="0.906253904756898" calcext:value-type="float">
            <text:p>0.9062539048</text:p>
            <draw:frame table:end-cell-address="Fig_9_HWW.T19" table:end-x="26.5pt" table:end-y="0.54pt" draw:z-index="0" draw:name="Chart 1" draw:style-name="gr1" svg:width="360pt" svg:height="216pt" svg:x="30.5pt" svg:y="8.56pt">
              <loext:p draw:notify-on-update-of-ranges="Fig_9_HWW.M3:Fig_9_HWW.M81 Fig_9_HWW.N3:Fig_9_HWW.N81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formula="of:=[.K3]/[.$F$5]" office:value-type="float" office:value="0.677954122363191" calcext:value-type="float">
            <text:p>0.6779541224</text:p>
          </table:table-cell>
          <table:table-cell table:number-columns-repeated="1010"/>
        </table:table-row>
        <table:table-row table:style-name="ro1">
          <table:table-cell>
            <draw:frame table:end-cell-address="Fig_9_HWW.G19" table:end-x="48.02pt" table:end-y="10.54pt" draw:z-index="1" draw:name="Chart 3" draw:style-name="gr1" svg:width="360pt" svg:height="216pt" svg:x="0pt" svg:y="4.56pt">
              <loext:p draw:notify-on-update-of-ranges="Fig_9_HWW.J3:Fig_9_HWW.J81 Fig_9_HWW.K3:Fig_9_HWW.K81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office:value-type="string" calcext:value-type="string">
            <text:p>exp</text:p>
          </table:table-cell>
          <table:table-cell office:value-type="float" office:value="12.6" calcext:value-type="float">
            <text:p>12.6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9.40991890093686" calcext:value-type="float">
            <text:p>9.4099189009</text:p>
          </table:table-cell>
          <table:table-cell office:value-type="float" office:value="0.510037114478375" calcext:value-type="float">
            <text:p>0.5100371145</text:p>
          </table:table-cell>
          <table:table-cell/>
          <table:table-cell table:formula="of:=[.J4]/[.$C$5]" office:value-type="float" office:value="0.904799894320852" calcext:value-type="float">
            <text:p>0.9047998943</text:p>
          </table:table-cell>
          <table:table-cell table:formula="of:=[.K4]/[.$F$5]" office:value-type="float" office:value="0.629675449973303" calcext:value-type="float">
            <text:p>0.629675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heo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02" calcext:value-type="float">
            <text:p>0.02</text:p>
          </table:table-cell>
          <table:table-cell/>
          <table:table-cell office:value-type="float" office:value="9.43452874031716" calcext:value-type="float">
            <text:p>9.4345287403</text:p>
          </table:table-cell>
          <table:table-cell office:value-type="float" office:value="0.593480395390614" calcext:value-type="float">
            <text:p>0.5934803954</text:p>
          </table:table-cell>
          <table:table-cell/>
          <table:table-cell table:formula="of:=[.J5]/[.$C$5]" office:value-type="float" office:value="0.907166225030496" calcext:value-type="float">
            <text:p>0.907166225</text:p>
          </table:table-cell>
          <table:table-cell table:formula="of:=[.K5]/[.$F$5]" office:value-type="float" office:value="0.732691846161252" calcext:value-type="float">
            <text:p>0.7326918462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43713797629965" calcext:value-type="float">
            <text:p>9.4371379763</text:p>
          </table:table-cell>
          <table:table-cell office:value-type="float" office:value="0.474485488353683" calcext:value-type="float">
            <text:p>0.4744854884</text:p>
          </table:table-cell>
          <table:table-cell/>
          <table:table-cell table:formula="of:=[.J6]/[.$C$5]" office:value-type="float" office:value="0.907417113105736" calcext:value-type="float">
            <text:p>0.9074171131</text:p>
          </table:table-cell>
          <table:table-cell table:formula="of:=[.K6]/[.$F$5]" office:value-type="float" office:value="0.585784553523065" calcext:value-type="float">
            <text:p>0.585784553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4736538389233" calcext:value-type="float">
            <text:p>9.4736538389</text:p>
          </table:table-cell>
          <table:table-cell office:value-type="float" office:value="0.631399490138745" calcext:value-type="float">
            <text:p>0.6313994901</text:p>
          </table:table-cell>
          <table:table-cell/>
          <table:table-cell table:formula="of:=[.J7]/[.$C$5]" office:value-type="float" office:value="0.910928253742625" calcext:value-type="float">
            <text:p>0.9109282537</text:p>
          </table:table-cell>
          <table:table-cell table:formula="of:=[.K7]/[.$F$5]" office:value-type="float" office:value="0.779505543381167" calcext:value-type="float">
            <text:p>0.7795055434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49264354174533" calcext:value-type="float">
            <text:p>9.4926435417</text:p>
          </table:table-cell>
          <table:table-cell office:value-type="float" office:value="0.43477322594801" calcext:value-type="float">
            <text:p>0.4347732259</text:p>
          </table:table-cell>
          <table:table-cell/>
          <table:table-cell table:formula="of:=[.J8]/[.$C$5]" office:value-type="float" office:value="0.912754186706282" calcext:value-type="float">
            <text:p>0.9127541867</text:p>
          </table:table-cell>
          <table:table-cell table:formula="of:=[.K8]/[.$F$5]" office:value-type="float" office:value="0.536757069071617" calcext:value-type="float">
            <text:p>0.536757069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55075834317351" calcext:value-type="float">
            <text:p>9.5507583432</text:p>
          </table:table-cell>
          <table:table-cell office:value-type="float" office:value="0.668818771015523" calcext:value-type="float">
            <text:p>0.668818771</text:p>
          </table:table-cell>
          <table:table-cell/>
          <table:table-cell table:formula="of:=[.J9]/[.$C$5]" office:value-type="float" office:value="0.918342148382068" calcext:value-type="float">
            <text:p>0.9183421484</text:p>
          </table:table-cell>
          <table:table-cell table:formula="of:=[.K9]/[.$F$5]" office:value-type="float" office:value="0.825702186438917" calcext:value-type="float">
            <text:p>0.8257021864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55668842495189" calcext:value-type="float">
            <text:p>9.556688425</text:p>
          </table:table-cell>
          <table:table-cell office:value-type="float" office:value="0.400966726038359" calcext:value-type="float">
            <text:p>0.400966726</text:p>
          </table:table-cell>
          <table:table-cell/>
          <table:table-cell table:formula="of:=[.J10]/[.$C$5]" office:value-type="float" office:value="0.918912348553067" calcext:value-type="float">
            <text:p>0.9189123486</text:p>
          </table:table-cell>
          <table:table-cell table:formula="of:=[.K10]/[.$F$5]" office:value-type="float" office:value="0.495020649430073" calcext:value-type="float">
            <text:p>0.4950206494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64069338799877" calcext:value-type="float">
            <text:p>9.640693388</text:p>
          </table:table-cell>
          <table:table-cell office:value-type="float" office:value="0.371444367003106" calcext:value-type="float">
            <text:p>0.371444367</text:p>
          </table:table-cell>
          <table:table-cell/>
          <table:table-cell table:formula="of:=[.J11]/[.$C$5]" office:value-type="float" office:value="0.926989748846035" calcext:value-type="float">
            <text:p>0.9269897488</text:p>
          </table:table-cell>
          <table:table-cell table:formula="of:=[.K11]/[.$F$5]" office:value-type="float" office:value="0.458573292596427" calcext:value-type="float">
            <text:p>0.458573292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63085491588485" calcext:value-type="float">
            <text:p>9.6308549159</text:p>
          </table:table-cell>
          <table:table-cell office:value-type="float" office:value="0.705643126846565" calcext:value-type="float">
            <text:p>0.7056431268</text:p>
          </table:table-cell>
          <table:table-cell/>
          <table:table-cell table:formula="of:=[.J12]/[.$C$5]" office:value-type="float" office:value="0.926043741912005" calcext:value-type="float">
            <text:p>0.9260437419</text:p>
          </table:table-cell>
          <table:table-cell table:formula="of:=[.K12]/[.$F$5]" office:value-type="float" office:value="0.871164354131562" calcext:value-type="float">
            <text:p>0.871164354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72628876381371" calcext:value-type="float">
            <text:p>9.7262887638</text:p>
          </table:table-cell>
          <table:table-cell office:value-type="float" office:value="0.348003495376943" calcext:value-type="float">
            <text:p>0.3480034954</text:p>
          </table:table-cell>
          <table:table-cell/>
          <table:table-cell table:formula="of:=[.J13]/[.$C$5]" office:value-type="float" office:value="0.935220073443626" calcext:value-type="float">
            <text:p>0.9352200734</text:p>
          </table:table-cell>
          <table:table-cell table:formula="of:=[.K13]/[.$F$5]" office:value-type="float" office:value="0.429633944909806" calcext:value-type="float">
            <text:p>0.429633944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73953714193235" calcext:value-type="float">
            <text:p>9.7395371419</text:p>
          </table:table-cell>
          <table:table-cell office:value-type="float" office:value="0.734122030339795" calcext:value-type="float">
            <text:p>0.7341220303</text:p>
          </table:table-cell>
          <table:table-cell/>
          <table:table-cell table:formula="of:=[.J14]/[.$C$5]" office:value-type="float" office:value="0.936493955955034" calcext:value-type="float">
            <text:p>0.936493956</text:p>
          </table:table-cell>
          <table:table-cell table:formula="of:=[.K14]/[.$F$5]" office:value-type="float" office:value="0.906323494246661" calcext:value-type="float">
            <text:p>0.9063234942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82354210497923" calcext:value-type="float">
            <text:p>9.823542105</text:p>
          </table:table-cell>
          <table:table-cell office:value-type="float" office:value="0.319811903594138" calcext:value-type="float">
            <text:p>0.3198119036</text:p>
          </table:table-cell>
          <table:table-cell/>
          <table:table-cell table:formula="of:=[.J15]/[.$C$5]" office:value-type="float" office:value="0.944571356248003" calcext:value-type="float">
            <text:p>0.9445713562</text:p>
          </table:table-cell>
          <table:table-cell table:formula="of:=[.K15]/[.$F$5]" office:value-type="float" office:value="0.394829510610047" calcext:value-type="float">
            <text:p>0.394829510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85941602588309" calcext:value-type="float">
            <text:p>9.8594160259</text:p>
          </table:table-cell>
          <table:table-cell office:value-type="float" office:value="0.76571202015328" calcext:value-type="float">
            <text:p>0.7657120202</text:p>
          </table:table-cell>
          <table:table-cell/>
          <table:table-cell table:formula="of:=[.J16]/[.$C$5]" office:value-type="float" office:value="0.948020771719528" calcext:value-type="float">
            <text:p>0.9480207717</text:p>
          </table:table-cell>
          <table:table-cell table:formula="of:=[.K16]/[.$F$5]" office:value-type="float" office:value="0.945323481670716" calcext:value-type="float">
            <text:p>0.9453234817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95218441086704" calcext:value-type="float">
            <text:p>9.9521844109</text:p>
          </table:table-cell>
          <table:table-cell office:value-type="float" office:value="0.290179264964364" calcext:value-type="float">
            <text:p>0.290179265</text:p>
          </table:table-cell>
          <table:table-cell/>
          <table:table-cell table:formula="of:=[.J17]/[.$C$5]" office:value-type="float" office:value="0.956940808737215" calcext:value-type="float">
            <text:p>0.9569408087</text:p>
          </table:table-cell>
          <table:table-cell table:formula="of:=[.K17]/[.$F$5]" office:value-type="float" office:value="0.358246006128844" calcext:value-type="float">
            <text:p>0.358246006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9.99334464204723" calcext:value-type="float">
            <text:p>9.993344642</text:p>
          </table:table-cell>
          <table:table-cell office:value-type="float" office:value="0.792453159941221" calcext:value-type="float">
            <text:p>0.7924531599</text:p>
          </table:table-cell>
          <table:table-cell/>
          <table:table-cell table:formula="of:=[.J18]/[.$C$5]" office:value-type="float" office:value="0.960898523273772" calcext:value-type="float">
            <text:p>0.9608985233</text:p>
          </table:table-cell>
          <table:table-cell table:formula="of:=[.K18]/[.$F$5]" office:value-type="float" office:value="0.978337234495334" calcext:value-type="float">
            <text:p>0.978337234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0.0865443057059" calcext:value-type="float">
            <text:p>10.0865443057</text:p>
          </table:table-cell>
          <table:table-cell office:value-type="float" office:value="0.263194250013734" calcext:value-type="float">
            <text:p>0.26319425</text:p>
          </table:table-cell>
          <table:table-cell/>
          <table:table-cell table:formula="of:=[.J19]/[.$C$5]" office:value-type="float" office:value="0.969860029394798" calcext:value-type="float">
            <text:p>0.9698600294</text:p>
          </table:table-cell>
          <table:table-cell table:formula="of:=[.K19]/[.$F$5]" office:value-type="float" office:value="0.324931172856462" calcext:value-type="float">
            <text:p>0.324931172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0.1836866806926" calcext:value-type="float">
            <text:p>10.1836866807</text:p>
          </table:table-cell>
          <table:table-cell office:value-type="float" office:value="0.829650223289191" calcext:value-type="float">
            <text:p>0.8296502233</text:p>
          </table:table-cell>
          <table:table-cell/>
          <table:table-cell table:formula="of:=[.J20]/[.$C$5]" office:value-type="float" office:value="0.979200642374288" calcext:value-type="float">
            <text:p>0.9792006424</text:p>
          </table:table-cell>
          <table:table-cell table:formula="of:=[.K20]/[.$F$5]" office:value-type="float" office:value="1.02425953492493" calcext:value-type="float">
            <text:p>1.024259534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0.2320411429393" calcext:value-type="float">
            <text:p>10.2320411429</text:p>
          </table:table-cell>
          <table:table-cell office:value-type="float" office:value="0.238893449323248" calcext:value-type="float">
            <text:p>0.2388934493</text:p>
          </table:table-cell>
          <table:table-cell/>
          <table:table-cell table:formula="of:=[.J21]/[.$C$5]" office:value-type="float" office:value="0.98385010989801" calcext:value-type="float">
            <text:p>0.9838501099</text:p>
          </table:table-cell>
          <table:table-cell table:formula="of:=[.K21]/[.$F$5]" office:value-type="float" office:value="0.294930184349689" calcext:value-type="float">
            <text:p>0.294930184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0.3359011706317" calcext:value-type="float">
            <text:p>10.3359011706</text:p>
          </table:table-cell>
          <table:table-cell office:value-type="float" office:value="0.850565673774842" calcext:value-type="float">
            <text:p>0.8505656738</text:p>
          </table:table-cell>
          <table:table-cell/>
          <table:table-cell table:formula="of:=[.J22]/[.$C$5]" office:value-type="float" office:value="0.993836651022279" calcext:value-type="float">
            <text:p>0.993836651</text:p>
          </table:table-cell>
          <table:table-cell table:formula="of:=[.K22]/[.$F$5]" office:value-type="float" office:value="1.05008107873437" calcext:value-type="float">
            <text:p>1.0500810787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0.4319684954415" calcext:value-type="float">
            <text:p>10.4319684954</text:p>
          </table:table-cell>
          <table:table-cell office:value-type="float" office:value="0.210162712856122" calcext:value-type="float">
            <text:p>0.2101627129</text:p>
          </table:table-cell>
          <table:table-cell/>
          <table:table-cell table:formula="of:=[.J23]/[.$C$5]" office:value-type="float" office:value="1.00307389379245" calcext:value-type="float">
            <text:p>1.0030738938</text:p>
          </table:table-cell>
          <table:table-cell table:formula="of:=[.K23]/[.$F$5]" office:value-type="float" office:value="0.259460139328546" calcext:value-type="float">
            <text:p>0.259460139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0.5707324090557" calcext:value-type="float">
            <text:p>10.5707324091</text:p>
          </table:table-cell>
          <table:table-cell office:value-type="float" office:value="0.880581388890844" calcext:value-type="float">
            <text:p>0.8805813889</text:p>
          </table:table-cell>
          <table:table-cell/>
          <table:table-cell table:formula="of:=[.J24]/[.$C$5]" office:value-type="float" office:value="1.01641657779382" calcext:value-type="float">
            <text:p>1.0164165778</text:p>
          </table:table-cell>
          <table:table-cell table:formula="of:=[.K24]/[.$F$5]" office:value-type="float" office:value="1.08713751714919" calcext:value-type="float">
            <text:p>1.087137517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0.6561255866645" calcext:value-type="float">
            <text:p>10.6561255867</text:p>
          </table:table-cell>
          <table:table-cell office:value-type="float" office:value="0.18361435152266" calcext:value-type="float">
            <text:p>0.1836143515</text:p>
          </table:table-cell>
          <table:table-cell/>
          <table:table-cell table:formula="of:=[.J25]/[.$C$5]" office:value-type="float" office:value="1.0246274602562" calcext:value-type="float">
            <text:p>1.0246274603</text:p>
          </table:table-cell>
          <table:table-cell table:formula="of:=[.K25]/[.$F$5]" office:value-type="float" office:value="0.226684384595876" calcext:value-type="float">
            <text:p>0.226684384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0.8055636474798" calcext:value-type="float">
            <text:p>10.8055636475</text:p>
          </table:table-cell>
          <table:table-cell office:value-type="float" office:value="0.903565978064545" calcext:value-type="float">
            <text:p>0.9035659781</text:p>
          </table:table-cell>
          <table:table-cell/>
          <table:table-cell table:formula="of:=[.J26]/[.$C$5]" office:value-type="float" office:value="1.03899650456537" calcext:value-type="float">
            <text:p>1.0389965046</text:p>
          </table:table-cell>
          <table:table-cell table:formula="of:=[.K26]/[.$F$5]" office:value-type="float" office:value="1.11551355316611" calcext:value-type="float">
            <text:p>1.1155135532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0.8909568250885" calcext:value-type="float">
            <text:p>10.8909568251</text:p>
          </table:table-cell>
          <table:table-cell office:value-type="float" office:value="0.160513678565254" calcext:value-type="float">
            <text:p>0.1605136786</text:p>
          </table:table-cell>
          <table:table-cell/>
          <table:table-cell table:formula="of:=[.J27]/[.$C$5]" office:value-type="float" office:value="1.04720738702774" calcext:value-type="float">
            <text:p>1.047207387</text:p>
          </table:table-cell>
          <table:table-cell table:formula="of:=[.K27]/[.$F$5]" office:value-type="float" office:value="0.198165035265746" calcext:value-type="float">
            <text:p>0.198165035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1.0403948859038" calcext:value-type="float">
            <text:p>11.0403948859</text:p>
          </table:table-cell>
          <table:table-cell office:value-type="float" office:value="0.922371551024846" calcext:value-type="float">
            <text:p>0.922371551</text:p>
          </table:table-cell>
          <table:table-cell/>
          <table:table-cell table:formula="of:=[.J28]/[.$C$5]" office:value-type="float" office:value="1.0615764313369" calcext:value-type="float">
            <text:p>1.0615764313</text:p>
          </table:table-cell>
          <table:table-cell table:formula="of:=[.K28]/[.$F$5]" office:value-type="float" office:value="1.13873030990722" calcext:value-type="float">
            <text:p>1.138730309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1.1257880635126" calcext:value-type="float">
            <text:p>11.1257880635</text:p>
          </table:table-cell>
          <table:table-cell office:value-type="float" office:value="0.140895519119014" calcext:value-type="float">
            <text:p>0.1408955191</text:p>
          </table:table-cell>
          <table:table-cell/>
          <table:table-cell table:formula="of:=[.J29]/[.$C$5]" office:value-type="float" office:value="1.06978731379929" calcext:value-type="float">
            <text:p>1.0697873138</text:p>
          </table:table-cell>
          <table:table-cell table:formula="of:=[.K29]/[.$F$5]" office:value-type="float" office:value="0.173945085332116" calcext:value-type="float">
            <text:p>0.173945085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1.2752261243279" calcext:value-type="float">
            <text:p>11.2752261243</text:p>
          </table:table-cell>
          <table:table-cell office:value-type="float" office:value="0.936882023988041" calcext:value-type="float">
            <text:p>0.936882024</text:p>
          </table:table-cell>
          <table:table-cell/>
          <table:table-cell table:formula="of:=[.J30]/[.$C$5]" office:value-type="float" office:value="1.08415635810845" calcext:value-type="float">
            <text:p>1.0841563581</text:p>
          </table:table-cell>
          <table:table-cell table:formula="of:=[.K30]/[.$F$5]" office:value-type="float" office:value="1.15664447405931" calcext:value-type="float">
            <text:p>1.156644474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1.3606193019366" calcext:value-type="float">
            <text:p>11.3606193019</text:p>
          </table:table-cell>
          <table:table-cell office:value-type="float" office:value="0.124295538049119" calcext:value-type="float">
            <text:p>0.124295538</text:p>
          </table:table-cell>
          <table:table-cell/>
          <table:table-cell table:formula="of:=[.J31]/[.$C$5]" office:value-type="float" office:value="1.09236724057083" calcext:value-type="float">
            <text:p>1.0923672406</text:p>
          </table:table-cell>
          <table:table-cell table:formula="of:=[.K31]/[.$F$5]" office:value-type="float" office:value="0.153451281542122" calcext:value-type="float">
            <text:p>0.153451281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1.5100573627519" calcext:value-type="float">
            <text:p>11.5100573628</text:p>
          </table:table-cell>
          <table:table-cell office:value-type="float" office:value="0.947909983440069" calcext:value-type="float">
            <text:p>0.9479099834</text:p>
          </table:table-cell>
          <table:table-cell/>
          <table:table-cell table:formula="of:=[.J32]/[.$C$5]" office:value-type="float" office:value="1.10673628487999" calcext:value-type="float">
            <text:p>1.1067362849</text:p>
          </table:table-cell>
          <table:table-cell table:formula="of:=[.K32]/[.$F$5]" office:value-type="float" office:value="1.1702592388149" calcext:value-type="float">
            <text:p>1.1702592388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1.5954505403607" calcext:value-type="float">
            <text:p>11.5954505404</text:p>
          </table:table-cell>
          <table:table-cell office:value-type="float" office:value="0.110017232653335" calcext:value-type="float">
            <text:p>0.1100172327</text:p>
          </table:table-cell>
          <table:table-cell/>
          <table:table-cell table:formula="of:=[.J33]/[.$C$5]" office:value-type="float" office:value="1.11494716734238" calcext:value-type="float">
            <text:p>1.1149471673</text:p>
          </table:table-cell>
          <table:table-cell table:formula="of:=[.K33]/[.$F$5]" office:value-type="float" office:value="0.135823744016463" calcext:value-type="float">
            <text:p>0.135823744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1.744888601176" calcext:value-type="float">
            <text:p>11.7448886012</text:p>
          </table:table-cell>
          <table:table-cell office:value-type="float" office:value="0.955571513164636" calcext:value-type="float">
            <text:p>0.9555715132</text:p>
          </table:table-cell>
          <table:table-cell/>
          <table:table-cell table:formula="of:=[.J34]/[.$C$5]" office:value-type="float" office:value="1.12931621165154" calcext:value-type="float">
            <text:p>1.1293162117</text:p>
          </table:table-cell>
          <table:table-cell table:formula="of:=[.K34]/[.$F$5]" office:value-type="float" office:value="1.1797179174872" calcext:value-type="float">
            <text:p>1.179717917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1.8302817787847" calcext:value-type="float">
            <text:p>11.8302817788</text:p>
          </table:table-cell>
          <table:table-cell office:value-type="float" office:value="0.0986410218501905" calcext:value-type="float">
            <text:p>0.0986410219</text:p>
          </table:table-cell>
          <table:table-cell/>
          <table:table-cell table:formula="of:=[.J35]/[.$C$5]" office:value-type="float" office:value="1.13752709411391" calcext:value-type="float">
            <text:p>1.1375270941</text:p>
          </table:table-cell>
          <table:table-cell table:formula="of:=[.K35]/[.$F$5]" office:value-type="float" office:value="0.121779039321223" calcext:value-type="float">
            <text:p>0.121779039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1.9797198396" calcext:value-type="float">
            <text:p>11.9797198396</text:p>
          </table:table-cell>
          <table:table-cell office:value-type="float" office:value="0.961143534782503" calcext:value-type="float">
            <text:p>0.9611435348</text:p>
          </table:table-cell>
          <table:table-cell/>
          <table:table-cell table:formula="of:=[.J36]/[.$C$5]" office:value-type="float" office:value="1.15189613842308" calcext:value-type="float">
            <text:p>1.1518961384</text:p>
          </table:table-cell>
          <table:table-cell table:formula="of:=[.K36]/[.$F$5]" office:value-type="float" office:value="1.18659695652161" calcext:value-type="float">
            <text:p>1.186596956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2.0651130172088" calcext:value-type="float">
            <text:p>12.0651130172</text:p>
          </table:table-cell>
          <table:table-cell office:value-type="float" office:value="0.0899347380722737" calcext:value-type="float">
            <text:p>0.0899347381</text:p>
          </table:table-cell>
          <table:table-cell/>
          <table:table-cell table:formula="of:=[.J37]/[.$C$5]" office:value-type="float" office:value="1.16010702088546" calcext:value-type="float">
            <text:p>1.1601070209</text:p>
          </table:table-cell>
          <table:table-cell table:formula="of:=[.K37]/[.$F$5]" office:value-type="float" office:value="0.111030540829968" calcext:value-type="float">
            <text:p>0.1110305408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2.2145510780241" calcext:value-type="float">
            <text:p>12.214551078</text:p>
          </table:table-cell>
          <table:table-cell office:value-type="float" office:value="0.964045629375142" calcext:value-type="float">
            <text:p>0.9640456294</text:p>
          </table:table-cell>
          <table:table-cell/>
          <table:table-cell table:formula="of:=[.J38]/[.$C$5]" office:value-type="float" office:value="1.17447606519462" calcext:value-type="float">
            <text:p>1.1744760652</text:p>
          </table:table-cell>
          <table:table-cell table:formula="of:=[.K38]/[.$F$5]" office:value-type="float" office:value="1.19017978935203" calcext:value-type="float">
            <text:p>1.1901797894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2.2999442556328" calcext:value-type="float">
            <text:p>12.2999442556</text:p>
          </table:table-cell>
          <table:table-cell office:value-type="float" office:value="0.0835501299684677" calcext:value-type="float">
            <text:p>0.08355013</text:p>
          </table:table-cell>
          <table:table-cell/>
          <table:table-cell table:formula="of:=[.J39]/[.$C$5]" office:value-type="float" office:value="1.182686947657" calcext:value-type="float">
            <text:p>1.1826869477</text:p>
          </table:table-cell>
          <table:table-cell table:formula="of:=[.K39]/[.$F$5]" office:value-type="float" office:value="0.103148308603047" calcext:value-type="float">
            <text:p>0.103148308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2.4493823164481" calcext:value-type="float">
            <text:p>12.4493823164</text:p>
          </table:table-cell>
          <table:table-cell office:value-type="float" office:value="0.964393880726258" calcext:value-type="float">
            <text:p>0.9643938807</text:p>
          </table:table-cell>
          <table:table-cell/>
          <table:table-cell table:formula="of:=[.J40]/[.$C$5]" office:value-type="float" office:value="1.19705599196616" calcext:value-type="float">
            <text:p>1.197055992</text:p>
          </table:table-cell>
          <table:table-cell table:formula="of:=[.K40]/[.$F$5]" office:value-type="float" office:value="1.19060972929168" calcext:value-type="float">
            <text:p>1.190609729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2.5347754940569" calcext:value-type="float">
            <text:p>12.5347754941</text:p>
          </table:table-cell>
          <table:table-cell office:value-type="float" office:value="0.079022862403951" calcext:value-type="float">
            <text:p>0.0790228624</text:p>
          </table:table-cell>
          <table:table-cell/>
          <table:table-cell table:formula="of:=[.J41]/[.$C$5]" office:value-type="float" office:value="1.20526687442855" calcext:value-type="float">
            <text:p>1.2052668744</text:p>
          </table:table-cell>
          <table:table-cell table:formula="of:=[.K41]/[.$F$5]" office:value-type="float" office:value="0.0975590893875938" calcext:value-type="float">
            <text:p>0.0975590894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2.6842135548722" calcext:value-type="float">
            <text:p>12.6842135549</text:p>
          </table:table-cell>
          <table:table-cell office:value-type="float" office:value="0.963116959105497" calcext:value-type="float">
            <text:p>0.9631169591</text:p>
          </table:table-cell>
          <table:table-cell/>
          <table:table-cell table:formula="of:=[.J42]/[.$C$5]" office:value-type="float" office:value="1.21963591873771" calcext:value-type="float">
            <text:p>1.2196359187</text:p>
          </table:table-cell>
          <table:table-cell table:formula="of:=[.K42]/[.$F$5]" office:value-type="float" office:value="1.18903328284629" calcext:value-type="float">
            <text:p>1.1890332828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2.7696067324809" calcext:value-type="float">
            <text:p>12.7696067325</text:p>
          </table:table-cell>
          <table:table-cell office:value-type="float" office:value="0.0772816056483678" calcext:value-type="float">
            <text:p>0.0772816056</text:p>
          </table:table-cell>
          <table:table-cell/>
          <table:table-cell table:formula="of:=[.J43]/[.$C$5]" office:value-type="float" office:value="1.22784680120009" calcext:value-type="float">
            <text:p>1.2278468012</text:p>
          </table:table-cell>
          <table:table-cell table:formula="of:=[.K43]/[.$F$5]" office:value-type="float" office:value="0.095409389689343" calcext:value-type="float">
            <text:p>0.0954093897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2.9190447932962" calcext:value-type="float">
            <text:p>12.9190447933</text:p>
          </table:table-cell>
          <table:table-cell office:value-type="float" office:value="0.959402278026919" calcext:value-type="float">
            <text:p>0.959402278</text:p>
          </table:table-cell>
          <table:table-cell/>
          <table:table-cell table:formula="of:=[.J44]/[.$C$5]" office:value-type="float" office:value="1.24221584550925" calcext:value-type="float">
            <text:p>1.2422158455</text:p>
          </table:table-cell>
          <table:table-cell table:formula="of:=[.K44]/[.$F$5]" office:value-type="float" office:value="1.18444725682336" calcext:value-type="float">
            <text:p>1.1844472568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3.004437970905" calcext:value-type="float">
            <text:p>13.0044379709</text:p>
          </table:table-cell>
          <table:table-cell office:value-type="float" office:value="0.0772816056483678" calcext:value-type="float">
            <text:p>0.0772816056</text:p>
          </table:table-cell>
          <table:table-cell/>
          <table:table-cell table:formula="of:=[.J45]/[.$C$5]" office:value-type="float" office:value="1.25042672797163" calcext:value-type="float">
            <text:p>1.250426728</text:p>
          </table:table-cell>
          <table:table-cell table:formula="of:=[.K45]/[.$F$5]" office:value-type="float" office:value="0.095409389689343" calcext:value-type="float">
            <text:p>0.0954093897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3.1538760317203" calcext:value-type="float">
            <text:p>13.1538760317</text:p>
          </table:table-cell>
          <table:table-cell office:value-type="float" office:value="0.953133753706819" calcext:value-type="float">
            <text:p>0.9531337537</text:p>
          </table:table-cell>
          <table:table-cell/>
          <table:table-cell table:formula="of:=[.J46]/[.$C$5]" office:value-type="float" office:value="1.2647957722808" calcext:value-type="float">
            <text:p>1.2647957723</text:p>
          </table:table-cell>
          <table:table-cell table:formula="of:=[.K46]/[.$F$5]" office:value-type="float" office:value="1.17670833790965" calcext:value-type="float">
            <text:p>1.176708337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3.239269209329" calcext:value-type="float">
            <text:p>13.2392692093</text:p>
          </table:table-cell>
          <table:table-cell office:value-type="float" office:value="0.0785585272691289" calcext:value-type="float">
            <text:p>0.0785585273</text:p>
          </table:table-cell>
          <table:table-cell/>
          <table:table-cell table:formula="of:=[.J47]/[.$C$5]" office:value-type="float" office:value="1.27300665474317" calcext:value-type="float">
            <text:p>1.2730066547</text:p>
          </table:table-cell>
          <table:table-cell table:formula="of:=[.K47]/[.$F$5]" office:value-type="float" office:value="0.0969858361347271" calcext:value-type="float">
            <text:p>0.096985836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3.3887072701443" calcext:value-type="float">
            <text:p>13.3887072701</text:p>
          </table:table-cell>
          <table:table-cell office:value-type="float" office:value="0.943847051010374" calcext:value-type="float">
            <text:p>0.943847051</text:p>
          </table:table-cell>
          <table:table-cell/>
          <table:table-cell table:formula="of:=[.J48]/[.$C$5]" office:value-type="float" office:value="1.28737569905234" calcext:value-type="float">
            <text:p>1.2873756991</text:p>
          </table:table-cell>
          <table:table-cell table:formula="of:=[.K48]/[.$F$5]" office:value-type="float" office:value="1.16524327285231" calcext:value-type="float">
            <text:p>1.165243272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3.4741004477531" calcext:value-type="float">
            <text:p>13.4741004478</text:p>
          </table:table-cell>
          <table:table-cell office:value-type="float" office:value="0.0823892921314124" calcext:value-type="float">
            <text:p>0.0823892921</text:p>
          </table:table-cell>
          <table:table-cell/>
          <table:table-cell table:formula="of:=[.J49]/[.$C$5]" office:value-type="float" office:value="1.29558658151472" calcext:value-type="float">
            <text:p>1.2955865815</text:p>
          </table:table-cell>
          <table:table-cell table:formula="of:=[.K49]/[.$F$5]" office:value-type="float" office:value="0.10171517547088" calcext:value-type="float">
            <text:p>0.101715175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3.6235385085684" calcext:value-type="float">
            <text:p>13.6235385086</text:p>
          </table:table-cell>
          <table:table-cell office:value-type="float" office:value="0.932470840207229" calcext:value-type="float">
            <text:p>0.9324708402</text:p>
          </table:table-cell>
          <table:table-cell/>
          <table:table-cell table:formula="of:=[.J50]/[.$C$5]" office:value-type="float" office:value="1.30995562582388" calcext:value-type="float">
            <text:p>1.3099556258</text:p>
          </table:table-cell>
          <table:table-cell table:formula="of:=[.K50]/[.$F$5]" office:value-type="float" office:value="1.15119856815707" calcext:value-type="float">
            <text:p>1.1511985682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3.7089316861771" calcext:value-type="float">
            <text:p>13.7089316862</text:p>
          </table:table-cell>
          <table:table-cell office:value-type="float" office:value="0.0883095651003957" calcext:value-type="float">
            <text:p>0.0883095651</text:p>
          </table:table-cell>
          <table:table-cell/>
          <table:table-cell table:formula="of:=[.J51]/[.$C$5]" office:value-type="float" office:value="1.31816650828626" calcext:value-type="float">
            <text:p>1.3181665083</text:p>
          </table:table-cell>
          <table:table-cell table:formula="of:=[.K51]/[.$F$5]" office:value-type="float" office:value="0.109024154444933" calcext:value-type="float">
            <text:p>0.1090241544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3.8583697469925" calcext:value-type="float">
            <text:p>13.858369747</text:p>
          </table:table-cell>
          <table:table-cell office:value-type="float" office:value="0.91807645102774" calcext:value-type="float">
            <text:p>0.918076451</text:p>
          </table:table-cell>
          <table:table-cell/>
          <table:table-cell table:formula="of:=[.J52]/[.$C$5]" office:value-type="float" office:value="1.33253555259543" calcext:value-type="float">
            <text:p>1.3325355526</text:p>
          </table:table-cell>
          <table:table-cell table:formula="of:=[.K52]/[.$F$5]" office:value-type="float" office:value="1.1334277173182" calcext:value-type="float">
            <text:p>1.133427717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3.9437629246012" calcext:value-type="float">
            <text:p>13.9437629246</text:p>
          </table:table-cell>
          <table:table-cell office:value-type="float" office:value="0.0965515137434906" calcext:value-type="float">
            <text:p>0.0965515137</text:p>
          </table:table-cell>
          <table:table-cell/>
          <table:table-cell table:formula="of:=[.J53]/[.$C$5]" office:value-type="float" office:value="1.34074643505781" calcext:value-type="float">
            <text:p>1.3407464351</text:p>
          </table:table-cell>
          <table:table-cell table:formula="of:=[.K53]/[.$F$5]" office:value-type="float" office:value="0.119199399683322" calcext:value-type="float">
            <text:p>0.1191993997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4.0932009854165" calcext:value-type="float">
            <text:p>14.0932009854</text:p>
          </table:table-cell>
          <table:table-cell office:value-type="float" office:value="0.901128218606728" calcext:value-type="float">
            <text:p>0.9011282186</text:p>
          </table:table-cell>
          <table:table-cell/>
          <table:table-cell table:formula="of:=[.J54]/[.$C$5]" office:value-type="float" office:value="1.35511547936697" calcext:value-type="float">
            <text:p>1.3551154794</text:p>
          </table:table-cell>
          <table:table-cell table:formula="of:=[.K54]/[.$F$5]" office:value-type="float" office:value="1.11250397358855" calcext:value-type="float">
            <text:p>1.112503973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4.1785941630253" calcext:value-type="float">
            <text:p>14.178594163</text:p>
          </table:table-cell>
          <table:table-cell office:value-type="float" office:value="0.107811640762929" calcext:value-type="float">
            <text:p>0.1078116408</text:p>
          </table:table-cell>
          <table:table-cell/>
          <table:table-cell table:formula="of:=[.J55]/[.$C$5]" office:value-type="float" office:value="1.36332636182936" calcext:value-type="float">
            <text:p>1.3633263618</text:p>
          </table:table-cell>
          <table:table-cell table:formula="of:=[.K55]/[.$F$5]" office:value-type="float" office:value="0.133100791065344" calcext:value-type="float">
            <text:p>0.133100791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4.3280322238406" calcext:value-type="float">
            <text:p>14.3280322238</text:p>
          </table:table-cell>
          <table:table-cell office:value-type="float" office:value="0.881510059160489" calcext:value-type="float">
            <text:p>0.8815100592</text:p>
          </table:table-cell>
          <table:table-cell/>
          <table:table-cell table:formula="of:=[.J56]/[.$C$5]" office:value-type="float" office:value="1.37769540613852" calcext:value-type="float">
            <text:p>1.3776954061</text:p>
          </table:table-cell>
          <table:table-cell table:formula="of:=[.K56]/[.$F$5]" office:value-type="float" office:value="1.08828402365492" calcext:value-type="float">
            <text:p>1.0882840237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4.4134254014493" calcext:value-type="float">
            <text:p>14.4134254014</text:p>
          </table:table-cell>
          <table:table-cell office:value-type="float" office:value="0.121857778591302" calcext:value-type="float">
            <text:p>0.1218577786</text:p>
          </table:table-cell>
          <table:table-cell/>
          <table:table-cell table:formula="of:=[.J57]/[.$C$5]" office:value-type="float" office:value="1.38590628860089" calcext:value-type="float">
            <text:p>1.3859062886</text:p>
          </table:table-cell>
          <table:table-cell table:formula="of:=[.K57]/[.$F$5]" office:value-type="float" office:value="0.15044170196457" calcext:value-type="float">
            <text:p>0.150441702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4.5628634622646" calcext:value-type="float">
            <text:p>14.5628634623</text:p>
          </table:table-cell>
          <table:table-cell office:value-type="float" office:value="0.858641553770493" calcext:value-type="float">
            <text:p>0.8586415538</text:p>
          </table:table-cell>
          <table:table-cell/>
          <table:table-cell table:formula="of:=[.J58]/[.$C$5]" office:value-type="float" office:value="1.40027533291006" calcext:value-type="float">
            <text:p>1.4002753329</text:p>
          </table:table-cell>
          <table:table-cell table:formula="of:=[.K58]/[.$F$5]" office:value-type="float" office:value="1.06005130095123" calcext:value-type="float">
            <text:p>1.06005130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4.6482566398734" calcext:value-type="float">
            <text:p>14.6482566399</text:p>
          </table:table-cell>
          <table:table-cell office:value-type="float" office:value="0.139850765065664" calcext:value-type="float">
            <text:p>0.1398507651</text:p>
          </table:table-cell>
          <table:table-cell/>
          <table:table-cell table:formula="of:=[.J59]/[.$C$5]" office:value-type="float" office:value="1.40848621537244" calcext:value-type="float">
            <text:p>1.4084862154</text:p>
          </table:table-cell>
          <table:table-cell table:formula="of:=[.K59]/[.$F$5]" office:value-type="float" office:value="0.172655265513165" calcext:value-type="float">
            <text:p>0.172655265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4.7870205534876" calcext:value-type="float">
            <text:p>14.7870205535</text:p>
          </table:table-cell>
          <table:table-cell office:value-type="float" office:value="0.833045079463417" calcext:value-type="float">
            <text:p>0.8330450795</text:p>
          </table:table-cell>
          <table:table-cell/>
          <table:table-cell table:formula="of:=[.J60]/[.$C$5]" office:value-type="float" office:value="1.42182889937381" calcext:value-type="float">
            <text:p>1.4218288994</text:p>
          </table:table-cell>
          <table:table-cell table:formula="of:=[.K60]/[.$F$5]" office:value-type="float" office:value="1.02845071538693" calcext:value-type="float">
            <text:p>1.0284507154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4.8830878782974" calcext:value-type="float">
            <text:p>14.8830878783</text:p>
          </table:table-cell>
          <table:table-cell office:value-type="float" office:value="0.161674516402309" calcext:value-type="float">
            <text:p>0.1616745164</text:p>
          </table:table-cell>
          <table:table-cell/>
          <table:table-cell table:formula="of:=[.J61]/[.$C$5]" office:value-type="float" office:value="1.43106614214398" calcext:value-type="float">
            <text:p>1.4310661421</text:p>
          </table:table-cell>
          <table:table-cell table:formula="of:=[.K61]/[.$F$5]" office:value-type="float" office:value="0.199598168397912" calcext:value-type="float">
            <text:p>0.1995981684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4.9898293503083" calcext:value-type="float">
            <text:p>14.9898293503</text:p>
          </table:table-cell>
          <table:table-cell office:value-type="float" office:value="0.806016905157306" calcext:value-type="float">
            <text:p>0.8060169052</text:p>
          </table:table-cell>
          <table:table-cell/>
          <table:table-cell table:formula="of:=[.J62]/[.$C$5]" office:value-type="float" office:value="1.44132974522195" calcext:value-type="float">
            <text:p>1.4413297452</text:p>
          </table:table-cell>
          <table:table-cell table:formula="of:=[.K62]/[.$F$5]" office:value-type="float" office:value="0.995082598959637" calcext:value-type="float">
            <text:p>0.99508259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1179191167215" calcext:value-type="float">
            <text:p>15.1179191167</text:p>
          </table:table-cell>
          <table:table-cell office:value-type="float" office:value="0.187909451519766" calcext:value-type="float">
            <text:p>0.1879094515</text:p>
          </table:table-cell>
          <table:table-cell/>
          <table:table-cell table:formula="of:=[.J63]/[.$C$5]" office:value-type="float" office:value="1.45364606891553" calcext:value-type="float">
            <text:p>1.4536460689</text:p>
          </table:table-cell>
          <table:table-cell table:formula="of:=[.K63]/[.$F$5]" office:value-type="float" office:value="0.231986977184896" calcext:value-type="float">
            <text:p>0.2319869772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1598690906475" calcext:value-type="float">
            <text:p>15.1598690906</text:p>
          </table:table-cell>
          <table:table-cell office:value-type="float" office:value="0.777843688961167" calcext:value-type="float">
            <text:p>0.777843689</text:p>
          </table:table-cell>
          <table:table-cell/>
          <table:table-cell table:formula="of:=[.J64]/[.$C$5]" office:value-type="float" office:value="1.45767972025457" calcext:value-type="float">
            <text:p>1.4576797203</text:p>
          </table:table-cell>
          <table:table-cell table:formula="of:=[.K64]/[.$F$5]" office:value-type="float" office:value="0.960300850569342" calcext:value-type="float">
            <text:p>0.960300850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3442110373846" calcext:value-type="float">
            <text:p>15.3442110374</text:p>
          </table:table-cell>
          <table:table-cell office:value-type="float" office:value="0.216930397446156" calcext:value-type="float">
            <text:p>0.2169303974</text:p>
          </table:table-cell>
          <table:table-cell/>
          <table:table-cell table:formula="of:=[.J65]/[.$C$5]" office:value-type="float" office:value="1.47540490744083" calcext:value-type="float">
            <text:p>1.4754049074</text:p>
          </table:table-cell>
          <table:table-cell table:formula="of:=[.K65]/[.$F$5]" office:value-type="float" office:value="0.267815305489081" calcext:value-type="float">
            <text:p>0.267815305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367427307547" calcext:value-type="float">
            <text:p>15.3674273075</text:p>
          </table:table-cell>
          <table:table-cell office:value-type="float" office:value="0.744365927532116" calcext:value-type="float">
            <text:p>0.7443659275</text:p>
          </table:table-cell>
          <table:table-cell/>
          <table:table-cell table:formula="of:=[.J66]/[.$C$5]" office:value-type="float" office:value="1.47763724111029" calcext:value-type="float">
            <text:p>1.4776372411</text:p>
          </table:table-cell>
          <table:table-cell table:formula="of:=[.K66]/[.$F$5]" office:value-type="float" office:value="0.918970280903847" calcext:value-type="float">
            <text:p>0.918970280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5128625631619" calcext:value-type="float">
            <text:p>15.5128625632</text:p>
          </table:table-cell>
          <table:table-cell office:value-type="float" office:value="0.71364000103255" calcext:value-type="float">
            <text:p>0.713640001</text:p>
          </table:table-cell>
          <table:table-cell/>
          <table:table-cell table:formula="of:=[.J67]/[.$C$5]" office:value-type="float" office:value="1.49162140030403" calcext:value-type="float">
            <text:p>1.4916214003</text:p>
          </table:table-cell>
          <table:table-cell table:formula="of:=[.K67]/[.$F$5]" office:value-type="float" office:value="0.88103703831179" calcext:value-type="float">
            <text:p>0.881037038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5342108575641" calcext:value-type="float">
            <text:p>15.5342108576</text:p>
          </table:table-cell>
          <table:table-cell office:value-type="float" office:value="0.2484300919831" calcext:value-type="float">
            <text:p>0.248430092</text:p>
          </table:table-cell>
          <table:table-cell/>
          <table:table-cell table:formula="of:=[.J68]/[.$C$5]" office:value-type="float" office:value="1.49367412091963" calcext:value-type="float">
            <text:p>1.4936741209</text:p>
          </table:table-cell>
          <table:table-cell table:formula="of:=[.K68]/[.$F$5]" office:value-type="float" office:value="0.306703817263086" calcext:value-type="float">
            <text:p>0.306703817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640952329575" calcext:value-type="float">
            <text:p>15.6409523296</text:p>
          </table:table-cell>
          <table:table-cell office:value-type="float" office:value="0.684377213890107" calcext:value-type="float">
            <text:p>0.6843772139</text:p>
          </table:table-cell>
          <table:table-cell/>
          <table:table-cell table:formula="of:=[.J69]/[.$C$5]" office:value-type="float" office:value="1.5039377239976" calcext:value-type="float">
            <text:p>1.503937724</text:p>
          </table:table-cell>
          <table:table-cell table:formula="of:=[.K69]/[.$F$5]" office:value-type="float" office:value="0.84491014060507" calcext:value-type="float">
            <text:p>0.844910140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6710340171418" calcext:value-type="float">
            <text:p>15.6710340171</text:p>
          </table:table-cell>
          <table:table-cell office:value-type="float" office:value="0.278354833082626" calcext:value-type="float">
            <text:p>0.2783548331</text:p>
          </table:table-cell>
          <table:table-cell/>
          <table:table-cell table:formula="of:=[.J70]/[.$C$5]" office:value-type="float" office:value="1.50683019395594" calcext:value-type="float">
            <text:p>1.506830194</text:p>
          </table:table-cell>
          <table:table-cell table:formula="of:=[.K70]/[.$F$5]" office:value-type="float" office:value="0.343647942077316" calcext:value-type="float">
            <text:p>0.343647942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7488798179416" calcext:value-type="float">
            <text:p>15.7488798179</text:p>
          </table:table-cell>
          <table:table-cell office:value-type="float" office:value="0.653731094991839" calcext:value-type="float">
            <text:p>0.653731095</text:p>
          </table:table-cell>
          <table:table-cell/>
          <table:table-cell table:formula="of:=[.J71]/[.$C$5]" office:value-type="float" office:value="1.51431536710977" calcext:value-type="float">
            <text:p>1.5143153671</text:p>
          </table:table-cell>
          <table:table-cell table:formula="of:=[.K71]/[.$F$5]" office:value-type="float" office:value="0.807075425915851" calcext:value-type="float">
            <text:p>0.807075425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7690420959882" calcext:value-type="float">
            <text:p>15.769042096</text:p>
          </table:table-cell>
          <table:table-cell office:value-type="float" office:value="0.302962991644939" calcext:value-type="float">
            <text:p>0.3029629916</text:p>
          </table:table-cell>
          <table:table-cell/>
          <table:table-cell table:formula="of:=[.J72]/[.$C$5]" office:value-type="float" office:value="1.51625404769117" calcext:value-type="float">
            <text:p>1.5162540477</text:p>
          </table:table-cell>
          <table:table-cell table:formula="of:=[.K72]/[.$F$5]" office:value-type="float" office:value="0.374028384746838" calcext:value-type="float">
            <text:p>0.3740283847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8437611263958" calcext:value-type="float">
            <text:p>15.8437611264</text:p>
          </table:table-cell>
          <table:table-cell office:value-type="float" office:value="0.618522247175542" calcext:value-type="float">
            <text:p>0.6185222472</text:p>
          </table:table-cell>
          <table:table-cell/>
          <table:table-cell table:formula="of:=[.J73]/[.$C$5]" office:value-type="float" office:value="1.52343856984575" calcext:value-type="float">
            <text:p>1.5234385698</text:p>
          </table:table-cell>
          <table:table-cell table:formula="of:=[.K73]/[.$F$5]" office:value-type="float" office:value="0.763607712562397" calcext:value-type="float">
            <text:p>0.763607712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8579933226639" calcext:value-type="float">
            <text:p>15.8579933227</text:p>
          </table:table-cell>
          <table:table-cell office:value-type="float" office:value="0.333106076468062" calcext:value-type="float">
            <text:p>0.3331060765</text:p>
          </table:table-cell>
          <table:table-cell/>
          <table:table-cell table:formula="of:=[.J74]/[.$C$5]" office:value-type="float" office:value="1.52480705025614" calcext:value-type="float">
            <text:p>1.5248070503</text:p>
          </table:table-cell>
          <table:table-cell table:formula="of:=[.K74]/[.$F$5]" office:value-type="float" office:value="0.411242069713657" calcext:value-type="float">
            <text:p>0.4112420697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9316475975158" calcext:value-type="float">
            <text:p>15.9316475975</text:p>
          </table:table-cell>
          <table:table-cell office:value-type="float" office:value="0.580670876659415" calcext:value-type="float">
            <text:p>0.5806708767</text:p>
          </table:table-cell>
          <table:table-cell/>
          <table:table-cell table:formula="of:=[.J75]/[.$C$5]" office:value-type="float" office:value="1.53188919206883" calcext:value-type="float">
            <text:p>1.5318891921</text:p>
          </table:table-cell>
          <table:table-cell table:formula="of:=[.K75]/[.$F$5]" office:value-type="float" office:value="0.716877625505451" calcext:value-type="float">
            <text:p>0.716877625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9264857672043" calcext:value-type="float">
            <text:p>15.9264857672</text:p>
          </table:table-cell>
          <table:table-cell office:value-type="float" office:value="0.362499462212929" calcext:value-type="float">
            <text:p>0.3624994622</text:p>
          </table:table-cell>
          <table:table-cell/>
          <table:table-cell table:formula="of:=[.J76]/[.$C$5]" office:value-type="float" office:value="1.53139286223118" calcext:value-type="float">
            <text:p>1.5313928622</text:p>
          </table:table-cell>
          <table:table-cell table:formula="of:=[.K76]/[.$F$5]" office:value-type="float" office:value="0.447530200262875" calcext:value-type="float">
            <text:p>0.447530200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989142435849" calcext:value-type="float">
            <text:p>15.9891424358</text:p>
          </table:table-cell>
          <table:table-cell office:value-type="float" office:value="0.545424937831814" calcext:value-type="float">
            <text:p>0.5454249378</text:p>
          </table:table-cell>
          <table:table-cell/>
          <table:table-cell table:formula="of:=[.J77]/[.$C$5]" office:value-type="float" office:value="1.53741754190856" calcext:value-type="float">
            <text:p>1.5374175419</text:p>
          </table:table-cell>
          <table:table-cell table:formula="of:=[.K77]/[.$F$5]" office:value-type="float" office:value="0.673364120780017" calcext:value-type="float">
            <text:p>0.6733641208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5.9931991872111" calcext:value-type="float">
            <text:p>15.9931991872</text:p>
          </table:table-cell>
          <table:table-cell office:value-type="float" office:value="0.398369351377947" calcext:value-type="float">
            <text:p>0.3983693514</text:p>
          </table:table-cell>
          <table:table-cell/>
          <table:table-cell table:formula="of:=[.J78]/[.$C$5]" office:value-type="float" office:value="1.53780761415491" calcext:value-type="float">
            <text:p>1.5378076142</text:p>
          </table:table-cell>
          <table:table-cell table:formula="of:=[.K78]/[.$F$5]" office:value-type="float" office:value="0.491814014046848" calcext:value-type="float">
            <text:p>0.491814014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6.0145474816133" calcext:value-type="float">
            <text:p>16.0145474816</text:p>
          </table:table-cell>
          <table:table-cell office:value-type="float" office:value="0.515014842923152" calcext:value-type="float">
            <text:p>0.5150148429</text:p>
          </table:table-cell>
          <table:table-cell/>
          <table:table-cell table:formula="of:=[.J79]/[.$C$5]" office:value-type="float" office:value="1.53986033477051" calcext:value-type="float">
            <text:p>1.5398603348</text:p>
          </table:table-cell>
          <table:table-cell table:formula="of:=[.K79]/[.$F$5]" office:value-type="float" office:value="0.635820793732286" calcext:value-type="float">
            <text:p>0.6358207937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6.0273564582546" calcext:value-type="float">
            <text:p>16.0273564583</text:p>
          </table:table-cell>
          <table:table-cell office:value-type="float" office:value="0.464653191873822" calcext:value-type="float">
            <text:p>0.4646531919</text:p>
          </table:table-cell>
          <table:table-cell/>
          <table:table-cell table:formula="of:=[.J80]/[.$C$5]" office:value-type="float" office:value="1.54109196713987" calcext:value-type="float">
            <text:p>1.5410919671</text:p>
          </table:table-cell>
          <table:table-cell table:formula="of:=[.K80]/[.$F$5]" office:value-type="float" office:value="0.573645915893607" calcext:value-type="float">
            <text:p>0.573645915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16.0273564582546" calcext:value-type="float">
            <text:p>16.0273564583</text:p>
          </table:table-cell>
          <table:table-cell office:value-type="float" office:value="0.431963998382336" calcext:value-type="float">
            <text:p>0.4319639984</text:p>
          </table:table-cell>
          <table:table-cell/>
          <table:table-cell table:formula="of:=[.J81]/[.$C$5]" office:value-type="float" office:value="1.54109196713987" calcext:value-type="float">
            <text:p>1.5410919671</text:p>
          </table:table-cell>
          <table:table-cell table:formula="of:=[.K81]/[.$F$5]" office:value-type="float" office:value="0.533288886891773" calcext:value-type="float">
            <text:p>0.5332888869</text:p>
          </table:table-cell>
          <table:table-cell table:number-columns-repeated="101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_9_Htautau" table:style-name="ta4">
        <table:table-column table:style-name="co1" table:number-columns-repeated="1024" table:default-cell-style-name="ce17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stat</text:p>
          </table:table-cell>
          <table:table-cell office:value-type="string" calcext:value-type="string">
            <text:p>sys</text:p>
          </table:table-cell>
          <table:table-cell table:number-columns-repeated="4"/>
          <table:table-cell office:value-type="string" calcext:value-type="string">
            <text:p>stat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Htautau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gH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F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gH</text:p>
          </table:table-cell>
          <table:table-cell office:value-type="string" calcext:value-type="string">
            <text:p>VB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</text:p>
          </table:table-cell>
          <table:table-cell office:value-type="float" office:value="3" calcext:value-type="float">
            <text:p>3</text:p>
          </table:table-cell>
          <table:table-cell table:style-name="ce29" table:formula="of:=SQRT([.E4]^2+[.F4]^2)" office:value-type="float" office:value="1.88679622641132" calcext:value-type="float">
            <text:p>1.9</text:p>
          </table:table-cell>
          <table:table-cell table:style-name="ce29" table:formula="of:=SQRT([.E4]^2+[.G4]^2)" office:value-type="float" office:value="1.56204993518133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0.28" calcext:value-type="float">
            <text:p>0.28</text:p>
          </table:table-cell>
          <table:table-cell table:style-name="ce30" table:formula="of:=SQRT([.K4]^2+[.L4]^2)" office:value-type="float" office:value="0.142126704035519" calcext:value-type="float">
            <text:p>0.14</text:p>
          </table:table-cell>
          <table:table-cell table:style-name="ce30" table:formula="of:=SQRT([.K4]^2+[.M4]^2)" office:value-type="float" office:value="0.127279220613579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622786727247707" calcext:value-type="float">
            <text:p>0.6227867272</text:p>
          </table:table-cell>
          <table:table-cell office:value-type="float" office:value="0.383119047619047" calcext:value-type="float">
            <text:p>0.3831190476</text:p>
          </table:table-cell>
          <table:table-cell/>
          <table:table-cell table:formula="of:=[.O4]/[.$B$5]" office:value-type="float" office:value="0.204192369589412" calcext:value-type="float">
            <text:p>0.2041923696</text:p>
          </table:table-cell>
          <table:table-cell table:formula="of:=[.P4]/[.$H$5]" office:value-type="float" office:value="1.61653606590315" calcext:value-type="float">
            <text:p>1.61653606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.05" calcext:value-type="float">
            <text:p>3.05</text:p>
          </table:table-cell>
          <table:table-cell table:number-columns-repeated="2" office:value-type="float" office:value="0.13" calcext:value-type="float">
            <text:p>0.13</text:p>
          </table:table-cell>
          <table:table-cell table:number-columns-repeated="3"/>
          <table:table-cell office:value-type="float" office:value="0.237" calcext:value-type="float">
            <text:p>0.237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4"/>
          <table:table-cell office:value-type="float" office:value="0.640432828908678" calcext:value-type="float">
            <text:p>0.6404328289</text:p>
          </table:table-cell>
          <table:table-cell office:value-type="float" office:value="0.405202380952381" calcext:value-type="float">
            <text:p>0.405202381</text:p>
          </table:table-cell>
          <table:table-cell/>
          <table:table-cell table:formula="of:=[.O5]/[.$B$5]" office:value-type="float" office:value="0.20997797669137" calcext:value-type="float">
            <text:p>0.2099779767</text:p>
          </table:table-cell>
          <table:table-cell table:formula="of:=[.P5]/[.$H$5]" office:value-type="float" office:value="1.70971468756279" calcext:value-type="float">
            <text:p>1.7097146876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0.636021303493435" calcext:value-type="float">
            <text:p>0.6360213035</text:p>
          </table:table-cell>
          <table:table-cell office:value-type="float" office:value="0.361590187590187" calcext:value-type="float">
            <text:p>0.3615901876</text:p>
          </table:table-cell>
          <table:table-cell/>
          <table:table-cell table:formula="of:=[.O6]/[.$B$5]" office:value-type="float" office:value="0.20853157491588" calcext:value-type="float">
            <text:p>0.2085315749</text:p>
          </table:table-cell>
          <table:table-cell table:formula="of:=[.P6]/[.$H$5]" office:value-type="float" office:value="1.52569699405142" calcext:value-type="float">
            <text:p>1.525696994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0.681018862728913" calcext:value-type="float">
            <text:p>0.6810188627</text:p>
          </table:table-cell>
          <table:table-cell office:value-type="float" office:value="0.339380663780663" calcext:value-type="float">
            <text:p>0.3393806638</text:p>
          </table:table-cell>
          <table:table-cell/>
          <table:table-cell table:formula="of:=[.O7]/[.$B$5]" office:value-type="float" office:value="0.223284873025873" calcext:value-type="float">
            <text:p>0.223284873</text:p>
          </table:table-cell>
          <table:table-cell table:formula="of:=[.P7]/[.$H$5]" office:value-type="float" office:value="1.43198592312516" calcext:value-type="float">
            <text:p>1.431985923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0.702194184722078" calcext:value-type="float">
            <text:p>0.7021941847</text:p>
          </table:table-cell>
          <table:table-cell office:value-type="float" office:value="0.42675036075036" calcext:value-type="float">
            <text:p>0.4267503608</text:p>
          </table:table-cell>
          <table:table-cell/>
          <table:table-cell table:formula="of:=[.O8]/[.$B$5]" office:value-type="float" office:value="0.230227601548222" calcext:value-type="float">
            <text:p>0.2302276015</text:p>
          </table:table-cell>
          <table:table-cell table:formula="of:=[.P8]/[.$H$5]" office:value-type="float" office:value="1.80063443354582" calcext:value-type="float">
            <text:p>1.8006344335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table:end-cell-address="Fig_9_Htautau.I24" table:end-x="48.05pt" table:end-y="6.01pt" draw:z-index="0" draw:name="Chart 2" draw:style-name="gr1" svg:width="360pt" svg:height="216pt" svg:x="0.06pt" svg:y="0pt">
              <loext:p draw:notify-on-update-of-ranges="Fig_9_Htautau.O4:Fig_9_Htautau.O106 Fig_9_Htautau.P4:Fig_9_Htautau.P106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6"/>
          <table:table-cell>
            <draw:frame table:end-cell-address="Fig_9_Htautau.P24" table:end-x="48.02pt" table:end-y="6.01pt" draw:z-index="1" draw:name="Chart 1" draw:style-name="gr1" svg:width="360pt" svg:height="216pt" svg:x="0pt" svg:y="0pt">
              <loext:p draw:notify-on-update-of-ranges="Fig_9_Htautau.R4:Fig_9_Htautau.R106 Fig_9_Htautau.S4:Fig_9_Htautau.S106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  <table:table-cell office:value-type="float" office:value="0.750720964289749" calcext:value-type="float">
            <text:p>0.7507209643</text:p>
          </table:table-cell>
          <table:table-cell office:value-type="float" office:value="0.318234199134199" calcext:value-type="float">
            <text:p>0.3182341991</text:p>
          </table:table-cell>
          <table:table-cell/>
          <table:table-cell table:formula="of:=[.O9]/[.$B$5]" office:value-type="float" office:value="0.246138021078606" calcext:value-type="float">
            <text:p>0.2461380211</text:p>
          </table:table-cell>
          <table:table-cell table:formula="of:=[.P9]/[.$H$5]" office:value-type="float" office:value="1.34276033389957" calcext:value-type="float">
            <text:p>1.342760333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0.790825740791957" calcext:value-type="float">
            <text:p>0.7908257408</text:p>
          </table:table-cell>
          <table:table-cell office:value-type="float" office:value="0.445390397481306" calcext:value-type="float">
            <text:p>0.4453903975</text:p>
          </table:table-cell>
          <table:table-cell/>
          <table:table-cell table:formula="of:=[.O10]/[.$B$5]" office:value-type="float" office:value="0.259287128128511" calcext:value-type="float">
            <text:p>0.2592871281</text:p>
          </table:table-cell>
          <table:table-cell table:formula="of:=[.P10]/[.$H$5]" office:value-type="float" office:value="1.87928437755825" calcext:value-type="float">
            <text:p>1.8792843776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0.821305370933636" calcext:value-type="float">
            <text:p>0.8213053709</text:p>
          </table:table-cell>
          <table:table-cell office:value-type="float" office:value="0.297890764790764" calcext:value-type="float">
            <text:p>0.2978907648</text:p>
          </table:table-cell>
          <table:table-cell/>
          <table:table-cell table:formula="of:=[.O11]/[.$B$5]" office:value-type="float" office:value="0.269280449486438" calcext:value-type="float">
            <text:p>0.2692804495</text:p>
          </table:table-cell>
          <table:table-cell table:formula="of:=[.P11]/[.$H$5]" office:value-type="float" office:value="1.25692305818888" calcext:value-type="float">
            <text:p>1.2569230582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0.912484823451378" calcext:value-type="float">
            <text:p>0.9124848235</text:p>
          </table:table-cell>
          <table:table-cell office:value-type="float" office:value="0.464485635576544" calcext:value-type="float">
            <text:p>0.4644856356</text:p>
          </table:table-cell>
          <table:table-cell/>
          <table:table-cell table:formula="of:=[.O12]/[.$B$5]" office:value-type="float" office:value="0.299175351951271" calcext:value-type="float">
            <text:p>0.299175352</text:p>
          </table:table-cell>
          <table:table-cell table:formula="of:=[.P12]/[.$H$5]" office:value-type="float" office:value="1.95985500243268" calcext:value-type="float">
            <text:p>1.9598550024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0.913947404653736" calcext:value-type="float">
            <text:p>0.9139474047</text:p>
          </table:table-cell>
          <table:table-cell office:value-type="float" office:value="0.279153391053391" calcext:value-type="float">
            <text:p>0.2791533911</text:p>
          </table:table-cell>
          <table:table-cell/>
          <table:table-cell table:formula="of:=[.O13]/[.$B$5]" office:value-type="float" office:value="0.299654886771717" calcext:value-type="float">
            <text:p>0.2996548868</text:p>
          </table:table-cell>
          <table:table-cell table:formula="of:=[.P13]/[.$H$5]" office:value-type="float" office:value="1.17786240950798" calcext:value-type="float">
            <text:p>1.1778624095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01247147226082" calcext:value-type="float">
            <text:p>1.0124714723</text:p>
          </table:table-cell>
          <table:table-cell office:value-type="float" office:value="0.473236892736892" calcext:value-type="float">
            <text:p>0.4732368927</text:p>
          </table:table-cell>
          <table:table-cell/>
          <table:table-cell table:formula="of:=[.O14]/[.$B$5]" office:value-type="float" office:value="0.331957859757646" calcext:value-type="float">
            <text:p>0.3319578598</text:p>
          </table:table-cell>
          <table:table-cell table:formula="of:=[.P14]/[.$H$5]" office:value-type="float" office:value="1.99678013813035" calcext:value-type="float">
            <text:p>1.996780138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0242355400348" calcext:value-type="float">
            <text:p>1.02423554</text:p>
          </table:table-cell>
          <table:table-cell office:value-type="float" office:value="0.260839433293978" calcext:value-type="float">
            <text:p>0.2608394333</text:p>
          </table:table-cell>
          <table:table-cell/>
          <table:table-cell table:formula="of:=[.O15]/[.$B$5]" office:value-type="float" office:value="0.335814931158951" calcext:value-type="float">
            <text:p>0.3358149312</text:p>
          </table:table-cell>
          <table:table-cell table:formula="of:=[.P15]/[.$H$5]" office:value-type="float" office:value="1.10058832613493" calcext:value-type="float">
            <text:p>1.100588326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08894584006109" calcext:value-type="float">
            <text:p>1.0889458401</text:p>
          </table:table-cell>
          <table:table-cell office:value-type="float" office:value="0.47880808080808" calcext:value-type="float">
            <text:p>0.4788080808</text:p>
          </table:table-cell>
          <table:table-cell/>
          <table:table-cell table:formula="of:=[.O16]/[.$B$5]" office:value-type="float" office:value="0.357031422970849" calcext:value-type="float">
            <text:p>0.357031423</text:p>
          </table:table-cell>
          <table:table-cell table:formula="of:=[.P16]/[.$H$5]" office:value-type="float" office:value="2.02028726079359" calcext:value-type="float">
            <text:p>2.0202872608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13893520083112" calcext:value-type="float">
            <text:p>1.1389352008</text:p>
          </table:table-cell>
          <table:table-cell office:value-type="float" office:value="0.243708120162665" calcext:value-type="float">
            <text:p>0.2437081202</text:p>
          </table:table-cell>
          <table:table-cell/>
          <table:table-cell table:formula="of:=[.O17]/[.$B$5]" office:value-type="float" office:value="0.373421377321679" calcext:value-type="float">
            <text:p>0.3734213773</text:p>
          </table:table-cell>
          <table:table-cell table:formula="of:=[.P17]/[.$H$5]" office:value-type="float" office:value="1.02830430448382" calcext:value-type="float">
            <text:p>1.0283043045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209519607475" calcext:value-type="float">
            <text:p>1.2095196075</text:p>
          </table:table-cell>
          <table:table-cell office:value-type="float" office:value="0.486855962219598" calcext:value-type="float">
            <text:p>0.4868559622</text:p>
          </table:table-cell>
          <table:table-cell/>
          <table:table-cell table:formula="of:=[.O18]/[.$B$5]" office:value-type="float" office:value="0.396563805729508" calcext:value-type="float">
            <text:p>0.3965638057</text:p>
          </table:table-cell>
          <table:table-cell table:formula="of:=[.P18]/[.$H$5]" office:value-type="float" office:value="2.05424456632742" calcext:value-type="float">
            <text:p>2.0542445663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26245791245792" calcext:value-type="float">
            <text:p>1.2624579125</text:p>
          </table:table-cell>
          <table:table-cell office:value-type="float" office:value="0.227744851108487" calcext:value-type="float">
            <text:p>0.2277448511</text:p>
          </table:table-cell>
          <table:table-cell/>
          <table:table-cell table:formula="of:=[.O19]/[.$B$5]" office:value-type="float" office:value="0.413920627035384" calcext:value-type="float">
            <text:p>0.413920627</text:p>
          </table:table-cell>
          <table:table-cell table:formula="of:=[.P19]/[.$H$5]" office:value-type="float" office:value="0.960948738854376" calcext:value-type="float">
            <text:p>0.960948738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31833723438433" calcext:value-type="float">
            <text:p>1.3183372344</text:p>
          </table:table-cell>
          <table:table-cell office:value-type="float" office:value="0.490992784992785" calcext:value-type="float">
            <text:p>0.490992785</text:p>
          </table:table-cell>
          <table:table-cell/>
          <table:table-cell table:formula="of:=[.O20]/[.$B$5]" office:value-type="float" office:value="0.432241716191584" calcext:value-type="float">
            <text:p>0.4322417162</text:p>
          </table:table-cell>
          <table:table-cell table:formula="of:=[.P20]/[.$H$5]" office:value-type="float" office:value="2.07169951473749" calcext:value-type="float">
            <text:p>2.0716995147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3271682124842" calcext:value-type="float">
            <text:p>1.3271682125</text:p>
          </table:table-cell>
          <table:table-cell office:value-type="float" office:value="0.220278499278499" calcext:value-type="float">
            <text:p>0.2202784993</text:p>
          </table:table-cell>
          <table:table-cell/>
          <table:table-cell table:formula="of:=[.O21]/[.$B$5]" office:value-type="float" office:value="0.435137118847279" calcext:value-type="float">
            <text:p>0.4351371188</text:p>
          </table:table-cell>
          <table:table-cell table:formula="of:=[.P21]/[.$H$5]" office:value-type="float" office:value="0.929445144635017" calcext:value-type="float">
            <text:p>0.9294451446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3948036749152" calcext:value-type="float">
            <text:p>1.3948036749</text:p>
          </table:table-cell>
          <table:table-cell office:value-type="float" office:value="0.212608946608946" calcext:value-type="float">
            <text:p>0.2126089466</text:p>
          </table:table-cell>
          <table:table-cell/>
          <table:table-cell table:formula="of:=[.O22]/[.$B$5]" office:value-type="float" office:value="0.457312680300066" calcext:value-type="float">
            <text:p>0.4573126803</text:p>
          </table:table-cell>
          <table:table-cell table:formula="of:=[.P22]/[.$H$5]" office:value-type="float" office:value="0.897084162906945" calcext:value-type="float">
            <text:p>0.897084162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39921520033045" calcext:value-type="float">
            <text:p>1.3992152003</text:p>
          </table:table-cell>
          <table:table-cell office:value-type="float" office:value="0.493776623376623" calcext:value-type="float">
            <text:p>0.4937766234</text:p>
          </table:table-cell>
          <table:table-cell/>
          <table:table-cell table:formula="of:=[.O23]/[.$B$5]" office:value-type="float" office:value="0.458759082075557" calcext:value-type="float">
            <text:p>0.4587590821</text:p>
          </table:table-cell>
          <table:table-cell table:formula="of:=[.P23]/[.$H$5]" office:value-type="float" office:value="2.08344566825579" calcext:value-type="float">
            <text:p>2.0834456683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49480617826343" calcext:value-type="float">
            <text:p>1.4948061783</text:p>
          </table:table-cell>
          <table:table-cell office:value-type="float" office:value="0.202792207792207" calcext:value-type="float">
            <text:p>0.2027922078</text:p>
          </table:table-cell>
          <table:table-cell/>
          <table:table-cell table:formula="of:=[.O24]/[.$B$5]" office:value-type="float" office:value="0.490100386315879" calcext:value-type="float">
            <text:p>0.4901003863</text:p>
          </table:table-cell>
          <table:table-cell table:formula="of:=[.P24]/[.$H$5]" office:value-type="float" office:value="0.855663324017751" calcext:value-type="float">
            <text:p>0.855663324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53773709836907" calcext:value-type="float">
            <text:p>1.5377370984</text:p>
          </table:table-cell>
          <table:table-cell office:value-type="float" office:value="0.198100865800865" calcext:value-type="float">
            <text:p>0.1981008658</text:p>
          </table:table-cell>
          <table:table-cell/>
          <table:table-cell table:formula="of:=[.O25]/[.$B$5]" office:value-type="float" office:value="0.504176097825925" calcext:value-type="float">
            <text:p>0.5041760978</text:p>
          </table:table-cell>
          <table:table-cell table:formula="of:=[.P25]/[.$H$5]" office:value-type="float" office:value="0.83586863207116" calcext:value-type="float">
            <text:p>0.835868632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57126469152492" calcext:value-type="float">
            <text:p>1.5712646915</text:p>
          </table:table-cell>
          <table:table-cell office:value-type="float" office:value="0.49843906598452" calcext:value-type="float">
            <text:p>0.498439066</text:p>
          </table:table-cell>
          <table:table-cell/>
          <table:table-cell table:formula="of:=[.O26]/[.$B$5]" office:value-type="float" office:value="0.515168751319646" calcext:value-type="float">
            <text:p>0.5151687513</text:p>
          </table:table-cell>
          <table:table-cell table:formula="of:=[.P26]/[.$H$5]" office:value-type="float" office:value="2.10311842187561" calcext:value-type="float">
            <text:p>2.103118421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64184909816881" calcext:value-type="float">
            <text:p>1.6418490982</text:p>
          </table:table-cell>
          <table:table-cell office:value-type="float" office:value="0.189187229437229" calcext:value-type="float">
            <text:p>0.1891872294</text:p>
          </table:table-cell>
          <table:table-cell/>
          <table:table-cell table:formula="of:=[.O27]/[.$B$5]" office:value-type="float" office:value="0.538311179727479" calcext:value-type="float">
            <text:p>0.5383111797</text:p>
          </table:table-cell>
          <table:table-cell table:formula="of:=[.P27]/[.$H$5]" office:value-type="float" office:value="0.798258352055819" calcext:value-type="float">
            <text:p>0.798258352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69589028450553" calcext:value-type="float">
            <text:p>1.6958902845</text:p>
          </table:table-cell>
          <table:table-cell office:value-type="float" office:value="0.184302128427128" calcext:value-type="float">
            <text:p>0.1843021284</text:p>
          </table:table-cell>
          <table:table-cell/>
          <table:table-cell table:formula="of:=[.O28]/[.$B$5]" office:value-type="float" office:value="0.556029601477223" calcext:value-type="float">
            <text:p>0.5560296015</text:p>
          </table:table-cell>
          <table:table-cell table:formula="of:=[.P28]/[.$H$5]" office:value-type="float" office:value="0.777646111506869" calcext:value-type="float">
            <text:p>0.7776461115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74772570813463" calcext:value-type="float">
            <text:p>1.7477257081</text:p>
          </table:table-cell>
          <table:table-cell office:value-type="float" office:value="0.500483143119506" calcext:value-type="float">
            <text:p>0.5004831431</text:p>
          </table:table-cell>
          <table:table-cell/>
          <table:table-cell table:formula="of:=[.O29]/[.$B$5]" office:value-type="float" office:value="0.573024822339223" calcext:value-type="float">
            <text:p>0.5730248223</text:p>
          </table:table-cell>
          <table:table-cell table:formula="of:=[.P29]/[.$H$5]" office:value-type="float" office:value="2.11174321991353" calcext:value-type="float">
            <text:p>2.111743219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79889940295145" calcext:value-type="float">
            <text:p>1.798899403</text:p>
          </table:table-cell>
          <table:table-cell office:value-type="float" office:value="0.175990764790764" calcext:value-type="float">
            <text:p>0.1759907648</text:p>
          </table:table-cell>
          <table:table-cell/>
          <table:table-cell table:formula="of:=[.O30]/[.$B$5]" office:value-type="float" office:value="0.589803082934902" calcext:value-type="float">
            <text:p>0.5898030829</text:p>
          </table:table-cell>
          <table:table-cell table:formula="of:=[.P30]/[.$H$5]" office:value-type="float" office:value="0.742577066627696" calcext:value-type="float">
            <text:p>0.7425770666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84856057476876" calcext:value-type="float">
            <text:p>1.8485605748</text:p>
          </table:table-cell>
          <table:table-cell office:value-type="float" office:value="0.171539682539682" calcext:value-type="float">
            <text:p>0.1715396825</text:p>
          </table:table-cell>
          <table:table-cell/>
          <table:table-cell table:formula="of:=[.O31]/[.$B$5]" office:value-type="float" office:value="0.606085434350413" calcext:value-type="float">
            <text:p>0.6060854344</text:p>
          </table:table-cell>
          <table:table-cell table:formula="of:=[.P31]/[.$H$5]" office:value-type="float" office:value="0.723796128859418" calcext:value-type="float">
            <text:p>0.723796128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84477926726998" calcext:value-type="float">
            <text:p>1.8447792673</text:p>
          </table:table-cell>
          <table:table-cell office:value-type="float" office:value="0.501522366522366" calcext:value-type="float">
            <text:p>0.5015223665</text:p>
          </table:table-cell>
          <table:table-cell/>
          <table:table-cell table:formula="of:=[.O32]/[.$B$5]" office:value-type="float" office:value="0.604845661399994" calcext:value-type="float">
            <text:p>0.6048456614</text:p>
          </table:table-cell>
          <table:table-cell table:formula="of:=[.P32]/[.$H$5]" office:value-type="float" office:value="2.11612812878635" calcext:value-type="float">
            <text:p>2.1161281288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94889126706971" calcext:value-type="float">
            <text:p>1.9488912671</text:p>
          </table:table-cell>
          <table:table-cell office:value-type="float" office:value="0.164427128427128" calcext:value-type="float">
            <text:p>0.1644271284</text:p>
          </table:table-cell>
          <table:table-cell/>
          <table:table-cell table:formula="of:=[.O33]/[.$B$5]" office:value-type="float" office:value="0.638980743301544" calcext:value-type="float">
            <text:p>0.6389807433</text:p>
          </table:table-cell>
          <table:table-cell table:formula="of:=[.P33]/[.$H$5]" office:value-type="float" office:value="0.693785352013198" calcext:value-type="float">
            <text:p>0.693785352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.93742130099008" calcext:value-type="float">
            <text:p>1.937421301</text:p>
          </table:table-cell>
          <table:table-cell office:value-type="float" office:value="0.500629148629148" calcext:value-type="float">
            <text:p>0.5006291486</text:p>
          </table:table-cell>
          <table:table-cell/>
          <table:table-cell table:formula="of:=[.O34]/[.$B$5]" office:value-type="float" office:value="0.635220098685272" calcext:value-type="float">
            <text:p>0.6352200987</text:p>
          </table:table-cell>
          <table:table-cell table:formula="of:=[.P34]/[.$H$5]" office:value-type="float" office:value="2.11235927691624" calcext:value-type="float">
            <text:p>2.112359276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02860075350782" calcext:value-type="float">
            <text:p>2.0286007535</text:p>
          </table:table-cell>
          <table:table-cell office:value-type="float" office:value="0.159451839826839" calcext:value-type="float">
            <text:p>0.1594518398</text:p>
          </table:table-cell>
          <table:table-cell/>
          <table:table-cell table:formula="of:=[.O35]/[.$B$5]" office:value-type="float" office:value="0.665115001150105" calcext:value-type="float">
            <text:p>0.6651150012</text:p>
          </table:table-cell>
          <table:table-cell table:formula="of:=[.P35]/[.$H$5]" office:value-type="float" office:value="0.672792573109025" calcext:value-type="float">
            <text:p>0.672792573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11829384301504" calcext:value-type="float">
            <text:p>2.118293843</text:p>
          </table:table-cell>
          <table:table-cell office:value-type="float" office:value="0.499947789584153" calcext:value-type="float">
            <text:p>0.4999477896</text:p>
          </table:table-cell>
          <table:table-cell/>
          <table:table-cell table:formula="of:=[.O36]/[.$B$5]" office:value-type="float" office:value="0.694522571480341" calcext:value-type="float">
            <text:p>0.6945225715</text:p>
          </table:table-cell>
          <table:table-cell table:formula="of:=[.P36]/[.$H$5]" office:value-type="float" office:value="2.10948434423693" calcext:value-type="float">
            <text:p>2.1094843442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12711689384552" calcext:value-type="float">
            <text:p>2.1271168938</text:p>
          </table:table-cell>
          <table:table-cell office:value-type="float" office:value="0.152113997113997" calcext:value-type="float">
            <text:p>0.1521139971</text:p>
          </table:table-cell>
          <table:table-cell/>
          <table:table-cell table:formula="of:=[.O37]/[.$B$5]" office:value-type="float" office:value="0.697415375031318" calcext:value-type="float">
            <text:p>0.697415375</text:p>
          </table:table-cell>
          <table:table-cell table:formula="of:=[.P37]/[.$H$5]" office:value-type="float" office:value="0.641831211451464" calcext:value-type="float">
            <text:p>0.6418312115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25138278697759" calcext:value-type="float">
            <text:p>2.251382787</text:p>
          </table:table-cell>
          <table:table-cell office:value-type="float" office:value="0.145288239538239" calcext:value-type="float">
            <text:p>0.1452882395</text:p>
          </table:table-cell>
          <table:table-cell/>
          <table:table-cell table:formula="of:=[.O38]/[.$B$5]" office:value-type="float" office:value="0.738158290812325" calcext:value-type="float">
            <text:p>0.7381582908</text:p>
          </table:table-cell>
          <table:table-cell table:formula="of:=[.P38]/[.$H$5]" office:value-type="float" office:value="0.613030546574848" calcext:value-type="float">
            <text:p>0.6130305466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30357791045524" calcext:value-type="float">
            <text:p>2.3035779105</text:p>
          </table:table-cell>
          <table:table-cell office:value-type="float" office:value="0.497027679391315" calcext:value-type="float">
            <text:p>0.4970276794</text:p>
          </table:table-cell>
          <table:table-cell/>
          <table:table-cell table:formula="of:=[.O39]/[.$B$5]" office:value-type="float" office:value="0.755271446050898" calcext:value-type="float">
            <text:p>0.7552714461</text:p>
          </table:table-cell>
          <table:table-cell table:formula="of:=[.P39]/[.$H$5]" office:value-type="float" office:value="2.09716320418276" calcext:value-type="float">
            <text:p>2.0971632042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31240096128572" calcext:value-type="float">
            <text:p>2.3124009613</text:p>
          </table:table-cell>
          <table:table-cell office:value-type="float" office:value="0.141942279942279" calcext:value-type="float">
            <text:p>0.1419422799</text:p>
          </table:table-cell>
          <table:table-cell/>
          <table:table-cell table:formula="of:=[.O40]/[.$B$5]" office:value-type="float" office:value="0.758164249601875" calcext:value-type="float">
            <text:p>0.7581642496</text:p>
          </table:table-cell>
          <table:table-cell table:formula="of:=[.P40]/[.$H$5]" office:value-type="float" office:value="0.598912573596114" calcext:value-type="float">
            <text:p>0.5989125736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46239282540398" calcext:value-type="float">
            <text:p>2.4623928254</text:p>
          </table:table-cell>
          <table:table-cell office:value-type="float" office:value="0.133279286370195" calcext:value-type="float">
            <text:p>0.1332792864</text:p>
          </table:table-cell>
          <table:table-cell/>
          <table:table-cell table:formula="of:=[.O41]/[.$B$5]" office:value-type="float" office:value="0.807341909968518" calcext:value-type="float">
            <text:p>0.80734191</text:p>
          </table:table-cell>
          <table:table-cell table:formula="of:=[.P41]/[.$H$5]" office:value-type="float" office:value="0.562359858102089" calcext:value-type="float">
            <text:p>0.562359858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48003892706495" calcext:value-type="float">
            <text:p>2.4800389271</text:p>
          </table:table-cell>
          <table:table-cell office:value-type="float" office:value="0.49401023219205" calcext:value-type="float">
            <text:p>0.4940102322</text:p>
          </table:table-cell>
          <table:table-cell/>
          <table:table-cell table:formula="of:=[.O42]/[.$B$5]" office:value-type="float" office:value="0.813127517070476" calcext:value-type="float">
            <text:p>0.8131275171</text:p>
          </table:table-cell>
          <table:table-cell table:formula="of:=[.P42]/[.$H$5]" office:value-type="float" office:value="2.08443135946013" calcext:value-type="float">
            <text:p>2.0844313595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57488672349267" calcext:value-type="float">
            <text:p>2.5748867235</text:p>
          </table:table-cell>
          <table:table-cell office:value-type="float" office:value="0.127889249639249" calcext:value-type="float">
            <text:p>0.1278892496</text:p>
          </table:table-cell>
          <table:table-cell/>
          <table:table-cell table:formula="of:=[.O43]/[.$B$5]" office:value-type="float" office:value="0.844225155243498" calcext:value-type="float">
            <text:p>0.8442251552</text:p>
          </table:table-cell>
          <table:table-cell table:formula="of:=[.P43]/[.$H$5]" office:value-type="float" office:value="0.539617087085439" calcext:value-type="float">
            <text:p>0.539617087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5770924862003" calcext:value-type="float">
            <text:p>2.5770924862</text:p>
          </table:table-cell>
          <table:table-cell office:value-type="float" office:value="0.493134199134199" calcext:value-type="float">
            <text:p>0.4931341991</text:p>
          </table:table-cell>
          <table:table-cell/>
          <table:table-cell table:formula="of:=[.O44]/[.$B$5]" office:value-type="float" office:value="0.844948356131246" calcext:value-type="float">
            <text:p>0.8449483561</text:p>
          </table:table-cell>
          <table:table-cell table:formula="of:=[.P44]/[.$H$5]" office:value-type="float" office:value="2.08073501744388" calcext:value-type="float">
            <text:p>2.0807350174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64767689284418" calcext:value-type="float">
            <text:p>2.6476768928</text:p>
          </table:table-cell>
          <table:table-cell office:value-type="float" office:value="0.124929934263267" calcext:value-type="float">
            <text:p>0.1249299343</text:p>
          </table:table-cell>
          <table:table-cell/>
          <table:table-cell table:formula="of:=[.O45]/[.$B$5]" office:value-type="float" office:value="0.868090784539076" calcext:value-type="float">
            <text:p>0.8680907845</text:p>
          </table:table-cell>
          <table:table-cell table:formula="of:=[.P45]/[.$H$5]" office:value-type="float" office:value="0.527130524317582" calcext:value-type="float">
            <text:p>0.5271305243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6697345199204" calcext:value-type="float">
            <text:p>2.6697345199</text:p>
          </table:table-cell>
          <table:table-cell office:value-type="float" office:value="0.490082683982684" calcext:value-type="float">
            <text:p>0.490082684</text:p>
          </table:table-cell>
          <table:table-cell/>
          <table:table-cell table:formula="of:=[.O46]/[.$B$5]" office:value-type="float" office:value="0.875322793416525" calcext:value-type="float">
            <text:p>0.8753227934</text:p>
          </table:table-cell>
          <table:table-cell table:formula="of:=[.P46]/[.$H$5]" office:value-type="float" office:value="2.06785942608727" calcext:value-type="float">
            <text:p>2.067859426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80649180779292" calcext:value-type="float">
            <text:p>2.8064918078</text:p>
          </table:table-cell>
          <table:table-cell office:value-type="float" office:value="0.117900039354584" calcext:value-type="float">
            <text:p>0.1179000394</text:p>
          </table:table-cell>
          <table:table-cell/>
          <table:table-cell table:formula="of:=[.O47]/[.$B$5]" office:value-type="float" office:value="0.920161248456695" calcext:value-type="float">
            <text:p>0.9201612485</text:p>
          </table:table-cell>
          <table:table-cell table:formula="of:=[.P47]/[.$H$5]" office:value-type="float" office:value="0.497468520483477" calcext:value-type="float">
            <text:p>0.4974685205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84178401111487" calcext:value-type="float">
            <text:p>2.8417840111</text:p>
          </table:table-cell>
          <table:table-cell office:value-type="float" office:value="0.485444575626393" calcext:value-type="float">
            <text:p>0.4854445756</text:p>
          </table:table-cell>
          <table:table-cell/>
          <table:table-cell table:formula="of:=[.O48]/[.$B$5]" office:value-type="float" office:value="0.931732462660613" calcext:value-type="float">
            <text:p>0.9317324627</text:p>
          </table:table-cell>
          <table:table-cell table:formula="of:=[.P48]/[.$H$5]" office:value-type="float" office:value="2.04828934863457" calcext:value-type="float">
            <text:p>2.0482893486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91530943470225" calcext:value-type="float">
            <text:p>2.9153094347</text:p>
          </table:table-cell>
          <table:table-cell office:value-type="float" office:value="0.114282347282347" calcext:value-type="float">
            <text:p>0.1142823473</text:p>
          </table:table-cell>
          <table:table-cell/>
          <table:table-cell table:formula="of:=[.O49]/[.$B$5]" office:value-type="float" office:value="0.95583915891877" calcext:value-type="float">
            <text:p>0.9558391589</text:p>
          </table:table-cell>
          <table:table-cell table:formula="of:=[.P49]/[.$H$5]" office:value-type="float" office:value="0.482203996971928" calcext:value-type="float">
            <text:p>0.482203997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95060163802419" calcext:value-type="float">
            <text:p>2.950601638</text:p>
          </table:table-cell>
          <table:table-cell office:value-type="float" office:value="0.482427128427128" calcext:value-type="float">
            <text:p>0.4824271284</text:p>
          </table:table-cell>
          <table:table-cell/>
          <table:table-cell table:formula="of:=[.O50]/[.$B$5]" office:value-type="float" office:value="0.967410373122685" calcext:value-type="float">
            <text:p>0.9674103731</text:p>
          </table:table-cell>
          <table:table-cell table:formula="of:=[.P50]/[.$H$5]" office:value-type="float" office:value="2.03555750391193" calcext:value-type="float">
            <text:p>2.035557503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.99618740064837" calcext:value-type="float">
            <text:p>2.9961874006</text:p>
          </table:table-cell>
          <table:table-cell office:value-type="float" office:value="0.111801875901875" calcext:value-type="float">
            <text:p>0.1118018759</text:p>
          </table:table-cell>
          <table:table-cell/>
          <table:table-cell table:formula="of:=[.O51]/[.$B$5]" office:value-type="float" office:value="0.982356524802744" calcext:value-type="float">
            <text:p>0.9823565248</text:p>
          </table:table-cell>
          <table:table-cell table:formula="of:=[.P51]/[.$H$5]" office:value-type="float" office:value="0.471737873003692" calcext:value-type="float">
            <text:p>0.471737873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03147960397031" calcext:value-type="float">
            <text:p>3.031479604</text:p>
          </table:table-cell>
          <table:table-cell office:value-type="float" office:value="0.480232178932178" calcext:value-type="float">
            <text:p>0.4802321789</text:p>
          </table:table-cell>
          <table:table-cell/>
          <table:table-cell table:formula="of:=[.O52]/[.$B$5]" office:value-type="float" office:value="0.993927739006659" calcext:value-type="float">
            <text:p>0.993927739</text:p>
          </table:table-cell>
          <table:table-cell table:formula="of:=[.P52]/[.$H$5]" office:value-type="float" office:value="2.02629611363788" calcext:value-type="float">
            <text:p>2.0262961136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15941384101236" calcext:value-type="float">
            <text:p>3.159413841</text:p>
          </table:table-cell>
          <table:table-cell office:value-type="float" office:value="0.106511609602518" calcext:value-type="float">
            <text:p>0.1065116096</text:p>
          </table:table-cell>
          <table:table-cell/>
          <table:table-cell table:formula="of:=[.O53]/[.$B$5]" office:value-type="float" office:value="1.03587339049586" calcext:value-type="float">
            <text:p>1.0358733905</text:p>
          </table:table-cell>
          <table:table-cell table:formula="of:=[.P53]/[.$H$5]" office:value-type="float" office:value="0.449416074272228" calcext:value-type="float">
            <text:p>0.4494160743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1947060443343" calcext:value-type="float">
            <text:p>3.1947060443</text:p>
          </table:table-cell>
          <table:table-cell office:value-type="float" office:value="0.474056145874327" calcext:value-type="float">
            <text:p>0.4740561459</text:p>
          </table:table-cell>
          <table:table-cell/>
          <table:table-cell table:formula="of:=[.O54]/[.$B$5]" office:value-type="float" office:value="1.04744460469977" calcext:value-type="float">
            <text:p>1.0474446047</text:p>
          </table:table-cell>
          <table:table-cell table:formula="of:=[.P54]/[.$H$5]" office:value-type="float" office:value="2.00023690242332" calcext:value-type="float">
            <text:p>2.0002369024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26823939519107" calcext:value-type="float">
            <text:p>3.2682393952</text:p>
          </table:table-cell>
          <table:table-cell office:value-type="float" office:value="0.103574314574314" calcext:value-type="float">
            <text:p>0.1035743146</text:p>
          </table:table-cell>
          <table:table-cell/>
          <table:table-cell table:formula="of:=[.O55]/[.$B$5]" office:value-type="float" office:value="1.07155390006265" calcext:value-type="float">
            <text:p>1.0715539001</text:p>
          </table:table-cell>
          <table:table-cell table:formula="of:=[.P55]/[.$H$5]" office:value-type="float" office:value="0.437022424364194" calcext:value-type="float">
            <text:p>0.4370224244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30352367124362" calcext:value-type="float">
            <text:p>3.3035236712</text:p>
          </table:table-cell>
          <table:table-cell office:value-type="float" office:value="0.469757094757094" calcext:value-type="float">
            <text:p>0.4697570948</text:p>
          </table:table-cell>
          <table:table-cell/>
          <table:table-cell table:formula="of:=[.O56]/[.$B$5]" office:value-type="float" office:value="1.08312251516184" calcext:value-type="float">
            <text:p>1.0831225152</text:p>
          </table:table-cell>
          <table:table-cell table:formula="of:=[.P56]/[.$H$5]" office:value-type="float" office:value="1.98209744623246" calcext:value-type="float">
            <text:p>1.9820974462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3491094338678" calcext:value-type="float">
            <text:p>3.3491094339</text:p>
          </table:table-cell>
          <table:table-cell office:value-type="float" office:value="0.102004906204906" calcext:value-type="float">
            <text:p>0.1020049062</text:p>
          </table:table-cell>
          <table:table-cell/>
          <table:table-cell table:formula="of:=[.O57]/[.$B$5]" office:value-type="float" office:value="1.0980686668419" calcext:value-type="float">
            <text:p>1.0980686668</text:p>
          </table:table-cell>
          <table:table-cell table:formula="of:=[.P57]/[.$H$5]" office:value-type="float" office:value="0.430400448121966" calcext:value-type="float">
            <text:p>0.430400448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38440163718974" calcext:value-type="float">
            <text:p>3.3844016372</text:p>
          </table:table-cell>
          <table:table-cell office:value-type="float" office:value="0.466527128427128" calcext:value-type="float">
            <text:p>0.4665271284</text:p>
          </table:table-cell>
          <table:table-cell/>
          <table:table-cell table:formula="of:=[.O58]/[.$B$5]" office:value-type="float" office:value="1.10963988104582" calcext:value-type="float">
            <text:p>1.109639881</text:p>
          </table:table-cell>
          <table:table-cell table:formula="of:=[.P58]/[.$H$5]" office:value-type="float" office:value="1.968468896317" calcext:value-type="float">
            <text:p>1.9684688963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52115892506227" calcext:value-type="float">
            <text:p>3.5211589251</text:p>
          </table:table-cell>
          <table:table-cell office:value-type="float" office:value="0.0986273120818574" calcext:value-type="float">
            <text:p>0.0986273121</text:p>
          </table:table-cell>
          <table:table-cell/>
          <table:table-cell table:formula="of:=[.O59]/[.$B$5]" office:value-type="float" office:value="1.15447833608599" calcext:value-type="float">
            <text:p>1.1544783361</text:p>
          </table:table-cell>
          <table:table-cell table:formula="of:=[.P59]/[.$H$5]" office:value-type="float" office:value="0.416148996125981" calcext:value-type="float">
            <text:p>0.416148996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53880502672324" calcext:value-type="float">
            <text:p>3.5388050267</text:p>
          </table:table-cell>
          <table:table-cell office:value-type="float" office:value="0.459114915387642" calcext:value-type="float">
            <text:p>0.4591149154</text:p>
          </table:table-cell>
          <table:table-cell/>
          <table:table-cell table:formula="of:=[.O60]/[.$B$5]" office:value-type="float" office:value="1.16026394318795" calcext:value-type="float">
            <text:p>1.1602639432</text:p>
          </table:table-cell>
          <table:table-cell table:formula="of:=[.P60]/[.$H$5]" office:value-type="float" office:value="1.93719373581284" calcext:value-type="float">
            <text:p>1.9371937358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61821248419761" calcext:value-type="float">
            <text:p>3.6182124842</text:p>
          </table:table-cell>
          <table:table-cell office:value-type="float" office:value="0.0975079365079365" calcext:value-type="float">
            <text:p>0.0975079365</text:p>
          </table:table-cell>
          <table:table-cell/>
          <table:table-cell table:formula="of:=[.O61]/[.$B$5]" office:value-type="float" office:value="1.18629917514676" calcext:value-type="float">
            <text:p>1.1862991751</text:p>
          </table:table-cell>
          <table:table-cell table:formula="of:=[.P61]/[.$H$5]" office:value-type="float" office:value="0.411425892438551" calcext:value-type="float">
            <text:p>0.4114258924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64762265363257" calcext:value-type="float">
            <text:p>3.6476226536</text:p>
          </table:table-cell>
          <table:table-cell office:value-type="float" office:value="0.454231842231842" calcext:value-type="float">
            <text:p>0.4542318422</text:p>
          </table:table-cell>
          <table:table-cell/>
          <table:table-cell table:formula="of:=[.O62]/[.$B$5]" office:value-type="float" office:value="1.19594185365002" calcext:value-type="float">
            <text:p>1.1959418537</text:p>
          </table:table-cell>
          <table:table-cell table:formula="of:=[.P62]/[.$H$5]" office:value-type="float" office:value="1.91659005161115" calcext:value-type="float">
            <text:p>1.9165900516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71085451791771" calcext:value-type="float">
            <text:p>3.7108545179</text:p>
          </table:table-cell>
          <table:table-cell office:value-type="float" office:value="0.0957412698412698" calcext:value-type="float">
            <text:p>0.0957412698</text:p>
          </table:table-cell>
          <table:table-cell/>
          <table:table-cell table:formula="of:=[.O63]/[.$B$5]" office:value-type="float" office:value="1.21667361243204" calcext:value-type="float">
            <text:p>1.2166736124</text:p>
          </table:table-cell>
          <table:table-cell table:formula="of:=[.P63]/[.$H$5]" office:value-type="float" office:value="0.40397160270578" calcext:value-type="float">
            <text:p>0.4039716027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72850061957869" calcext:value-type="float">
            <text:p>3.7285006196</text:p>
          </table:table-cell>
          <table:table-cell office:value-type="float" office:value="0.450841269841269" calcext:value-type="float">
            <text:p>0.4508412698</text:p>
          </table:table-cell>
          <table:table-cell/>
          <table:table-cell table:formula="of:=[.O64]/[.$B$5]" office:value-type="float" office:value="1.222459219534" calcext:value-type="float">
            <text:p>1.2224592195</text:p>
          </table:table-cell>
          <table:table-cell table:formula="of:=[.P64]/[.$H$5]" office:value-type="float" office:value="1.9022838389927" calcext:value-type="float">
            <text:p>1.90228383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88290400911219" calcext:value-type="float">
            <text:p>3.8829040091</text:p>
          </table:table-cell>
          <table:table-cell office:value-type="float" office:value="0.442129607765971" calcext:value-type="float">
            <text:p>0.4421296078</text:p>
          </table:table-cell>
          <table:table-cell/>
          <table:table-cell table:formula="of:=[.O65]/[.$B$5]" office:value-type="float" office:value="1.27308328167613" calcext:value-type="float">
            <text:p>1.2730832817</text:p>
          </table:table-cell>
          <table:table-cell table:formula="of:=[.P65]/[.$H$5]" office:value-type="float" office:value="1.86552577116443" calcext:value-type="float">
            <text:p>1.8655257712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89172705994267" calcext:value-type="float">
            <text:p>3.8917270599</text:p>
          </table:table-cell>
          <table:table-cell office:value-type="float" office:value="0.0938577987668897" calcext:value-type="float">
            <text:p>0.0938577988</text:p>
          </table:table-cell>
          <table:table-cell/>
          <table:table-cell table:formula="of:=[.O66]/[.$B$5]" office:value-type="float" office:value="1.27597608522711" calcext:value-type="float">
            <text:p>1.2759760852</text:p>
          </table:table-cell>
          <table:table-cell table:formula="of:=[.P66]/[.$H$5]" office:value-type="float" office:value="0.396024467370843" calcext:value-type="float">
            <text:p>0.3960244674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3.99539790720088" calcext:value-type="float">
            <text:p>3.9953979072</text:p>
          </table:table-cell>
          <table:table-cell office:value-type="float" office:value="0.436386724386724" calcext:value-type="float">
            <text:p>0.4363867244</text:p>
          </table:table-cell>
          <table:table-cell/>
          <table:table-cell table:formula="of:=[.O67]/[.$B$5]" office:value-type="float" office:value="1.30996652695111" calcext:value-type="float">
            <text:p>1.309966527</text:p>
          </table:table-cell>
          <table:table-cell table:formula="of:=[.P67]/[.$H$5]" office:value-type="float" office:value="1.84129419572457" calcext:value-type="float">
            <text:p>1.8412941957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06818807655239" calcext:value-type="float">
            <text:p>4.0681880766</text:p>
          </table:table-cell>
          <table:table-cell office:value-type="float" office:value="0.432579765913099" calcext:value-type="float">
            <text:p>0.4325797659</text:p>
          </table:table-cell>
          <table:table-cell/>
          <table:table-cell table:formula="of:=[.O68]/[.$B$5]" office:value-type="float" office:value="1.33383215624669" calcext:value-type="float">
            <text:p>1.3338321562</text:p>
          </table:table-cell>
          <table:table-cell table:formula="of:=[.P68]/[.$H$5]" office:value-type="float" office:value="1.82523107980211" calcext:value-type="float">
            <text:p>1.8252310798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07701112738287" calcext:value-type="float">
            <text:p>4.0770111274</text:p>
          </table:table-cell>
          <table:table-cell office:value-type="float" office:value="0.0932251082251082" calcext:value-type="float">
            <text:p>0.0932251082</text:p>
          </table:table-cell>
          <table:table-cell/>
          <table:table-cell table:formula="of:=[.O69]/[.$B$5]" office:value-type="float" office:value="1.33672495979766" calcext:value-type="float">
            <text:p>1.3367249598</text:p>
          </table:table-cell>
          <table:table-cell table:formula="of:=[.P69]/[.$H$5]" office:value-type="float" office:value="0.393354887025773" calcext:value-type="float">
            <text:p>0.393354887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21817994067064" calcext:value-type="float">
            <text:p>4.2181799407</text:p>
          </table:table-cell>
          <table:table-cell office:value-type="float" office:value="0.423440902531811" calcext:value-type="float">
            <text:p>0.4234409025</text:p>
          </table:table-cell>
          <table:table-cell/>
          <table:table-cell table:formula="of:=[.O70]/[.$B$5]" office:value-type="float" office:value="1.38300981661332" calcext:value-type="float">
            <text:p>1.3830098166</text:p>
          </table:table-cell>
          <table:table-cell table:formula="of:=[.P70]/[.$H$5]" office:value-type="float" office:value="1.78667047481777" calcext:value-type="float">
            <text:p>1.7866704748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26229519482307" calcext:value-type="float">
            <text:p>4.2622951948</text:p>
          </table:table-cell>
          <table:table-cell office:value-type="float" office:value="0.0927870916961826" calcext:value-type="float">
            <text:p>0.0927870917</text:p>
          </table:table-cell>
          <table:table-cell/>
          <table:table-cell table:formula="of:=[.O71]/[.$B$5]" office:value-type="float" office:value="1.39747383436822" calcext:value-type="float">
            <text:p>1.3974738344</text:p>
          </table:table-cell>
          <table:table-cell table:formula="of:=[.P71]/[.$H$5]" office:value-type="float" office:value="0.391506716017648" calcext:value-type="float">
            <text:p>0.391506716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31934299625749" calcext:value-type="float">
            <text:p>4.3193429963</text:p>
          </table:table-cell>
          <table:table-cell office:value-type="float" office:value="0.417686002886002" calcext:value-type="float">
            <text:p>0.4176860029</text:p>
          </table:table-cell>
          <table:table-cell/>
          <table:table-cell table:formula="of:=[.O72]/[.$B$5]" office:value-type="float" office:value="1.41617803155983" calcext:value-type="float">
            <text:p>1.4161780316</text:p>
          </table:table-cell>
          <table:table-cell table:formula="of:=[.P72]/[.$H$5]" office:value-type="float" office:value="1.76238819783123" calcext:value-type="float">
            <text:p>1.7623881978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41082447773897" calcext:value-type="float">
            <text:p>4.4108244777</text:p>
          </table:table-cell>
          <table:table-cell office:value-type="float" office:value="0.411536435786435" calcext:value-type="float">
            <text:p>0.4115364358</text:p>
          </table:table-cell>
          <table:table-cell/>
          <table:table-cell table:formula="of:=[.O73]/[.$B$5]" office:value-type="float" office:value="1.44617195991442" calcext:value-type="float">
            <text:p>1.4461719599</text:p>
          </table:table-cell>
          <table:table-cell table:formula="of:=[.P73]/[.$H$5]" office:value-type="float" office:value="1.73644065732673" calcext:value-type="float">
            <text:p>1.7364406573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43875621143279" calcext:value-type="float">
            <text:p>4.4387562114</text:p>
          </table:table-cell>
          <table:table-cell office:value-type="float" office:value="0.0941498097861734" calcext:value-type="float">
            <text:p>0.0941498098</text:p>
          </table:table-cell>
          <table:table-cell/>
          <table:table-cell table:formula="of:=[.O74]/[.$B$5]" office:value-type="float" office:value="1.4553299053878" calcext:value-type="float">
            <text:p>1.4553299054</text:p>
          </table:table-cell>
          <table:table-cell table:formula="of:=[.P74]/[.$H$5]" office:value-type="float" office:value="0.397256581376259" calcext:value-type="float">
            <text:p>0.3972565814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55935376065487" calcext:value-type="float">
            <text:p>4.5593537607</text:p>
          </table:table-cell>
          <table:table-cell office:value-type="float" office:value="0.0951890331890331" calcext:value-type="float">
            <text:p>0.0951890332</text:p>
          </table:table-cell>
          <table:table-cell/>
          <table:table-cell table:formula="of:=[.O75]/[.$B$5]" office:value-type="float" office:value="1.49487008546061" calcext:value-type="float">
            <text:p>1.4948700855</text:p>
          </table:table-cell>
          <table:table-cell table:formula="of:=[.P75]/[.$H$5]" office:value-type="float" office:value="0.401641490249085" calcext:value-type="float">
            <text:p>0.4016414902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54463282139862" calcext:value-type="float">
            <text:p>4.5446328214</text:p>
          </table:table-cell>
          <table:table-cell office:value-type="float" office:value="0.403097468188377" calcext:value-type="float">
            <text:p>0.4030974682</text:p>
          </table:table-cell>
          <table:table-cell/>
          <table:table-cell table:formula="of:=[.O76]/[.$B$5]" office:value-type="float" office:value="1.49004354799955" calcext:value-type="float">
            <text:p>1.490043548</text:p>
          </table:table-cell>
          <table:table-cell table:formula="of:=[.P76]/[.$H$5]" office:value-type="float" office:value="1.70083319910708" calcext:value-type="float">
            <text:p>1.700833199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62845180428823" calcext:value-type="float">
            <text:p>4.6284518043</text:p>
          </table:table-cell>
          <table:table-cell office:value-type="float" office:value="0.0960089466089466" calcext:value-type="float">
            <text:p>0.0960089466</text:p>
          </table:table-cell>
          <table:table-cell/>
          <table:table-cell table:formula="of:=[.O77]/[.$B$5]" office:value-type="float" office:value="1.51752518173385" calcext:value-type="float">
            <text:p>1.5175251817</text:p>
          </table:table-cell>
          <table:table-cell table:formula="of:=[.P77]/[.$H$5]" office:value-type="float" office:value="0.405101040544079" calcext:value-type="float">
            <text:p>0.4051010405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65756787202884" calcext:value-type="float">
            <text:p>4.657567872</text:p>
          </table:table-cell>
          <table:table-cell office:value-type="float" office:value="0.395271572871572" calcext:value-type="float">
            <text:p>0.3952715729</text:p>
          </table:table-cell>
          <table:table-cell/>
          <table:table-cell table:formula="of:=[.O78]/[.$B$5]" office:value-type="float" office:value="1.52707143345208" calcext:value-type="float">
            <text:p>1.5270714335</text:p>
          </table:table-cell>
          <table:table-cell table:formula="of:=[.P78]/[.$H$5]" office:value-type="float" office:value="1.66781254376191" calcext:value-type="float">
            <text:p>1.6678125438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73727735846695" calcext:value-type="float">
            <text:p>4.7372773585</text:p>
          </table:table-cell>
          <table:table-cell office:value-type="float" office:value="0.389921536796536" calcext:value-type="float">
            <text:p>0.3899215368</text:p>
          </table:table-cell>
          <table:table-cell/>
          <table:table-cell table:formula="of:=[.O79]/[.$B$5]" office:value-type="float" office:value="1.55320569130064" calcext:value-type="float">
            <text:p>1.5532056913</text:p>
          </table:table-cell>
          <table:table-cell table:formula="of:=[.P79]/[.$H$5]" office:value-type="float" office:value="1.64523855188412" calcext:value-type="float">
            <text:p>1.645238551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80932434631319" calcext:value-type="float">
            <text:p>4.8093243463</text:p>
          </table:table-cell>
          <table:table-cell office:value-type="float" office:value="0.0986273120818574" calcext:value-type="float">
            <text:p>0.0986273121</text:p>
          </table:table-cell>
          <table:table-cell/>
          <table:table-cell table:formula="of:=[.O80]/[.$B$5]" office:value-type="float" office:value="1.57682765452891" calcext:value-type="float">
            <text:p>1.5768276545</text:p>
          </table:table-cell>
          <table:table-cell table:formula="of:=[.P80]/[.$H$5]" office:value-type="float" office:value="0.416148996125981" calcext:value-type="float">
            <text:p>0.416148996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8622626512961" calcext:value-type="float">
            <text:p>4.8622626513</text:p>
          </table:table-cell>
          <table:table-cell office:value-type="float" office:value="0.380807293716384" calcext:value-type="float">
            <text:p>0.3808072937</text:p>
          </table:table-cell>
          <table:table-cell/>
          <table:table-cell table:formula="of:=[.O81]/[.$B$5]" office:value-type="float" office:value="1.59418447583479" calcext:value-type="float">
            <text:p>1.5941844758</text:p>
          </table:table-cell>
          <table:table-cell table:formula="of:=[.P81]/[.$H$5]" office:value-type="float" office:value="1.60678183002694" calcext:value-type="float">
            <text:p>1.60678183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96224930010555" calcext:value-type="float">
            <text:p>4.9622493001</text:p>
          </table:table-cell>
          <table:table-cell office:value-type="float" office:value="0.373037518037518" calcext:value-type="float">
            <text:p>0.373037518</text:p>
          </table:table-cell>
          <table:table-cell/>
          <table:table-cell table:formula="of:=[.O82]/[.$B$5]" office:value-type="float" office:value="1.62696698364116" calcext:value-type="float">
            <text:p>1.6269669836</text:p>
          </table:table-cell>
          <table:table-cell table:formula="of:=[.P82]/[.$H$5]" office:value-type="float" office:value="1.57399796640303" calcext:value-type="float">
            <text:p>1.5739979664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.98578536292291" calcext:value-type="float">
            <text:p>4.9857853629</text:p>
          </table:table-cell>
          <table:table-cell office:value-type="float" office:value="0.102764134855043" calcext:value-type="float">
            <text:p>0.1027641349</text:p>
          </table:table-cell>
          <table:table-cell/>
          <table:table-cell table:formula="of:=[.O83]/[.$B$5]" office:value-type="float" office:value="1.6346837255485" calcext:value-type="float">
            <text:p>1.6346837255</text:p>
          </table:table-cell>
          <table:table-cell table:formula="of:=[.P83]/[.$H$5]" office:value-type="float" office:value="0.433603944536046" calcext:value-type="float">
            <text:p>0.4336039445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05049566294919" calcext:value-type="float">
            <text:p>5.0504956629</text:p>
          </table:table-cell>
          <table:table-cell office:value-type="float" office:value="0.366126984126984" calcext:value-type="float">
            <text:p>0.3661269841</text:p>
          </table:table-cell>
          <table:table-cell/>
          <table:table-cell table:formula="of:=[.O84]/[.$B$5]" office:value-type="float" office:value="1.65590021736039" calcext:value-type="float">
            <text:p>1.6559002174</text:p>
          </table:table-cell>
          <table:table-cell table:formula="of:=[.P84]/[.$H$5]" office:value-type="float" office:value="1.54483959547251" calcext:value-type="float">
            <text:p>1.5448395955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09460298983223" calcext:value-type="float">
            <text:p>5.0946029898</text:p>
          </table:table-cell>
          <table:table-cell office:value-type="float" office:value="0.10571669071669" calcext:value-type="float">
            <text:p>0.1057166907</text:p>
          </table:table-cell>
          <table:table-cell/>
          <table:table-cell table:formula="of:=[.O85]/[.$B$5]" office:value-type="float" office:value="1.67036163601057" calcext:value-type="float">
            <text:p>1.670361636</text:p>
          </table:table-cell>
          <table:table-cell table:formula="of:=[.P85]/[.$H$5]" office:value-type="float" office:value="0.446061986146371" calcext:value-type="float">
            <text:p>0.446061986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17106943036311" calcext:value-type="float">
            <text:p>5.1710694304</text:p>
          </table:table-cell>
          <table:table-cell office:value-type="float" office:value="0.356083694083694" calcext:value-type="float">
            <text:p>0.3560836941</text:p>
          </table:table-cell>
          <table:table-cell/>
          <table:table-cell table:formula="of:=[.O86]/[.$B$5]" office:value-type="float" office:value="1.69543260011905" calcext:value-type="float">
            <text:p>1.6954326001</text:p>
          </table:table-cell>
          <table:table-cell table:formula="of:=[.P86]/[.$H$5]" office:value-type="float" office:value="1.502462844235" calcext:value-type="float">
            <text:p>1.5024628442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17548095577835" calcext:value-type="float">
            <text:p>5.1754809558</text:p>
          </table:table-cell>
          <table:table-cell office:value-type="float" office:value="0.108000865800865" calcext:value-type="float">
            <text:p>0.1080008658</text:p>
          </table:table-cell>
          <table:table-cell/>
          <table:table-cell table:formula="of:=[.O87]/[.$B$5]" office:value-type="float" office:value="1.69687900189454" calcext:value-type="float">
            <text:p>1.6968790019</text:p>
          </table:table-cell>
          <table:table-cell table:formula="of:=[.P87]/[.$H$5]" office:value-type="float" office:value="0.455699855699852" calcext:value-type="float">
            <text:p>0.4556998557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31223824365088" calcext:value-type="float">
            <text:p>5.3122382437</text:p>
          </table:table-cell>
          <table:table-cell office:value-type="float" office:value="0.342797192706283" calcext:value-type="float">
            <text:p>0.3427971927</text:p>
          </table:table-cell>
          <table:table-cell/>
          <table:table-cell table:formula="of:=[.O88]/[.$B$5]" office:value-type="float" office:value="1.74171745693471" calcext:value-type="float">
            <text:p>1.7417174569</text:p>
          </table:table-cell>
          <table:table-cell table:formula="of:=[.P88]/[.$H$5]" office:value-type="float" office:value="1.44640165698854" calcext:value-type="float">
            <text:p>1.446401657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33870739614234" calcext:value-type="float">
            <text:p>5.3387073961</text:p>
          </table:table-cell>
          <table:table-cell office:value-type="float" office:value="0.114493244129607" calcext:value-type="float">
            <text:p>0.1144932441</text:p>
          </table:table-cell>
          <table:table-cell/>
          <table:table-cell table:formula="of:=[.O89]/[.$B$5]" office:value-type="float" office:value="1.75039586758765" calcext:value-type="float">
            <text:p>1.7503958676</text:p>
          </table:table-cell>
          <table:table-cell table:formula="of:=[.P89]/[.$H$5]" office:value-type="float" office:value="0.483093857086949" calcext:value-type="float">
            <text:p>0.483093857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40634285857334" calcext:value-type="float">
            <text:p>5.4063428586</text:p>
          </table:table-cell>
          <table:table-cell office:value-type="float" office:value="0.334170851370851" calcext:value-type="float">
            <text:p>0.3341708514</text:p>
          </table:table-cell>
          <table:table-cell/>
          <table:table-cell table:formula="of:=[.O90]/[.$B$5]" office:value-type="float" office:value="1.77257142904044" calcext:value-type="float">
            <text:p>1.772571429</text:p>
          </table:table-cell>
          <table:table-cell table:formula="of:=[.P90]/[.$H$5]" office:value-type="float" office:value="1.41000359228207" calcext:value-type="float">
            <text:p>1.4100035923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47474528431777" calcext:value-type="float">
            <text:p>5.4747452843</text:p>
          </table:table-cell>
          <table:table-cell office:value-type="float" office:value="0.119591269841269" calcext:value-type="float">
            <text:p>0.1195912698</text:p>
          </table:table-cell>
          <table:table-cell/>
          <table:table-cell table:formula="of:=[.O91]/[.$B$5]" office:value-type="float" office:value="1.79499845387468" calcext:value-type="float">
            <text:p>1.7949984539</text:p>
          </table:table-cell>
          <table:table-cell table:formula="of:=[.P91]/[.$H$5]" office:value-type="float" office:value="0.504604514098182" calcext:value-type="float">
            <text:p>0.504604514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47987620943011" calcext:value-type="float">
            <text:p>5.4798762094</text:p>
          </table:table-cell>
          <table:table-cell office:value-type="float" office:value="0.326434343434343" calcext:value-type="float">
            <text:p>0.3264343434</text:p>
          </table:table-cell>
          <table:table-cell/>
          <table:table-cell table:formula="of:=[.O92]/[.$B$5]" office:value-type="float" office:value="1.79668072440331" calcext:value-type="float">
            <text:p>1.7966807244</text:p>
          </table:table-cell>
          <table:table-cell table:formula="of:=[.P92]/[.$H$5]" office:value-type="float" office:value="1.37736009887908" calcext:value-type="float">
            <text:p>1.377360098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55930744871265" calcext:value-type="float">
            <text:p>5.5593074487</text:p>
          </table:table-cell>
          <table:table-cell office:value-type="float" office:value="0.125467211800545" calcext:value-type="float">
            <text:p>0.1254672118</text:p>
          </table:table-cell>
          <table:table-cell/>
          <table:table-cell table:formula="of:=[.O93]/[.$B$5]" office:value-type="float" office:value="1.82272375367628" calcext:value-type="float">
            <text:p>1.8227237537</text:p>
          </table:table-cell>
          <table:table-cell table:formula="of:=[.P93]/[.$H$5]" office:value-type="float" office:value="0.529397518145759" calcext:value-type="float">
            <text:p>0.529397518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59457587022642" calcext:value-type="float">
            <text:p>5.5945758702</text:p>
          </table:table-cell>
          <table:table-cell office:value-type="float" office:value="0.314082775810048" calcext:value-type="float">
            <text:p>0.3140827758</text:p>
          </table:table-cell>
          <table:table-cell/>
          <table:table-cell table:formula="of:=[.O94]/[.$B$5]" office:value-type="float" office:value="1.83428717056604" calcext:value-type="float">
            <text:p>1.8342871706</text:p>
          </table:table-cell>
          <table:table-cell table:formula="of:=[.P94]/[.$H$5]" office:value-type="float" office:value="1.32524377978923" calcext:value-type="float">
            <text:p>1.3252437798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67398332770079" calcext:value-type="float">
            <text:p>5.6739833277</text:p>
          </table:table-cell>
          <table:table-cell office:value-type="float" office:value="0.132743932834841" calcext:value-type="float">
            <text:p>0.1327439328</text:p>
          </table:table-cell>
          <table:table-cell/>
          <table:table-cell table:formula="of:=[.O95]/[.$B$5]" office:value-type="float" office:value="1.86032240252485" calcext:value-type="float">
            <text:p>1.8603224025</text:p>
          </table:table-cell>
          <table:table-cell table:formula="of:=[.P95]/[.$H$5]" office:value-type="float" office:value="0.56010098242549" calcext:value-type="float">
            <text:p>0.5601009824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65928617025271" calcext:value-type="float">
            <text:p>5.6592861703</text:p>
          </table:table-cell>
          <table:table-cell office:value-type="float" office:value="0.307005772005772" calcext:value-type="float">
            <text:p>0.307005772</text:p>
          </table:table-cell>
          <table:table-cell/>
          <table:table-cell table:formula="of:=[.O96]/[.$B$5]" office:value-type="float" office:value="1.85550366237794" calcext:value-type="float">
            <text:p>1.8555036624</text:p>
          </table:table-cell>
          <table:table-cell table:formula="of:=[.P96]/[.$H$5]" office:value-type="float" office:value="1.29538300424376" calcext:value-type="float">
            <text:p>1.2953830042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72692163268371" calcext:value-type="float">
            <text:p>5.7269216327</text:p>
          </table:table-cell>
          <table:table-cell office:value-type="float" office:value="0.298216843762298" calcext:value-type="float">
            <text:p>0.2982168438</text:p>
          </table:table-cell>
          <table:table-cell/>
          <table:table-cell table:formula="of:=[.O97]/[.$B$5]" office:value-type="float" office:value="1.87767922383072" calcext:value-type="float">
            <text:p>1.8776792238</text:p>
          </table:table-cell>
          <table:table-cell table:formula="of:=[.P97]/[.$H$5]" office:value-type="float" office:value="1.25829891882826" calcext:value-type="float">
            <text:p>1.2582989188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79869037337438" calcext:value-type="float">
            <text:p>5.7986903734</text:p>
          </table:table-cell>
          <table:table-cell office:value-type="float" office:value="0.141192784992784" calcext:value-type="float">
            <text:p>0.141192785</text:p>
          </table:table-cell>
          <table:table-cell/>
          <table:table-cell table:formula="of:=[.O98]/[.$B$5]" office:value-type="float" office:value="1.9012099584834" calcext:value-type="float">
            <text:p>1.9012099585</text:p>
          </table:table-cell>
          <table:table-cell table:formula="of:=[.P98]/[.$H$5]" office:value-type="float" office:value="0.595750147648878" calcext:value-type="float">
            <text:p>0.5957501476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85044434431051" calcext:value-type="float">
            <text:p>5.8504443443</text:p>
          </table:table-cell>
          <table:table-cell office:value-type="float" office:value="0.281864226682408" calcext:value-type="float">
            <text:p>0.2818642267</text:p>
          </table:table-cell>
          <table:table-cell/>
          <table:table-cell table:formula="of:=[.O99]/[.$B$5]" office:value-type="float" office:value="1.91817847354443" calcext:value-type="float">
            <text:p>1.9181784735</text:p>
          </table:table-cell>
          <table:table-cell table:formula="of:=[.P99]/[.$H$5]" office:value-type="float" office:value="1.18930053452493" calcext:value-type="float">
            <text:p>1.1893005345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85044434431051" calcext:value-type="float">
            <text:p>5.8504443443</text:p>
          </table:table-cell>
          <table:table-cell office:value-type="float" office:value="0.147730158730158" calcext:value-type="float">
            <text:p>0.1477301587</text:p>
          </table:table-cell>
          <table:table-cell/>
          <table:table-cell table:formula="of:=[.O100]/[.$B$5]" office:value-type="float" office:value="1.91817847354443" calcext:value-type="float">
            <text:p>1.9181784735</text:p>
          </table:table-cell>
          <table:table-cell table:formula="of:=[.P100]/[.$H$5]" office:value-type="float" office:value="0.623334003080835" calcext:value-type="float">
            <text:p>0.623334003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95632095427634" calcext:value-type="float">
            <text:p>5.9563209543</text:p>
          </table:table-cell>
          <table:table-cell office:value-type="float" office:value="0.160825659189295" calcext:value-type="float">
            <text:p>0.1608256592</text:p>
          </table:table-cell>
          <table:table-cell/>
          <table:table-cell table:formula="of:=[.O101]/[.$B$5]" office:value-type="float" office:value="1.95289211615618" calcext:value-type="float">
            <text:p>1.9528921162</text:p>
          </table:table-cell>
          <table:table-cell table:formula="of:=[.P101]/[.$H$5]" office:value-type="float" office:value="0.678589279279726" calcext:value-type="float">
            <text:p>0.6785892793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5.96073247969158" calcext:value-type="float">
            <text:p>5.9607324797</text:p>
          </table:table-cell>
          <table:table-cell office:value-type="float" office:value="0.263628138528138" calcext:value-type="float">
            <text:p>0.2636281385</text:p>
          </table:table-cell>
          <table:table-cell/>
          <table:table-cell table:formula="of:=[.O102]/[.$B$5]" office:value-type="float" office:value="1.95433851793167" calcext:value-type="float">
            <text:p>1.9543385179</text:p>
          </table:table-cell>
          <table:table-cell table:formula="of:=[.P102]/[.$H$5]" office:value-type="float" office:value="1.11235501488666" calcext:value-type="float">
            <text:p>1.112355014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6.04455146258119" calcext:value-type="float">
            <text:p>6.0445514626</text:p>
          </table:table-cell>
          <table:table-cell office:value-type="float" office:value="0.24344531024531" calcext:value-type="float">
            <text:p>0.2434453102</text:p>
          </table:table-cell>
          <table:table-cell/>
          <table:table-cell table:formula="of:=[.O103]/[.$B$5]" office:value-type="float" office:value="1.98182015166596" calcext:value-type="float">
            <text:p>1.9818201517</text:p>
          </table:table-cell>
          <table:table-cell table:formula="of:=[.P103]/[.$H$5]" office:value-type="float" office:value="1.02719540187895" calcext:value-type="float">
            <text:p>1.027195401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6.05778603882692" calcext:value-type="float">
            <text:p>6.0577860388</text:p>
          </table:table-cell>
          <table:table-cell office:value-type="float" office:value="0.178703222703222" calcext:value-type="float">
            <text:p>0.1787032227</text:p>
          </table:table-cell>
          <table:table-cell/>
          <table:table-cell table:formula="of:=[.O104]/[.$B$5]" office:value-type="float" office:value="1.98615935699243" calcext:value-type="float">
            <text:p>1.986159357</text:p>
          </table:table-cell>
          <table:table-cell table:formula="of:=[.P104]/[.$H$5]" office:value-type="float" office:value="0.754022036722456" calcext:value-type="float">
            <text:p>0.7540220367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6.09748976756411" calcext:value-type="float">
            <text:p>6.0974897676</text:p>
          </table:table-cell>
          <table:table-cell office:value-type="float" office:value="0.222704184704184" calcext:value-type="float">
            <text:p>0.2227041847</text:p>
          </table:table-cell>
          <table:table-cell/>
          <table:table-cell table:formula="of:=[.O105]/[.$B$5]" office:value-type="float" office:value="1.99917697297184" calcext:value-type="float">
            <text:p>1.999176973</text:p>
          </table:table-cell>
          <table:table-cell table:formula="of:=[.P105]/[.$H$5]" office:value-type="float" office:value="0.939680104237063" calcext:value-type="float">
            <text:p>0.9396801042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6.1063128183946" calcext:value-type="float">
            <text:p>6.1063128184</text:p>
          </table:table-cell>
          <table:table-cell office:value-type="float" office:value="0.200754689754689" calcext:value-type="float">
            <text:p>0.2007546898</text:p>
          </table:table-cell>
          <table:table-cell/>
          <table:table-cell table:formula="of:=[.O106]/[.$B$5]" office:value-type="float" office:value="2.00206977652282" calcext:value-type="float">
            <text:p>2.0020697765</text:p>
          </table:table-cell>
          <table:table-cell table:formula="of:=[.P106]/[.$H$5]" office:value-type="float" office:value="0.847066201496578" calcext:value-type="float">
            <text:p>0.8470662015</text:p>
          </table:table-cell>
          <table:table-cell table:number-columns-repeated="1005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_6_Aux__Hbb_(80)" table:style-name="ta4">
        <table:table-column table:style-name="co1" table:number-columns-repeated="1024" table:default-cell-style-name="ce17"/>
        <table:table-row table:style-name="ro1">
          <table:table-cell office:value-type="string" calcext:value-type="string">
            <text:p>This plot is for Fig.6, which combined 7 8 and 13 TeV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H Hb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Fig. 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565531427403838" calcext:value-type="float">
            <text:p>0.5655314274</text:p>
          </table:table-cell>
          <table:table-cell office:value-type="float" office:value="0.95916652761303" calcext:value-type="float">
            <text:p>0.9591665276</text:p>
          </table:table-cell>
          <table:table-cell/>
          <table:table-cell office:value-type="string" calcext:value-type="string">
            <text:p>WH</text:p>
          </table:table-cell>
          <table:table-cell office:value-type="float" office:value="1.08" calcext:value-type="float">
            <text:p>1.08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Fit well with the digitize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56516486233377" calcext:value-type="float">
            <text:p>0.5651648623</text:p>
          </table:table-cell>
          <table:table-cell office:value-type="float" office:value="0.928623212627668" calcext:value-type="float">
            <text:p>0.9286232126</text:p>
          </table:table-cell>
          <table:table-cell/>
          <table:table-cell office:value-type="string" calcext:value-type="string">
            <text:p>ZH</text:p>
          </table:table-cell>
          <table:table-cell office:value-type="float" office:value="0.92" calcext:value-type="float">
            <text:p>0.92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67584191796217" calcext:value-type="float">
            <text:p>0.5675841918</text:p>
          </table:table-cell>
          <table:table-cell office:value-type="float" office:value="0.906745349166788" calcext:value-type="float">
            <text:p>0.9067453492</text:p>
          </table:table-cell>
          <table:table-cell/>
          <table:table-cell>
            <draw:frame table:end-cell-address="'Fig_6_Aux__Hbb_(80)'.K21" table:end-x="48.05pt" table:end-y="6.01pt" draw:z-index="0" draw:name="Chart 2" draw:style-name="gr1" svg:width="360pt" svg:height="216pt" svg:x="0.06pt" svg:y="0pt">
              <loext:p draw:notify-on-update-of-ranges="'Fig_6_Aux__Hbb_(80)'.B4:'Fig_6_Aux__Hbb_(80)'.B143 'Fig_6_Aux__Hbb_(80)'.C4:'Fig_6_Aux__Hbb_(80)'.C143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0.569017868514703" calcext:value-type="float">
            <text:p>0.5690178685</text:p>
          </table:table-cell>
          <table:table-cell office:value-type="float" office:value="0.992720037791786" calcext:value-type="float">
            <text:p>0.99272003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0809964412811" calcext:value-type="float">
            <text:p>0.5708099644</text:p>
          </table:table-cell>
          <table:table-cell office:value-type="float" office:value="0.884028187460293" calcext:value-type="float">
            <text:p>0.88402818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4035737029406" calcext:value-type="float">
            <text:p>0.574035737</text:p>
          </table:table-cell>
          <table:table-cell office:value-type="float" office:value="1.02039077359135" calcext:value-type="float">
            <text:p>1.02039077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806795280015" calcext:value-type="float">
            <text:p>0.5780679528</text:p>
          </table:table-cell>
          <table:table-cell office:value-type="float" office:value="0.85776212676538" calcext:value-type="float">
            <text:p>0.85776212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81293725416745" calcext:value-type="float">
            <text:p>0.5812937254</text:p>
          </table:table-cell>
          <table:table-cell office:value-type="float" office:value="1.04471756438449" calcext:value-type="float">
            <text:p>1.04471756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86132384341637" calcext:value-type="float">
            <text:p>0.5861323843</text:p>
          </table:table-cell>
          <table:table-cell office:value-type="float" office:value="0.831446970629916" calcext:value-type="float">
            <text:p>0.83144697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0164600112381" calcext:value-type="float">
            <text:p>0.5901646001</text:p>
          </table:table-cell>
          <table:table-cell office:value-type="float" office:value="1.06753057909397" calcext:value-type="float">
            <text:p>1.06753057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5003259037273" calcext:value-type="float">
            <text:p>0.595003259</text:p>
          </table:table-cell>
          <table:table-cell office:value-type="float" office:value="0.808568495333039" calcext:value-type="float">
            <text:p>0.80856849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8229031653868" calcext:value-type="float">
            <text:p>0.5982290317</text:p>
          </table:table-cell>
          <table:table-cell office:value-type="float" office:value="1.08846160191565" calcext:value-type="float">
            <text:p>1.08846160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7547930324031" calcext:value-type="float">
            <text:p>0.6075479303</text:p>
          </table:table-cell>
          <table:table-cell office:value-type="float" office:value="0.787064692371596" calcext:value-type="float">
            <text:p>0.78706469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8712792657801" calcext:value-type="float">
            <text:p>0.6087127927</text:p>
          </table:table-cell>
          <table:table-cell office:value-type="float" office:value="1.11084912280701" calcext:value-type="float">
            <text:p>1.11084912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3228769432478" calcext:value-type="float">
            <text:p>0.6232287694</text:p>
          </table:table-cell>
          <table:table-cell office:value-type="float" office:value="1.13387488442554" calcext:value-type="float">
            <text:p>1.13387488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20809439970032" calcext:value-type="float">
            <text:p>0.62080944</text:p>
          </table:table-cell>
          <table:table-cell office:value-type="float" office:value="0.765870157287368" calcext:value-type="float">
            <text:p>0.76587015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3451897359056" calcext:value-type="float">
            <text:p>0.6345189736</text:p>
          </table:table-cell>
          <table:table-cell office:value-type="float" office:value="0.74602090407076" calcext:value-type="float">
            <text:p>0.74602090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39357632515452" calcext:value-type="float">
            <text:p>0.6393576325</text:p>
          </table:table-cell>
          <table:table-cell office:value-type="float" office:value="1.15751924859502" calcext:value-type="float">
            <text:p>1.15751924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1454279827683" calcext:value-type="float">
            <text:p>0.6514542798</text:p>
          </table:table-cell>
          <table:table-cell office:value-type="float" office:value="0.724468005668766" calcext:value-type="float">
            <text:p>0.72446800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56292938752575" calcext:value-type="float">
            <text:p>0.6562929388</text:p>
          </table:table-cell>
          <table:table-cell office:value-type="float" office:value="1.17857851465838" calcext:value-type="float">
            <text:p>1.17857851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69196029218955" calcext:value-type="float">
            <text:p>0.6691960292</text:p>
          </table:table-cell>
          <table:table-cell office:value-type="float" office:value="0.704316558933417" calcext:value-type="float">
            <text:p>0.70431655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74034688143847" calcext:value-type="float">
            <text:p>0.6740346881</text:p>
          </table:table-cell>
          <table:table-cell office:value-type="float" office:value="1.19714551763049" calcext:value-type="float">
            <text:p>1.19714551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86937778610227" calcext:value-type="float">
            <text:p>0.6869377786</text:p>
          </table:table-cell>
          <table:table-cell office:value-type="float" office:value="0.686909993647069" calcext:value-type="float">
            <text:p>0.68690999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91776437535119" calcext:value-type="float">
            <text:p>0.6917764375</text:p>
          </table:table-cell>
          <table:table-cell office:value-type="float" office:value="1.21404625110509" calcext:value-type="float">
            <text:p>1.21404625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04840816632328" calcext:value-type="float">
            <text:p>0.7048408166</text:p>
          </table:table-cell>
          <table:table-cell office:value-type="float" office:value="0.670806689146263" calcext:value-type="float">
            <text:p>0.67080668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09518186926391" calcext:value-type="float">
            <text:p>0.7095181869</text:p>
          </table:table-cell>
          <table:table-cell office:value-type="float" office:value="1.22921822997605" calcext:value-type="float">
            <text:p>1.229218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2242127739277" calcext:value-type="float">
            <text:p>0.7224212774</text:p>
          </table:table-cell>
          <table:table-cell office:value-type="float" office:value="0.656768368629854" calcext:value-type="float">
            <text:p>0.65676836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27259936317662" calcext:value-type="float">
            <text:p>0.7272599363</text:p>
          </table:table-cell>
          <table:table-cell office:value-type="float" office:value="1.24302743843655" calcext:value-type="float">
            <text:p>1.24302743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40163026784042" calcext:value-type="float">
            <text:p>0.7401630268</text:p>
          </table:table-cell>
          <table:table-cell office:value-type="float" office:value="0.643616741524613" calcext:value-type="float">
            <text:p>0.64361674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45001685708934" calcext:value-type="float">
            <text:p>0.7450016857</text:p>
          </table:table-cell>
          <table:table-cell office:value-type="float" office:value="1.25570298854251" calcext:value-type="float">
            <text:p>1.25570298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57904776175314" calcext:value-type="float">
            <text:p>0.7579047762</text:p>
          </table:table-cell>
          <table:table-cell office:value-type="float" office:value="0.631878468010998" calcext:value-type="float">
            <text:p>0.6318784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2743435100206" calcext:value-type="float">
            <text:p>0.7627434351</text:p>
          </table:table-cell>
          <table:table-cell office:value-type="float" office:value="1.26730736540007" calcext:value-type="float">
            <text:p>1.26730736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4840082412437" calcext:value-type="float">
            <text:p>0.7748400824</text:p>
          </table:table-cell>
          <table:table-cell office:value-type="float" office:value="0.622398584762741" calcext:value-type="float">
            <text:p>0.62239858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0485184491478" calcext:value-type="float">
            <text:p>0.7804851845</text:p>
          </table:table-cell>
          <table:table-cell office:value-type="float" office:value="1.27766204013452" calcext:value-type="float">
            <text:p>1.27766204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3388274957857" calcext:value-type="float">
            <text:p>0.793388275</text:p>
          </table:table-cell>
          <table:table-cell office:value-type="float" office:value="0.610410370824502" calcext:value-type="float">
            <text:p>0.61041037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8226933882749" calcext:value-type="float">
            <text:p>0.7982269339</text:p>
          </table:table-cell>
          <table:table-cell office:value-type="float" office:value="1.28694554162057" calcext:value-type="float">
            <text:p>1.28694554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1130024349129" calcext:value-type="float">
            <text:p>0.8111300243</text:p>
          </table:table-cell>
          <table:table-cell office:value-type="float" office:value="0.601483927087913" calcext:value-type="float">
            <text:p>0.60148392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7581569582319" calcext:value-type="float">
            <text:p>0.8175815696</text:p>
          </table:table-cell>
          <table:table-cell office:value-type="float" office:value="1.29703242304291" calcext:value-type="float">
            <text:p>1.2970324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8871773740401" calcext:value-type="float">
            <text:p>0.8288717737</text:p>
          </table:table-cell>
          <table:table-cell office:value-type="float" office:value="0.59264674778869" calcext:value-type="float">
            <text:p>0.59264674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532331897359" calcext:value-type="float">
            <text:p>0.835323319</text:p>
          </table:table-cell>
          <table:table-cell office:value-type="float" office:value="1.30470916465638" calcext:value-type="float">
            <text:p>1.30470916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6613523131672" calcext:value-type="float">
            <text:p>0.8466135231</text:p>
          </table:table-cell>
          <table:table-cell office:value-type="float" office:value="0.584880741737858" calcext:value-type="float">
            <text:p>0.58488074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3065068364862" calcext:value-type="float">
            <text:p>0.8530650684</text:p>
          </table:table-cell>
          <table:table-cell office:value-type="float" office:value="1.31176105520829" calcext:value-type="float">
            <text:p>1.31176105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4355272522944" calcext:value-type="float">
            <text:p>0.8643552725</text:p>
          </table:table-cell>
          <table:table-cell office:value-type="float" office:value="0.577828851185953" calcext:value-type="float">
            <text:p>0.57782885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1129395017794" calcext:value-type="float">
            <text:p>0.871129395</text:p>
          </table:table-cell>
          <table:table-cell office:value-type="float" office:value="1.3183755500171" calcext:value-type="float">
            <text:p>1.318375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1935733283386" calcext:value-type="float">
            <text:p>0.8819357333</text:p>
          </table:table-cell>
          <table:table-cell office:value-type="float" office:value="0.571437517470555" calcext:value-type="float">
            <text:p>0.57143751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8548567147406" calcext:value-type="float">
            <text:p>0.8885485671</text:p>
          </table:table-cell>
          <table:table-cell office:value-type="float" office:value="1.32425807643951" calcext:value-type="float">
            <text:p>1.32425807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9838771305488" calcext:value-type="float">
            <text:p>0.8998387713</text:p>
          </table:table-cell>
          <table:table-cell office:value-type="float" office:value="0.565331829954728" calcext:value-type="float">
            <text:p>0.565331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6290316538678" calcext:value-type="float">
            <text:p>0.9062903165</text:p>
          </table:table-cell>
          <table:table-cell office:value-type="float" office:value="1.32970320711883" calcext:value-type="float">
            <text:p>1.32970320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758052069676" calcext:value-type="float">
            <text:p>0.9175805207</text:p>
          </table:table-cell>
          <table:table-cell office:value-type="float" office:value="0.559886699275409" calcext:value-type="float">
            <text:p>0.55988669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370948866829" calcext:value-type="float">
            <text:p>0.9237094887</text:p>
          </table:table-cell>
          <table:table-cell office:value-type="float" office:value="1.33398790011239" calcext:value-type="float">
            <text:p>1.33398790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4515826933883" calcext:value-type="float">
            <text:p>0.9345158269</text:p>
          </table:table-cell>
          <table:table-cell office:value-type="float" office:value="0.555432403850851" calcext:value-type="float">
            <text:p>0.55543240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41289949428732" calcext:value-type="float">
            <text:p>0.9412899494</text:p>
          </table:table-cell>
          <table:table-cell office:value-type="float" office:value="1.33860287152421" calcext:value-type="float">
            <text:p>1.33860287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3064019479303" calcext:value-type="float">
            <text:p>0.9530640195</text:p>
          </table:table-cell>
          <table:table-cell office:value-type="float" office:value="0.55051393335199" calcext:value-type="float">
            <text:p>0.55051393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9515564712493" calcext:value-type="float">
            <text:p>0.9595155647</text:p>
          </table:table-cell>
          <table:table-cell office:value-type="float" office:value="1.34237875722479" calcext:value-type="float">
            <text:p>1.34237875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0805768870575" calcext:value-type="float">
            <text:p>0.9708057689</text:p>
          </table:table-cell>
          <table:table-cell office:value-type="float" office:value="0.546675562545257" calcext:value-type="float">
            <text:p>0.54667556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7257314103765" calcext:value-type="float">
            <text:p>0.9772573141</text:p>
          </table:table-cell>
          <table:table-cell office:value-type="float" office:value="1.34514595478313" calcext:value-type="float">
            <text:p>1.34514595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9031384154336" calcext:value-type="float">
            <text:p>0.9890313842</text:p>
          </table:table-cell>
          <table:table-cell office:value-type="float" office:value="0.543354925475247" calcext:value-type="float">
            <text:p>0.54335492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6611949803334" calcext:value-type="float">
            <text:p>0.9966119498</text:p>
          </table:table-cell>
          <table:table-cell office:value-type="float" office:value="1.34827021009093" calcext:value-type="float">
            <text:p>1.34827021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661184491477" calcext:value-type="float">
            <text:p>1.0066118449</text:p>
          </table:table-cell>
          <table:table-cell office:value-type="float" office:value="0.540311008161069" calcext:value-type="float">
            <text:p>0.54031100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59665855029" calcext:value-type="float">
            <text:p>1.0159665855</text:p>
          </table:table-cell>
          <table:table-cell office:value-type="float" office:value="1.35068034989981" calcext:value-type="float">
            <text:p>1.35068034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403101704439" calcext:value-type="float">
            <text:p>1.024031017</text:p>
          </table:table-cell>
          <table:table-cell office:value-type="float" office:value="0.538150808776815" calcext:value-type="float">
            <text:p>0.53815080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693410751077" calcext:value-type="float">
            <text:p>1.0369341075</text:p>
          </table:table-cell>
          <table:table-cell office:value-type="float" office:value="1.35237637420977" calcext:value-type="float">
            <text:p>1.35237637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4161147780483" calcext:value-type="float">
            <text:p>1.0416114778</text:p>
          </table:table-cell>
          <table:table-cell office:value-type="float" office:value="0.535990609392561" calcext:value-type="float">
            <text:p>0.53599060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5628874321033" calcext:value-type="float">
            <text:p>1.0562887432</text:p>
          </table:table-cell>
          <table:table-cell office:value-type="float" office:value="1.35362607633289" calcext:value-type="float">
            <text:p>1.35362607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5919193856527" calcext:value-type="float">
            <text:p>1.0591919386</text:p>
          </table:table-cell>
          <table:table-cell office:value-type="float" office:value="0.534321364413818" calcext:value-type="float">
            <text:p>0.53432136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756433789099" calcext:value-type="float">
            <text:p>1.0756433789</text:p>
          </table:table-cell>
          <table:table-cell office:value-type="float" office:value="1.35416166295708" calcext:value-type="float">
            <text:p>1.3541616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7600179808953" calcext:value-type="float">
            <text:p>1.0760017981</text:p>
          </table:table-cell>
          <table:table-cell office:value-type="float" office:value="0.532859411295182" calcext:value-type="float">
            <text:p>0.53285941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9419157145532" calcext:value-type="float">
            <text:p>1.0941915715</text:p>
          </table:table-cell>
          <table:table-cell office:value-type="float" office:value="0.532750310316179" calcext:value-type="float">
            <text:p>0.53275031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9661090091777" calcext:value-type="float">
            <text:p>1.0966109009</text:p>
          </table:table-cell>
          <table:table-cell office:value-type="float" office:value="1.35460798514391" calcext:value-type="float">
            <text:p>1.35460798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1273976400074" calcext:value-type="float">
            <text:p>1.112739764</text:p>
          </table:table-cell>
          <table:table-cell office:value-type="float" office:value="0.531768401505154" calcext:value-type="float">
            <text:p>0.53176840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1596553661734" calcext:value-type="float">
            <text:p>1.1159655366</text:p>
          </table:table-cell>
          <table:table-cell office:value-type="float" office:value="1.35362607633289" calcext:value-type="float">
            <text:p>1.35362607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3209439970031" calcext:value-type="float">
            <text:p>1.1320943997</text:p>
          </table:table-cell>
          <table:table-cell office:value-type="float" office:value="0.532393252566715" calcext:value-type="float">
            <text:p>0.53239325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3532017231691" calcext:value-type="float">
            <text:p>1.1353201723</text:p>
          </table:table-cell>
          <table:table-cell office:value-type="float" office:value="1.35300122527133" calcext:value-type="float">
            <text:p>1.35300122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5306192170818" calcext:value-type="float">
            <text:p>1.1530619217</text:p>
          </table:table-cell>
          <table:table-cell office:value-type="float" office:value="0.532750310316179" calcext:value-type="float">
            <text:p>0.53275031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5628769432478" calcext:value-type="float">
            <text:p>1.1562876943</text:p>
          </table:table-cell>
          <table:table-cell office:value-type="float" office:value="1.35139446539874" calcext:value-type="float">
            <text:p>1.35139446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7241655740775" calcext:value-type="float">
            <text:p>1.1724165574</text:p>
          </table:table-cell>
          <table:table-cell office:value-type="float" office:value="0.534267805751399" calcext:value-type="float">
            <text:p>0.53426780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7564233002434" calcext:value-type="float">
            <text:p>1.17564233</text:p>
          </table:table-cell>
          <table:table-cell office:value-type="float" office:value="1.34907359002723" calcext:value-type="float">
            <text:p>1.349073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9177119310732" calcext:value-type="float">
            <text:p>1.1917711931</text:p>
          </table:table-cell>
          <table:table-cell office:value-type="float" office:value="0.535874565623985" calcext:value-type="float">
            <text:p>0.53587456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9499696572391" calcext:value-type="float">
            <text:p>1.1949969657</text:p>
          </table:table-cell>
          <table:table-cell office:value-type="float" office:value="1.34639565690625" calcext:value-type="float">
            <text:p>1.34639565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1015809702191" calcext:value-type="float">
            <text:p>1.210158097</text:p>
          </table:table-cell>
          <table:table-cell office:value-type="float" office:value="0.537365281727995" calcext:value-type="float">
            <text:p>0.53736528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1273871511519" calcext:value-type="float">
            <text:p>1.2127387151</text:p>
          </table:table-cell>
          <table:table-cell office:value-type="float" office:value="1.34353919491054" calcext:value-type="float">
            <text:p>1.3435391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2773855778235" calcext:value-type="float">
            <text:p>1.2277385578</text:p>
          </table:table-cell>
          <table:table-cell office:value-type="float" office:value="0.540016435517762" calcext:value-type="float">
            <text:p>0.54001643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3096433039895" calcext:value-type="float">
            <text:p>1.2309643304</text:p>
          </table:table-cell>
          <table:table-cell office:value-type="float" office:value="1.33997754385964" calcext:value-type="float">
            <text:p>1.33997754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4531901854279" calcext:value-type="float">
            <text:p>1.2453190185</text:p>
          </table:table-cell>
          <table:table-cell office:value-type="float" office:value="0.543354925475247" calcext:value-type="float">
            <text:p>0.54335492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4854479115939" calcext:value-type="float">
            <text:p>1.2485447912</text:p>
          </table:table-cell>
          <table:table-cell office:value-type="float" office:value="1.33585352685334" calcext:value-type="float">
            <text:p>1.33585352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6273819067241" calcext:value-type="float">
            <text:p>1.2627381907</text:p>
          </table:table-cell>
          <table:table-cell office:value-type="float" office:value="0.545613315740603" calcext:value-type="float">
            <text:p>0.54561331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65963963289" calcext:value-type="float">
            <text:p>1.2659639633</text:p>
          </table:table-cell>
          <table:table-cell office:value-type="float" office:value="1.33193481805298" calcext:value-type="float">
            <text:p>1.33193481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8047994006368" calcext:value-type="float">
            <text:p>1.2804799401</text:p>
          </table:table-cell>
          <table:table-cell office:value-type="float" office:value="0.5494427601036" calcext:value-type="float">
            <text:p>0.5494427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8370571268027" calcext:value-type="float">
            <text:p>1.2837057127</text:p>
          </table:table-cell>
          <table:table-cell office:value-type="float" office:value="1.32729306730995" calcext:value-type="float">
            <text:p>1.32729306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9789911219329" calcext:value-type="float">
            <text:p>1.2978991122</text:p>
          </table:table-cell>
          <table:table-cell office:value-type="float" office:value="0.553959540634314" calcext:value-type="float">
            <text:p>0.55395954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0144746207154" calcext:value-type="float">
            <text:p>1.3014474621</text:p>
          </table:table-cell>
          <table:table-cell office:value-type="float" office:value="1.321937201068" calcext:value-type="float">
            <text:p>1.32193720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1596343884622" calcext:value-type="float">
            <text:p>1.3159634388</text:p>
          </table:table-cell>
          <table:table-cell office:value-type="float" office:value="0.558458468277554" calcext:value-type="float">
            <text:p>0.55845846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185440569395" calcext:value-type="float">
            <text:p>1.3185440569</text:p>
          </table:table-cell>
          <table:table-cell office:value-type="float" office:value="1.31641173239505" calcext:value-type="float">
            <text:p>1.31641173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3289874508334" calcext:value-type="float">
            <text:p>1.3328987451</text:p>
          </table:table-cell>
          <table:table-cell office:value-type="float" office:value="0.563091292576845" calcext:value-type="float">
            <text:p>0.56309129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3693096085409" calcext:value-type="float">
            <text:p>1.3369309609</text:p>
          </table:table-cell>
          <table:table-cell office:value-type="float" office:value="1.30970797314887" calcext:value-type="float">
            <text:p>1.30970797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5144693762876" calcext:value-type="float">
            <text:p>1.3514469376</text:p>
          </table:table-cell>
          <table:table-cell office:value-type="float" office:value="0.569527258510925" calcext:value-type="float">
            <text:p>0.56952725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5467271024536" calcext:value-type="float">
            <text:p>1.3546727102</text:p>
          </table:table-cell>
          <table:table-cell office:value-type="float" office:value="1.30301314034643" calcext:value-type="float">
            <text:p>1.30301314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6918868702004" calcext:value-type="float">
            <text:p>1.369188687</text:p>
          </table:table-cell>
          <table:table-cell office:value-type="float" office:value="0.575686504689171" calcext:value-type="float">
            <text:p>0.5756865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7241445963663" calcext:value-type="float">
            <text:p>1.3724144596</text:p>
          </table:table-cell>
          <table:table-cell office:value-type="float" office:value="1.2949793409835" calcext:value-type="float">
            <text:p>1.2949793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8693043641131" calcext:value-type="float">
            <text:p>1.3869304364</text:p>
          </table:table-cell>
          <table:table-cell office:value-type="float" office:value="0.582649130803711" calcext:value-type="float">
            <text:p>0.58264913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901562090279" calcext:value-type="float">
            <text:p>1.390156209</text:p>
          </table:table-cell>
          <table:table-cell office:value-type="float" office:value="1.28721333493267" calcext:value-type="float">
            <text:p>1.28721333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0467218580258" calcext:value-type="float">
            <text:p>1.4046721858</text:p>
          </table:table-cell>
          <table:table-cell office:value-type="float" office:value="0.590236607979811" calcext:value-type="float">
            <text:p>0.5902366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0789795841918" calcext:value-type="float">
            <text:p>1.4078979584</text:p>
          </table:table-cell>
          <table:table-cell office:value-type="float" office:value="1.27846542007081" calcext:value-type="float">
            <text:p>1.27846542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2257522382468" calcext:value-type="float">
            <text:p>1.4225752238</text:p>
          </table:table-cell>
          <table:table-cell office:value-type="float" office:value="0.598440009773737" calcext:value-type="float">
            <text:p>0.59844000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2563970781045" calcext:value-type="float">
            <text:p>1.4256397078</text:p>
          </table:table-cell>
          <table:table-cell office:value-type="float" office:value="1.26900338971003" calcext:value-type="float">
            <text:p>1.26900338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4015568458512" calcext:value-type="float">
            <text:p>1.4401556846</text:p>
          </table:table-cell>
          <table:table-cell office:value-type="float" office:value="0.607464644391428" calcext:value-type="float">
            <text:p>0.60746464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4322016857089" calcext:value-type="float">
            <text:p>1.4432201686</text:p>
          </table:table-cell>
          <table:table-cell office:value-type="float" office:value="1.25926463959341" calcext:value-type="float">
            <text:p>1.25926463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578974339764" calcext:value-type="float">
            <text:p>1.457897434</text:p>
          </table:table-cell>
          <table:table-cell office:value-type="float" office:value="0.617283732501675" calcext:value-type="float">
            <text:p>0.61728373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6112320659299" calcext:value-type="float">
            <text:p>1.4611232066</text:p>
          </table:table-cell>
          <table:table-cell office:value-type="float" office:value="1.24847256911587" calcext:value-type="float">
            <text:p>1.24847256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7563918336767" calcext:value-type="float">
            <text:p>1.4756391834</text:p>
          </table:table-cell>
          <table:table-cell office:value-type="float" office:value="0.627995464985582" calcext:value-type="float">
            <text:p>0.6279954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7886495598426" calcext:value-type="float">
            <text:p>1.478864956</text:p>
          </table:table-cell>
          <table:table-cell office:value-type="float" office:value="1.23660039894621" calcext:value-type="float">
            <text:p>1.23660039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9273577823562" calcext:value-type="float">
            <text:p>1.4927357782</text:p>
          </table:table-cell>
          <table:table-cell office:value-type="float" office:value="0.638796461906855" calcext:value-type="float">
            <text:p>0.63879646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9660670537553" calcext:value-type="float">
            <text:p>1.4966067054</text:p>
          </table:table-cell>
          <table:table-cell office:value-type="float" office:value="1.22380582959043" calcext:value-type="float">
            <text:p>1.22380582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1112268215021" calcext:value-type="float">
            <text:p>1.5111226822</text:p>
          </table:table-cell>
          <table:table-cell office:value-type="float" office:value="0.651918334199641" calcext:value-type="float">
            <text:p>0.65191833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1434845476681" calcext:value-type="float">
            <text:p>1.5143484548</text:p>
          </table:table-cell>
          <table:table-cell office:value-type="float" office:value="1.20964253886171" calcext:value-type="float">
            <text:p>1.20964253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2886443154148" calcext:value-type="float">
            <text:p>1.5288644315</text:p>
          </table:table-cell>
          <table:table-cell office:value-type="float" office:value="0.666343467277968" calcext:value-type="float">
            <text:p>0.66634346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27353586814" calcext:value-type="float">
            <text:p>1.5327353587</text:p>
          </table:table-cell>
          <table:table-cell office:value-type="float" office:value="1.19318217661144" calcext:value-type="float">
            <text:p>1.19318217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4660618093275" calcext:value-type="float">
            <text:p>1.5466061809</text:p>
          </table:table-cell>
          <table:table-cell office:value-type="float" office:value="0.681375598530384" calcext:value-type="float">
            <text:p>0.68137559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4983195354935" calcext:value-type="float">
            <text:p>1.5498319535</text:p>
          </table:table-cell>
          <table:table-cell office:value-type="float" office:value="1.17732881253526" calcext:value-type="float">
            <text:p>1.17732881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6434793032403" calcext:value-type="float">
            <text:p>1.5643479303</text:p>
          </table:table-cell>
          <table:table-cell office:value-type="float" office:value="0.698603634942" calcext:value-type="float">
            <text:p>0.69860363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6757370294062" calcext:value-type="float">
            <text:p>1.5675737029</text:p>
          </table:table-cell>
          <table:table-cell office:value-type="float" office:value="1.15864279031333" calcext:value-type="float">
            <text:p>1.15864279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820896797153" calcext:value-type="float">
            <text:p>1.5820896797</text:p>
          </table:table-cell>
          <table:table-cell office:value-type="float" office:value="0.717616960100935" calcext:value-type="float">
            <text:p>0.7176169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8450900917774" calcext:value-type="float">
            <text:p>1.5845090092</text:p>
          </table:table-cell>
          <table:table-cell office:value-type="float" office:value="1.13839166495626" calcext:value-type="float">
            <text:p>1.1383916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9902498595242" calcext:value-type="float">
            <text:p>1.599024986</text:p>
          </table:table-cell>
          <table:table-cell office:value-type="float" office:value="0.739245733274689" calcext:value-type="float">
            <text:p>0.73924573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0063787226072" calcext:value-type="float">
            <text:p>1.6006378723</text:p>
          </table:table-cell>
          <table:table-cell office:value-type="float" office:value="1.11688786199481" calcext:value-type="float">
            <text:p>1.1168878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135409627271" calcext:value-type="float">
            <text:p>1.6135409627</text:p>
          </table:table-cell>
          <table:table-cell office:value-type="float" office:value="0.760062200068415" calcext:value-type="float">
            <text:p>0.76006220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151538490354" calcext:value-type="float">
            <text:p>1.615153849</text:p>
          </table:table-cell>
          <table:table-cell office:value-type="float" office:value="1.09375338904363" calcext:value-type="float">
            <text:p>1.0937533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2899778984828" calcext:value-type="float">
            <text:p>1.6289977898</text:p>
          </table:table-cell>
          <table:table-cell office:value-type="float" office:value="0.783791663001513" calcext:value-type="float">
            <text:p>0.7837916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2725049634763" calcext:value-type="float">
            <text:p>1.6272504963</text:p>
          </table:table-cell>
          <table:table-cell office:value-type="float" office:value="1.07296848360455" calcext:value-type="float">
            <text:p>1.07296848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3796466968132" calcext:value-type="float">
            <text:p>1.6379646697</text:p>
          </table:table-cell>
          <table:table-cell office:value-type="float" office:value="1.04575558227043" calcext:value-type="float">
            <text:p>1.04575558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395670827019" calcext:value-type="float">
            <text:p>1.6395670827</text:p>
          </table:table-cell>
          <table:table-cell office:value-type="float" office:value="0.805685254006121" calcext:value-type="float">
            <text:p>0.8056852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4741157520134" calcext:value-type="float">
            <text:p>1.6474115752</text:p>
          </table:table-cell>
          <table:table-cell office:value-type="float" office:value="1.0213481346821" calcext:value-type="float">
            <text:p>1.02134813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4803880876568" calcext:value-type="float">
            <text:p>1.6480388088</text:p>
          </table:table-cell>
          <table:table-cell office:value-type="float" office:value="0.828304862434637" calcext:value-type="float">
            <text:p>0.82830486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5466956358868" calcext:value-type="float">
            <text:p>1.6546695636</text:p>
          </table:table-cell>
          <table:table-cell office:value-type="float" office:value="0.998420563944679" calcext:value-type="float">
            <text:p>0.99842056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5547600674283" calcext:value-type="float">
            <text:p>1.6554760067</text:p>
          </table:table-cell>
          <table:table-cell office:value-type="float" office:value="0.852975321311634" calcext:value-type="float">
            <text:p>0.85297532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5950822251357" calcext:value-type="float">
            <text:p>1.6595082225</text:p>
          </table:table-cell>
          <table:table-cell office:value-type="float" office:value="0.875436485363826" calcext:value-type="float">
            <text:p>0.87543648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5991144409065" calcext:value-type="float">
            <text:p>1.6599114441</text:p>
          </table:table-cell>
          <table:table-cell office:value-type="float" office:value="0.973381889263548" calcext:value-type="float">
            <text:p>0.97338188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6273399513017" calcext:value-type="float">
            <text:p>1.6627339951</text:p>
          </table:table-cell>
          <table:table-cell office:value-type="float" office:value="0.950061555001709" calcext:value-type="float">
            <text:p>0.9500615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6273399513017" calcext:value-type="float">
            <text:p>1.6627339951</text:p>
          </table:table-cell>
          <table:table-cell office:value-type="float" office:value="0.897459297268239" calcext:value-type="float">
            <text:p>0.89745929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6374204907286" calcext:value-type="float">
            <text:p>1.6637420491</text:p>
          </table:table-cell>
          <table:table-cell office:value-type="float" office:value="0.92355001710404" calcext:value-type="float">
            <text:p>0.9235500171</text:p>
          </table:table-cell>
          <table:table-cell table:number-columns-repeated="1021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_14a_HZZ_(80)" table:style-name="ta4">
        <table:table-column table:style-name="co1" table:number-columns-repeated="1024" table:default-cell-style-name="ce17"/>
        <table:table-row table:style-name="ro1">
          <table:table-cell table:number-columns-repeated="5"/>
          <table:table-cell office:value-type="string" calcext:value-type="string">
            <text:p>Cen</text:p>
          </table:table-cell>
          <table:table-cell office:value-type="string" calcext:value-type="string">
            <text:p>Error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BF</text:p>
          </table:table-cell>
          <table:table-cell office:value-type="string" calcext:value-type="string">
            <text:p>ggF</text:p>
          </table:table-cell>
          <table:table-cell/>
          <table:table-cell office:value-type="string" calcext:value-type="string">
            <text:p>VBF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0028" calcext:value-type="float">
            <text:p>0.00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147816245683775" calcext:value-type="float">
            <text:p>0.1478162457</text:p>
          </table:table-cell>
          <table:table-cell office:value-type="float" office:value="1.31431517888448" calcext:value-type="float">
            <text:p>1.3143151789</text:p>
          </table:table-cell>
          <table:table-cell/>
          <table:table-cell office:value-type="string" calcext:value-type="string">
            <text:p>ggF</text:p>
          </table:table-cell>
          <table:table-cell office:value-type="float" office:value="1.17" calcext:value-type="float">
            <text:p>1.17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B3]/[.$F$2]" office:value-type="float" office:value="1.61195469666058" calcext:value-type="float">
            <text:p>1.6119546967</text:p>
          </table:table-cell>
          <table:table-cell table:formula="of:=[.C3]/[.$F$3]" office:value-type="float" office:value="1.12334630673887" calcext:value-type="float">
            <text:p>1.12334630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47588019620529" calcext:value-type="float">
            <text:p>0.1475880196</text:p>
          </table:table-cell>
          <table:table-cell office:value-type="float" office:value="1.30165500468759" calcext:value-type="float">
            <text:p>1.3016550047</text:p>
          </table:table-cell>
          <table:table-cell table:number-columns-repeated="5"/>
          <table:table-cell table:formula="of:=[.B4]/[.$F$2]" office:value-type="float" office:value="1.60946586281929" calcext:value-type="float">
            <text:p>1.6094658628</text:p>
          </table:table-cell>
          <table:table-cell table:formula="of:=[.C4]/[.$F$3]" office:value-type="float" office:value="1.11252564503213" calcext:value-type="float">
            <text:p>1.112525645</text:p>
          </table:table-cell>
          <table:table-cell table:number-columns-repeated="1014"/>
        </table:table-row>
        <table:table-row table:style-name="ro1">
          <table:table-cell>
            <draw:frame table:end-cell-address="'Fig_14a_HZZ_(80)'.H20" table:end-x="1.9pt" table:end-y="10.18pt" draw:z-index="0" draw:name="Chart 3" draw:style-name="gr1" svg:width="360pt" svg:height="216pt" svg:x="5.9pt" svg:y="4.17pt">
              <loext:p draw:notify-on-update-of-ranges="'Fig_14a_HZZ_(80)'.B3:'Fig_14a_HZZ_(80)'.B150 'Fig_14a_HZZ_(80)'.C3:'Fig_14a_HZZ_(80)'.C150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office:value-type="float" office:value="0.1478390682901" calcext:value-type="float">
            <text:p>0.1478390683</text:p>
          </table:table-cell>
          <table:table-cell office:value-type="float" office:value="1.33433130584155" calcext:value-type="float">
            <text:p>1.3343313058</text:p>
          </table:table-cell>
          <table:table-cell table:number-columns-repeated="5"/>
          <table:table-cell table:formula="of:=[.B5]/[.$F$2]" office:value-type="float" office:value="1.61220358004471" calcext:value-type="float">
            <text:p>1.61220358</text:p>
          </table:table-cell>
          <table:table-cell table:formula="of:=[.C5]/[.$F$3]" office:value-type="float" office:value="1.14045410755688" calcext:value-type="float">
            <text:p>1.14045410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478390682901" calcext:value-type="float">
            <text:p>0.1478390683</text:p>
          </table:table-cell>
          <table:table-cell office:value-type="float" office:value="1.28094087142532" calcext:value-type="float">
            <text:p>1.2809408714</text:p>
          </table:table-cell>
          <table:table-cell table:number-columns-repeated="5"/>
          <table:table-cell table:formula="of:=[.B6]/[.$F$2]" office:value-type="float" office:value="1.61220358004471" calcext:value-type="float">
            <text:p>1.61220358</text:p>
          </table:table-cell>
          <table:table-cell table:formula="of:=[.C6]/[.$F$3]" office:value-type="float" office:value="1.09482125762848" calcext:value-type="float">
            <text:p>1.0948212576</text:p>
          </table:table-cell>
          <table:table-cell/>
          <table:table-cell>
            <draw:frame table:end-cell-address="'Fig_14a_HZZ_(80)'.R21" table:end-x="48.05pt" table:end-y="6.01pt" draw:z-index="1" draw:name="Chart 5" draw:style-name="gr1" svg:width="360pt" svg:height="216pt" svg:x="0.06pt" svg:y="0pt">
              <loext:p draw:notify-on-update-of-ranges="'Fig_14a_HZZ_(80)'.I3:'Fig_14a_HZZ_(80)'.I150 'Fig_14a_HZZ_(80)'.J3:'Fig_14a_HZZ_(80)'.J150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/>
          <table:table-cell office:value-type="float" office:value="0.148663942490118" calcext:value-type="float">
            <text:p>0.1486639425</text:p>
          </table:table-cell>
          <table:table-cell office:value-type="float" office:value="1.34570196951199" calcext:value-type="float">
            <text:p>1.3457019695</text:p>
          </table:table-cell>
          <table:table-cell table:number-columns-repeated="5"/>
          <table:table-cell table:formula="of:=[.B7]/[.$F$2]" office:value-type="float" office:value="1.62119893664251" calcext:value-type="float">
            <text:p>1.6211989366</text:p>
          </table:table-cell>
          <table:table-cell table:formula="of:=[.C7]/[.$F$3]" office:value-type="float" office:value="1.15017262351452" calcext:value-type="float">
            <text:p>1.15017262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48663942490118" calcext:value-type="float">
            <text:p>0.1486639425</text:p>
          </table:table-cell>
          <table:table-cell office:value-type="float" office:value="1.27052924857961" calcext:value-type="float">
            <text:p>1.2705292486</text:p>
          </table:table-cell>
          <table:table-cell table:number-columns-repeated="5"/>
          <table:table-cell table:formula="of:=[.B8]/[.$F$2]" office:value-type="float" office:value="1.62119893664251" calcext:value-type="float">
            <text:p>1.6211989366</text:p>
          </table:table-cell>
          <table:table-cell table:formula="of:=[.C8]/[.$F$3]" office:value-type="float" office:value="1.08592243468343" calcext:value-type="float">
            <text:p>1.085922434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49440997895933" calcext:value-type="float">
            <text:p>0.1494409979</text:p>
          </table:table-cell>
          <table:table-cell office:value-type="float" office:value="1.36259374898715" calcext:value-type="float">
            <text:p>1.362593749</text:p>
          </table:table-cell>
          <table:table-cell table:number-columns-repeated="5"/>
          <table:table-cell table:formula="of:=[.B9]/[.$F$2]" office:value-type="float" office:value="1.62967282329262" calcext:value-type="float">
            <text:p>1.6296728233</text:p>
          </table:table-cell>
          <table:table-cell table:formula="of:=[.C9]/[.$F$3]" office:value-type="float" office:value="1.16461004186936" calcext:value-type="float">
            <text:p>1.16461004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49560544881442" calcext:value-type="float">
            <text:p>0.1495605449</text:p>
          </table:table-cell>
          <table:table-cell office:value-type="float" office:value="1.25060187335918" calcext:value-type="float">
            <text:p>1.2506018734</text:p>
          </table:table-cell>
          <table:table-cell table:number-columns-repeated="5"/>
          <table:table-cell table:formula="of:=[.B10]/[.$F$2]" office:value-type="float" office:value="1.63097649816185" calcext:value-type="float">
            <text:p>1.6309764982</text:p>
          </table:table-cell>
          <table:table-cell table:formula="of:=[.C10]/[.$F$3]" office:value-type="float" office:value="1.06889049005058" calcext:value-type="float">
            <text:p>1.06889049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50546807511899" calcext:value-type="float">
            <text:p>0.1505468075</text:p>
          </table:table-cell>
          <table:table-cell office:value-type="float" office:value="1.23927428038446" calcext:value-type="float">
            <text:p>1.2392742804</text:p>
          </table:table-cell>
          <table:table-cell table:number-columns-repeated="5"/>
          <table:table-cell table:formula="of:=[.B11]/[.$F$2]" office:value-type="float" office:value="1.64173181583314" calcext:value-type="float">
            <text:p>1.6417318158</text:p>
          </table:table-cell>
          <table:table-cell table:formula="of:=[.C11]/[.$F$3]" office:value-type="float" office:value="1.05920878665338" calcext:value-type="float">
            <text:p>1.05920878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50815788229296" calcext:value-type="float">
            <text:p>0.1508157882</text:p>
          </table:table-cell>
          <table:table-cell office:value-type="float" office:value="1.37805838552113" calcext:value-type="float">
            <text:p>1.3780583855</text:p>
          </table:table-cell>
          <table:table-cell table:number-columns-repeated="5"/>
          <table:table-cell table:formula="of:=[.B12]/[.$F$2]" office:value-type="float" office:value="1.64466508428894" calcext:value-type="float">
            <text:p>1.6446650843</text:p>
          </table:table-cell>
          <table:table-cell table:formula="of:=[.C12]/[.$F$3]" office:value-type="float" office:value="1.17782767993259" calcext:value-type="float">
            <text:p>1.177827679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52250352055415" calcext:value-type="float">
            <text:p>0.1522503521</text:p>
          </table:table-cell>
          <table:table-cell office:value-type="float" office:value="1.21883919302356" calcext:value-type="float">
            <text:p>1.218839193</text:p>
          </table:table-cell>
          <table:table-cell table:number-columns-repeated="5"/>
          <table:table-cell table:formula="of:=[.B13]/[.$F$2]" office:value-type="float" office:value="1.6603091827199" calcext:value-type="float">
            <text:p>1.6603091827</text:p>
          </table:table-cell>
          <table:table-cell table:formula="of:=[.C13]/[.$F$3]" office:value-type="float" office:value="1.04174290002014" calcext:value-type="float">
            <text:p>1.041742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52561174217741" calcext:value-type="float">
            <text:p>0.1525611742</text:p>
          </table:table-cell>
          <table:table-cell office:value-type="float" office:value="1.39542278065275" calcext:value-type="float">
            <text:p>1.3954227807</text:p>
          </table:table-cell>
          <table:table-cell table:number-columns-repeated="5"/>
          <table:table-cell table:formula="of:=[.B14]/[.$F$2]" office:value-type="float" office:value="1.66369873737995" calcext:value-type="float">
            <text:p>1.6636987374</text:p>
          </table:table-cell>
          <table:table-cell table:formula="of:=[.C14]/[.$F$3]" office:value-type="float" office:value="1.19266904329295" calcext:value-type="float">
            <text:p>1.19266904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53296388178626" calcext:value-type="float">
            <text:p>0.1532963882</text:p>
          </table:table-cell>
          <table:table-cell office:value-type="float" office:value="1.20843162887177" calcext:value-type="float">
            <text:p>1.2084316289</text:p>
          </table:table-cell>
          <table:table-cell table:number-columns-repeated="5"/>
          <table:table-cell table:formula="of:=[.B15]/[.$F$2]" office:value-type="float" office:value="1.6717163378258" calcext:value-type="float">
            <text:p>1.6717163378</text:p>
          </table:table-cell>
          <table:table-cell table:formula="of:=[.C15]/[.$F$3]" office:value-type="float" office:value="1.03284754604425" calcext:value-type="float">
            <text:p>1.0328475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55167298501856" calcext:value-type="float">
            <text:p>0.1551672985</text:p>
          </table:table-cell>
          <table:table-cell office:value-type="float" office:value="1.40882268938733" calcext:value-type="float">
            <text:p>1.4088226894</text:p>
          </table:table-cell>
          <table:table-cell table:number-columns-repeated="5"/>
          <table:table-cell table:formula="of:=[.B16]/[.$F$2]" office:value-type="float" office:value="1.69211884952951" calcext:value-type="float">
            <text:p>1.6921188495</text:p>
          </table:table-cell>
          <table:table-cell table:formula="of:=[.C16]/[.$F$3]" office:value-type="float" office:value="1.20412195674131" calcext:value-type="float">
            <text:p>1.20412195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54812073173484" calcext:value-type="float">
            <text:p>0.1548120732</text:p>
          </table:table-cell>
          <table:table-cell office:value-type="float" office:value="1.20024607710436" calcext:value-type="float">
            <text:p>1.2002460771</text:p>
          </table:table-cell>
          <table:table-cell table:number-columns-repeated="5"/>
          <table:table-cell table:formula="of:=[.B17]/[.$F$2]" office:value-type="float" office:value="1.68824507277518" calcext:value-type="float">
            <text:p>1.6882450728</text:p>
          </table:table-cell>
          <table:table-cell table:formula="of:=[.C17]/[.$F$3]" office:value-type="float" office:value="1.02585134795244" calcext:value-type="float">
            <text:p>1.02585134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56885096724414" calcext:value-type="float">
            <text:p>0.1568850967</text:p>
          </table:table-cell>
          <table:table-cell office:value-type="float" office:value="1.18456715031168" calcext:value-type="float">
            <text:p>1.1845671503</text:p>
          </table:table-cell>
          <table:table-cell table:number-columns-repeated="5"/>
          <table:table-cell table:formula="of:=[.B18]/[.$F$2]" office:value-type="float" office:value="1.71085165457376" calcext:value-type="float">
            <text:p>1.7108516546</text:p>
          </table:table-cell>
          <table:table-cell table:formula="of:=[.C18]/[.$F$3]" office:value-type="float" office:value="1.01245055582195" calcext:value-type="float">
            <text:p>1.012450555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59254398971171" calcext:value-type="float">
            <text:p>0.159254399</text:p>
          </table:table-cell>
          <table:table-cell office:value-type="float" office:value="1.42946180483839" calcext:value-type="float">
            <text:p>1.4294618048</text:p>
          </table:table-cell>
          <table:table-cell table:number-columns-repeated="5"/>
          <table:table-cell table:formula="of:=[.B19]/[.$F$2]" office:value-type="float" office:value="1.73668919270634" calcext:value-type="float">
            <text:p>1.7366891927</text:p>
          </table:table-cell>
          <table:table-cell table:formula="of:=[.C19]/[.$F$3]" office:value-type="float" office:value="1.2217622263576" calcext:value-type="float">
            <text:p>1.221762226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57450645925095" calcext:value-type="float">
            <text:p>0.1574506459</text:p>
          </table:table-cell>
          <table:table-cell office:value-type="float" office:value="1.42019813960523" calcext:value-type="float">
            <text:p>1.4201981396</text:p>
          </table:table-cell>
          <table:table-cell table:number-columns-repeated="5"/>
          <table:table-cell table:formula="of:=[.B20]/[.$F$2]" office:value-type="float" office:value="1.71701903953212" calcext:value-type="float">
            <text:p>1.7170190395</text:p>
          </table:table-cell>
          <table:table-cell table:formula="of:=[.C20]/[.$F$3]" office:value-type="float" office:value="1.21384456376515" calcext:value-type="float">
            <text:p>1.21384456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58885209751214" calcext:value-type="float">
            <text:p>0.1588852098</text:p>
          </table:table-cell>
          <table:table-cell office:value-type="float" office:value="1.17478022061127" calcext:value-type="float">
            <text:p>1.1747802206</text:p>
          </table:table-cell>
          <table:table-cell table:number-columns-repeated="5"/>
          <table:table-cell table:formula="of:=[.B21]/[.$F$2]" office:value-type="float" office:value="1.73266313796308" calcext:value-type="float">
            <text:p>1.732663138</text:p>
          </table:table-cell>
          <table:table-cell table:formula="of:=[.C21]/[.$F$3]" office:value-type="float" office:value="1.00408565864211" calcext:value-type="float">
            <text:p>1.00408565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61575016925186" calcext:value-type="float">
            <text:p>0.1615750169</text:p>
          </table:table-cell>
          <table:table-cell office:value-type="float" office:value="1.15628853524822" calcext:value-type="float">
            <text:p>1.1562885352</text:p>
          </table:table-cell>
          <table:table-cell table:number-columns-repeated="5"/>
          <table:table-cell table:formula="of:=[.B22]/[.$F$2]" office:value-type="float" office:value="1.76199582252111" calcext:value-type="float">
            <text:p>1.7619958225</text:p>
          </table:table-cell>
          <table:table-cell table:formula="of:=[.C22]/[.$F$3]" office:value-type="float" office:value="0.988280799357453" calcext:value-type="float">
            <text:p>0.988280799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62426789196944" calcext:value-type="float">
            <text:p>0.1624267892</text:p>
          </table:table-cell>
          <table:table-cell office:value-type="float" office:value="1.4412475826752" calcext:value-type="float">
            <text:p>1.4412475827</text:p>
          </table:table-cell>
          <table:table-cell table:number-columns-repeated="5"/>
          <table:table-cell table:formula="of:=[.B23]/[.$F$2]" office:value-type="float" office:value="1.77128450596449" calcext:value-type="float">
            <text:p>1.771284506</text:p>
          </table:table-cell>
          <table:table-cell table:formula="of:=[.C23]/[.$F$3]" office:value-type="float" office:value="1.23183554074803" calcext:value-type="float">
            <text:p>1.23183554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64085503620894" calcext:value-type="float">
            <text:p>0.1640855036</text:p>
          </table:table-cell>
          <table:table-cell office:value-type="float" office:value="1.14505405701568" calcext:value-type="float">
            <text:p>1.145054057</text:p>
          </table:table-cell>
          <table:table-cell table:number-columns-repeated="5"/>
          <table:table-cell table:formula="of:=[.B24]/[.$F$2]" office:value-type="float" office:value="1.78937299477529" calcext:value-type="float">
            <text:p>1.7893729948</text:p>
          </table:table-cell>
          <table:table-cell table:formula="of:=[.C24]/[.$F$3]" office:value-type="float" office:value="0.978678681209983" calcext:value-type="float">
            <text:p>0.97867868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66912438219422" calcext:value-type="float">
            <text:p>0.1669124382</text:p>
          </table:table-cell>
          <table:table-cell office:value-type="float" office:value="1.45740742345994" calcext:value-type="float">
            <text:p>1.4574074235</text:p>
          </table:table-cell>
          <table:table-cell table:number-columns-repeated="5"/>
          <table:table-cell table:formula="of:=[.B25]/[.$F$2]" office:value-type="float" office:value="1.82020107109511" calcext:value-type="float">
            <text:p>1.8202010711</text:p>
          </table:table-cell>
          <table:table-cell table:formula="of:=[.C25]/[.$F$3]" office:value-type="float" office:value="1.24564737047858" calcext:value-type="float">
            <text:p>1.245647370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68381818370545" calcext:value-type="float">
            <text:p>0.1683818184</text:p>
          </table:table-cell>
          <table:table-cell office:value-type="float" office:value="1.1259725082198" calcext:value-type="float">
            <text:p>1.1259725082</text:p>
          </table:table-cell>
          <table:table-cell table:number-columns-repeated="5"/>
          <table:table-cell table:formula="of:=[.B26]/[.$F$2]" office:value-type="float" office:value="1.83622484591652" calcext:value-type="float">
            <text:p>1.8362248459</text:p>
          </table:table-cell>
          <table:table-cell table:formula="of:=[.C26]/[.$F$3]" office:value-type="float" office:value="0.962369665145128" calcext:value-type="float">
            <text:p>0.962369665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66237349360072" calcext:value-type="float">
            <text:p>0.1662373494</text:p>
          </table:table-cell>
          <table:table-cell office:value-type="float" office:value="1.13545099988115" calcext:value-type="float">
            <text:p>1.1354509999</text:p>
          </table:table-cell>
          <table:table-cell table:number-columns-repeated="5"/>
          <table:table-cell table:formula="of:=[.B27]/[.$F$2]" office:value-type="float" office:value="1.81283914242172" calcext:value-type="float">
            <text:p>1.8128391424</text:p>
          </table:table-cell>
          <table:table-cell table:formula="of:=[.C27]/[.$F$3]" office:value-type="float" office:value="0.970470940069359" calcext:value-type="float">
            <text:p>0.97047094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70003079403633" calcext:value-type="float">
            <text:p>0.1700030794</text:p>
          </table:table-cell>
          <table:table-cell office:value-type="float" office:value="1.46751936560754" calcext:value-type="float">
            <text:p>1.4675193656</text:p>
          </table:table-cell>
          <table:table-cell table:number-columns-repeated="5"/>
          <table:table-cell table:formula="of:=[.B28]/[.$F$2]" office:value-type="float" office:value="1.85390490080298" calcext:value-type="float">
            <text:p>1.8539049008</text:p>
          </table:table-cell>
          <table:table-cell table:formula="of:=[.C28]/[.$F$3]" office:value-type="float" office:value="1.25429005607482" calcext:value-type="float">
            <text:p>1.25429005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7026994341265" calcext:value-type="float">
            <text:p>0.1702699434</text:p>
          </table:table-cell>
          <table:table-cell office:value-type="float" office:value="1.11866573204189" calcext:value-type="float">
            <text:p>1.118665732</text:p>
          </table:table-cell>
          <table:table-cell table:number-columns-repeated="5"/>
          <table:table-cell table:formula="of:=[.B29]/[.$F$2]" office:value-type="float" office:value="1.85681508628844" calcext:value-type="float">
            <text:p>1.8568150863</text:p>
          </table:table-cell>
          <table:table-cell table:formula="of:=[.C29]/[.$F$3]" office:value-type="float" office:value="0.956124557300761" calcext:value-type="float">
            <text:p>0.956124557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74486091360254" calcext:value-type="float">
            <text:p>0.1744860914</text:p>
          </table:table-cell>
          <table:table-cell office:value-type="float" office:value="1.4767935052167" calcext:value-type="float">
            <text:p>1.4767935052</text:p>
          </table:table-cell>
          <table:table-cell table:number-columns-repeated="5"/>
          <table:table-cell table:formula="of:=[.B30]/[.$F$2]" office:value-type="float" office:value="1.90279270839972" calcext:value-type="float">
            <text:p>1.9027927084</text:p>
          </table:table-cell>
          <table:table-cell table:formula="of:=[.C30]/[.$F$3]" office:value-type="float" office:value="1.26221667112538" calcext:value-type="float">
            <text:p>1.262216671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72843719688922" calcext:value-type="float">
            <text:p>0.1728437197</text:p>
          </table:table-cell>
          <table:table-cell office:value-type="float" office:value="1.11019947205986" calcext:value-type="float">
            <text:p>1.1101994721</text:p>
          </table:table-cell>
          <table:table-cell table:number-columns-repeated="5"/>
          <table:table-cell table:formula="of:=[.B31]/[.$F$2]" office:value-type="float" office:value="1.88488243935575" calcext:value-type="float">
            <text:p>1.8848824394</text:p>
          </table:table-cell>
          <table:table-cell table:formula="of:=[.C31]/[.$F$3]" office:value-type="float" office:value="0.948888437658" calcext:value-type="float">
            <text:p>0.948888437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75997506819915" calcext:value-type="float">
            <text:p>0.1759975068</text:p>
          </table:table-cell>
          <table:table-cell office:value-type="float" office:value="1.09921049747888" calcext:value-type="float">
            <text:p>1.0992104975</text:p>
          </table:table-cell>
          <table:table-cell table:number-columns-repeated="5"/>
          <table:table-cell table:formula="of:=[.B32]/[.$F$2]" office:value-type="float" office:value="1.91927488353233" calcext:value-type="float">
            <text:p>1.9192748835</text:p>
          </table:table-cell>
          <table:table-cell table:formula="of:=[.C32]/[.$F$3]" office:value-type="float" office:value="0.939496151691351" calcext:value-type="float">
            <text:p>0.93949615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7764950850642" calcext:value-type="float">
            <text:p>0.1776495085</text:p>
          </table:table-cell>
          <table:table-cell office:value-type="float" office:value="1.4829556292607" calcext:value-type="float">
            <text:p>1.4829556293</text:p>
          </table:table-cell>
          <table:table-cell table:number-columns-repeated="5"/>
          <table:table-cell table:formula="of:=[.B33]/[.$F$2]" office:value-type="float" office:value="1.93729016909945" calcext:value-type="float">
            <text:p>1.9372901691</text:p>
          </table:table-cell>
          <table:table-cell table:formula="of:=[.C33]/[.$F$3]" office:value-type="float" office:value="1.26748344381256" calcext:value-type="float">
            <text:p>1.26748344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78251821403815" calcext:value-type="float">
            <text:p>0.1782518214</text:p>
          </table:table-cell>
          <table:table-cell office:value-type="float" office:value="1.09219995462451" calcext:value-type="float">
            <text:p>1.0921999546</text:p>
          </table:table-cell>
          <table:table-cell table:number-columns-repeated="5"/>
          <table:table-cell table:formula="of:=[.B34]/[.$F$2]" office:value-type="float" office:value="1.94385846678097" calcext:value-type="float">
            <text:p>1.9438584668</text:p>
          </table:table-cell>
          <table:table-cell table:formula="of:=[.C34]/[.$F$3]" office:value-type="float" office:value="0.933504234721804" calcext:value-type="float">
            <text:p>0.933504234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81268983408511" calcext:value-type="float">
            <text:p>0.1812689834</text:p>
          </table:table-cell>
          <table:table-cell office:value-type="float" office:value="1.48915610006134" calcext:value-type="float">
            <text:p>1.4891561001</text:p>
          </table:table-cell>
          <table:table-cell table:number-columns-repeated="5"/>
          <table:table-cell table:formula="of:=[.B35]/[.$F$2]" office:value-type="float" office:value="1.97676099682128" calcext:value-type="float">
            <text:p>1.9767609968</text:p>
          </table:table-cell>
          <table:table-cell table:formula="of:=[.C35]/[.$F$3]" office:value-type="float" office:value="1.27278299150542" calcext:value-type="float">
            <text:p>1.27278299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81165779175619" calcext:value-type="float">
            <text:p>0.1811657792</text:p>
          </table:table-cell>
          <table:table-cell office:value-type="float" office:value="1.08372716370825" calcext:value-type="float">
            <text:p>1.0837271637</text:p>
          </table:table-cell>
          <table:table-cell table:number-columns-repeated="5"/>
          <table:table-cell table:formula="of:=[.B36]/[.$F$2]" office:value-type="float" office:value="1.97563554171885" calcext:value-type="float">
            <text:p>1.9756355417</text:p>
          </table:table-cell>
          <table:table-cell table:formula="of:=[.C36]/[.$F$3]" office:value-type="float" office:value="0.926262533083974" calcext:value-type="float">
            <text:p>0.92626253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84528038143085" calcext:value-type="float">
            <text:p>0.1845280381</text:p>
          </table:table-cell>
          <table:table-cell office:value-type="float" office:value="1.49399045936291" calcext:value-type="float">
            <text:p>1.4939904594</text:p>
          </table:table-cell>
          <table:table-cell table:number-columns-repeated="5"/>
          <table:table-cell table:formula="of:=[.B37]/[.$F$2]" office:value-type="float" office:value="2.01230139741641" calcext:value-type="float">
            <text:p>2.0123013974</text:p>
          </table:table-cell>
          <table:table-cell table:formula="of:=[.C37]/[.$F$3]" office:value-type="float" office:value="1.2769149225324" calcext:value-type="float">
            <text:p>1.276914922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84288944172065" calcext:value-type="float">
            <text:p>0.1842889442</text:p>
          </table:table-cell>
          <table:table-cell office:value-type="float" office:value="1.07356408566602" calcext:value-type="float">
            <text:p>1.0735640857</text:p>
          </table:table-cell>
          <table:table-cell table:number-columns-repeated="5"/>
          <table:table-cell table:formula="of:=[.B38]/[.$F$2]" office:value-type="float" office:value="2.00969404767792" calcext:value-type="float">
            <text:p>2.0096940477</text:p>
          </table:table-cell>
          <table:table-cell table:formula="of:=[.C38]/[.$F$3]" office:value-type="float" office:value="0.917576141594889" calcext:value-type="float">
            <text:p>0.91757614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88473088664911" calcext:value-type="float">
            <text:p>0.1884730887</text:p>
          </table:table-cell>
          <table:table-cell office:value-type="float" office:value="1.49897099799542" calcext:value-type="float">
            <text:p>1.498970998</text:p>
          </table:table-cell>
          <table:table-cell table:number-columns-repeated="5"/>
          <table:table-cell table:formula="of:=[.B39]/[.$F$2]" office:value-type="float" office:value="2.05532266810154" calcext:value-type="float">
            <text:p>2.0553226681</text:p>
          </table:table-cell>
          <table:table-cell table:formula="of:=[.C39]/[.$F$3]" office:value-type="float" office:value="1.28117179315848" calcext:value-type="float">
            <text:p>1.28117179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897844071456" calcext:value-type="float">
            <text:p>0.1897844071</text:p>
          </table:table-cell>
          <table:table-cell office:value-type="float" office:value="1.06020289322716" calcext:value-type="float">
            <text:p>1.0602028932</text:p>
          </table:table-cell>
          <table:table-cell table:number-columns-repeated="5"/>
          <table:table-cell table:formula="of:=[.B40]/[.$F$2]" office:value-type="float" office:value="2.06962276058451" calcext:value-type="float">
            <text:p>2.0696227606</text:p>
          </table:table-cell>
          <table:table-cell table:formula="of:=[.C40]/[.$F$3]" office:value-type="float" office:value="0.906156318997573" calcext:value-type="float">
            <text:p>0.9061563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93045760860664" calcext:value-type="float">
            <text:p>0.1930457609</text:p>
          </table:table-cell>
          <table:table-cell office:value-type="float" office:value="1.50411598837523" calcext:value-type="float">
            <text:p>1.5041159884</text:p>
          </table:table-cell>
          <table:table-cell table:number-columns-repeated="5"/>
          <table:table-cell table:formula="of:=[.B41]/[.$F$2]" office:value-type="float" office:value="2.10518823185021" calcext:value-type="float">
            <text:p>2.1051882319</text:p>
          </table:table-cell>
          <table:table-cell table:formula="of:=[.C41]/[.$F$3]" office:value-type="float" office:value="1.28556922083353" calcext:value-type="float">
            <text:p>1.28556922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92887131206814" calcext:value-type="float">
            <text:p>0.1928871312</text:p>
          </table:table-cell>
          <table:table-cell office:value-type="float" office:value="1.052688713389" calcext:value-type="float">
            <text:p>1.0526887134</text:p>
          </table:table-cell>
          <table:table-cell table:number-columns-repeated="5"/>
          <table:table-cell table:formula="of:=[.B42]/[.$F$2]" office:value-type="float" office:value="2.1034583555814" calcext:value-type="float">
            <text:p>2.1034583556</text:p>
          </table:table-cell>
          <table:table-cell table:formula="of:=[.C42]/[.$F$3]" office:value-type="float" office:value="0.899733943067522" calcext:value-type="float">
            <text:p>0.89973394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95197606599842" calcext:value-type="float">
            <text:p>0.1951976066</text:p>
          </table:table-cell>
          <table:table-cell office:value-type="float" office:value="1.04735126024999" calcext:value-type="float">
            <text:p>1.0473512602</text:p>
          </table:table-cell>
          <table:table-cell table:number-columns-repeated="5"/>
          <table:table-cell table:formula="of:=[.B43]/[.$F$2]" office:value-type="float" office:value="2.12865437949664" calcext:value-type="float">
            <text:p>2.1286543795</text:p>
          </table:table-cell>
          <table:table-cell table:formula="of:=[.C43]/[.$F$3]" office:value-type="float" office:value="0.895172017307684" calcext:value-type="float">
            <text:p>0.895172017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97316766833784" calcext:value-type="float">
            <text:p>0.1973167668</text:p>
          </table:table-cell>
          <table:table-cell office:value-type="float" office:value="1.50797108933568" calcext:value-type="float">
            <text:p>1.5079710893</text:p>
          </table:table-cell>
          <table:table-cell table:number-columns-repeated="5"/>
          <table:table-cell table:formula="of:=[.B44]/[.$F$2]" office:value-type="float" office:value="2.15176408760942" calcext:value-type="float">
            <text:p>2.1517640876</text:p>
          </table:table-cell>
          <table:table-cell table:formula="of:=[.C44]/[.$F$3]" office:value-type="float" office:value="1.28886417891938" calcext:value-type="float">
            <text:p>1.288864178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198873676404271" calcext:value-type="float">
            <text:p>0.1988736764</text:p>
          </table:table-cell>
          <table:table-cell office:value-type="float" office:value="1.04052651273705" calcext:value-type="float">
            <text:p>1.0405265127</text:p>
          </table:table-cell>
          <table:table-cell table:number-columns-repeated="5"/>
          <table:table-cell table:formula="of:=[.B45]/[.$F$2]" office:value-type="float" office:value="2.16874238172596" calcext:value-type="float">
            <text:p>2.1687423817</text:p>
          </table:table-cell>
          <table:table-cell table:formula="of:=[.C45]/[.$F$3]" office:value-type="float" office:value="0.889338899775257" calcext:value-type="float">
            <text:p>0.889338899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02460085969568" calcext:value-type="float">
            <text:p>0.202460086</text:p>
          </table:table-cell>
          <table:table-cell office:value-type="float" office:value="1.51137535836318" calcext:value-type="float">
            <text:p>1.5113753584</text:p>
          </table:table-cell>
          <table:table-cell table:number-columns-repeated="5"/>
          <table:table-cell table:formula="of:=[.B46]/[.$F$2]" office:value-type="float" office:value="2.20785262780336" calcext:value-type="float">
            <text:p>2.2078526278</text:p>
          </table:table-cell>
          <table:table-cell table:formula="of:=[.C46]/[.$F$3]" office:value-type="float" office:value="1.29177381056682" calcext:value-type="float">
            <text:p>1.29177381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02158419746935" calcext:value-type="float">
            <text:p>0.2021584197</text:p>
          </table:table-cell>
          <table:table-cell office:value-type="float" office:value="1.03423083155972" calcext:value-type="float">
            <text:p>1.0342308316</text:p>
          </table:table-cell>
          <table:table-cell table:number-columns-repeated="5"/>
          <table:table-cell table:formula="of:=[.B47]/[.$F$2]" office:value-type="float" office:value="2.2045629198139" calcext:value-type="float">
            <text:p>2.2045629198</text:p>
          </table:table-cell>
          <table:table-cell table:formula="of:=[.C47]/[.$F$3]" office:value-type="float" office:value="0.883957975692068" calcext:value-type="float">
            <text:p>0.883957975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05178380510489" calcext:value-type="float">
            <text:p>0.2051783805</text:p>
          </table:table-cell>
          <table:table-cell office:value-type="float" office:value="1.02882694557201" calcext:value-type="float">
            <text:p>1.0288269456</text:p>
          </table:table-cell>
          <table:table-cell table:number-columns-repeated="5"/>
          <table:table-cell table:formula="of:=[.B48]/[.$F$2]" office:value-type="float" office:value="2.23749597067055" calcext:value-type="float">
            <text:p>2.2374959707</text:p>
          </table:table-cell>
          <table:table-cell table:formula="of:=[.C48]/[.$F$3]" office:value-type="float" office:value="0.879339269719667" calcext:value-type="float">
            <text:p>0.879339269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0705984615284" calcext:value-type="float">
            <text:p>0.2070598462</text:p>
          </table:table-cell>
          <table:table-cell office:value-type="float" office:value="1.51358750805774" calcext:value-type="float">
            <text:p>1.5135875081</text:p>
          </table:table-cell>
          <table:table-cell table:number-columns-repeated="5"/>
          <table:table-cell table:formula="of:=[.B49]/[.$F$2]" office:value-type="float" office:value="2.258013589453" calcext:value-type="float">
            <text:p>2.2580135895</text:p>
          </table:table-cell>
          <table:table-cell table:formula="of:=[.C49]/[.$F$3]" office:value-type="float" office:value="1.29366453680149" calcext:value-type="float">
            <text:p>1.29366453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08556982230572" calcext:value-type="float">
            <text:p>0.2085569822</text:p>
          </table:table-cell>
          <table:table-cell office:value-type="float" office:value="1.02248067433335" calcext:value-type="float">
            <text:p>1.0224806743</text:p>
          </table:table-cell>
          <table:table-cell table:number-columns-repeated="5"/>
          <table:table-cell table:formula="of:=[.B50]/[.$F$2]" office:value-type="float" office:value="2.27434004613492" calcext:value-type="float">
            <text:p>2.2743400461</text:p>
          </table:table-cell>
          <table:table-cell table:formula="of:=[.C50]/[.$F$3]" office:value-type="float" office:value="0.873915106267821" calcext:value-type="float">
            <text:p>0.873915106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1035018701322" calcext:value-type="float">
            <text:p>0.210350187</text:p>
          </table:table-cell>
          <table:table-cell office:value-type="float" office:value="1.51518124165783" calcext:value-type="float">
            <text:p>1.5151812417</text:p>
          </table:table-cell>
          <table:table-cell table:number-columns-repeated="5"/>
          <table:table-cell table:formula="of:=[.B51]/[.$F$2]" office:value-type="float" office:value="2.29389516917361" calcext:value-type="float">
            <text:p>2.2938951692</text:p>
          </table:table-cell>
          <table:table-cell table:formula="of:=[.C51]/[.$F$3]" office:value-type="float" office:value="1.29502670227165" calcext:value-type="float">
            <text:p>1.29502670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12502032752398" calcext:value-type="float">
            <text:p>0.2125020328</text:p>
          </table:table-cell>
          <table:table-cell office:value-type="float" office:value="1.01598180977271" calcext:value-type="float">
            <text:p>1.0159818098</text:p>
          </table:table-cell>
          <table:table-cell table:number-columns-repeated="5"/>
          <table:table-cell table:formula="of:=[.B52]/[.$F$2]" office:value-type="float" office:value="2.31736131682004" calcext:value-type="float">
            <text:p>2.3173613168</text:p>
          </table:table-cell>
          <table:table-cell table:formula="of:=[.C52]/[.$F$3]" office:value-type="float" office:value="0.868360521173256" calcext:value-type="float">
            <text:p>0.86836052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15801529552471" calcext:value-type="float">
            <text:p>0.2158015296</text:p>
          </table:table-cell>
          <table:table-cell office:value-type="float" office:value="1.01181793627985" calcext:value-type="float">
            <text:p>1.0118179363</text:p>
          </table:table-cell>
          <table:table-cell table:number-columns-repeated="5"/>
          <table:table-cell table:formula="of:=[.B53]/[.$F$2]" office:value-type="float" office:value="2.35334274321124" calcext:value-type="float">
            <text:p>2.3533427432</text:p>
          </table:table-cell>
          <table:table-cell table:formula="of:=[.C53]/[.$F$3]" office:value-type="float" office:value="0.864801654940043" calcext:value-type="float">
            <text:p>0.864801654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17523006143813" calcext:value-type="float">
            <text:p>0.2175230061</text:p>
          </table:table-cell>
          <table:table-cell office:value-type="float" office:value="1.51630891078217" calcext:value-type="float">
            <text:p>1.5163089108</text:p>
          </table:table-cell>
          <table:table-cell table:number-columns-repeated="5"/>
          <table:table-cell table:formula="of:=[.B54]/[.$F$2]" office:value-type="float" office:value="2.37211566132839" calcext:value-type="float">
            <text:p>2.3721156613</text:p>
          </table:table-cell>
          <table:table-cell table:formula="of:=[.C54]/[.$F$3]" office:value-type="float" office:value="1.29599052203604" calcext:value-type="float">
            <text:p>1.2959905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20392133796051" calcext:value-type="float">
            <text:p>0.2203921338</text:p>
          </table:table-cell>
          <table:table-cell office:value-type="float" office:value="1.00528685260138" calcext:value-type="float">
            <text:p>1.0052868526</text:p>
          </table:table-cell>
          <table:table-cell table:number-columns-repeated="5"/>
          <table:table-cell table:formula="of:=[.B55]/[.$F$2]" office:value-type="float" office:value="2.4034038581903" calcext:value-type="float">
            <text:p>2.4034038582</text:p>
          </table:table-cell>
          <table:table-cell table:formula="of:=[.C55]/[.$F$3]" office:value-type="float" office:value="0.859219532137932" calcext:value-type="float">
            <text:p>0.859219532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24636051781652" calcext:value-type="float">
            <text:p>0.2246360518</text:p>
          </table:table-cell>
          <table:table-cell office:value-type="float" office:value="0.999758141477871" calcext:value-type="float">
            <text:p>0.9997581415</text:p>
          </table:table-cell>
          <table:table-cell table:number-columns-repeated="5"/>
          <table:table-cell table:formula="of:=[.B56]/[.$F$2]" office:value-type="float" office:value="2.44968431604855" calcext:value-type="float">
            <text:p>2.449684316</text:p>
          </table:table-cell>
          <table:table-cell table:formula="of:=[.C56]/[.$F$3]" office:value-type="float" office:value="0.854494138015274" calcext:value-type="float">
            <text:p>0.8544941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25054466230936" calcext:value-type="float">
            <text:p>0.2250544662</text:p>
          </table:table-cell>
          <table:table-cell office:value-type="float" office:value="1.51729562126597" calcext:value-type="float">
            <text:p>1.5172956213</text:p>
          </table:table-cell>
          <table:table-cell table:number-columns-repeated="5"/>
          <table:table-cell table:formula="of:=[.B57]/[.$F$2]" office:value-type="float" office:value="2.45424717809091" calcext:value-type="float">
            <text:p>2.4542471781</text:p>
          </table:table-cell>
          <table:table-cell table:formula="of:=[.C57]/[.$F$3]" office:value-type="float" office:value="1.29683386432989" calcext:value-type="float">
            <text:p>1.29683386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28282234839703" calcext:value-type="float">
            <text:p>0.2282822348</text:p>
          </table:table-cell>
          <table:table-cell office:value-type="float" office:value="0.99518481669582" calcext:value-type="float">
            <text:p>0.9951848167</text:p>
          </table:table-cell>
          <table:table-cell table:number-columns-repeated="5"/>
          <table:table-cell table:formula="of:=[.B58]/[.$F$2]" office:value-type="float" office:value="2.48944639956056" calcext:value-type="float">
            <text:p>2.4894463996</text:p>
          </table:table-cell>
          <table:table-cell table:formula="of:=[.C58]/[.$F$3]" office:value-type="float" office:value="0.850585313415231" calcext:value-type="float">
            <text:p>0.850585313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3222728536153" calcext:value-type="float">
            <text:p>0.2322272854</text:p>
          </table:table-cell>
          <table:table-cell office:value-type="float" office:value="1.51626192456866" calcext:value-type="float">
            <text:p>1.5162619246</text:p>
          </table:table-cell>
          <table:table-cell table:number-columns-repeated="5"/>
          <table:table-cell table:formula="of:=[.B59]/[.$F$2]" office:value-type="float" office:value="2.53246767024569" calcext:value-type="float">
            <text:p>2.5324676702</text:p>
          </table:table-cell>
          <table:table-cell table:formula="of:=[.C59]/[.$F$3]" office:value-type="float" office:value="1.2959503628792" calcext:value-type="float">
            <text:p>1.295950362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3222728536153" calcext:value-type="float">
            <text:p>0.2322272854</text:p>
          </table:table-cell>
          <table:table-cell office:value-type="float" office:value="0.990979550586295" calcext:value-type="float">
            <text:p>0.9909795506</text:p>
          </table:table-cell>
          <table:table-cell table:number-columns-repeated="5"/>
          <table:table-cell table:formula="of:=[.B60]/[.$F$2]" office:value-type="float" office:value="2.53246767024569" calcext:value-type="float">
            <text:p>2.5324676702</text:p>
          </table:table-cell>
          <table:table-cell table:formula="of:=[.C60]/[.$F$3]" office:value-type="float" office:value="0.846991068877176" calcext:value-type="float">
            <text:p>0.846991068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36523600111181" calcext:value-type="float">
            <text:p>0.2365236001</text:p>
          </table:table-cell>
          <table:table-cell office:value-type="float" office:value="0.986203519840969" calcext:value-type="float">
            <text:p>0.9862035198</text:p>
          </table:table-cell>
          <table:table-cell table:number-columns-repeated="5"/>
          <table:table-cell table:formula="of:=[.B61]/[.$F$2]" office:value-type="float" office:value="2.57931952138692" calcext:value-type="float">
            <text:p>2.5793195214</text:p>
          </table:table-cell>
          <table:table-cell table:formula="of:=[.C61]/[.$F$3]" office:value-type="float" office:value="0.842908991317067" calcext:value-type="float">
            <text:p>0.84290899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39400104492123" calcext:value-type="float">
            <text:p>0.2394001045</text:p>
          </table:table-cell>
          <table:table-cell office:value-type="float" office:value="1.51471137952269" calcext:value-type="float">
            <text:p>1.5147113795</text:p>
          </table:table-cell>
          <table:table-cell table:number-columns-repeated="5"/>
          <table:table-cell table:formula="of:=[.B62]/[.$F$2]" office:value-type="float" office:value="2.61068816240047" calcext:value-type="float">
            <text:p>2.6106881624</text:p>
          </table:table-cell>
          <table:table-cell table:formula="of:=[.C62]/[.$F$3]" office:value-type="float" office:value="1.29462511070315" calcext:value-type="float">
            <text:p>1.29462511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40117386405182" calcext:value-type="float">
            <text:p>0.2401173864</text:p>
          </table:table-cell>
          <table:table-cell office:value-type="float" office:value="0.982968401182119" calcext:value-type="float">
            <text:p>0.9829684012</text:p>
          </table:table-cell>
          <table:table-cell table:number-columns-repeated="5"/>
          <table:table-cell table:formula="of:=[.B63]/[.$F$2]" office:value-type="float" office:value="2.61851021161594" calcext:value-type="float">
            <text:p>2.6185102116</text:p>
          </table:table-cell>
          <table:table-cell table:formula="of:=[.C63]/[.$F$3]" office:value-type="float" office:value="0.84014393263429" calcext:value-type="float">
            <text:p>0.840143932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43256894154246" calcext:value-type="float">
            <text:p>0.2432568942</text:p>
          </table:table-cell>
          <table:table-cell office:value-type="float" office:value="1.51393207362351" calcext:value-type="float">
            <text:p>1.5139320736</text:p>
          </table:table-cell>
          <table:table-cell table:number-columns-repeated="5"/>
          <table:table-cell table:formula="of:=[.B64]/[.$F$2]" office:value-type="float" office:value="2.65274693734183" calcext:value-type="float">
            <text:p>2.6527469373</text:p>
          </table:table-cell>
          <table:table-cell table:formula="of:=[.C64]/[.$F$3]" office:value-type="float" office:value="1.29395903728505" calcext:value-type="float">
            <text:p>1.293959037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43883116448744" calcext:value-type="float">
            <text:p>0.2438831164</text:p>
          </table:table-cell>
          <table:table-cell office:value-type="float" office:value="0.980135132507211" calcext:value-type="float">
            <text:p>0.9801351325</text:p>
          </table:table-cell>
          <table:table-cell table:number-columns-repeated="5"/>
          <table:table-cell table:formula="of:=[.B65]/[.$F$2]" office:value-type="float" office:value="2.65957596999721" calcext:value-type="float">
            <text:p>2.65957597</text:p>
          </table:table-cell>
          <table:table-cell table:formula="of:=[.C65]/[.$F$3]" office:value-type="float" office:value="0.837722335476249" calcext:value-type="float">
            <text:p>0.837722335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47290205535775" calcext:value-type="float">
            <text:p>0.2472902055</text:p>
          </table:table-cell>
          <table:table-cell office:value-type="float" office:value="1.51193919292535" calcext:value-type="float">
            <text:p>1.5119391929</text:p>
          </table:table-cell>
          <table:table-cell table:number-columns-repeated="5"/>
          <table:table-cell table:formula="of:=[.B66]/[.$F$2]" office:value-type="float" office:value="2.69673070377072" calcext:value-type="float">
            <text:p>2.6967307038</text:p>
          </table:table-cell>
          <table:table-cell table:formula="of:=[.C66]/[.$F$3]" office:value-type="float" office:value="1.29225572044902" calcext:value-type="float">
            <text:p>1.292255720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50159333188013" calcext:value-type="float">
            <text:p>0.2501593332</text:p>
          </table:table-cell>
          <table:table-cell office:value-type="float" office:value="0.9746518413901" calcext:value-type="float">
            <text:p>0.9746518414</text:p>
          </table:table-cell>
          <table:table-cell table:number-columns-repeated="5"/>
          <table:table-cell table:formula="of:=[.B67]/[.$F$2]" office:value-type="float" office:value="2.72801890063264" calcext:value-type="float">
            <text:p>2.7280189006</text:p>
          </table:table-cell>
          <table:table-cell table:formula="of:=[.C67]/[.$F$3]" office:value-type="float" office:value="0.83303576187188" calcext:value-type="float">
            <text:p>0.83303576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54104383709839" calcext:value-type="float">
            <text:p>0.2541043837</text:p>
          </table:table-cell>
          <table:table-cell office:value-type="float" office:value="1.50808632341718" calcext:value-type="float">
            <text:p>1.5080863234</text:p>
          </table:table-cell>
          <table:table-cell table:number-columns-repeated="5"/>
          <table:table-cell table:formula="of:=[.B68]/[.$F$2]" office:value-type="float" office:value="2.77104017131776" calcext:value-type="float">
            <text:p>2.7710401713</text:p>
          </table:table-cell>
          <table:table-cell table:formula="of:=[.C68]/[.$F$3]" office:value-type="float" office:value="1.28896266958733" calcext:value-type="float">
            <text:p>1.288962669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54104383709839" calcext:value-type="float">
            <text:p>0.2541043837</text:p>
          </table:table-cell>
          <table:table-cell office:value-type="float" office:value="0.97163297717181" calcext:value-type="float">
            <text:p>0.9716329772</text:p>
          </table:table-cell>
          <table:table-cell table:number-columns-repeated="5"/>
          <table:table-cell table:formula="of:=[.B69]/[.$F$2]" office:value-type="float" office:value="2.77104017131776" calcext:value-type="float">
            <text:p>2.7710401713</text:p>
          </table:table-cell>
          <table:table-cell table:formula="of:=[.C69]/[.$F$3]" office:value-type="float" office:value="0.830455536044282" calcext:value-type="float">
            <text:p>0.8304555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58328377197855" calcext:value-type="float">
            <text:p>0.2583283772</text:p>
          </table:table-cell>
          <table:table-cell office:value-type="float" office:value="1.50523582646398" calcext:value-type="float">
            <text:p>1.5052358265</text:p>
          </table:table-cell>
          <table:table-cell table:number-columns-repeated="5"/>
          <table:table-cell table:formula="of:=[.B70]/[.$F$2]" office:value-type="float" office:value="2.81710335003113" calcext:value-type="float">
            <text:p>2.81710335</text:p>
          </table:table-cell>
          <table:table-cell table:formula="of:=[.C70]/[.$F$3]" office:value-type="float" office:value="1.28652634740511" calcext:value-type="float">
            <text:p>1.286526347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58049434231665" calcext:value-type="float">
            <text:p>0.2580494342</text:p>
          </table:table-cell>
          <table:table-cell office:value-type="float" office:value="0.969718288971105" calcext:value-type="float">
            <text:p>0.969718289</text:p>
          </table:table-cell>
          <table:table-cell table:number-columns-repeated="5"/>
          <table:table-cell table:formula="of:=[.B71]/[.$F$2]" office:value-type="float" office:value="2.81406144200289" calcext:value-type="float">
            <text:p>2.814061442</text:p>
          </table:table-cell>
          <table:table-cell table:formula="of:=[.C71]/[.$F$3]" office:value-type="float" office:value="0.828819050402654" calcext:value-type="float">
            <text:p>0.828819050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62051459487388" calcext:value-type="float">
            <text:p>0.2620514595</text:p>
          </table:table-cell>
          <table:table-cell office:value-type="float" office:value="1.50294849882779" calcext:value-type="float">
            <text:p>1.5029484988</text:p>
          </table:table-cell>
          <table:table-cell table:number-columns-repeated="5"/>
          <table:table-cell table:formula="of:=[.B72]/[.$F$2]" office:value-type="float" office:value="2.8577040293063" calcext:value-type="float">
            <text:p>2.8577040293</text:p>
          </table:table-cell>
          <table:table-cell table:formula="of:=[.C72]/[.$F$3]" office:value-type="float" office:value="1.28457136651948" calcext:value-type="float">
            <text:p>1.284571366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61339775092045" calcext:value-type="float">
            <text:p>0.2613397751</text:p>
          </table:table-cell>
          <table:table-cell office:value-type="float" office:value="0.96788582664405" calcext:value-type="float">
            <text:p>0.9678858266</text:p>
          </table:table-cell>
          <table:table-cell table:number-columns-repeated="5"/>
          <table:table-cell table:formula="of:=[.B73]/[.$F$2]" office:value-type="float" office:value="2.8499430217235" calcext:value-type="float">
            <text:p>2.8499430217</text:p>
          </table:table-cell>
          <table:table-cell table:formula="of:=[.C73]/[.$F$3]" office:value-type="float" office:value="0.827252843285513" calcext:value-type="float">
            <text:p>0.82725284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65760214797053" calcext:value-type="float">
            <text:p>0.2657602148</text:p>
          </table:table-cell>
          <table:table-cell office:value-type="float" office:value="0.965715063579693" calcext:value-type="float">
            <text:p>0.9657150636</text:p>
          </table:table-cell>
          <table:table-cell table:number-columns-repeated="5"/>
          <table:table-cell table:formula="of:=[.B74]/[.$F$2]" office:value-type="float" office:value="2.89814847106928" calcext:value-type="float">
            <text:p>2.8981484711</text:p>
          </table:table-cell>
          <table:table-cell table:formula="of:=[.C74]/[.$F$3]" office:value-type="float" office:value="0.825397490239054" calcext:value-type="float">
            <text:p>0.825397490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66656817188377" calcext:value-type="float">
            <text:p>0.2666568172</text:p>
          </table:table-cell>
          <table:table-cell office:value-type="float" office:value="1.49953483255759" calcext:value-type="float">
            <text:p>1.4995348326</text:p>
          </table:table-cell>
          <table:table-cell table:number-columns-repeated="5"/>
          <table:table-cell table:formula="of:=[.B75]/[.$F$2]" office:value-type="float" office:value="2.90792603258863" calcext:value-type="float">
            <text:p>2.9079260326</text:p>
          </table:table-cell>
          <table:table-cell table:formula="of:=[.C75]/[.$F$3]" office:value-type="float" office:value="1.28165370304068" calcext:value-type="float">
            <text:p>1.28165370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70243226753674" calcext:value-type="float">
            <text:p>0.2702432268</text:p>
          </table:table-cell>
          <table:table-cell office:value-type="float" office:value="1.49742567363984" calcext:value-type="float">
            <text:p>1.4974256736</text:p>
          </table:table-cell>
          <table:table-cell table:number-columns-repeated="5"/>
          <table:table-cell table:formula="of:=[.B76]/[.$F$2]" office:value-type="float" office:value="2.94703627866602" calcext:value-type="float">
            <text:p>2.9470362787</text:p>
          </table:table-cell>
          <table:table-cell table:formula="of:=[.C76]/[.$F$3]" office:value-type="float" office:value="1.27985100311097" calcext:value-type="float">
            <text:p>1.27985100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72395072492852" calcext:value-type="float">
            <text:p>0.2723950725</text:p>
          </table:table-cell>
          <table:table-cell office:value-type="float" office:value="0.961871591314228" calcext:value-type="float">
            <text:p>0.9618715913</text:p>
          </table:table-cell>
          <table:table-cell table:number-columns-repeated="5"/>
          <table:table-cell table:formula="of:=[.B77]/[.$F$2]" office:value-type="float" office:value="2.97050242631245" calcext:value-type="float">
            <text:p>2.9705024263</text:p>
          </table:table-cell>
          <table:table-cell table:formula="of:=[.C77]/[.$F$3]" office:value-type="float" office:value="0.822112471208742" calcext:value-type="float">
            <text:p>0.82211247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76340123014678" calcext:value-type="float">
            <text:p>0.276340123</text:p>
          </table:table-cell>
          <table:table-cell office:value-type="float" office:value="1.49074841063043" calcext:value-type="float">
            <text:p>1.4907484106</text:p>
          </table:table-cell>
          <table:table-cell table:number-columns-repeated="5"/>
          <table:table-cell table:formula="of:=[.B78]/[.$F$2]" office:value-type="float" office:value="3.01352369699758" calcext:value-type="float">
            <text:p>3.013523697</text:p>
          </table:table-cell>
          <table:table-cell table:formula="of:=[.C78]/[.$F$3]" office:value-type="float" office:value="1.27414394070977" calcext:value-type="float">
            <text:p>1.27414394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76340123014678" calcext:value-type="float">
            <text:p>0.276340123</text:p>
          </table:table-cell>
          <table:table-cell office:value-type="float" office:value="0.96039152558853" calcext:value-type="float">
            <text:p>0.9603915256</text:p>
          </table:table-cell>
          <table:table-cell table:number-columns-repeated="5"/>
          <table:table-cell table:formula="of:=[.B79]/[.$F$2]" office:value-type="float" office:value="3.01352369699758" calcext:value-type="float">
            <text:p>3.013523697</text:p>
          </table:table-cell>
          <table:table-cell table:formula="of:=[.C79]/[.$F$3]" office:value-type="float" office:value="0.820847457767974" calcext:value-type="float">
            <text:p>0.82084745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80500358110422" calcext:value-type="float">
            <text:p>0.2805003581</text:p>
          </table:table-cell>
          <table:table-cell office:value-type="float" office:value="1.48680156869523" calcext:value-type="float">
            <text:p>1.4868015687</text:p>
          </table:table-cell>
          <table:table-cell table:number-columns-repeated="5"/>
          <table:table-cell table:formula="of:=[.B80]/[.$F$2]" office:value-type="float" office:value="3.05889158244735" calcext:value-type="float">
            <text:p>3.0588915824</text:p>
          </table:table-cell>
          <table:table-cell table:formula="of:=[.C80]/[.$F$3]" office:value-type="float" office:value="1.27077057153438" calcext:value-type="float">
            <text:p>1.27077057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80285173536504" calcext:value-type="float">
            <text:p>0.2802851735</text:p>
          </table:table-cell>
          <table:table-cell office:value-type="float" office:value="0.959522280638517" calcext:value-type="float">
            <text:p>0.9595222806</text:p>
          </table:table-cell>
          <table:table-cell table:number-columns-repeated="5"/>
          <table:table-cell table:formula="of:=[.B81]/[.$F$2]" office:value-type="float" office:value="3.0565449676827" calcext:value-type="float">
            <text:p>3.0565449677</text:p>
          </table:table-cell>
          <table:table-cell table:formula="of:=[.C81]/[.$F$3]" office:value-type="float" office:value="0.820104513366254" calcext:value-type="float">
            <text:p>0.820104513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84050903580066" calcext:value-type="float">
            <text:p>0.2840509036</text:p>
          </table:table-cell>
          <table:table-cell office:value-type="float" office:value="1.48390721794276" calcext:value-type="float">
            <text:p>1.4839072179</text:p>
          </table:table-cell>
          <table:table-cell table:number-columns-repeated="5"/>
          <table:table-cell table:formula="of:=[.B82]/[.$F$2]" office:value-type="float" office:value="3.09761072606397" calcext:value-type="float">
            <text:p>3.0976107261</text:p>
          </table:table-cell>
          <table:table-cell table:formula="of:=[.C82]/[.$F$3]" office:value-type="float" office:value="1.26829676747244" calcext:value-type="float">
            <text:p>1.26829676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84445408632248" calcext:value-type="float">
            <text:p>0.2844454086</text:p>
          </table:table-cell>
          <table:table-cell office:value-type="float" office:value="0.958892665377426" calcext:value-type="float">
            <text:p>0.9588926654</text:p>
          </table:table-cell>
          <table:table-cell table:number-columns-repeated="5"/>
          <table:table-cell table:formula="of:=[.B83]/[.$F$2]" office:value-type="float" office:value="3.10191285313248" calcext:value-type="float">
            <text:p>3.1019128531</text:p>
          </table:table-cell>
          <table:table-cell table:formula="of:=[.C83]/[.$F$3]" office:value-type="float" office:value="0.819566380664467" calcext:value-type="float">
            <text:p>0.81956638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87816633623627" calcext:value-type="float">
            <text:p>0.2878166336</text:p>
          </table:table-cell>
          <table:table-cell office:value-type="float" office:value="0.958065708019576" calcext:value-type="float">
            <text:p>0.958065708</text:p>
          </table:table-cell>
          <table:table-cell table:number-columns-repeated="5"/>
          <table:table-cell table:formula="of:=[.B84]/[.$F$2]" office:value-type="float" office:value="3.13867648444522" calcext:value-type="float">
            <text:p>3.1386764844</text:p>
          </table:table-cell>
          <table:table-cell table:formula="of:=[.C84]/[.$F$3]" office:value-type="float" office:value="0.818859579503911" calcext:value-type="float">
            <text:p>0.818859579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89609838406275" calcext:value-type="float">
            <text:p>0.2896098384</text:p>
          </table:table-cell>
          <table:table-cell office:value-type="float" office:value="1.47693446385724" calcext:value-type="float">
            <text:p>1.4769344639</text:p>
          </table:table-cell>
          <table:table-cell table:number-columns-repeated="5"/>
          <table:table-cell table:formula="of:=[.B85]/[.$F$2]" office:value-type="float" office:value="3.15823160748391" calcext:value-type="float">
            <text:p>3.1582316075</text:p>
          </table:table-cell>
          <table:table-cell table:formula="of:=[.C85]/[.$F$3]" office:value-type="float" office:value="1.26233714859593" calcext:value-type="float">
            <text:p>1.26233714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9377007350202" calcext:value-type="float">
            <text:p>0.2937700735</text:p>
          </table:table-cell>
          <table:table-cell office:value-type="float" office:value="1.47253655427231" calcext:value-type="float">
            <text:p>1.4725365543</text:p>
          </table:table-cell>
          <table:table-cell table:number-columns-repeated="5"/>
          <table:table-cell table:formula="of:=[.B86]/[.$F$2]" office:value-type="float" office:value="3.2035994929337" calcext:value-type="float">
            <text:p>3.2035994929</text:p>
          </table:table-cell>
          <table:table-cell table:formula="of:=[.C86]/[.$F$3]" office:value-type="float" office:value="1.2585782515148" calcext:value-type="float">
            <text:p>1.25857825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94630811797691" calcext:value-type="float">
            <text:p>0.2946308118</text:p>
          </table:table-cell>
          <table:table-cell office:value-type="float" office:value="0.958065708019576" calcext:value-type="float">
            <text:p>0.958065708</text:p>
          </table:table-cell>
          <table:table-cell table:number-columns-repeated="5"/>
          <table:table-cell table:formula="of:=[.B87]/[.$F$2]" office:value-type="float" office:value="3.21298595199227" calcext:value-type="float">
            <text:p>3.212985952</text:p>
          </table:table-cell>
          <table:table-cell table:formula="of:=[.C87]/[.$F$3]" office:value-type="float" office:value="0.818859579503911" calcext:value-type="float">
            <text:p>0.818859579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97499939449928" calcext:value-type="float">
            <text:p>0.2974999394</text:p>
          </table:table-cell>
          <table:table-cell office:value-type="float" office:value="1.46791311086251" calcext:value-type="float">
            <text:p>1.4679131109</text:p>
          </table:table-cell>
          <table:table-cell table:number-columns-repeated="5"/>
          <table:table-cell table:formula="of:=[.B88]/[.$F$2]" office:value-type="float" office:value="3.24427414885418" calcext:value-type="float">
            <text:p>3.2442741489</text:p>
          </table:table-cell>
          <table:table-cell table:formula="of:=[.C88]/[.$F$3]" office:value-type="float" office:value="1.25462659048078" calcext:value-type="float">
            <text:p>1.254626590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99054050261557" calcext:value-type="float">
            <text:p>0.2990540503</text:p>
          </table:table-cell>
          <table:table-cell office:value-type="float" office:value="0.958065708019576" calcext:value-type="float">
            <text:p>0.958065708</text:p>
          </table:table-cell>
          <table:table-cell table:number-columns-repeated="5"/>
          <table:table-cell table:formula="of:=[.B89]/[.$F$2]" office:value-type="float" office:value="3.26122192215438" calcext:value-type="float">
            <text:p>3.2612219222</text:p>
          </table:table-cell>
          <table:table-cell table:formula="of:=[.C89]/[.$F$3]" office:value-type="float" office:value="0.818859579503911" calcext:value-type="float">
            <text:p>0.818859579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01294156860438" calcext:value-type="float">
            <text:p>0.3012941569</text:p>
          </table:table-cell>
          <table:table-cell office:value-type="float" office:value="1.46279676568502" calcext:value-type="float">
            <text:p>1.4627967657</text:p>
          </table:table-cell>
          <table:table-cell table:number-columns-repeated="5"/>
          <table:table-cell table:formula="of:=[.B90]/[.$F$2]" office:value-type="float" office:value="3.28565056554458" calcext:value-type="float">
            <text:p>3.2856505655</text:p>
          </table:table-cell>
          <table:table-cell table:formula="of:=[.C90]/[.$F$3]" office:value-type="float" office:value="1.25025364588463" calcext:value-type="float">
            <text:p>1.250253645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02341592363079" calcext:value-type="float">
            <text:p>0.3023415924</text:p>
          </table:table-cell>
          <table:table-cell office:value-type="float" office:value="0.958117392854441" calcext:value-type="float">
            <text:p>0.9581173929</text:p>
          </table:table-cell>
          <table:table-cell table:number-columns-repeated="5"/>
          <table:table-cell table:formula="of:=[.B91]/[.$F$2]" office:value-type="float" office:value="3.29707298105866" calcext:value-type="float">
            <text:p>3.2970729811</text:p>
          </table:table-cell>
          <table:table-cell table:formula="of:=[.C91]/[.$F$3]" office:value-type="float" office:value="0.818903754576446" calcext:value-type="float">
            <text:p>0.81890375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0574868145011" calcext:value-type="float">
            <text:p>0.3057486815</text:p>
          </table:table-cell>
          <table:table-cell office:value-type="float" office:value="1.45681250006138" calcext:value-type="float">
            <text:p>1.4568125001</text:p>
          </table:table-cell>
          <table:table-cell table:number-columns-repeated="5"/>
          <table:table-cell table:formula="of:=[.B92]/[.$F$2]" office:value-type="float" office:value="3.33422771483217" calcext:value-type="float">
            <text:p>3.3342277148</text:p>
          </table:table-cell>
          <table:table-cell table:formula="of:=[.C92]/[.$F$3]" office:value-type="float" office:value="1.24513888894135" calcext:value-type="float">
            <text:p>1.245138888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09335091015407" calcext:value-type="float">
            <text:p>0.309335091</text:p>
          </table:table-cell>
          <table:table-cell office:value-type="float" office:value="0.959193377143917" calcext:value-type="float">
            <text:p>0.9591933771</text:p>
          </table:table-cell>
          <table:table-cell table:number-columns-repeated="5"/>
          <table:table-cell table:formula="of:=[.B93]/[.$F$2]" office:value-type="float" office:value="3.37333796090956" calcext:value-type="float">
            <text:p>3.3733379609</text:p>
          </table:table-cell>
          <table:table-cell table:formula="of:=[.C93]/[.$F$3]" office:value-type="float" office:value="0.819823399268305" calcext:value-type="float">
            <text:p>0.819823399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09693731971937" calcext:value-type="float">
            <text:p>0.309693732</text:p>
          </table:table-cell>
          <table:table-cell office:value-type="float" office:value="1.4508806084636" calcext:value-type="float">
            <text:p>1.4508806085</text:p>
          </table:table-cell>
          <table:table-cell table:number-columns-repeated="5"/>
          <table:table-cell table:formula="of:=[.B94]/[.$F$2]" office:value-type="float" office:value="3.37724898551731" calcext:value-type="float">
            <text:p>3.3772489855</text:p>
          </table:table-cell>
          <table:table-cell table:formula="of:=[.C94]/[.$F$3]" office:value-type="float" office:value="1.24006889612274" calcext:value-type="float">
            <text:p>1.24006889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13792485760847" calcext:value-type="float">
            <text:p>0.3137924858</text:p>
          </table:table-cell>
          <table:table-cell office:value-type="float" office:value="0.960649949762858" calcext:value-type="float">
            <text:p>0.9606499498</text:p>
          </table:table-cell>
          <table:table-cell table:number-columns-repeated="5"/>
          <table:table-cell table:formula="of:=[.B95]/[.$F$2]" office:value-type="float" office:value="3.42194640960575" calcext:value-type="float">
            <text:p>3.4219464096</text:p>
          </table:table-cell>
          <table:table-cell table:formula="of:=[.C95]/[.$F$3]" office:value-type="float" office:value="0.821068333130648" calcext:value-type="float">
            <text:p>0.82106833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13638782493763" calcext:value-type="float">
            <text:p>0.3136387825</text:p>
          </table:table-cell>
          <table:table-cell office:value-type="float" office:value="1.44447885473068" calcext:value-type="float">
            <text:p>1.4444788547</text:p>
          </table:table-cell>
          <table:table-cell table:number-columns-repeated="5"/>
          <table:table-cell table:formula="of:=[.B96]/[.$F$2]" office:value-type="float" office:value="3.42027025620243" calcext:value-type="float">
            <text:p>3.4202702562</text:p>
          </table:table-cell>
          <table:table-cell table:formula="of:=[.C96]/[.$F$3]" office:value-type="float" office:value="1.23459731173562" calcext:value-type="float">
            <text:p>1.23459731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17045871580795" calcext:value-type="float">
            <text:p>0.3170458716</text:p>
          </table:table-cell>
          <table:table-cell office:value-type="float" office:value="0.961476907120709" calcext:value-type="float">
            <text:p>0.9614769071</text:p>
          </table:table-cell>
          <table:table-cell table:number-columns-repeated="5"/>
          <table:table-cell table:formula="of:=[.B97]/[.$F$2]" office:value-type="float" office:value="3.45742498997595" calcext:value-type="float">
            <text:p>3.45742499</text:p>
          </table:table-cell>
          <table:table-cell table:formula="of:=[.C97]/[.$F$3]" office:value-type="float" office:value="0.821775134291204" calcext:value-type="float">
            <text:p>0.82177513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17376025170376" calcext:value-type="float">
            <text:p>0.3173760252</text:p>
          </table:table-cell>
          <table:table-cell office:value-type="float" office:value="1.43886376649894" calcext:value-type="float">
            <text:p>1.4388637665</text:p>
          </table:table-cell>
          <table:table-cell table:number-columns-repeated="5"/>
          <table:table-cell table:formula="of:=[.B98]/[.$F$2]" office:value-type="float" office:value="3.46102535627455" calcext:value-type="float">
            <text:p>3.4610253563</text:p>
          </table:table-cell>
          <table:table-cell table:formula="of:=[.C98]/[.$F$3]" office:value-type="float" office:value="1.22979809102474" calcext:value-type="float">
            <text:p>1.22979809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21321075692202" calcext:value-type="float">
            <text:p>0.3213210757</text:p>
          </table:table-cell>
          <table:table-cell office:value-type="float" office:value="1.43220358859169" calcext:value-type="float">
            <text:p>1.4322035886</text:p>
          </table:table-cell>
          <table:table-cell table:number-columns-repeated="5"/>
          <table:table-cell table:formula="of:=[.B99]/[.$F$2]" office:value-type="float" office:value="3.50404662695967" calcext:value-type="float">
            <text:p>3.504046627</text:p>
          </table:table-cell>
          <table:table-cell table:formula="of:=[.C99]/[.$F$3]" office:value-type="float" office:value="1.22410563127495" calcext:value-type="float">
            <text:p>1.22410563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23680729276593" calcext:value-type="float">
            <text:p>0.3236807293</text:p>
          </table:table-cell>
          <table:table-cell office:value-type="float" office:value="0.964831722765625" calcext:value-type="float">
            <text:p>0.9648317228</text:p>
          </table:table-cell>
          <table:table-cell table:number-columns-repeated="5"/>
          <table:table-cell table:formula="of:=[.B100]/[.$F$2]" office:value-type="float" office:value="3.52977894521912" calcext:value-type="float">
            <text:p>3.5297789452</text:p>
          </table:table-cell>
          <table:table-cell table:formula="of:=[.C100]/[.$F$3]" office:value-type="float" office:value="0.824642498090278" calcext:value-type="float">
            <text:p>0.824642498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24491869567072" calcext:value-type="float">
            <text:p>0.3244918696</text:p>
          </table:table-cell>
          <table:table-cell office:value-type="float" office:value="1.426670844092" calcext:value-type="float">
            <text:p>1.4266708441</text:p>
          </table:table-cell>
          <table:table-cell table:number-columns-repeated="5"/>
          <table:table-cell table:formula="of:=[.B101]/[.$F$2]" office:value-type="float" office:value="3.53862453181104" calcext:value-type="float">
            <text:p>3.5386245318</text:p>
          </table:table-cell>
          <table:table-cell table:formula="of:=[.C101]/[.$F$3]" office:value-type="float" office:value="1.21937678982222" calcext:value-type="float">
            <text:p>1.219376789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27894760515817" calcext:value-type="float">
            <text:p>0.3278947605</text:p>
          </table:table-cell>
          <table:table-cell office:value-type="float" office:value="1.42045116193645" calcext:value-type="float">
            <text:p>1.4204511619</text:p>
          </table:table-cell>
          <table:table-cell table:number-columns-repeated="5"/>
          <table:table-cell table:formula="of:=[.B102]/[.$F$2]" office:value-type="float" office:value="3.57573348436005" calcext:value-type="float">
            <text:p>3.5757334844</text:p>
          </table:table-cell>
          <table:table-cell table:formula="of:=[.C102]/[.$F$3]" office:value-type="float" office:value="1.21406082216791" calcext:value-type="float">
            <text:p>1.21406082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2762577979842" calcext:value-type="float">
            <text:p>0.3276257798</text:p>
          </table:table-cell>
          <table:table-cell office:value-type="float" office:value="0.966335281598081" calcext:value-type="float">
            <text:p>0.9663352816</text:p>
          </table:table-cell>
          <table:table-cell table:number-columns-repeated="5"/>
          <table:table-cell table:formula="of:=[.B103]/[.$F$2]" office:value-type="float" office:value="3.57280021590425" calcext:value-type="float">
            <text:p>3.5728002159</text:p>
          </table:table-cell>
          <table:table-cell table:formula="of:=[.C103]/[.$F$3]" office:value-type="float" office:value="0.825927591109471" calcext:value-type="float">
            <text:p>0.825927591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31032868885451" calcext:value-type="float">
            <text:p>0.3310328689</text:p>
          </table:table-cell>
          <table:table-cell office:value-type="float" office:value="1.41571741878328" calcext:value-type="float">
            <text:p>1.4157174188</text:p>
          </table:table-cell>
          <table:table-cell table:number-columns-repeated="5"/>
          <table:table-cell table:formula="of:=[.B104]/[.$F$2]" office:value-type="float" office:value="3.60995494967776" calcext:value-type="float">
            <text:p>3.6099549497</text:p>
          </table:table-cell>
          <table:table-cell table:formula="of:=[.C104]/[.$F$3]" office:value-type="float" office:value="1.21001488784896" calcext:value-type="float">
            <text:p>1.21001488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31570830320246" calcext:value-type="float">
            <text:p>0.3315708303</text:p>
          </table:table-cell>
          <table:table-cell office:value-type="float" office:value="0.968355688779193" calcext:value-type="float">
            <text:p>0.9683556888</text:p>
          </table:table-cell>
          <table:table-cell table:number-columns-repeated="5"/>
          <table:table-cell table:formula="of:=[.B105]/[.$F$2]" office:value-type="float" office:value="3.61582148658938" calcext:value-type="float">
            <text:p>3.6158214866</text:p>
          </table:table-cell>
          <table:table-cell table:formula="of:=[.C105]/[.$F$3]" office:value-type="float" office:value="0.827654434854011" calcext:value-type="float">
            <text:p>0.827654434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34382983238586" calcext:value-type="float">
            <text:p>0.3343829832</text:p>
          </table:table-cell>
          <table:table-cell office:value-type="float" office:value="1.40939154621374" calcext:value-type="float">
            <text:p>1.4093915462</text:p>
          </table:table-cell>
          <table:table-cell table:number-columns-repeated="5"/>
          <table:table-cell table:formula="of:=[.B106]/[.$F$2]" office:value-type="float" office:value="3.646488366833" calcext:value-type="float">
            <text:p>3.6464883668</text:p>
          </table:table-cell>
          <table:table-cell table:formula="of:=[.C106]/[.$F$3]" office:value-type="float" office:value="1.20460815915704" calcext:value-type="float">
            <text:p>1.204608159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36143502515999" calcext:value-type="float">
            <text:p>0.3361435025</text:p>
          </table:table-cell>
          <table:table-cell office:value-type="float" office:value="0.971762189258975" calcext:value-type="float">
            <text:p>0.9717621893</text:p>
          </table:table-cell>
          <table:table-cell table:number-columns-repeated="5"/>
          <table:table-cell table:formula="of:=[.B107]/[.$F$2]" office:value-type="float" office:value="3.66568705033805" calcext:value-type="float">
            <text:p>3.6656870503</text:p>
          </table:table-cell>
          <table:table-cell table:formula="of:=[.C107]/[.$F$3]" office:value-type="float" office:value="0.83056597372562" calcext:value-type="float">
            <text:p>0.830565973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38863196436349" calcext:value-type="float">
            <text:p>0.3388631964</text:p>
          </table:table-cell>
          <table:table-cell office:value-type="float" office:value="1.4013533417602" calcext:value-type="float">
            <text:p>1.4013533418</text:p>
          </table:table-cell>
          <table:table-cell table:number-columns-repeated="5"/>
          <table:table-cell table:formula="of:=[.B108]/[.$F$2]" office:value-type="float" office:value="3.6953456536134" calcext:value-type="float">
            <text:p>3.6953456536</text:p>
          </table:table-cell>
          <table:table-cell table:formula="of:=[.C108]/[.$F$3]" office:value-type="float" office:value="1.19773789894034" calcext:value-type="float">
            <text:p>1.197737898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39281610885634" calcext:value-type="float">
            <text:p>0.3392816109</text:p>
          </table:table-cell>
          <table:table-cell office:value-type="float" office:value="0.97372621298387" calcext:value-type="float">
            <text:p>0.973726213</text:p>
          </table:table-cell>
          <table:table-cell table:number-columns-repeated="5"/>
          <table:table-cell table:formula="of:=[.B109]/[.$F$2]" office:value-type="float" office:value="3.69990851565577" calcext:value-type="float">
            <text:p>3.6999085157</text:p>
          </table:table-cell>
          <table:table-cell table:formula="of:=[.C109]/[.$F$3]" office:value-type="float" office:value="0.83224462648194" calcext:value-type="float">
            <text:p>0.832244626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41304753699609" calcext:value-type="float">
            <text:p>0.3413047537</text:p>
          </table:table-cell>
          <table:table-cell office:value-type="float" office:value="1.39584542085759" calcext:value-type="float">
            <text:p>1.3958454209</text:p>
          </table:table-cell>
          <table:table-cell table:number-columns-repeated="5"/>
          <table:table-cell table:formula="of:=[.B110]/[.$F$2]" office:value-type="float" office:value="3.72197114176237" calcext:value-type="float">
            <text:p>3.7219711418</text:p>
          </table:table-cell>
          <table:table-cell table:formula="of:=[.C110]/[.$F$3]" office:value-type="float" office:value="1.19303027423726" calcext:value-type="float">
            <text:p>1.193030274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45557827624903" calcext:value-type="float">
            <text:p>0.3455578276</text:p>
          </table:table-cell>
          <table:table-cell office:value-type="float" office:value="0.979726352449637" calcext:value-type="float">
            <text:p>0.9797263524</text:p>
          </table:table-cell>
          <table:table-cell table:number-columns-repeated="5"/>
          <table:table-cell table:formula="of:=[.B111]/[.$F$2]" office:value-type="float" office:value="3.7683514462912" calcext:value-type="float">
            <text:p>3.7683514463</text:p>
          </table:table-cell>
          <table:table-cell table:formula="of:=[.C111]/[.$F$3]" office:value-type="float" office:value="0.837372950811656" calcext:value-type="float">
            <text:p>0.83737295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46411189191869" calcext:value-type="float">
            <text:p>0.3464111892</text:p>
          </table:table-cell>
          <table:table-cell office:value-type="float" office:value="1.38557223884789" calcext:value-type="float">
            <text:p>1.3855722388</text:p>
          </table:table-cell>
          <table:table-cell table:number-columns-repeated="5"/>
          <table:table-cell table:formula="of:=[.B112]/[.$F$2]" office:value-type="float" office:value="3.77765746119813" calcext:value-type="float">
            <text:p>3.7776574612</text:p>
          </table:table-cell>
          <table:table-cell table:formula="of:=[.C112]/[.$F$3]" office:value-type="float" office:value="1.18424977679307" calcext:value-type="float">
            <text:p>1.18424977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50420591176297" calcext:value-type="float">
            <text:p>0.3504205912</text:p>
          </table:table-cell>
          <table:table-cell office:value-type="float" office:value="0.984196972807121" calcext:value-type="float">
            <text:p>0.9841969728</text:p>
          </table:table-cell>
          <table:table-cell table:number-columns-repeated="5"/>
          <table:table-cell table:formula="of:=[.B113]/[.$F$2]" office:value-type="float" office:value="3.82138049265318" calcext:value-type="float">
            <text:p>3.8213804927</text:p>
          </table:table-cell>
          <table:table-cell table:formula="of:=[.C113]/[.$F$3]" office:value-type="float" office:value="0.84119399385224" calcext:value-type="float">
            <text:p>0.841193993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5007212570733" calcext:value-type="float">
            <text:p>0.3500721257</text:p>
          </table:table-cell>
          <table:table-cell office:value-type="float" office:value="1.37752314689772" calcext:value-type="float">
            <text:p>1.3775231469</text:p>
          </table:table-cell>
          <table:table-cell table:number-columns-repeated="5"/>
          <table:table-cell table:formula="of:=[.B114]/[.$F$2]" office:value-type="float" office:value="3.81758043301341" calcext:value-type="float">
            <text:p>3.817580433</text:p>
          </table:table-cell>
          <table:table-cell table:formula="of:=[.C114]/[.$F$3]" office:value-type="float" office:value="1.17737021102369" calcext:value-type="float">
            <text:p>1.17737021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53447928668555" calcext:value-type="float">
            <text:p>0.3534479287</text:p>
          </table:table-cell>
          <table:table-cell office:value-type="float" office:value="0.987338119038943" calcext:value-type="float">
            <text:p>0.987338119</text:p>
          </table:table-cell>
          <table:table-cell table:number-columns-repeated="5"/>
          <table:table-cell table:formula="of:=[.B115]/[.$F$2]" office:value-type="float" office:value="3.85439398766145" calcext:value-type="float">
            <text:p>3.8543939877</text:p>
          </table:table-cell>
          <table:table-cell table:formula="of:=[.C115]/[.$F$3]" office:value-type="float" office:value="0.843878734221319" calcext:value-type="float">
            <text:p>0.843878734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53447928668555" calcext:value-type="float">
            <text:p>0.3534479287</text:p>
          </table:table-cell>
          <table:table-cell office:value-type="float" office:value="1.36910603818022" calcext:value-type="float">
            <text:p>1.3691060382</text:p>
          </table:table-cell>
          <table:table-cell table:number-columns-repeated="5"/>
          <table:table-cell table:formula="of:=[.B116]/[.$F$2]" office:value-type="float" office:value="3.85439398766145" calcext:value-type="float">
            <text:p>3.8543939877</text:p>
          </table:table-cell>
          <table:table-cell table:formula="of:=[.C116]/[.$F$3]" office:value-type="float" office:value="1.17017610100874" calcext:value-type="float">
            <text:p>1.1701761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57188041500936" calcext:value-type="float">
            <text:p>0.3571880415</text:p>
          </table:table-cell>
          <table:table-cell office:value-type="float" office:value="1.35948055876665" calcext:value-type="float">
            <text:p>1.3594805588</text:p>
          </table:table-cell>
          <table:table-cell table:number-columns-repeated="5"/>
          <table:table-cell table:formula="of:=[.B117]/[.$F$2]" office:value-type="float" office:value="3.89518038714216" calcext:value-type="float">
            <text:p>3.8951803871</text:p>
          </table:table-cell>
          <table:table-cell table:formula="of:=[.C117]/[.$F$3]" office:value-type="float" office:value="1.16194919552705" calcext:value-type="float">
            <text:p>1.161949195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588275430165" calcext:value-type="float">
            <text:p>0.358827543</text:p>
          </table:table-cell>
          <table:table-cell office:value-type="float" office:value="0.994620982133649" calcext:value-type="float">
            <text:p>0.9946209821</text:p>
          </table:table-cell>
          <table:table-cell table:number-columns-repeated="5"/>
          <table:table-cell table:formula="of:=[.B118]/[.$F$2]" office:value-type="float" office:value="3.91305935677753" calcext:value-type="float">
            <text:p>3.9130593568</text:p>
          </table:table-cell>
          <table:table-cell table:formula="of:=[.C118]/[.$F$3]" office:value-type="float" office:value="0.850103403533033" calcext:value-type="float">
            <text:p>0.85010340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60290594209567" calcext:value-type="float">
            <text:p>0.3602905942</text:p>
          </table:table-cell>
          <table:table-cell office:value-type="float" office:value="1.35217467399876" calcext:value-type="float">
            <text:p>1.352174674</text:p>
          </table:table-cell>
          <table:table-cell table:number-columns-repeated="5"/>
          <table:table-cell table:formula="of:=[.B119]/[.$F$2]" office:value-type="float" office:value="3.92901411351763" calcext:value-type="float">
            <text:p>3.9290141135</text:p>
          </table:table-cell>
          <table:table-cell table:formula="of:=[.C119]/[.$F$3]" office:value-type="float" office:value="1.15570484957159" calcext:value-type="float">
            <text:p>1.155704849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61875991147002" calcext:value-type="float">
            <text:p>0.3618759911</text:p>
          </table:table-cell>
          <table:table-cell office:value-type="float" office:value="0.997346182517474" calcext:value-type="float">
            <text:p>0.9973461825</text:p>
          </table:table-cell>
          <table:table-cell table:number-columns-repeated="5"/>
          <table:table-cell table:formula="of:=[.B120]/[.$F$2]" office:value-type="float" office:value="3.94630306594331" calcext:value-type="float">
            <text:p>3.9463030659</text:p>
          </table:table-cell>
          <table:table-cell table:formula="of:=[.C120]/[.$F$3]" office:value-type="float" office:value="0.85243263463032" calcext:value-type="float">
            <text:p>0.85243263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6329860027457" calcext:value-type="float">
            <text:p>0.3632986003</text:p>
          </table:table-cell>
          <table:table-cell office:value-type="float" office:value="1.3431481509491" calcext:value-type="float">
            <text:p>1.3431481509</text:p>
          </table:table-cell>
          <table:table-cell table:number-columns-repeated="5"/>
          <table:table-cell table:formula="of:=[.B121]/[.$F$2]" office:value-type="float" office:value="3.96181679688735" calcext:value-type="float">
            <text:p>3.9618167969</text:p>
          </table:table-cell>
          <table:table-cell table:formula="of:=[.C121]/[.$F$3]" office:value-type="float" office:value="1.14798987260607" calcext:value-type="float">
            <text:p>1.147989872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66574187677541" calcext:value-type="float">
            <text:p>0.3665741877</text:p>
          </table:table-cell>
          <table:table-cell office:value-type="float" office:value="1.33283244563044" calcext:value-type="float">
            <text:p>1.3328324456</text:p>
          </table:table-cell>
          <table:table-cell table:number-columns-repeated="5"/>
          <table:table-cell table:formula="of:=[.B122]/[.$F$2]" office:value-type="float" office:value="3.9975374883047" calcext:value-type="float">
            <text:p>3.9975374883</text:p>
          </table:table-cell>
          <table:table-cell table:formula="of:=[.C122]/[.$F$3]" office:value-type="float" office:value="1.13917303045337" calcext:value-type="float">
            <text:p>1.139173030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66717644060153" calcext:value-type="float">
            <text:p>0.3667176441</text:p>
          </table:table-cell>
          <table:table-cell office:value-type="float" office:value="1.00749520463654" calcext:value-type="float">
            <text:p>1.0074952046</text:p>
          </table:table-cell>
          <table:table-cell table:number-columns-repeated="5"/>
          <table:table-cell table:formula="of:=[.B123]/[.$F$2]" office:value-type="float" office:value="3.9991018981478" calcext:value-type="float">
            <text:p>3.9991018981</text:p>
          </table:table-cell>
          <table:table-cell table:formula="of:=[.C123]/[.$F$3]" office:value-type="float" office:value="0.861107012509863" calcext:value-type="float">
            <text:p>0.861107012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69048810277596" calcext:value-type="float">
            <text:p>0.3690488103</text:p>
          </table:table-cell>
          <table:table-cell office:value-type="float" office:value="1.32573330020202" calcext:value-type="float">
            <text:p>1.3257333002</text:p>
          </table:table-cell>
          <table:table-cell table:number-columns-repeated="5"/>
          <table:table-cell table:formula="of:=[.B124]/[.$F$2]" office:value-type="float" office:value="4.0245235580981" calcext:value-type="float">
            <text:p>4.0245235581</text:p>
          </table:table-cell>
          <table:table-cell table:formula="of:=[.C124]/[.$F$3]" office:value-type="float" office:value="1.13310538478805" calcext:value-type="float">
            <text:p>1.133105384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70961562045754" calcext:value-type="float">
            <text:p>0.370961562</text:p>
          </table:table-cell>
          <table:table-cell office:value-type="float" office:value="1.01414375384881" calcext:value-type="float">
            <text:p>1.0141437538</text:p>
          </table:table-cell>
          <table:table-cell table:number-columns-repeated="5"/>
          <table:table-cell table:formula="of:=[.B125]/[.$F$2]" office:value-type="float" office:value="4.04538235600604" calcext:value-type="float">
            <text:p>4.045382356</text:p>
          </table:table-cell>
          <table:table-cell table:formula="of:=[.C125]/[.$F$3]" office:value-type="float" office:value="0.866789533204111" calcext:value-type="float">
            <text:p>0.86678953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71962768049399" calcext:value-type="float">
            <text:p>0.371962768</text:p>
          </table:table-cell>
          <table:table-cell office:value-type="float" office:value="1.31941001069564" calcext:value-type="float">
            <text:p>1.3194100107</text:p>
          </table:table-cell>
          <table:table-cell table:number-columns-repeated="5"/>
          <table:table-cell table:formula="of:=[.B126]/[.$F$2]" office:value-type="float" office:value="4.05630063303598" calcext:value-type="float">
            <text:p>4.056300633</text:p>
          </table:table-cell>
          <table:table-cell table:formula="of:=[.C126]/[.$F$3]" office:value-type="float" office:value="1.12770086384243" calcext:value-type="float">
            <text:p>1.12770086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73326884544771" calcext:value-type="float">
            <text:p>0.3733268845</text:p>
          </table:table-cell>
          <table:table-cell office:value-type="float" office:value="1.01868463576915" calcext:value-type="float">
            <text:p>1.0186846358</text:p>
          </table:table-cell>
          <table:table-cell table:number-columns-repeated="5"/>
          <table:table-cell table:formula="of:=[.B127]/[.$F$2]" office:value-type="float" office:value="4.07117649449041" calcext:value-type="float">
            <text:p>4.0711764945</text:p>
          </table:table-cell>
          <table:table-cell table:formula="of:=[.C127]/[.$F$3]" office:value-type="float" office:value="0.870670628862521" calcext:value-type="float">
            <text:p>0.870670628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75235366777732" calcext:value-type="float">
            <text:p>0.3752353668</text:p>
          </table:table-cell>
          <table:table-cell office:value-type="float" office:value="1.30865713781542" calcext:value-type="float">
            <text:p>1.3086571378</text:p>
          </table:table-cell>
          <table:table-cell table:number-columns-repeated="5"/>
          <table:table-cell table:formula="of:=[.B128]/[.$F$2]" office:value-type="float" office:value="4.09198873258159" calcext:value-type="float">
            <text:p>4.0919887326</text:p>
          </table:table-cell>
          <table:table-cell table:formula="of:=[.C128]/[.$F$3]" office:value-type="float" office:value="1.11851037420121" calcext:value-type="float">
            <text:p>1.118510374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76903047225595" calcext:value-type="float">
            <text:p>0.3769030472</text:p>
          </table:table-cell>
          <table:table-cell office:value-type="float" office:value="1.02394664419499" calcext:value-type="float">
            <text:p>1.0239466442</text:p>
          </table:table-cell>
          <table:table-cell table:number-columns-repeated="5"/>
          <table:table-cell table:formula="of:=[.B129]/[.$F$2]" office:value-type="float" office:value="4.11017499700758" calcext:value-type="float">
            <text:p>4.110174997</text:p>
          </table:table-cell>
          <table:table-cell table:formula="of:=[.C129]/[.$F$3]" office:value-type="float" office:value="0.87516807196153" calcext:value-type="float">
            <text:p>0.87516807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78732116103897" calcext:value-type="float">
            <text:p>0.3787321161</text:p>
          </table:table-cell>
          <table:table-cell office:value-type="float" office:value="1.29629988151957" calcext:value-type="float">
            <text:p>1.2962998815</text:p>
          </table:table-cell>
          <table:table-cell table:number-columns-repeated="5"/>
          <table:table-cell table:formula="of:=[.B130]/[.$F$2]" office:value-type="float" office:value="4.13012122250706" calcext:value-type="float">
            <text:p>4.1301212225</text:p>
          </table:table-cell>
          <table:table-cell table:formula="of:=[.C130]/[.$F$3]" office:value-type="float" office:value="1.10794861668339" calcext:value-type="float">
            <text:p>1.10794861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79449398016956" calcext:value-type="float">
            <text:p>0.379449398</text:p>
          </table:table-cell>
          <table:table-cell office:value-type="float" office:value="1.03123475329782" calcext:value-type="float">
            <text:p>1.0312347533</text:p>
          </table:table-cell>
          <table:table-cell table:number-columns-repeated="5"/>
          <table:table-cell table:formula="of:=[.B131]/[.$F$2]" office:value-type="float" office:value="4.13794327172253" calcext:value-type="float">
            <text:p>4.1379432717</text:p>
          </table:table-cell>
          <table:table-cell table:formula="of:=[.C131]/[.$F$3]" office:value-type="float" office:value="0.881397225040872" calcext:value-type="float">
            <text:p>0.88139722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8228266157354" calcext:value-type="float">
            <text:p>0.3822826616</text:p>
          </table:table-cell>
          <table:table-cell office:value-type="float" office:value="1.28128140361491" calcext:value-type="float">
            <text:p>1.2812814036</text:p>
          </table:table-cell>
          <table:table-cell table:number-columns-repeated="5"/>
          <table:table-cell table:formula="of:=[.B132]/[.$F$2]" office:value-type="float" office:value="4.16884036612366" calcext:value-type="float">
            <text:p>4.1688403661</text:p>
          </table:table-cell>
          <table:table-cell table:formula="of:=[.C132]/[.$F$3]" office:value-type="float" office:value="1.09511231078197" calcext:value-type="float">
            <text:p>1.09511231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8293333873753" calcext:value-type="float">
            <text:p>0.3829333387</text:p>
          </table:table-cell>
          <table:table-cell office:value-type="float" office:value="1.04065069058705" calcext:value-type="float">
            <text:p>1.0406506906</text:p>
          </table:table-cell>
          <table:table-cell table:number-columns-repeated="5"/>
          <table:table-cell table:formula="of:=[.B133]/[.$F$2]" office:value-type="float" office:value="4.17593608219771" calcext:value-type="float">
            <text:p>4.1759360822</text:p>
          </table:table-cell>
          <table:table-cell table:formula="of:=[.C133]/[.$F$3]" office:value-type="float" office:value="0.889445034689786" calcext:value-type="float">
            <text:p>0.889445034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84829012364901" calcext:value-type="float">
            <text:p>0.3848290124</text:p>
          </table:table-cell>
          <table:table-cell office:value-type="float" office:value="1.27146422359308" calcext:value-type="float">
            <text:p>1.2714642236</text:p>
          </table:table-cell>
          <table:table-cell table:number-columns-repeated="5"/>
          <table:table-cell table:formula="of:=[.B134]/[.$F$2]" office:value-type="float" office:value="4.19660864083862" calcext:value-type="float">
            <text:p>4.1966086408</text:p>
          </table:table-cell>
          <table:table-cell table:formula="of:=[.C134]/[.$F$3]" office:value-type="float" office:value="1.08672155862656" calcext:value-type="float">
            <text:p>1.08672155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86878389259356" calcext:value-type="float">
            <text:p>0.3868783893</text:p>
          </table:table-cell>
          <table:table-cell office:value-type="float" office:value="1.2621161746102" calcext:value-type="float">
            <text:p>1.2621161746</text:p>
          </table:table-cell>
          <table:table-cell table:number-columns-repeated="5"/>
          <table:table-cell table:formula="of:=[.B135]/[.$F$2]" office:value-type="float" office:value="4.21895735288284" calcext:value-type="float">
            <text:p>4.2189573529</text:p>
          </table:table-cell>
          <table:table-cell table:formula="of:=[.C135]/[.$F$3]" office:value-type="float" office:value="1.07873177317111" calcext:value-type="float">
            <text:p>1.07873177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86235088824071" calcext:value-type="float">
            <text:p>0.3862350888</text:p>
          </table:table-cell>
          <table:table-cell office:value-type="float" office:value="1.04885470122405" calcext:value-type="float">
            <text:p>1.0488547012</text:p>
          </table:table-cell>
          <table:table-cell table:number-columns-repeated="5"/>
          <table:table-cell table:formula="of:=[.B136]/[.$F$2]" office:value-type="float" office:value="4.21194208096042" calcext:value-type="float">
            <text:p>4.211942081</text:p>
          </table:table-cell>
          <table:table-cell table:formula="of:=[.C136]/[.$F$3]" office:value-type="float" office:value="0.896457009593205" calcext:value-type="float">
            <text:p>0.896457009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88466656352559" calcext:value-type="float">
            <text:p>0.3884666564</text:p>
          </table:table-cell>
          <table:table-cell office:value-type="float" office:value="1.05726367322244" calcext:value-type="float">
            <text:p>1.0572636732</text:p>
          </table:table-cell>
          <table:table-cell table:number-columns-repeated="5"/>
          <table:table-cell table:formula="of:=[.B137]/[.$F$2]" office:value-type="float" office:value="4.23627760471711" calcext:value-type="float">
            <text:p>4.2362776047</text:p>
          </table:table-cell>
          <table:table-cell table:formula="of:=[.C137]/[.$F$3]" office:value-type="float" office:value="0.903644165147385" calcext:value-type="float">
            <text:p>0.903644165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89622846483847" calcext:value-type="float">
            <text:p>0.3896228465</text:p>
          </table:table-cell>
          <table:table-cell office:value-type="float" office:value="1.24897475818749" calcext:value-type="float">
            <text:p>1.2489747582</text:p>
          </table:table-cell>
          <table:table-cell table:number-columns-repeated="5"/>
          <table:table-cell table:formula="of:=[.B138]/[.$F$2]" office:value-type="float" office:value="4.24888600309539" calcext:value-type="float">
            <text:p>4.2488860031</text:p>
          </table:table-cell>
          <table:table-cell table:formula="of:=[.C138]/[.$F$3]" office:value-type="float" office:value="1.06749979332264" calcext:value-type="float">
            <text:p>1.06749979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92181151973759" calcext:value-type="float">
            <text:p>0.392181152</text:p>
          </table:table-cell>
          <table:table-cell office:value-type="float" office:value="1.23625933168397" calcext:value-type="float">
            <text:p>1.2362593317</text:p>
          </table:table-cell>
          <table:table-cell table:number-columns-repeated="5"/>
          <table:table-cell table:formula="of:=[.B139]/[.$F$2]" office:value-type="float" office:value="4.27678464529726" calcext:value-type="float">
            <text:p>4.2767846453</text:p>
          </table:table-cell>
          <table:table-cell table:formula="of:=[.C139]/[.$F$3]" office:value-type="float" office:value="1.0566319074222" calcext:value-type="float">
            <text:p>1.056631907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9074658814764" calcext:value-type="float">
            <text:p>0.3907465881</text:p>
          </table:table-cell>
          <table:table-cell office:value-type="float" office:value="1.06744914164713" calcext:value-type="float">
            <text:p>1.0674491416</text:p>
          </table:table-cell>
          <table:table-cell table:number-columns-repeated="5"/>
          <table:table-cell table:formula="of:=[.B140]/[.$F$2]" office:value-type="float" office:value="4.2611405468663" calcext:value-type="float">
            <text:p>4.2611405469</text:p>
          </table:table-cell>
          <table:table-cell table:formula="of:=[.C140]/[.$F$3]" office:value-type="float" office:value="0.912349693715496" calcext:value-type="float">
            <text:p>0.912349693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9297528552036" calcext:value-type="float">
            <text:p>0.3929752855</text:p>
          </table:table-cell>
          <table:table-cell office:value-type="float" office:value="1.07690918443413" calcext:value-type="float">
            <text:p>1.0769091844</text:p>
          </table:table-cell>
          <table:table-cell table:number-columns-repeated="5"/>
          <table:table-cell table:formula="of:=[.B141]/[.$F$2]" office:value-type="float" office:value="4.28544477121439" calcext:value-type="float">
            <text:p>4.2854447712</text:p>
          </table:table-cell>
          <table:table-cell table:formula="of:=[.C141]/[.$F$3]" office:value-type="float" office:value="0.920435200371051" calcext:value-type="float">
            <text:p>0.920435200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95020392879619" calcext:value-type="float">
            <text:p>0.3950203929</text:p>
          </table:table-cell>
          <table:table-cell office:value-type="float" office:value="1.21717901347939" calcext:value-type="float">
            <text:p>1.2171790135</text:p>
          </table:table-cell>
          <table:table-cell table:number-columns-repeated="5"/>
          <table:table-cell table:formula="of:=[.B142]/[.$F$2]" office:value-type="float" office:value="4.30774692344186" calcext:value-type="float">
            <text:p>4.3077469234</text:p>
          </table:table-cell>
          <table:table-cell table:formula="of:=[.C142]/[.$F$3]" office:value-type="float" office:value="1.04032394314478" calcext:value-type="float">
            <text:p>1.04032394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95767561539056" calcext:value-type="float">
            <text:p>0.3957675615</text:p>
          </table:table-cell>
          <table:table-cell office:value-type="float" office:value="1.09258949773662" calcext:value-type="float">
            <text:p>1.0925894977</text:p>
          </table:table-cell>
          <table:table-cell table:number-columns-repeated="5"/>
          <table:table-cell table:formula="of:=[.B143]/[.$F$2]" office:value-type="float" office:value="4.31589489137466" calcext:value-type="float">
            <text:p>4.3158948914</text:p>
          </table:table-cell>
          <table:table-cell table:formula="of:=[.C143]/[.$F$3]" office:value-type="float" office:value="0.933837177552667" calcext:value-type="float">
            <text:p>0.93383717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96540018983889" calcext:value-type="float">
            <text:p>0.396540019</text:p>
          </table:table-cell>
          <table:table-cell office:value-type="float" office:value="1.20579509728719" calcext:value-type="float">
            <text:p>1.2057950973</text:p>
          </table:table-cell>
          <table:table-cell table:number-columns-repeated="5"/>
          <table:table-cell table:formula="of:=[.B144]/[.$F$2]" office:value-type="float" office:value="4.32431863668363" calcext:value-type="float">
            <text:p>4.3243186367</text:p>
          </table:table-cell>
          <table:table-cell table:formula="of:=[.C144]/[.$F$3]" office:value-type="float" office:value="1.03059410024546" calcext:value-type="float">
            <text:p>1.030594100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98031482577149" calcext:value-type="float">
            <text:p>0.3980314826</text:p>
          </table:table-cell>
          <table:table-cell office:value-type="float" office:value="1.11032553975988" calcext:value-type="float">
            <text:p>1.1103255398</text:p>
          </table:table-cell>
          <table:table-cell table:number-columns-repeated="5"/>
          <table:table-cell table:formula="of:=[.B145]/[.$F$2]" office:value-type="float" office:value="4.340583234211" calcext:value-type="float">
            <text:p>4.3405832342</text:p>
          </table:table-cell>
          <table:table-cell table:formula="of:=[.C145]/[.$F$3]" office:value-type="float" office:value="0.948996187828957" calcext:value-type="float">
            <text:p>0.94899618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9854702895216" calcext:value-type="float">
            <text:p>0.398547029</text:p>
          </table:table-cell>
          <table:table-cell office:value-type="float" office:value="1.18560819351562" calcext:value-type="float">
            <text:p>1.1856081935</text:p>
          </table:table-cell>
          <table:table-cell table:number-columns-repeated="5"/>
          <table:table-cell table:formula="of:=[.B146]/[.$F$2]" office:value-type="float" office:value="4.34620533208462" calcext:value-type="float">
            <text:p>4.3462053321</text:p>
          </table:table-cell>
          <table:table-cell table:formula="of:=[.C146]/[.$F$3]" office:value-type="float" office:value="1.01334033633814" calcext:value-type="float">
            <text:p>1.013340336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99353971104352" calcext:value-type="float">
            <text:p>0.3993539711</text:p>
          </table:table-cell>
          <table:table-cell office:value-type="float" office:value="1.17531429723821" calcext:value-type="float">
            <text:p>1.1753142972</text:p>
          </table:table-cell>
          <table:table-cell table:number-columns-repeated="5"/>
          <table:table-cell table:formula="of:=[.B147]/[.$F$2]" office:value-type="float" office:value="4.35500513745204" calcext:value-type="float">
            <text:p>4.3550051375</text:p>
          </table:table-cell>
          <table:table-cell table:formula="of:=[.C147]/[.$F$3]" office:value-type="float" office:value="1.00454213439163" calcext:value-type="float">
            <text:p>1.004542134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99516989720957" calcext:value-type="float">
            <text:p>0.3995169897</text:p>
          </table:table-cell>
          <table:table-cell office:value-type="float" office:value="1.12323791059327" calcext:value-type="float">
            <text:p>1.1232379106</text:p>
          </table:table-cell>
          <table:table-cell table:number-columns-repeated="5"/>
          <table:table-cell table:formula="of:=[.B148]/[.$F$2]" office:value-type="float" office:value="4.35678287591011" calcext:value-type="float">
            <text:p>4.3567828759</text:p>
          </table:table-cell>
          <table:table-cell table:formula="of:=[.C148]/[.$F$3]" office:value-type="float" office:value="0.96003240221647" calcext:value-type="float">
            <text:p>0.96003240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400250573495676" calcext:value-type="float">
            <text:p>0.4002505735</text:p>
          </table:table-cell>
          <table:table-cell office:value-type="float" office:value="1.15498492885772" calcext:value-type="float">
            <text:p>1.1549849289</text:p>
          </table:table-cell>
          <table:table-cell table:number-columns-repeated="5"/>
          <table:table-cell table:formula="of:=[.B149]/[.$F$2]" office:value-type="float" office:value="4.36478269897139" calcext:value-type="float">
            <text:p>4.364782699</text:p>
          </table:table-cell>
          <table:table-cell table:formula="of:=[.C149]/[.$F$3]" office:value-type="float" office:value="0.987166605861299" calcext:value-type="float">
            <text:p>0.9871666059</text:p>
          </table:table-cell>
          <table:table-cell table:number-columns-repeated="1014"/>
        </table:table-row>
        <table:table-row table:style-name="ro1">
          <table:table-cell/>
          <table:table-cell table:style-name="ce31" office:value-type="float" office:value="0.400071253017412" calcext:value-type="float">
            <text:p>0.400071253</text:p>
          </table:table-cell>
          <table:table-cell office:value-type="float" office:value="1.14470538947889" calcext:value-type="float">
            <text:p>1.1447053895</text:p>
          </table:table-cell>
          <table:table-cell table:number-columns-repeated="5"/>
          <table:table-cell table:formula="of:=[.B150]/[.$F$2]" office:value-type="float" office:value="4.36282718666752" calcext:value-type="float">
            <text:p>4.3628271867</text:p>
          </table:table-cell>
          <table:table-cell table:formula="of:=[.C150]/[.$F$3]" office:value-type="float" office:value="0.978380674768282" calcext:value-type="float">
            <text:p>0.9783806748</text:p>
          </table:table-cell>
          <table:table-cell table:number-columns-repeated="1014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3">
        <table:table-column table:style-name="co1" table:number-columns-repeated="1024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ZZ</text:p>
          </table:table-cell>
          <table:table-cell office:value-type="string" calcext:value-type="string">
            <text:p>Fig6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756365091866906" calcext:value-type="float">
            <text:p>0.7563650919</text:p>
          </table:table-cell>
          <table:table-cell office:value-type="float" office:value="9.72081180687385" calcext:value-type="float">
            <text:p>9.72081180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59376363800695" calcext:value-type="float">
            <text:p>0.7593763638</text:p>
          </table:table-cell>
          <table:table-cell office:value-type="float" office:value="9.60466906967256" calcext:value-type="float">
            <text:p>9.60466906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163657257151" calcext:value-type="float">
            <text:p>0.7616365726</text:p>
          </table:table-cell>
          <table:table-cell office:value-type="float" office:value="9.48782243709428" calcext:value-type="float">
            <text:p>9.48782243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4865442244104" calcext:value-type="float">
            <text:p>0.7648654422</text:p>
          </table:table-cell>
          <table:table-cell office:value-type="float" office:value="9.3642008115126" calcext:value-type="float">
            <text:p>9.36420081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67174785988199" calcext:value-type="float">
            <text:p>0.767174786</text:p>
          </table:table-cell>
          <table:table-cell office:value-type="float" office:value="9.24946586506526" calcext:value-type="float">
            <text:p>9.24946586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0211795288943" calcext:value-type="float">
            <text:p>0.7702117953</text:p>
          </table:table-cell>
          <table:table-cell office:value-type="float" office:value="9.12912908457614" calcext:value-type="float">
            <text:p>9.12912908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3300279323598" calcext:value-type="float">
            <text:p>0.7733002793</text:p>
          </table:table-cell>
          <table:table-cell office:value-type="float" office:value="9.00088814558304" calcext:value-type="float">
            <text:p>9.00088814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6388763358253" calcext:value-type="float">
            <text:p>0.7763887634</text:p>
          </table:table-cell>
          <table:table-cell office:value-type="float" office:value="8.87385702676912" calcext:value-type="float">
            <text:p>8.87385702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79477247392908" calcext:value-type="float">
            <text:p>0.7794772474</text:p>
          </table:table-cell>
          <table:table-cell office:value-type="float" office:value="8.74722918134827" calcext:value-type="float">
            <text:p>8.74722918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2565731427563" calcext:value-type="float">
            <text:p>0.7825657314</text:p>
          </table:table-cell>
          <table:table-cell office:value-type="float" office:value="8.61898824235517" calcext:value-type="float">
            <text:p>8.61898824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5654215462218" calcext:value-type="float">
            <text:p>0.7856542155</text:p>
          </table:table-cell>
          <table:table-cell office:value-type="float" office:value="8.48631129603841" calcext:value-type="float">
            <text:p>8.4863112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88801193512681" calcext:value-type="float">
            <text:p>0.7888011935</text:p>
          </table:table-cell>
          <table:table-cell office:value-type="float" office:value="8.36114989931959" calcext:value-type="float">
            <text:p>8.36114989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1110537256775" calcext:value-type="float">
            <text:p>0.7911105373</text:p>
          </table:table-cell>
          <table:table-cell office:value-type="float" office:value="8.24531511634572" calcext:value-type="float">
            <text:p>8.24531511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414754655752" calcext:value-type="float">
            <text:p>0.7941475466</text:p>
          </table:table-cell>
          <table:table-cell office:value-type="float" office:value="8.12981761657332" calcext:value-type="float">
            <text:p>8.12981761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97542899198182" calcext:value-type="float">
            <text:p>0.7975428992</text:p>
          </table:table-cell>
          <table:table-cell office:value-type="float" office:value="8.00666412653883" calcext:value-type="float">
            <text:p>8.00666412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0581888296384" calcext:value-type="float">
            <text:p>0.8005818883</text:p>
          </table:table-cell>
          <table:table-cell office:value-type="float" office:value="7.88382084680668" calcext:value-type="float">
            <text:p>7.88382084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3670372331039" calcext:value-type="float">
            <text:p>0.8036703723</text:p>
          </table:table-cell>
          <table:table-cell office:value-type="float" office:value="7.76687156281927" calcext:value-type="float">
            <text:p>7.76687156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6840747987825" calcext:value-type="float">
            <text:p>0.806840748</text:p>
          </table:table-cell>
          <table:table-cell office:value-type="float" office:value="7.65549478389959" calcext:value-type="float">
            <text:p>7.65549478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09847340400349" calcext:value-type="float">
            <text:p>0.8098473404</text:p>
          </table:table-cell>
          <table:table-cell office:value-type="float" office:value="7.53700572877504" calcext:value-type="float">
            <text:p>7.53700572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2935824435004" calcext:value-type="float">
            <text:p>0.8129358244</text:p>
          </table:table-cell>
          <table:table-cell office:value-type="float" office:value="7.42086299157374" calcext:value-type="float">
            <text:p>7.42086299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16281682139214" calcext:value-type="float">
            <text:p>0.8162816821</text:p>
          </table:table-cell>
          <table:table-cell office:value-type="float" office:value="7.3118178660903" calcext:value-type="float">
            <text:p>7.31181786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0142287182533" calcext:value-type="float">
            <text:p>0.8201422872</text:p>
          </table:table-cell>
          <table:table-cell office:value-type="float" office:value="7.19422334467399" calcext:value-type="float">
            <text:p>7.19422334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3230771217188" calcext:value-type="float">
            <text:p>0.8232307712</text:p>
          </table:table-cell>
          <table:table-cell office:value-type="float" office:value="7.08533952854777" calcext:value-type="float">
            <text:p>7.08533952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6319255251843" calcext:value-type="float">
            <text:p>0.8263192553</text:p>
          </table:table-cell>
          <table:table-cell office:value-type="float" office:value="6.97645571242156" calcext:value-type="float">
            <text:p>6.97645571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29407739286498" calcext:value-type="float">
            <text:p>0.8294077393</text:p>
          </table:table-cell>
          <table:table-cell office:value-type="float" office:value="6.86696698620575" calcext:value-type="float">
            <text:p>6.86696698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2496223321153" calcext:value-type="float">
            <text:p>0.8324962233</text:p>
          </table:table-cell>
          <table:table-cell office:value-type="float" office:value="6.76171263061708" calcext:value-type="float">
            <text:p>6.76171263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5584707355808" calcext:value-type="float">
            <text:p>0.8355847074</text:p>
          </table:table-cell>
          <table:table-cell office:value-type="float" office:value="6.65645827502841" calcext:value-type="float">
            <text:p>6.6564582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38673191390463" calcext:value-type="float">
            <text:p>0.8386731914</text:p>
          </table:table-cell>
          <table:table-cell office:value-type="float" office:value="6.54999409926055" calcext:value-type="float">
            <text:p>6.54999409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1761675425118" calcext:value-type="float">
            <text:p>0.8417616754</text:p>
          </table:table-cell>
          <table:table-cell office:value-type="float" office:value="6.44534465376147" calcext:value-type="float">
            <text:p>6.44534465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4893055071366" calcext:value-type="float">
            <text:p>0.8448930551</text:p>
          </table:table-cell>
          <table:table-cell office:value-type="float" office:value="6.33578871531348" calcext:value-type="float">
            <text:p>6.33578871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486678688915" calcext:value-type="float">
            <text:p>0.8486678689</text:p>
          </table:table-cell>
          <table:table-cell office:value-type="float" office:value="6.2201836759696" calcext:value-type="float">
            <text:p>6.2201836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184214414934" calcext:value-type="float">
            <text:p>0.8518421441</text:p>
          </table:table-cell>
          <table:table-cell office:value-type="float" office:value="6.1040409387683" calcext:value-type="float">
            <text:p>6.10404093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5975721266429" calcext:value-type="float">
            <text:p>0.8559757213</text:p>
          </table:table-cell>
          <table:table-cell office:value-type="float" office:value="5.98154359052485" calcext:value-type="float">
            <text:p>5.98154359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59906519128717" calcext:value-type="float">
            <text:p>0.8599065191</text:p>
          </table:table-cell>
          <table:table-cell office:value-type="float" office:value="5.85325865807069" calcext:value-type="float">
            <text:p>5.85325865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3767124172036" calcext:value-type="float">
            <text:p>0.8637671242</text:p>
          </table:table-cell>
          <table:table-cell office:value-type="float" office:value="5.73421235243936" calcext:value-type="float">
            <text:p>5.73421235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67627729215354" calcext:value-type="float">
            <text:p>0.8676277292</text:p>
          </table:table-cell>
          <table:table-cell office:value-type="float" office:value="5.61564997487971" calcext:value-type="float">
            <text:p>5.61564997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1488334258673" calcext:value-type="float">
            <text:p>0.8714883343</text:p>
          </table:table-cell>
          <table:table-cell office:value-type="float" office:value="5.5014429499651" calcext:value-type="float">
            <text:p>5.501442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5348939301992" calcext:value-type="float">
            <text:p>0.8753489393</text:p>
          </table:table-cell>
          <table:table-cell office:value-type="float" office:value="5.3853002127638" calcext:value-type="float">
            <text:p>5.38530021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79209544345311" calcext:value-type="float">
            <text:p>0.8792095443</text:p>
          </table:table-cell>
          <table:table-cell office:value-type="float" office:value="5.27060925977752" calcext:value-type="float">
            <text:p>5.27060925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307014938863" calcext:value-type="float">
            <text:p>0.8830701494</text:p>
          </table:table-cell>
          <table:table-cell office:value-type="float" office:value="5.15785401907793" calcext:value-type="float">
            <text:p>5.15785401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86930754431949" calcext:value-type="float">
            <text:p>0.8869307544</text:p>
          </table:table-cell>
          <table:table-cell office:value-type="float" office:value="5.04461485030667" calcext:value-type="float">
            <text:p>5.04461485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0791359475267" calcext:value-type="float">
            <text:p>0.8907913595</text:p>
          </table:table-cell>
          <table:table-cell office:value-type="float" office:value="4.93573103418045" calcext:value-type="float">
            <text:p>4.93573103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4651964518586" calcext:value-type="float">
            <text:p>0.8946519645</text:p>
          </table:table-cell>
          <table:table-cell office:value-type="float" office:value="4.82733114612591" calcext:value-type="float">
            <text:p>4.82733114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898512569561905" calcext:value-type="float">
            <text:p>0.8985125696</text:p>
          </table:table-cell>
          <table:table-cell office:value-type="float" office:value="4.72038304228638" calcext:value-type="float">
            <text:p>4.72038304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2373174605224" calcext:value-type="float">
            <text:p>0.9023731746</text:p>
          </table:table-cell>
          <table:table-cell office:value-type="float" office:value="4.61391886651853" calcext:value-type="float">
            <text:p>4.61391886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06233779648543" calcext:value-type="float">
            <text:p>0.9062337796</text:p>
          </table:table-cell>
          <table:table-cell office:value-type="float" office:value="4.50890647496569" calcext:value-type="float">
            <text:p>4.5089064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0094384691862" calcext:value-type="float">
            <text:p>0.9100943847</text:p>
          </table:table-cell>
          <table:table-cell office:value-type="float" office:value="4.40437801148452" calcext:value-type="float">
            <text:p>4.40437801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4305953830028" calcext:value-type="float">
            <text:p>0.9143059538</text:p>
          </table:table-cell>
          <table:table-cell office:value-type="float" office:value="4.29615409727422" calcext:value-type="float">
            <text:p>4.29615409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18236751692316" calcext:value-type="float">
            <text:p>0.9182367517</text:p>
          </table:table-cell>
          <table:table-cell office:value-type="float" office:value="4.18924998689576" calcext:value-type="float">
            <text:p>4.18924998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2834381334814" calcext:value-type="float">
            <text:p>0.9228343813</text:p>
          </table:table-cell>
          <table:table-cell office:value-type="float" office:value="4.08498548418096" calcext:value-type="float">
            <text:p>4.08498548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28110541560683" calcext:value-type="float">
            <text:p>0.9281105416</text:p>
          </table:table-cell>
          <table:table-cell office:value-type="float" office:value="3.94408176064577" calcext:value-type="float">
            <text:p>3.94408176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2545287866854" calcext:value-type="float">
            <text:p>0.9325452879</text:p>
          </table:table-cell>
          <table:table-cell office:value-type="float" office:value="3.82366432547804" calcext:value-type="float">
            <text:p>3.82366432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37504680499425" calcext:value-type="float">
            <text:p>0.9375046805</text:p>
          </table:table-cell>
          <table:table-cell office:value-type="float" office:value="3.70348885434614" calcext:value-type="float">
            <text:p>3.70348885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42137406551408" calcext:value-type="float">
            <text:p>0.9421374066</text:p>
          </table:table-cell>
          <table:table-cell office:value-type="float" office:value="3.59460503821993" calcext:value-type="float">
            <text:p>3.59460503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4677013260339" calcext:value-type="float">
            <text:p>0.9467701326</text:p>
          </table:table-cell>
          <table:table-cell office:value-type="float" office:value="3.48451140191453" calcext:value-type="float">
            <text:p>3.48451140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1729525235962" calcext:value-type="float">
            <text:p>0.9517295252</text:p>
          </table:table-cell>
          <table:table-cell office:value-type="float" office:value="3.37435572354867" calcext:value-type="float">
            <text:p>3.37435572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5607068111684" calcext:value-type="float">
            <text:p>0.9560706811</text:p>
          </table:table-cell>
          <table:table-cell office:value-type="float" office:value="3.27198632377188" calcext:value-type="float">
            <text:p>3.27198632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0994977339927" calcext:value-type="float">
            <text:p>0.9609949773</text:p>
          </table:table-cell>
          <table:table-cell office:value-type="float" office:value="3.1696169239951" calcext:value-type="float">
            <text:p>3.1696169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65746491239396" calcext:value-type="float">
            <text:p>0.9657464912</text:p>
          </table:table-cell>
          <table:table-cell office:value-type="float" office:value="3.0638972529529" calcext:value-type="float">
            <text:p>3.0638972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1091944376299" calcext:value-type="float">
            <text:p>0.9710919444</text:p>
          </table:table-cell>
          <table:table-cell office:value-type="float" office:value="2.95501343682668" calcext:value-type="float">
            <text:p>2.95501343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76496791436945" calcext:value-type="float">
            <text:p>0.9764967914</text:p>
          </table:table-cell>
          <table:table-cell office:value-type="float" office:value="2.84405564325044" calcext:value-type="float">
            <text:p>2.84405564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1901638497592" calcext:value-type="float">
            <text:p>0.9819016385</text:p>
          </table:table-cell>
          <table:table-cell office:value-type="float" office:value="2.73620881584924" calcext:value-type="float">
            <text:p>2.73620881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87306485558238" calcext:value-type="float">
            <text:p>0.9873064856</text:p>
          </table:table-cell>
          <table:table-cell office:value-type="float" office:value="2.62939897717305" calcext:value-type="float">
            <text:p>2.62939897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2814282086706" calcext:value-type="float">
            <text:p>0.9928142821</text:p>
          </table:table-cell>
          <table:table-cell office:value-type="float" office:value="2.52254305010908" calcext:value-type="float">
            <text:p>2.52254305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998888300688195" calcext:value-type="float">
            <text:p>0.9988883007</text:p>
          </table:table-cell>
          <table:table-cell office:value-type="float" office:value="2.41422381673315" calcext:value-type="float">
            <text:p>2.41422381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050652687575" calcext:value-type="float">
            <text:p>1.0050652688</text:p>
          </table:table-cell>
          <table:table-cell office:value-type="float" office:value="2.30231545015898" calcext:value-type="float">
            <text:p>2.30231545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124223682681" calcext:value-type="float">
            <text:p>1.0112422368</text:p>
          </table:table-cell>
          <table:table-cell office:value-type="float" office:value="2.19191935880879" calcext:value-type="float">
            <text:p>2.19191935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1741920489612" calcext:value-type="float">
            <text:p>1.0174192049</text:p>
          </table:table-cell>
          <table:table-cell office:value-type="float" office:value="2.08454781790655" calcext:value-type="float">
            <text:p>2.08454781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359617296543" calcext:value-type="float">
            <text:p>1.023596173</text:p>
          </table:table-cell>
          <table:table-cell office:value-type="float" office:value="1.98141064763144" calcext:value-type="float">
            <text:p>1.98141064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2990939768333" calcext:value-type="float">
            <text:p>1.0299093977</text:p>
          </table:table-cell>
          <table:table-cell office:value-type="float" office:value="1.87741948664162" calcext:value-type="float">
            <text:p>1.87741948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3703107851618" calcext:value-type="float">
            <text:p>1.0370310785</text:p>
          </table:table-cell>
          <table:table-cell office:value-type="float" office:value="1.77406763258961" calcext:value-type="float">
            <text:p>1.77406763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4389192519316" calcext:value-type="float">
            <text:p>1.0438919252</text:p>
          </table:table-cell>
          <table:table-cell office:value-type="float" office:value="1.67225838398737" calcext:value-type="float">
            <text:p>1.6722583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5078586277052" calcext:value-type="float">
            <text:p>1.0507858628</text:p>
          </table:table-cell>
          <table:table-cell office:value-type="float" office:value="1.56925083730288" calcext:value-type="float">
            <text:p>1.56925083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5872767885963" calcext:value-type="float">
            <text:p>1.0587276789</text:p>
          </table:table-cell>
          <table:table-cell office:value-type="float" office:value="1.4751613936535" calcext:value-type="float">
            <text:p>1.47516139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6644888894627" calcext:value-type="float">
            <text:p>1.0664488889</text:p>
          </table:table-cell>
          <table:table-cell office:value-type="float" office:value="1.37402042667404" calcext:value-type="float">
            <text:p>1.37402042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7357346007167" calcext:value-type="float">
            <text:p>1.0735734601</text:p>
          </table:table-cell>
          <table:table-cell office:value-type="float" office:value="1.26544456477525" calcext:value-type="float">
            <text:p>1.26544456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8150524861521" calcext:value-type="float">
            <text:p>1.0815052486</text:p>
          </table:table-cell>
          <table:table-cell office:value-type="float" office:value="1.17041868888328" calcext:value-type="float">
            <text:p>1.1704186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8999857971051" calcext:value-type="float">
            <text:p>1.0899985797</text:p>
          </table:table-cell>
          <table:table-cell office:value-type="float" office:value="1.0749528783807" calcext:value-type="float">
            <text:p>1.07495287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09849191080582" calcext:value-type="float">
            <text:p>1.0984919108</text:p>
          </table:table-cell>
          <table:table-cell office:value-type="float" office:value="0.97288804871896" calcext:value-type="float">
            <text:p>0.97288804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0698524190112" calcext:value-type="float">
            <text:p>1.1069852419</text:p>
          </table:table-cell>
          <table:table-cell office:value-type="float" office:value="0.888420603481654" calcext:value-type="float">
            <text:p>0.88842060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1547857299642" calcext:value-type="float">
            <text:p>1.115478573</text:p>
          </table:table-cell>
          <table:table-cell office:value-type="float" office:value="0.801753485191293" calcext:value-type="float">
            <text:p>0.80175348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397190409172" calcext:value-type="float">
            <text:p>1.1239719041</text:p>
          </table:table-cell>
          <table:table-cell office:value-type="float" office:value="0.724764928334371" calcext:value-type="float">
            <text:p>0.72476492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3246523518702" calcext:value-type="float">
            <text:p>1.1324652352</text:p>
          </table:table-cell>
          <table:table-cell office:value-type="float" office:value="0.649976044530507" calcext:value-type="float">
            <text:p>0.64997604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4062996294335" calcext:value-type="float">
            <text:p>1.1406299629</text:p>
          </table:table-cell>
          <table:table-cell office:value-type="float" office:value="0.576830662265278" calcext:value-type="float">
            <text:p>0.57683066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4970927104718" calcext:value-type="float">
            <text:p>1.149709271</text:p>
          </table:table-cell>
          <table:table-cell office:value-type="float" office:value="0.509160307917447" calcext:value-type="float">
            <text:p>0.50916030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5775219822076" calcext:value-type="float">
            <text:p>1.1577521982</text:p>
          </table:table-cell>
          <table:table-cell office:value-type="float" office:value="0.443184780812822" calcext:value-type="float">
            <text:p>0.44318478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6703909813052" calcext:value-type="float">
            <text:p>1.1670390981</text:p>
          </table:table-cell>
          <table:table-cell office:value-type="float" office:value="0.3848458413756" calcext:value-type="float">
            <text:p>0.38484584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7439734534984" calcext:value-type="float">
            <text:p>1.1743973453</text:p>
          </table:table-cell>
          <table:table-cell office:value-type="float" office:value="0.338132505078249" calcext:value-type="float">
            <text:p>0.33813250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8342522175883" calcext:value-type="float">
            <text:p>1.1834252218</text:p>
          </table:table-cell>
          <table:table-cell office:value-type="float" office:value="0.284641830370404" calcext:value-type="float">
            <text:p>0.28464183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9245309816782" calcext:value-type="float">
            <text:p>1.1924530982</text:p>
          </table:table-cell>
          <table:table-cell office:value-type="float" office:value="0.244830109281698" calcext:value-type="float">
            <text:p>0.24483010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0114374077066" calcext:value-type="float">
            <text:p>1.2011437408</text:p>
          </table:table-cell>
          <table:table-cell office:value-type="float" office:value="0.198762459655359" calcext:value-type="float">
            <text:p>0.19876245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0962907849036" calcext:value-type="float">
            <text:p>1.2096290785</text:p>
          </table:table-cell>
          <table:table-cell office:value-type="float" office:value="0.157304272472547" calcext:value-type="float">
            <text:p>0.15730427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1667789986528" calcext:value-type="float">
            <text:p>1.2166778999</text:p>
          </table:table-cell>
          <table:table-cell office:value-type="float" office:value="0.12527092261714" calcext:value-type="float">
            <text:p>0.12527092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2589187723534" calcext:value-type="float">
            <text:p>1.2258918772</text:p>
          </table:table-cell>
          <table:table-cell office:value-type="float" office:value="0.091810110832748" calcext:value-type="float">
            <text:p>0.09181011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3379692565737" calcext:value-type="float">
            <text:p>1.2337969257</text:p>
          </table:table-cell>
          <table:table-cell office:value-type="float" office:value="0.0734029294107294" calcext:value-type="float">
            <text:p>0.07340292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4210641841728" calcext:value-type="float">
            <text:p>1.2421064184</text:p>
          </table:table-cell>
          <table:table-cell office:value-type="float" office:value="0.0503429632379379" calcext:value-type="float">
            <text:p>0.0503429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5042156774135" calcext:value-type="float">
            <text:p>1.2504215677</text:p>
          </table:table-cell>
          <table:table-cell office:value-type="float" office:value="0.0259457199407915" calcext:value-type="float">
            <text:p>0.02594571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5909308060788" calcext:value-type="float">
            <text:p>1.2590930806</text:p>
          </table:table-cell>
          <table:table-cell office:value-type="float" office:value="0.0221893551886545" calcext:value-type="float">
            <text:p>0.02218935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6758641170318" calcext:value-type="float">
            <text:p>1.2675864117</text:p>
          </table:table-cell>
          <table:table-cell office:value-type="float" office:value="0.0116309245339927" calcext:value-type="float">
            <text:p>0.01163092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7607974279848" calcext:value-type="float">
            <text:p>1.2760797428</text:p>
          </table:table-cell>
          <table:table-cell office:value-type="float" office:value="0.00811144764910309" calcext:value-type="float">
            <text:p>0.00811144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8457307389378" calcext:value-type="float">
            <text:p>1.2845730739</text:p>
          </table:table-cell>
          <table:table-cell office:value-type="float" office:value="0.00195236310055157" calcext:value-type="float">
            <text:p>0.00195236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9306640498908" calcext:value-type="float">
            <text:p>1.293066405</text:p>
          </table:table-cell>
          <table:table-cell office:value-type="float" office:value="0.00107249387932739" calcext:value-type="float">
            <text:p>0.00107249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0126276646567" calcext:value-type="float">
            <text:p>1.3012627665</text:p>
          </table:table-cell>
          <table:table-cell office:value-type="float" office:value="0.0142321789239119" calcext:value-type="float">
            <text:p>0.01423217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1005306717969" calcext:value-type="float">
            <text:p>1.3100530672</text:p>
          </table:table-cell>
          <table:table-cell office:value-type="float" office:value="0.0296682435690414" calcext:value-type="float">
            <text:p>0.02966824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1854639827499" calcext:value-type="float">
            <text:p>1.3185463983</text:p>
          </table:table-cell>
          <table:table-cell office:value-type="float" office:value="0.0358273281175964" calcext:value-type="float">
            <text:p>0.03582732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2703972937029" calcext:value-type="float">
            <text:p>1.3270397294</text:p>
          </table:table-cell>
          <table:table-cell office:value-type="float" office:value="0.041986412666148" calcext:value-type="float">
            <text:p>0.04198641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3602071583948" calcext:value-type="float">
            <text:p>1.3360207158</text:p>
          </table:table-cell>
          <table:table-cell office:value-type="float" office:value="0.0558559843347392" calcext:value-type="float">
            <text:p>0.05585598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4402639156089" calcext:value-type="float">
            <text:p>1.3440263916</text:p>
          </table:table-cell>
          <table:table-cell office:value-type="float" office:value="0.0900581787365215" calcext:value-type="float">
            <text:p>0.09005817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5373923485132" calcext:value-type="float">
            <text:p>1.3537392349</text:p>
          </table:table-cell>
          <table:table-cell office:value-type="float" office:value="0.108773611770585" calcext:value-type="float">
            <text:p>0.10877361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6133477083844" calcext:value-type="float">
            <text:p>1.3613347708</text:p>
          </table:table-cell>
          <table:table-cell office:value-type="float" office:value="0.140487771981945" calcext:value-type="float">
            <text:p>0.1404877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690187294729" calcext:value-type="float">
            <text:p>1.3690187295</text:p>
          </table:table-cell>
          <table:table-cell office:value-type="float" office:value="0.173318471160119" calcext:value-type="float">
            <text:p>0.17331847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775040671926" calcext:value-type="float">
            <text:p>1.3775040672</text:p>
          </table:table-cell>
          <table:table-cell office:value-type="float" office:value="0.203295040344201" calcext:value-type="float">
            <text:p>0.20329504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8581176379446" calcext:value-type="float">
            <text:p>1.3858117638</text:p>
          </table:table-cell>
          <table:table-cell office:value-type="float" office:value="0.237557859477513" calcext:value-type="float">
            <text:p>0.23755785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949863781327" calcext:value-type="float">
            <text:p>1.3949863781</text:p>
          </table:table-cell>
          <table:table-cell office:value-type="float" office:value="0.277351429343017" calcext:value-type="float">
            <text:p>0.27735142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0547435516705" calcext:value-type="float">
            <text:p>1.4054743552</text:p>
          </table:table-cell>
          <table:table-cell office:value-type="float" office:value="0.330164531883506" calcext:value-type="float">
            <text:p>0.33016453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142894033493" calcext:value-type="float">
            <text:p>1.4142894033</text:p>
          </table:table-cell>
          <table:table-cell office:value-type="float" office:value="0.37897632439415" calcext:value-type="float">
            <text:p>0.37897632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227827344446" calcext:value-type="float">
            <text:p>1.4227827344</text:p>
          </table:table-cell>
          <table:table-cell office:value-type="float" office:value="0.431328543056857" calcext:value-type="float">
            <text:p>0.43132854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312760655399" calcext:value-type="float">
            <text:p>1.4312760655</text:p>
          </table:table-cell>
          <table:table-cell office:value-type="float" office:value="0.484560630940784" calcext:value-type="float">
            <text:p>0.48456063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4131363865253" calcext:value-type="float">
            <text:p>1.4413136387</text:p>
          </table:table-cell>
          <table:table-cell office:value-type="float" office:value="0.549231018700597" calcext:value-type="float">
            <text:p>0.54923101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4980696974783" calcext:value-type="float">
            <text:p>1.4498069697</text:p>
          </table:table-cell>
          <table:table-cell office:value-type="float" office:value="0.608182256522466" calcext:value-type="float">
            <text:p>0.60818225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5830030084313" calcext:value-type="float">
            <text:p>1.4583003008</text:p>
          </table:table-cell>
          <table:table-cell office:value-type="float" office:value="0.667133494344335" calcext:value-type="float">
            <text:p>0.66713349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6679363193843" calcext:value-type="float">
            <text:p>1.4667936319</text:p>
          </table:table-cell>
          <table:table-cell office:value-type="float" office:value="0.731803882104149" calcext:value-type="float">
            <text:p>0.73180388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7528696303373" calcext:value-type="float">
            <text:p>1.475286963</text:p>
          </table:table-cell>
          <table:table-cell office:value-type="float" office:value="0.801753485191294" calcext:value-type="float">
            <text:p>0.80175348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8378029412903" calcext:value-type="float">
            <text:p>1.4837802941</text:p>
          </table:table-cell>
          <table:table-cell office:value-type="float" office:value="0.866863807561717" calcext:value-type="float">
            <text:p>0.86686380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49227362522434" calcext:value-type="float">
            <text:p>1.4922736252</text:p>
          </table:table-cell>
          <table:table-cell office:value-type="float" office:value="0.939453018312528" calcext:value-type="float">
            <text:p>0.93945301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0198646851476" calcext:value-type="float">
            <text:p>1.5019864685</text:p>
          </table:table-cell>
          <table:table-cell office:value-type="float" office:value="1.0307394500143" calcext:value-type="float">
            <text:p>1.030739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0926028741494" calcext:value-type="float">
            <text:p>1.5092602874</text:p>
          </table:table-cell>
          <table:table-cell office:value-type="float" office:value="1.09826941274309" calcext:value-type="float">
            <text:p>1.09826941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1775361851024" calcext:value-type="float">
            <text:p>1.5177536185</text:p>
          </table:table-cell>
          <table:table-cell office:value-type="float" office:value="1.17877744648489" calcext:value-type="float">
            <text:p>1.17877744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2624694960554" calcext:value-type="float">
            <text:p>1.5262469496</text:p>
          </table:table-cell>
          <table:table-cell office:value-type="float" office:value="1.26148515327975" calcext:value-type="float">
            <text:p>1.26148515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474028070084" calcext:value-type="float">
            <text:p>1.5347402807</text:p>
          </table:table-cell>
          <table:table-cell office:value-type="float" office:value="1.34463279468523" calcext:value-type="float">
            <text:p>1.34463279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4323361179614" calcext:value-type="float">
            <text:p>1.5432336118</text:p>
          </table:table-cell>
          <table:table-cell office:value-type="float" office:value="1.43217978219681" calcext:value-type="float">
            <text:p>1.43217978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5172694289145" calcext:value-type="float">
            <text:p>1.5517269429</text:p>
          </table:table-cell>
          <table:table-cell office:value-type="float" office:value="1.52104657354023" calcext:value-type="float">
            <text:p>1.52104657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6022027398675" calcext:value-type="float">
            <text:p>1.560220274</text:p>
          </table:table-cell>
          <table:table-cell office:value-type="float" office:value="1.61079323410486" calcext:value-type="float">
            <text:p>1.61079323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6871360508205" calcext:value-type="float">
            <text:p>1.5687136051</text:p>
          </table:table-cell>
          <table:table-cell office:value-type="float" office:value="1.70493924077561" calcext:value-type="float">
            <text:p>1.70493924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7720693617735" calcext:value-type="float">
            <text:p>1.5772069362</text:p>
          </table:table-cell>
          <table:table-cell office:value-type="float" office:value="1.79996511666758" calcext:value-type="float">
            <text:p>1.79996511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8570026727265" calcext:value-type="float">
            <text:p>1.5857002673</text:p>
          </table:table-cell>
          <table:table-cell office:value-type="float" office:value="1.89807053483383" calcext:value-type="float">
            <text:p>1.89807053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9419359836795" calcext:value-type="float">
            <text:p>1.5941935984</text:p>
          </table:table-cell>
          <table:table-cell office:value-type="float" office:value="1.99485614916824" calcext:value-type="float">
            <text:p>1.99485614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0268692946325" calcext:value-type="float">
            <text:p>1.6026869295</text:p>
          </table:table-cell>
          <table:table-cell office:value-type="float" office:value="2.10088039032549" calcext:value-type="float">
            <text:p>2.10088039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1118026055856" calcext:value-type="float">
            <text:p>1.6111802606</text:p>
          </table:table-cell>
          <table:table-cell office:value-type="float" office:value="2.20734456609334" calcext:value-type="float">
            <text:p>2.20734456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1967359165386" calcext:value-type="float">
            <text:p>1.6196735917</text:p>
          </table:table-cell>
          <table:table-cell office:value-type="float" office:value="2.3138087418612" calcext:value-type="float">
            <text:p>2.31380874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2778086224483" calcext:value-type="float">
            <text:p>1.6277808622</text:p>
          </table:table-cell>
          <table:table-cell office:value-type="float" office:value="2.41543363691233" calcext:value-type="float">
            <text:p>2.41543363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3581794001683" calcext:value-type="float">
            <text:p>1.63581794</text:p>
          </table:table-cell>
          <table:table-cell office:value-type="float" office:value="2.51749846657408" calcext:value-type="float">
            <text:p>2.51749846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4339876446553" calcext:value-type="float">
            <text:p>1.6433987645</text:p>
          </table:table-cell>
          <table:table-cell office:value-type="float" office:value="2.62396264234193" calcext:value-type="float">
            <text:p>2.62396264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5104978173319" calcext:value-type="float">
            <text:p>1.6510497817</text:p>
          </table:table-cell>
          <table:table-cell office:value-type="float" office:value="2.73042681810978" calcext:value-type="float">
            <text:p>2.73042681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5870079900086" calcext:value-type="float">
            <text:p>1.658700799</text:p>
          </table:table-cell>
          <table:table-cell office:value-type="float" office:value="2.83689099387764" calcext:value-type="float">
            <text:p>2.83689099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6635181626853" calcext:value-type="float">
            <text:p>1.6663518163</text:p>
          </table:table-cell>
          <table:table-cell office:value-type="float" office:value="2.9433551696455" calcext:value-type="float">
            <text:p>2.94335516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740028335362" calcext:value-type="float">
            <text:p>1.6740028335</text:p>
          </table:table-cell>
          <table:table-cell office:value-type="float" office:value="3.04981934541335" calcext:value-type="float">
            <text:p>3.04981934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8182933285129" calcext:value-type="float">
            <text:p>1.6818293329</text:p>
          </table:table-cell>
          <table:table-cell office:value-type="float" office:value="3.16283430097432" calcext:value-type="float">
            <text:p>3.1628343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8794497023847" calcext:value-type="float">
            <text:p>1.6879449702</text:p>
          </table:table-cell>
          <table:table-cell office:value-type="float" office:value="3.2581598074384" calcext:value-type="float">
            <text:p>3.25815980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9535733192165" calcext:value-type="float">
            <text:p>1.6953573319</text:p>
          </table:table-cell>
          <table:table-cell office:value-type="float" office:value="3.36457789481848" calcext:value-type="float">
            <text:p>3.36457789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0307854200828" calcext:value-type="float">
            <text:p>1.703078542</text:p>
          </table:table-cell>
          <table:table-cell office:value-type="float" office:value="3.47426825773081" calcext:value-type="float">
            <text:p>3.47426825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1004693411147" calcext:value-type="float">
            <text:p>1.7100469341</text:p>
          </table:table-cell>
          <table:table-cell office:value-type="float" office:value="3.57867573919406" calcext:value-type="float">
            <text:p>3.57867573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1699602318945" calcext:value-type="float">
            <text:p>1.7169960232</text:p>
          </table:table-cell>
          <table:table-cell office:value-type="float" office:value="3.68513991496192" calcext:value-type="float">
            <text:p>3.6851399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2418923876281" calcext:value-type="float">
            <text:p>1.7241892388</text:p>
          </table:table-cell>
          <table:table-cell office:value-type="float" office:value="3.79377465046301" calcext:value-type="float">
            <text:p>3.79377465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30977847788" calcext:value-type="float">
            <text:p>1.7309778478</text:p>
          </table:table-cell>
          <table:table-cell office:value-type="float" office:value="3.89947972337334" calcext:value-type="float">
            <text:p>3.89947972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3705186638949" calcext:value-type="float">
            <text:p>1.7370518664</text:p>
          </table:table-cell>
          <table:table-cell office:value-type="float" office:value="4.00271771199671" calcext:value-type="float">
            <text:p>4.0027177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4430980387093" calcext:value-type="float">
            <text:p>1.7443098039</text:p>
          </table:table-cell>
          <table:table-cell office:value-type="float" office:value="4.11348347062387" calcext:value-type="float">
            <text:p>4.11348347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512588929489" calcext:value-type="float">
            <text:p>1.7512588929</text:p>
          </table:table-cell>
          <table:table-cell office:value-type="float" office:value="4.22532462496586" calcext:value-type="float">
            <text:p>4.2253246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5807172537829" calcext:value-type="float">
            <text:p>1.7580717254</text:p>
          </table:table-cell>
          <table:table-cell office:value-type="float" office:value="4.33662808145044" calcext:value-type="float">
            <text:p>4.33662808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6452120674477" calcext:value-type="float">
            <text:p>1.7645212067</text:p>
          </table:table-cell>
          <table:table-cell office:value-type="float" office:value="4.44622355650558" calcext:value-type="float">
            <text:p>4.44622355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7133403917416" calcext:value-type="float">
            <text:p>1.7713340392</text:p>
          </table:table-cell>
          <table:table-cell office:value-type="float" office:value="4.55466456263158" calcext:value-type="float">
            <text:p>4.55466456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7804184043693" calcext:value-type="float">
            <text:p>1.7780418404</text:p>
          </table:table-cell>
          <table:table-cell office:value-type="float" office:value="4.66690899036663" calcext:value-type="float">
            <text:p>4.66690899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8352252081092" calcext:value-type="float">
            <text:p>1.7835225208</text:p>
          </table:table-cell>
          <table:table-cell office:value-type="float" office:value="4.77700262667202" calcext:value-type="float">
            <text:p>4.77700262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8864543118697" calcext:value-type="float">
            <text:p>1.7886454312</text:p>
          </table:table-cell>
          <table:table-cell office:value-type="float" office:value="4.86334089751933" calcext:value-type="float">
            <text:p>4.86334089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9405645742912" calcext:value-type="float">
            <text:p>1.7940564574</text:p>
          </table:table-cell>
          <table:table-cell office:value-type="float" office:value="4.94791628753413" calcext:value-type="float">
            <text:p>4.94791628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9791088329093" calcext:value-type="float">
            <text:p>1.7979108833</text:p>
          </table:table-cell>
          <table:table-cell office:value-type="float" office:value="5.01904219197298" calcext:value-type="float">
            <text:p>5.019042192</text:p>
          </table:table-cell>
          <table:table-cell table:number-columns-repeated="1021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_HZZ_(36)" table:style-name="ta3">
        <table:table-column table:style-name="co1" table:number-columns-repeated="1024" table:default-cell-style-name="ce17"/>
        <table:table-row table:style-name="ro1">
          <table:table-cell/>
          <table:table-cell office:value-type="string" calcext:value-type="string">
            <text:p>HZZ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BF</text:p>
          </table:table-cell>
          <table:table-cell office:value-type="string" calcext:value-type="string">
            <text:p>ggF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69603043966961" calcext:value-type="float">
            <text:p>0.169603044</text:p>
          </table:table-cell>
          <table:table-cell office:value-type="float" office:value="1.50758607133795" calcext:value-type="float">
            <text:p>1.50758607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69107729808213" calcext:value-type="float">
            <text:p>0.1691077298</text:p>
          </table:table-cell>
          <table:table-cell office:value-type="float" office:value="1.47286956249354" calcext:value-type="float">
            <text:p>1.4728695625</text:p>
          </table:table-cell>
          <table:table-cell/>
          <table:table-cell>
            <draw:frame table:end-cell-address="'_HZZ_(36)'.K19" table:end-x="48.05pt" table:end-y="6.04pt" draw:z-index="0" draw:name="Chart 2" draw:style-name="gr1" svg:width="360pt" svg:height="216pt" svg:x="0.06pt" svg:y="0.06pt">
              <loext:p draw:notify-on-update-of-ranges="'_HZZ_(36)'.B3:'_HZZ_(36)'.B142 '_HZZ_(36)'.C3:'_HZZ_(36)'.C142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0.170335252330216" calcext:value-type="float">
            <text:p>0.1703352523</text:p>
          </table:table-cell>
          <table:table-cell office:value-type="float" office:value="1.53288510352158" calcext:value-type="float">
            <text:p>1.53288510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7089924916465" calcext:value-type="float">
            <text:p>0.1708992492</text:p>
          </table:table-cell>
          <table:table-cell office:value-type="float" office:value="1.4310864310453" calcext:value-type="float">
            <text:p>1.4310864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71795008842868" calcext:value-type="float">
            <text:p>0.1717950088</text:p>
          </table:table-cell>
          <table:table-cell office:value-type="float" office:value="1.55396643357909" calcext:value-type="float">
            <text:p>1.55396643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7239218196168" calcext:value-type="float">
            <text:p>0.172392182</text:p>
          </table:table-cell>
          <table:table-cell office:value-type="float" office:value="1.4124013310738" calcext:value-type="float">
            <text:p>1.41240133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73586528199305" calcext:value-type="float">
            <text:p>0.1735865282</text:p>
          </table:table-cell>
          <table:table-cell office:value-type="float" office:value="1.57023906912541" calcext:value-type="float">
            <text:p>1.57023906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69908620847155" calcext:value-type="float">
            <text:p>0.1699086208</text:p>
          </table:table-cell>
          <table:table-cell office:value-type="float" office:value="1.45497276352348" calcext:value-type="float">
            <text:p>1.45497276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75915503362672" calcext:value-type="float">
            <text:p>0.1759155034</text:p>
          </table:table-cell>
          <table:table-cell office:value-type="float" office:value="1.38122276274037" calcext:value-type="float">
            <text:p>1.38122276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77846363113498" calcext:value-type="float">
            <text:p>0.1778463631</text:p>
          </table:table-cell>
          <table:table-cell office:value-type="float" office:value="1.60199543458808" calcext:value-type="float">
            <text:p>1.60199543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78065326590396" calcext:value-type="float">
            <text:p>0.1780653266</text:p>
          </table:table-cell>
          <table:table-cell office:value-type="float" office:value="1.36338299278601" calcext:value-type="float">
            <text:p>1.36338299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81290061431982" calcext:value-type="float">
            <text:p>0.1812900614</text:p>
          </table:table-cell>
          <table:table-cell office:value-type="float" office:value="1.34438844133429" calcext:value-type="float">
            <text:p>1.34438844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81648365303269" calcext:value-type="float">
            <text:p>0.1816483653</text:p>
          </table:table-cell>
          <table:table-cell office:value-type="float" office:value="1.62031336827036" calcext:value-type="float">
            <text:p>1.62031336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85529990575549" calcext:value-type="float">
            <text:p>0.1855299906</text:p>
          </table:table-cell>
          <table:table-cell office:value-type="float" office:value="1.31814538232871" calcext:value-type="float">
            <text:p>1.31814538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8756037917951" calcext:value-type="float">
            <text:p>0.1875603792</text:p>
          </table:table-cell>
          <table:table-cell office:value-type="float" office:value="1.64406335276484" calcext:value-type="float">
            <text:p>1.64406335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90578817852779" calcext:value-type="float">
            <text:p>0.1905788179</text:p>
          </table:table-cell>
          <table:table-cell office:value-type="float" office:value="1.29347628223875" calcext:value-type="float">
            <text:p>1.29347628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9150172176367" calcext:value-type="float">
            <text:p>0.1915017218</text:p>
          </table:table-cell>
          <table:table-cell office:value-type="float" office:value="1.65689068759965" calcext:value-type="float">
            <text:p>1.65689068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95681933595356" calcext:value-type="float">
            <text:p>0.1956819336</text:p>
          </table:table-cell>
          <table:table-cell office:value-type="float" office:value="1.26987085775323" calcext:value-type="float">
            <text:p>1.26987085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96279106714168" calcext:value-type="float">
            <text:p>0.1962791067</text:p>
          </table:table-cell>
          <table:table-cell office:value-type="float" office:value="1.66996763630554" calcext:value-type="float">
            <text:p>1.66996763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00459318545853" calcext:value-type="float">
            <text:p>0.2004593185</text:p>
          </table:table-cell>
          <table:table-cell office:value-type="float" office:value="1.25376373961991" calcext:value-type="float">
            <text:p>1.25376373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05236703496351" calcext:value-type="float">
            <text:p>0.2052367035</text:p>
          </table:table-cell>
          <table:table-cell office:value-type="float" office:value="1.69049442555652" calcext:value-type="float">
            <text:p>1.69049442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07028222852787" calcext:value-type="float">
            <text:p>0.2070282229</text:p>
          </table:table-cell>
          <table:table-cell office:value-type="float" office:value="1.23026145935345" calcext:value-type="float">
            <text:p>1.23026145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11805607803285" calcext:value-type="float">
            <text:p>0.2118056078</text:p>
          </table:table-cell>
          <table:table-cell office:value-type="float" office:value="1.70176423568287" calcext:value-type="float">
            <text:p>1.70176423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11805607803285" calcext:value-type="float">
            <text:p>0.2118056078</text:p>
          </table:table-cell>
          <table:table-cell office:value-type="float" office:value="1.2174093302552" calcext:value-type="float">
            <text:p>1.21740933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18150572190664" calcext:value-type="float">
            <text:p>0.2181505722</text:p>
          </table:table-cell>
          <table:table-cell office:value-type="float" office:value="1.71105697576439" calcext:value-type="float">
            <text:p>1.71105697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18424276536787" calcext:value-type="float">
            <text:p>0.2184242765</text:p>
          </table:table-cell>
          <table:table-cell office:value-type="float" office:value="1.19501603699608" calcext:value-type="float">
            <text:p>1.1950160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24346243298341" calcext:value-type="float">
            <text:p>0.2243462433</text:p>
          </table:table-cell>
          <table:table-cell office:value-type="float" office:value="1.71739461201203" calcext:value-type="float">
            <text:p>1.7173946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24943416417153" calcext:value-type="float">
            <text:p>0.2249434164</text:p>
          </table:table-cell>
          <table:table-cell office:value-type="float" office:value="1.17772998512665" calcext:value-type="float">
            <text:p>1.17772998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30317974486463" calcext:value-type="float">
            <text:p>0.2303179745</text:p>
          </table:table-cell>
          <table:table-cell office:value-type="float" office:value="1.16543946422922" calcext:value-type="float">
            <text:p>1.16543946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32706666961712" calcext:value-type="float">
            <text:p>0.232706667</text:p>
          </table:table-cell>
          <table:table-cell office:value-type="float" office:value="1.72646994818107" calcext:value-type="float">
            <text:p>1.72646994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37484051912209" calcext:value-type="float">
            <text:p>0.2374840519</text:p>
          </table:table-cell>
          <table:table-cell office:value-type="float" office:value="1.14735701241382" calcext:value-type="float">
            <text:p>1.14735701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40128675724092" calcext:value-type="float">
            <text:p>0.2401286757</text:p>
          </table:table-cell>
          <table:table-cell office:value-type="float" office:value="1.7324675715212" calcext:value-type="float">
            <text:p>1.73246757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44052956219143" calcext:value-type="float">
            <text:p>0.2440529562</text:p>
          </table:table-cell>
          <table:table-cell office:value-type="float" office:value="1.13250429498831" calcext:value-type="float">
            <text:p>1.1325042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45332612902312" calcext:value-type="float">
            <text:p>0.2453326129</text:p>
          </table:table-cell>
          <table:table-cell office:value-type="float" office:value="1.73640127677835" calcext:value-type="float">
            <text:p>1.73640127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49128927729047" calcext:value-type="float">
            <text:p>0.2491289277</text:p>
          </table:table-cell>
          <table:table-cell office:value-type="float" office:value="1.12218743833029" calcext:value-type="float">
            <text:p>1.12218743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51517620204296" calcext:value-type="float">
            <text:p>0.2515176202</text:p>
          </table:table-cell>
          <table:table-cell office:value-type="float" office:value="1.74006805203592" calcext:value-type="float">
            <text:p>1.7400680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56593591714199" calcext:value-type="float">
            <text:p>0.2565935917</text:p>
          </table:table-cell>
          <table:table-cell office:value-type="float" office:value="1.10830604749731" calcext:value-type="float">
            <text:p>1.10830604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60176630427072" calcext:value-type="float">
            <text:p>0.2601766304</text:p>
          </table:table-cell>
          <table:table-cell office:value-type="float" office:value="1.74406433896762" calcext:value-type="float">
            <text:p>1.7440643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63759669139946" calcext:value-type="float">
            <text:p>0.2637596691</text:p>
          </table:table-cell>
          <table:table-cell office:value-type="float" office:value="1.09637619228106" calcext:value-type="float">
            <text:p>1.09637619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67006245167506" calcext:value-type="float">
            <text:p>0.2670062452</text:p>
          </table:table-cell>
          <table:table-cell office:value-type="float" office:value="1.09012160092218" calcext:value-type="float">
            <text:p>1.09012160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69731400328067" calcext:value-type="float">
            <text:p>0.2697314003</text:p>
          </table:table-cell>
          <table:table-cell office:value-type="float" office:value="1.74685369360451" calcext:value-type="float">
            <text:p>1.74685369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72120092803316" calcext:value-type="float">
            <text:p>0.2721200928</text:p>
          </table:table-cell>
          <table:table-cell office:value-type="float" office:value="1.08130754679209" calcext:value-type="float">
            <text:p>1.08130754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77835892654804" calcext:value-type="float">
            <text:p>0.2778358927</text:p>
          </table:table-cell>
          <table:table-cell office:value-type="float" office:value="1.07351574515804" calcext:value-type="float">
            <text:p>1.07351574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78987583669656" calcext:value-type="float">
            <text:p>0.2789875837</text:p>
          </table:table-cell>
          <table:table-cell office:value-type="float" office:value="1.74764043465595" calcext:value-type="float">
            <text:p>1.74764043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85257901417184" calcext:value-type="float">
            <text:p>0.2852579014</text:p>
          </table:table-cell>
          <table:table-cell office:value-type="float" office:value="1.06260354460053" calcext:value-type="float">
            <text:p>1.06260354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88243767011245" calcext:value-type="float">
            <text:p>0.288243767</text:p>
          </table:table-cell>
          <table:table-cell office:value-type="float" office:value="1.74764043465595" calcext:value-type="float">
            <text:p>1.74764043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93618325080555" calcext:value-type="float">
            <text:p>0.2936183251</text:p>
          </table:table-cell>
          <table:table-cell office:value-type="float" office:value="1.0492289467262" calcext:value-type="float">
            <text:p>1.04922894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97499950352834" calcext:value-type="float">
            <text:p>0.2974999504</text:p>
          </table:table-cell>
          <table:table-cell office:value-type="float" office:value="1.74764043465595" calcext:value-type="float">
            <text:p>1.74764043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00426098635014" calcext:value-type="float">
            <text:p>0.3004260986</text:p>
          </table:table-cell>
          <table:table-cell office:value-type="float" office:value="1.04055129510307" calcext:value-type="float">
            <text:p>1.04055129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0778941723469" calcext:value-type="float">
            <text:p>0.3077894172</text:p>
          </table:table-cell>
          <table:table-cell office:value-type="float" office:value="1.03259261811609" calcext:value-type="float">
            <text:p>1.03259261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07054720253829" calcext:value-type="float">
            <text:p>0.3070547203</text:p>
          </table:table-cell>
          <table:table-cell office:value-type="float" office:value="1.74638164897366" calcext:value-type="float">
            <text:p>1.7463816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13325038001357" calcext:value-type="float">
            <text:p>0.313325038</text:p>
          </table:table-cell>
          <table:table-cell office:value-type="float" office:value="1.02684258771728" calcext:value-type="float">
            <text:p>1.02684258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16310903595418" calcext:value-type="float">
            <text:p>0.3163109036</text:p>
          </table:table-cell>
          <table:table-cell office:value-type="float" office:value="1.74370672939879" calcext:value-type="float">
            <text:p>1.74370672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2228263478354" calcext:value-type="float">
            <text:p>0.3222826348</text:p>
          </table:table-cell>
          <table:table-cell office:value-type="float" office:value="1.01711560744504" calcext:value-type="float">
            <text:p>1.01711560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25567086937007" calcext:value-type="float">
            <text:p>0.3255670869</text:p>
          </table:table-cell>
          <table:table-cell office:value-type="float" office:value="1.73985169824678" calcext:value-type="float">
            <text:p>1.73985169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31240231565723" calcext:value-type="float">
            <text:p>0.3312402316</text:p>
          </table:table-cell>
          <table:table-cell office:value-type="float" office:value="1.0073886271728" calcext:value-type="float">
            <text:p>1.00738862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34823270278596" calcext:value-type="float">
            <text:p>0.3348232703</text:p>
          </table:table-cell>
          <table:table-cell office:value-type="float" office:value="1.73569627505694" calcext:value-type="float">
            <text:p>1.73569627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38662240328103" calcext:value-type="float">
            <text:p>0.3386622403</text:p>
          </table:table-cell>
          <table:table-cell office:value-type="float" office:value="1.00023643579615" calcext:value-type="float">
            <text:p>1.00023643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44378040179591" calcext:value-type="float">
            <text:p>0.3443780402</text:p>
          </table:table-cell>
          <table:table-cell office:value-type="float" office:value="1.73083278492082" calcext:value-type="float">
            <text:p>1.73083278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44378040179591" calcext:value-type="float">
            <text:p>0.3443780402</text:p>
          </table:table-cell>
          <table:table-cell office:value-type="float" office:value="0.99557320701858" calcext:value-type="float">
            <text:p>0.9955732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50648357927119" calcext:value-type="float">
            <text:p>0.3506483579</text:p>
          </table:table-cell>
          <table:table-cell office:value-type="float" office:value="0.990795543178979" calcext:value-type="float">
            <text:p>0.99079554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53335636961774" calcext:value-type="float">
            <text:p>0.353335637</text:p>
          </table:table-cell>
          <table:table-cell office:value-type="float" office:value="1.72503950990574" calcext:value-type="float">
            <text:p>1.72503950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60576361027372" calcext:value-type="float">
            <text:p>0.360576361</text:p>
          </table:table-cell>
          <table:table-cell office:value-type="float" office:value="1.72089123890728" calcext:value-type="float">
            <text:p>1.72089123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59904541268708" calcext:value-type="float">
            <text:p>0.3599045413</text:p>
          </table:table-cell>
          <table:table-cell office:value-type="float" office:value="0.984287049026229" calcext:value-type="float">
            <text:p>0.9842870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65975801309965" calcext:value-type="float">
            <text:p>0.3659758013</text:p>
          </table:table-cell>
          <table:table-cell office:value-type="float" office:value="1.71735090417584" calcext:value-type="float">
            <text:p>1.71735090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68264964932079" calcext:value-type="float">
            <text:p>0.3682649649</text:p>
          </table:table-cell>
          <table:table-cell office:value-type="float" office:value="0.978422252097377" calcext:value-type="float">
            <text:p>0.97842225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72445176763764" calcext:value-type="float">
            <text:p>0.3724451768</text:p>
          </table:table-cell>
          <table:table-cell office:value-type="float" office:value="1.71337349108249" calcext:value-type="float">
            <text:p>1.71337349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77819734833074" calcext:value-type="float">
            <text:p>0.3778197348</text:p>
          </table:table-cell>
          <table:table-cell office:value-type="float" office:value="0.97327267430619" calcext:value-type="float">
            <text:p>0.97327267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80805600427135" calcext:value-type="float">
            <text:p>0.3808056004</text:p>
          </table:table-cell>
          <table:table-cell office:value-type="float" office:value="1.70637229041268" calcext:value-type="float">
            <text:p>1.70637229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8743422204595" calcext:value-type="float">
            <text:p>0.387434222</text:p>
          </table:table-cell>
          <table:table-cell office:value-type="float" office:value="1.70056709507864" calcext:value-type="float">
            <text:p>1.70056709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87374504734069" calcext:value-type="float">
            <text:p>0.3873745047</text:p>
          </table:table-cell>
          <table:table-cell office:value-type="float" office:value="0.96798005268747" calcext:value-type="float">
            <text:p>0.96798005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93090304585557" calcext:value-type="float">
            <text:p>0.3930903046</text:p>
          </table:table-cell>
          <table:table-cell office:value-type="float" office:value="1.69594030841903" calcext:value-type="float">
            <text:p>1.69594030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396332101516252" calcext:value-type="float">
            <text:p>0.3963321015</text:p>
          </table:table-cell>
          <table:table-cell office:value-type="float" office:value="0.962615909154983" calcext:value-type="float">
            <text:p>0.96261590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00213726788531" calcext:value-type="float">
            <text:p>0.4002137268</text:p>
          </table:table-cell>
          <table:table-cell office:value-type="float" office:value="1.68934292274488" calcext:value-type="float">
            <text:p>1.68934292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05886871417247" calcext:value-type="float">
            <text:p>0.4058868714</text:p>
          </table:table-cell>
          <table:table-cell office:value-type="float" office:value="0.958968291552892" calcext:value-type="float">
            <text:p>0.95896829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08872737011308" calcext:value-type="float">
            <text:p>0.408872737</text:p>
          </table:table-cell>
          <table:table-cell office:value-type="float" office:value="1.67983766040532" calcext:value-type="float">
            <text:p>1.67983766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16294745773688" calcext:value-type="float">
            <text:p>0.4162947458</text:p>
          </table:table-cell>
          <table:table-cell office:value-type="float" office:value="1.67256286003364" calcext:value-type="float">
            <text:p>1.672562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15143054758836" calcext:value-type="float">
            <text:p>0.4151430548</text:p>
          </table:table-cell>
          <table:table-cell office:value-type="float" office:value="0.955785566390284" calcext:value-type="float">
            <text:p>0.95578556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21498682951908" calcext:value-type="float">
            <text:p>0.421498683</text:p>
          </table:table-cell>
          <table:table-cell office:value-type="float" office:value="1.66649371477974" calcext:value-type="float">
            <text:p>1.66649371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24697824659831" calcext:value-type="float">
            <text:p>0.4246978247</text:p>
          </table:table-cell>
          <table:table-cell office:value-type="float" office:value="0.952795950394844" calcext:value-type="float">
            <text:p>0.95279595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28280863372704" calcext:value-type="float">
            <text:p>0.4282808634</text:p>
          </table:table-cell>
          <table:table-cell office:value-type="float" office:value="1.65960411100078" calcext:value-type="float">
            <text:p>1.6596041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3395400800142" calcext:value-type="float">
            <text:p>0.433954008</text:p>
          </table:table-cell>
          <table:table-cell office:value-type="float" office:value="0.950957837211046" calcext:value-type="float">
            <text:p>0.95095783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36939873595481" calcext:value-type="float">
            <text:p>0.4369398736</text:p>
          </table:table-cell>
          <table:table-cell office:value-type="float" office:value="1.64908323748573" calcext:value-type="float">
            <text:p>1.64908323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43418688360004" calcext:value-type="float">
            <text:p>0.4434186884</text:p>
          </table:table-cell>
          <table:table-cell office:value-type="float" office:value="1.64200494297411" calcext:value-type="float">
            <text:p>1.6420049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43210191343009" calcext:value-type="float">
            <text:p>0.4432101913</text:p>
          </table:table-cell>
          <table:table-cell office:value-type="float" office:value="0.949098267453117" calcext:value-type="float">
            <text:p>0.94909826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49224577753903" calcext:value-type="float">
            <text:p>0.4492245778</text:p>
          </table:table-cell>
          <table:table-cell office:value-type="float" office:value="1.63446211482861" calcext:value-type="float">
            <text:p>1.63446211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50674855328161" calcext:value-type="float">
            <text:p>0.4506748553</text:p>
          </table:table-cell>
          <table:table-cell office:value-type="float" office:value="0.947310219608955" calcext:value-type="float">
            <text:p>0.94731021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56347999956877" calcext:value-type="float">
            <text:p>0.456348</text:p>
          </table:table-cell>
          <table:table-cell office:value-type="float" office:value="1.62577424578923" calcext:value-type="float">
            <text:p>1.62577424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57243759635095" calcext:value-type="float">
            <text:p>0.4572437596</text:p>
          </table:table-cell>
          <table:table-cell office:value-type="float" office:value="0.947524785350254" calcext:value-type="float">
            <text:p>0.94752478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62618317704405" calcext:value-type="float">
            <text:p>0.4626183177</text:p>
          </table:table-cell>
          <table:table-cell office:value-type="float" office:value="0.947524785350254" calcext:value-type="float">
            <text:p>0.94752478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65007010179654" calcext:value-type="float">
            <text:p>0.4650070102</text:p>
          </table:table-cell>
          <table:table-cell office:value-type="float" office:value="1.61375141208508" calcext:value-type="float">
            <text:p>1.61375141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70978741367775" calcext:value-type="float">
            <text:p>0.4709787414</text:p>
          </table:table-cell>
          <table:table-cell office:value-type="float" office:value="0.948955223625584" calcext:value-type="float">
            <text:p>0.94895522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7169534911035" calcext:value-type="float">
            <text:p>0.4716953491</text:p>
          </table:table-cell>
          <table:table-cell office:value-type="float" office:value="1.60308987880629" calcext:value-type="float">
            <text:p>1.60308987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7754764567471" calcext:value-type="float">
            <text:p>0.4775476457</text:p>
          </table:table-cell>
          <table:table-cell office:value-type="float" office:value="0.949813486590782" calcext:value-type="float">
            <text:p>0.94981348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77632956120254" calcext:value-type="float">
            <text:p>0.4776329561</text:p>
          </table:table-cell>
          <table:table-cell office:value-type="float" office:value="1.59467549594193" calcext:value-type="float">
            <text:p>1.59467549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83618905715967" calcext:value-type="float">
            <text:p>0.4836189057</text:p>
          </table:table-cell>
          <table:table-cell office:value-type="float" office:value="0.950147255521693" calcext:value-type="float">
            <text:p>0.95014725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84116549981644" calcext:value-type="float">
            <text:p>0.48411655</text:p>
          </table:table-cell>
          <table:table-cell office:value-type="float" office:value="1.58530953104394" calcext:value-type="float">
            <text:p>1.5853095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90088281169766" calcext:value-type="float">
            <text:p>0.4900882812</text:p>
          </table:table-cell>
          <table:table-cell office:value-type="float" office:value="0.950933996573124" calcext:value-type="float">
            <text:p>0.9509339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91533779647158" calcext:value-type="float">
            <text:p>0.4915337796</text:p>
          </table:table-cell>
          <table:table-cell office:value-type="float" office:value="1.57275129561565" calcext:value-type="float">
            <text:p>1.57275129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99045877951948" calcext:value-type="float">
            <text:p>0.499045878</text:p>
          </table:table-cell>
          <table:table-cell office:value-type="float" office:value="1.56129008833736" calcext:value-type="float">
            <text:p>1.56129008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498747291392542" calcext:value-type="float">
            <text:p>0.4987472914</text:p>
          </table:table-cell>
          <table:table-cell office:value-type="float" office:value="0.953976061971991" calcext:value-type="float">
            <text:p>0.9539760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5704871801293" calcext:value-type="float">
            <text:p>0.5057048718</text:p>
          </table:table-cell>
          <table:table-cell office:value-type="float" office:value="1.55015583837915" calcext:value-type="float">
            <text:p>1.55015583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8003474734131" calcext:value-type="float">
            <text:p>0.5080034747</text:p>
          </table:table-cell>
          <table:table-cell office:value-type="float" office:value="0.95718024370873" calcext:value-type="float">
            <text:p>0.95718024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12183686565817" calcext:value-type="float">
            <text:p>0.5121836866</text:p>
          </table:table-cell>
          <table:table-cell office:value-type="float" office:value="1.539654709423" calcext:value-type="float">
            <text:p>1.53965470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16961071516314" calcext:value-type="float">
            <text:p>0.5169610715</text:p>
          </table:table-cell>
          <table:table-cell office:value-type="float" office:value="0.962186777672384" calcext:value-type="float">
            <text:p>0.96218677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20544110229187" calcext:value-type="float">
            <text:p>0.5205441102</text:p>
          </table:table-cell>
          <table:table-cell office:value-type="float" office:value="1.52159542619696" calcext:value-type="float">
            <text:p>1.52159542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26515841417309" calcext:value-type="float">
            <text:p>0.5265158414</text:p>
          </table:table-cell>
          <table:table-cell office:value-type="float" office:value="0.967336355463571" calcext:value-type="float">
            <text:p>0.96733635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27172731848003" calcext:value-type="float">
            <text:p>0.5271727318</text:p>
          </table:table-cell>
          <table:table-cell office:value-type="float" office:value="1.51067402996482" calcext:value-type="float">
            <text:p>1.510674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32188986046025" calcext:value-type="float">
            <text:p>0.532188986</text:p>
          </table:table-cell>
          <table:table-cell office:value-type="float" office:value="1.50074100757734" calcext:value-type="float">
            <text:p>1.50074100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36070611318304" calcext:value-type="float">
            <text:p>0.5360706113</text:p>
          </table:table-cell>
          <table:table-cell office:value-type="float" office:value="0.972986586651124" calcext:value-type="float">
            <text:p>0.97298658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39653650031177" calcext:value-type="float">
            <text:p>0.53965365</text:p>
          </table:table-cell>
          <table:table-cell office:value-type="float" office:value="1.48367348577634" calcext:value-type="float">
            <text:p>1.48367348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45028208100487" calcext:value-type="float">
            <text:p>0.5450282081</text:p>
          </table:table-cell>
          <table:table-cell office:value-type="float" office:value="0.980496387596605" calcext:value-type="float">
            <text:p>0.98049638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46222554338112" calcext:value-type="float">
            <text:p>0.5462225543</text:p>
          </table:table-cell>
          <table:table-cell office:value-type="float" office:value="1.47059314949008" calcext:value-type="float">
            <text:p>1.47059314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52241719845871" calcext:value-type="float">
            <text:p>0.5522417198</text:p>
          </table:table-cell>
          <table:table-cell office:value-type="float" office:value="1.45538455273602" calcext:value-type="float">
            <text:p>1.45538455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54582978001482" calcext:value-type="float">
            <text:p>0.554582978</text:p>
          </table:table-cell>
          <table:table-cell office:value-type="float" office:value="0.988506841938452" calcext:value-type="float">
            <text:p>0.98850684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58166016714355" calcext:value-type="float">
            <text:p>0.5581660167</text:p>
          </table:table-cell>
          <table:table-cell office:value-type="float" office:value="1.44217034095928" calcext:value-type="float">
            <text:p>1.4421703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63540574783665" calcext:value-type="float">
            <text:p>0.5635405748</text:p>
          </table:table-cell>
          <table:table-cell office:value-type="float" office:value="0.998162300296928" calcext:value-type="float">
            <text:p>0.99816230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64734921021289" calcext:value-type="float">
            <text:p>0.564734921</text:p>
          </table:table-cell>
          <table:table-cell office:value-type="float" office:value="1.42570599641023" calcext:value-type="float">
            <text:p>1.42570599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0441241934384" calcext:value-type="float">
            <text:p>0.5704412419</text:p>
          </table:table-cell>
          <table:table-cell office:value-type="float" office:value="1.00766676794856" calcext:value-type="float">
            <text:p>1.00766676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0408065650005" calcext:value-type="float">
            <text:p>0.5704080657</text:p>
          </table:table-cell>
          <table:table-cell office:value-type="float" office:value="1.41256044806275" calcext:value-type="float">
            <text:p>1.41256044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6166520724266" calcext:value-type="float">
            <text:p>0.5761665207</text:p>
          </table:table-cell>
          <table:table-cell office:value-type="float" office:value="1.01574647366723" calcext:value-type="float">
            <text:p>1.01574647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7275556516345" calcext:value-type="float">
            <text:p>0.5772755565</text:p>
          </table:table-cell>
          <table:table-cell office:value-type="float" office:value="1.39274851914384" calcext:value-type="float">
            <text:p>1.39274851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82650114585655" calcext:value-type="float">
            <text:p>0.5826501146</text:p>
          </table:table-cell>
          <table:table-cell office:value-type="float" office:value="1.02637372183815" calcext:value-type="float">
            <text:p>1.02637372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82948701145061" calcext:value-type="float">
            <text:p>0.5829487011</text:p>
          </table:table-cell>
          <table:table-cell office:value-type="float" office:value="1.37667329697626" calcext:value-type="float">
            <text:p>1.3766732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86909949499849" calcext:value-type="float">
            <text:p>0.5869099495</text:p>
          </table:table-cell>
          <table:table-cell office:value-type="float" office:value="1.36109792664476" calcext:value-type="float">
            <text:p>1.36109792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0413365130214" calcext:value-type="float">
            <text:p>0.5904133651</text:p>
          </table:table-cell>
          <table:table-cell office:value-type="float" office:value="1.04371699123859" calcext:value-type="float">
            <text:p>1.04371699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071195168962" calcext:value-type="float">
            <text:p>0.5907119517</text:p>
          </table:table-cell>
          <table:table-cell office:value-type="float" office:value="1.34838776974135" calcext:value-type="float">
            <text:p>1.34838776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5236686474466" calcext:value-type="float">
            <text:p>0.5952366865</text:p>
          </table:table-cell>
          <table:table-cell office:value-type="float" office:value="1.33225721007013" calcext:value-type="float">
            <text:p>1.33225721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6683682877742" calcext:value-type="float">
            <text:p>0.5966836829</text:p>
          </table:table-cell>
          <table:table-cell office:value-type="float" office:value="1.05829792539179" calcext:value-type="float">
            <text:p>1.05829792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99325025518642" calcext:value-type="float">
            <text:p>0.5993250255</text:p>
          </table:table-cell>
          <table:table-cell office:value-type="float" office:value="1.31372248552034" calcext:value-type="float">
            <text:p>1.31372248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1461067828239" calcext:value-type="float">
            <text:p>0.6014610678</text:p>
          </table:table-cell>
          <table:table-cell office:value-type="float" office:value="1.07129923787984" calcext:value-type="float">
            <text:p>1.07129923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5388629494273" calcext:value-type="float">
            <text:p>0.6053886295</text:p>
          </table:table-cell>
          <table:table-cell office:value-type="float" office:value="1.28607483792286" calcext:value-type="float">
            <text:p>1.28607483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7731385575767" calcext:value-type="float">
            <text:p>0.6077313856</text:p>
          </table:table-cell>
          <table:table-cell office:value-type="float" office:value="1.0932966630226" calcext:value-type="float">
            <text:p>1.0932966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8627145253985" calcext:value-type="float">
            <text:p>0.6086271453</text:p>
          </table:table-cell>
          <table:table-cell office:value-type="float" office:value="1.2680234211771" calcext:value-type="float">
            <text:p>1.26802342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2725924387651" calcext:value-type="float">
            <text:p>0.6127259244</text:p>
          </table:table-cell>
          <table:table-cell office:value-type="float" office:value="1.23669145880385" calcext:value-type="float">
            <text:p>1.23669145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3105943645077" calcext:value-type="float">
            <text:p>0.6131059436</text:p>
          </table:table-cell>
          <table:table-cell office:value-type="float" office:value="1.1271163108179" calcext:value-type="float">
            <text:p>1.12711631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410123217643" calcext:value-type="float">
            <text:p>0.6141012322</text:p>
          </table:table-cell>
          <table:table-cell office:value-type="float" office:value="1.22471988247123" calcext:value-type="float">
            <text:p>1.22471988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5196049560919" calcext:value-type="float">
            <text:p>0.6151960496</text:p>
          </table:table-cell>
          <table:table-cell office:value-type="float" office:value="1.14584253588981" calcext:value-type="float">
            <text:p>1.14584253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6091809239138" calcext:value-type="float">
            <text:p>0.6160918092</text:p>
          </table:table-cell>
          <table:table-cell office:value-type="float" office:value="1.19438664415494" calcext:value-type="float">
            <text:p>1.19438664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16091809239138" calcext:value-type="float">
            <text:p>0.6160918092</text:p>
          </table:table-cell>
          <table:table-cell office:value-type="float" office:value="1.17779015435569" calcext:value-type="float">
            <text:p>1.1777901544</text:p>
          </table:table-cell>
          <table:table-cell table:number-columns-repeated="1021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i Tran</meta:initial-creator>
    <meta:creation-date>2018-10-17T06:51:40Z</meta:creation-date>
    <dc:date>2018-11-14T18:52:34.855900631</dc:date>
    <meta:editing-duration>PT6H30M9S</meta:editing-duration>
    <meta:editing-cycles>1</meta:editing-cycles>
    <meta:document-statistic meta:table-count="15" meta:cell-count="520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5.229cm" svg:y="0.288cm" chart:style-name="ch2">
          <text:p>Chart Title</text:p>
        </chart:title>
        <chart:plot-area chart:style-name="ch3" table:cell-range-address="Fig_7a_HZZ.B4:Fig_7a_HZZ.C178" svg:x="0.254cm" svg:y="1.239cm" svg:width="12.192cm" svg:height="6.229cm">
          <chartooo:coordinate-region svg:x="0.664cm" svg:y="1.399cm" svg:width="11.543cm" svg:height="5.50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ig_7a_HZZ.C4:Fig_7a_HZZ.C178" chart:class="chart:scatter">
            <chart:domain table:cell-range-address="Fig_7a_HZZ.B4:Fig_7a_HZZ.B178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3011735186608">
                <text:p>0.503011735186608</text:p>
                <draw:g>
                  <svg:desc>Fig_7a_HZZ.B4:Fig_7a_HZZ.B178</svg:desc>
                </draw:g>
              </table:table-cell>
              <table:table-cell office:value-type="float" office:value="9.51612507044177">
                <text:p>9.51612507044177</text:p>
                <draw:g>
                  <svg:desc>Fig_7a_HZZ.C4:Fig_7a_HZZ.C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6273614956366">
                <text:p>0.506273614956366</text:p>
              </table:table-cell>
              <table:table-cell office:value-type="float" office:value="9.39652302805717">
                <text:p>9.39652302805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8721925646021">
                <text:p>0.508721925646021</text:p>
              </table:table-cell>
              <table:table-cell office:value-type="float" office:value="9.28342690899155">
                <text:p>9.28342690899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2156150267639">
                <text:p>0.512156150267639</text:p>
              </table:table-cell>
              <table:table-cell office:value-type="float" office:value="9.16630543554363">
                <text:p>9.16630543554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5501667980211">
                <text:p>0.515501667980211</text:p>
              </table:table-cell>
              <table:table-cell office:value-type="float" office:value="9.04457931317133">
                <text:p>9.04457931317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9179592901404">
                <text:p>0.519179592901404</text:p>
              </table:table-cell>
              <table:table-cell office:value-type="float" office:value="8.92052801448112">
                <text:p>8.92052801448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3075548357284">
                <text:p>0.523075548357284</text:p>
              </table:table-cell>
              <table:table-cell office:value-type="float" office:value="8.80657342736954">
                <text:p>8.80657342736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5817014260642">
                <text:p>0.525817014260642</text:p>
              </table:table-cell>
              <table:table-cell office:value-type="float" office:value="8.68838743831008">
                <text:p>8.68838743831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9162531973214">
                <text:p>0.529162531973214</text:p>
              </table:table-cell>
              <table:table-cell office:value-type="float" office:value="8.57074608514489">
                <text:p>8.57074608514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2508049685786">
                <text:p>0.532508049685786</text:p>
              </table:table-cell>
              <table:table-cell office:value-type="float" office:value="8.45310473197971">
                <text:p>8.45310473197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5942274307404">
                <text:p>0.535942274307404</text:p>
              </table:table-cell>
              <table:table-cell office:value-type="float" office:value="8.34274169485631">
                <text:p>8.34274169485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9812430024902">
                <text:p>0.539812430024902</text:p>
              </table:table-cell>
              <table:table-cell office:value-type="float" office:value="8.22108984101504">
                <text:p>8.22108984101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2633309732548">
                <text:p>0.542633309732548</text:p>
              </table:table-cell>
              <table:table-cell office:value-type="float" office:value="8.11458876750565">
                <text:p>8.11458876750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7005293106932">
                <text:p>0.547005293106932</text:p>
              </table:table-cell>
              <table:table-cell office:value-type="float" office:value="7.99928687306818">
                <text:p>7.99928687306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0350810819505">
                <text:p>0.550350810819505</text:p>
              </table:table-cell>
              <table:table-cell office:value-type="float" office:value="7.88961081985689">
                <text:p>7.88961081985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3696328532077">
                <text:p>0.553696328532077</text:p>
              </table:table-cell>
              <table:table-cell office:value-type="float" office:value="7.78116019740774">
                <text:p>7.78116019740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7041846244649">
                <text:p>0.557041846244649</text:p>
              </table:table-cell>
              <table:table-cell office:value-type="float" office:value="7.67516043648286">
                <text:p>7.67516043648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0387363957221">
                <text:p>0.560387363957221</text:p>
              </table:table-cell>
              <table:table-cell office:value-type="float" office:value="7.57038610632012">
                <text:p>7.57038610632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3732881669793">
                <text:p>0.563732881669793</text:p>
              </table:table-cell>
              <table:table-cell office:value-type="float" office:value="7.46499906077631">
                <text:p>7.46499906077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7124864906151">
                <text:p>0.567124864906151</text:p>
              </table:table-cell>
              <table:table-cell office:value-type="float" office:value="7.35457413321038">
                <text:p>7.354574133210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1213830999295">
                <text:p>0.571213830999295</text:p>
              </table:table-cell>
              <table:table-cell office:value-type="float" office:value="7.23911132362233">
                <text:p>7.23911132362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5024003949725">
                <text:p>0.575024003949725</text:p>
              </table:table-cell>
              <table:table-cell office:value-type="float" office:value="7.11722181048173">
                <text:p>7.117221810481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920590109044">
                <text:p>0.57920590109044</text:p>
              </table:table-cell>
              <table:table-cell office:value-type="float" office:value="6.98977701121945">
                <text:p>6.98977701121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3387798231155">
                <text:p>0.583387798231155</text:p>
              </table:table-cell>
              <table:table-cell office:value-type="float" office:value="6.86233221195717">
                <text:p>6.862332211957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756969537187">
                <text:p>0.58756969537187</text:p>
              </table:table-cell>
              <table:table-cell office:value-type="float" office:value="6.73782844652402">
                <text:p>6.73782844652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13798683223">
                <text:p>0.5913798683223</text:p>
              </table:table-cell>
              <table:table-cell office:value-type="float" office:value="6.61768176824513">
                <text:p>6.61768176824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5857455159833">
                <text:p>0.595857455159833</text:p>
              </table:table-cell>
              <table:table-cell office:value-type="float" office:value="6.49657455029814">
                <text:p>6.49657455029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0115386794016">
                <text:p>0.600115386794016</text:p>
              </table:table-cell>
              <table:table-cell office:value-type="float" office:value="6.37265007940709">
                <text:p>6.372650079407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4297283934731">
                <text:p>0.604297283934731</text:p>
              </table:table-cell>
              <table:table-cell office:value-type="float" office:value="6.25549889854676">
                <text:p>6.25549889854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8479181075446">
                <text:p>0.608479181075446</text:p>
              </table:table-cell>
              <table:table-cell office:value-type="float" office:value="6.13834771768643">
                <text:p>6.13834771768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2661078216162">
                <text:p>0.612661078216162</text:p>
              </table:table-cell>
              <table:table-cell office:value-type="float" office:value="6.02364739835038">
                <text:p>6.02364739835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16842975356877">
                <text:p>0.616842975356877</text:p>
              </table:table-cell>
              <table:table-cell office:value-type="float" office:value="5.90894707901432">
                <text:p>5.90894707901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1024872497592">
                <text:p>0.621024872497592</text:p>
              </table:table-cell>
              <table:table-cell office:value-type="float" office:value="5.79669762120254">
                <text:p>5.79669762120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5206769638307">
                <text:p>0.625206769638307</text:p>
              </table:table-cell>
              <table:table-cell office:value-type="float" office:value="5.68346781878105">
                <text:p>5.68346781878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9388666779023">
                <text:p>0.629388666779023</text:p>
              </table:table-cell>
              <table:table-cell office:value-type="float" office:value="5.57268887788384">
                <text:p>5.57268887788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33570563919738">
                <text:p>0.633570563919738</text:p>
              </table:table-cell>
              <table:table-cell office:value-type="float" office:value="5.46289028159634">
                <text:p>5.46289028159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37752461060453">
                <text:p>0.637752461060453</text:p>
              </table:table-cell>
              <table:table-cell office:value-type="float" office:value="5.35505237452825">
                <text:p>5.35505237452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41934358201168">
                <text:p>0.641934358201168</text:p>
              </table:table-cell>
              <table:table-cell office:value-type="float" office:value="5.24868498437473">
                <text:p>5.24868498437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6116255341884">
                <text:p>0.646116255341884</text:p>
              </table:table-cell>
              <table:table-cell office:value-type="float" office:value="5.14280776652606">
                <text:p>5.142807766526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0298152482599">
                <text:p>0.650298152482599</text:p>
              </table:table-cell>
              <table:table-cell office:value-type="float" office:value="5.03595020406769">
                <text:p>5.03595020406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4480049623314">
                <text:p>0.654480049623314</text:p>
              </table:table-cell>
              <table:table-cell office:value-type="float" office:value="4.92909264160931">
                <text:p>4.92909264160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9042119231367">
                <text:p>0.659042119231367</text:p>
              </table:table-cell>
              <table:table-cell office:value-type="float" office:value="4.81795721176311">
                <text:p>4.817957211763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330005086555">
                <text:p>0.66330005086555</text:p>
              </table:table-cell>
              <table:table-cell office:value-type="float" office:value="4.70922808232257">
                <text:p>4.70922808232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8280310187674">
                <text:p>0.668280310187674</text:p>
              </table:table-cell>
              <table:table-cell office:value-type="float" office:value="4.59626564661281">
                <text:p>4.596265646612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3298586756533">
                <text:p>0.673298586756533</text:p>
              </table:table-cell>
              <table:table-cell office:value-type="float" office:value="4.48066667805119">
                <text:p>4.48066667805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8316863325391">
                <text:p>0.678316863325391</text:p>
              </table:table-cell>
              <table:table-cell office:value-type="float" office:value="4.36343380180672">
                <text:p>4.36343380180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3335139894249">
                <text:p>0.683335139894249</text:p>
              </table:table-cell>
              <table:table-cell office:value-type="float" office:value="4.2511026486108">
                <text:p>4.2511026486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88353416463108">
                <text:p>0.688353416463108</text:p>
              </table:table-cell>
              <table:table-cell office:value-type="float" office:value="4.14040540309773">
                <text:p>4.140405403097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3029537811362">
                <text:p>0.693029537811362</text:p>
              </table:table-cell>
              <table:table-cell office:value-type="float" office:value="4.03983095836522">
                <text:p>4.03983095836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9867948555672">
                <text:p>0.69867948555672</text:p>
              </table:table-cell>
              <table:table-cell office:value-type="float" office:value="3.91828193787462">
                <text:p>3.91828193787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3890772762842">
                <text:p>0.703890772762842</text:p>
              </table:table-cell>
              <table:table-cell office:value-type="float" office:value="3.80689970798681">
                <text:p>3.80689970798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9262902166684">
                <text:p>0.709262902166684</text:p>
              </table:table-cell>
              <table:table-cell office:value-type="float" office:value="3.69843337488686">
                <text:p>3.698433374886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14699368449614">
                <text:p>0.714699368449614</text:p>
              </table:table-cell>
              <table:table-cell office:value-type="float" office:value="3.58966180628572">
                <text:p>3.58966180628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0554024446615">
                <text:p>0.720554024446615</text:p>
              </table:table-cell>
              <table:table-cell office:value-type="float" office:value="3.4755216838695">
                <text:p>3.4755216838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6408680443616">
                <text:p>0.726408680443616</text:p>
              </table:table-cell>
              <table:table-cell office:value-type="float" office:value="3.36173168452818">
                <text:p>3.36173168452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32263336440618">
                <text:p>0.732263336440618</text:p>
              </table:table-cell>
              <table:table-cell office:value-type="float" office:value="3.25074266978603">
                <text:p>3.250742669786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38117992437619">
                <text:p>0.738117992437619</text:p>
              </table:table-cell>
              <table:table-cell office:value-type="float" office:value="3.14220451656815">
                <text:p>3.14220451656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397264843462">
                <text:p>0.74397264843462</text:p>
              </table:table-cell>
              <table:table-cell office:value-type="float" office:value="3.03436660950006">
                <text:p>3.03436660950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9827304431622">
                <text:p>0.749827304431622</text:p>
              </table:table-cell>
              <table:table-cell office:value-type="float" office:value="2.92792919473156">
                <text:p>2.92792919473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55681960428623">
                <text:p>0.755681960428623</text:p>
              </table:table-cell>
              <table:table-cell office:value-type="float" office:value="2.82324239533754">
                <text:p>2.82324239533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6164813368271">
                <text:p>0.76164813368271</text:p>
              </table:table-cell>
              <table:table-cell office:value-type="float" office:value="2.71678163903072">
                <text:p>2.71678163903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8227651850769">
                <text:p>0.768227651850769</text:p>
              </table:table-cell>
              <table:table-cell office:value-type="float" office:value="2.61014873887874">
                <text:p>2.61014873887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74918687275913">
                <text:p>0.774918687275913</text:p>
              </table:table-cell>
              <table:table-cell office:value-type="float" office:value="2.50108540104851">
                <text:p>2.501085401048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1609722701057">
                <text:p>0.781609722701057</text:p>
              </table:table-cell>
              <table:table-cell office:value-type="float" office:value="2.3956983555047">
                <text:p>2.39569835550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8448354495874">
                <text:p>0.788448354495874</text:p>
              </table:table-cell>
              <table:table-cell office:value-type="float" office:value="2.2868332491213">
                <text:p>2.28683324912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95828172979489">
                <text:p>0.795828172979489</text:p>
              </table:table-cell>
              <table:table-cell office:value-type="float" office:value="2.17726532215372">
                <text:p>2.17726532215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03207991463104">
                <text:p>0.803207991463104</text:p>
              </table:table-cell>
              <table:table-cell office:value-type="float" office:value="2.06769739518615">
                <text:p>2.067697395186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10046623257921">
                <text:p>0.810046623257921</text:p>
              </table:table-cell>
              <table:table-cell office:value-type="float" office:value="1.96281493877969">
                <text:p>1.96281493877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16916882846239">
                <text:p>0.816916882846239</text:p>
              </table:table-cell>
              <table:table-cell office:value-type="float" office:value="1.86565578549595">
                <text:p>1.865655785495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24474168393389">
                <text:p>0.824474168393389</text:p>
              </table:table-cell>
              <table:table-cell office:value-type="float" office:value="1.7728731706484">
                <text:p>1.77287317064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33047057531855">
                <text:p>0.833047057531855</text:p>
              </table:table-cell>
              <table:table-cell office:value-type="float" office:value="1.67336819276285">
                <text:p>1.67336819276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41410851813285">
                <text:p>0.841410851813285</text:p>
              </table:table-cell>
              <table:table-cell office:value-type="float" office:value="1.57288287026759">
                <text:p>1.572882870267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50192835808788">
                <text:p>0.850192835808788</text:p>
              </table:table-cell>
              <table:table-cell office:value-type="float" office:value="1.46161375706552">
                <text:p>1.461613757065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9393009518361">
                <text:p>0.859393009518361</text:p>
              </table:table-cell>
              <table:table-cell office:value-type="float" office:value="1.35823196185975">
                <text:p>1.35823196185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8941674656328">
                <text:p>0.868941674656328</text:p>
              </table:table-cell>
              <table:table-cell office:value-type="float" office:value="1.26758721972711">
                <text:p>1.267587219727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7793356937508">
                <text:p>0.877793356937508</text:p>
              </table:table-cell>
              <table:table-cell office:value-type="float" office:value="1.16038059517286">
                <text:p>1.16038059517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6993530647082">
                <text:p>0.886993530647082</text:p>
              </table:table-cell>
              <table:table-cell office:value-type="float" office:value="1.07571446978882">
                <text:p>1.075714469788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96910601009349">
                <text:p>0.896910601009349</text:p>
              </table:table-cell>
              <table:table-cell office:value-type="float" office:value="0.983870821369416">
                <text:p>0.9838708213694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05393878066229">
                <text:p>0.905393878066229</text:p>
              </table:table-cell>
              <table:table-cell office:value-type="float" office:value="0.891677049875109">
                <text:p>0.891677049875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4594051775802">
                <text:p>0.914594051775802</text:p>
              </table:table-cell>
              <table:table-cell office:value-type="float" office:value="0.812803869912089">
                <text:p>0.8128038699120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3794225485376">
                <text:p>0.923794225485376</text:p>
              </table:table-cell>
              <table:table-cell office:value-type="float" office:value="0.73927802418385">
                <text:p>0.73927802418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2994399194949">
                <text:p>0.932994399194949</text:p>
              </table:table-cell>
              <table:table-cell office:value-type="float" office:value="0.668425845572999">
                <text:p>0.668425845572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1818202161859">
                <text:p>0.941818202161859</text:p>
              </table:table-cell>
              <table:table-cell office:value-type="float" office:value="0.615965773550325">
                <text:p>0.615965773550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1394746614096">
                <text:p>0.951394746614096</text:p>
              </table:table-cell>
              <table:table-cell office:value-type="float" office:value="0.534742489703473">
                <text:p>0.534742489703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6059492032367">
                <text:p>0.96059492032367</text:p>
              </table:table-cell>
              <table:table-cell office:value-type="float" office:value="0.471465701258564">
                <text:p>0.471465701258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9725395747565">
                <text:p>0.969725395747565</text:p>
              </table:table-cell>
              <table:table-cell office:value-type="float" office:value="0.422856947693784">
                <text:p>0.422856947693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8995267742817">
                <text:p>0.978995267742817</text:p>
              </table:table-cell>
              <table:table-cell office:value-type="float" office:value="0.363806038664971">
                <text:p>0.3638060386649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7996303493309">
                <text:p>0.987996303493309</text:p>
              </table:table-cell>
              <table:table-cell office:value-type="float" office:value="0.325595906742742">
                <text:p>0.325595906742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8112511814658">
                <text:p>0.998112511814658</text:p>
              </table:table-cell>
              <table:table-cell office:value-type="float" office:value="0.27854788699066">
                <text:p>0.278547886990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628214658598">
                <text:p>1.00628214658598</text:p>
              </table:table-cell>
              <table:table-cell office:value-type="float" office:value="0.236629723868238">
                <text:p>0.2366297238682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5331009746">
                <text:p>1.01605331009746</text:p>
              </table:table-cell>
              <table:table-cell office:value-type="float" office:value="0.196215099301563">
                <text:p>0.1962150993015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464764486229">
                <text:p>1.02464764486229</text:p>
              </table:table-cell>
              <table:table-cell office:value-type="float" office:value="0.163229016888955">
                <text:p>0.1632290168889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419631000025">
                <text:p>1.03419631000025</text:p>
              </table:table-cell>
              <table:table-cell office:value-type="float" office:value="0.139039756329673">
                <text:p>0.1390397563296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339648370983">
                <text:p>1.04339648370983</text:p>
              </table:table-cell>
              <table:table-cell office:value-type="float" office:value="0.104060395964292">
                <text:p>0.104060395964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155118313422">
                <text:p>1.05155118313422</text:p>
              </table:table-cell>
              <table:table-cell office:value-type="float" office:value="0.0825061903379538">
                <text:p>0.08250619033795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012407227269">
                <text:p>1.06012407227269</text:p>
              </table:table-cell>
              <table:table-cell office:value-type="float" office:value="0.0674044048814845">
                <text:p>0.06740440488148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6932424598226">
                <text:p>1.06932424598226</text:p>
              </table:table-cell>
              <table:table-cell office:value-type="float" office:value="0.0506962209054169">
                <text:p>0.05069622090541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7852441969184">
                <text:p>1.07852441969184</text:p>
              </table:table-cell>
              <table:table-cell office:value-type="float" office:value="0.0383316282412966">
                <text:p>0.03833162824129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772459340141">
                <text:p>1.08772459340141</text:p>
              </table:table-cell>
              <table:table-cell office:value-type="float" office:value="0.0343211275652119">
                <text:p>0.0343211275652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9750379902277">
                <text:p>1.09750379902277</text:p>
              </table:table-cell>
              <table:table-cell office:value-type="float" office:value="0.0280237025905538">
                <text:p>0.02802370259055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0612494082056">
                <text:p>1.10612494082056</text:p>
              </table:table-cell>
              <table:table-cell office:value-type="float" office:value="0.0236264590956487">
                <text:p>0.02362645909564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1400411056712">
                <text:p>1.11400411056712</text:p>
              </table:table-cell>
              <table:table-cell office:value-type="float" office:value="0.00936690113623051">
                <text:p>0.009366901136230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245252882397">
                <text:p>1.1245252882397</text:p>
              </table:table-cell>
              <table:table-cell office:value-type="float" office:value="0.0151598465572462">
                <text:p>0.01515984655724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3372546194928">
                <text:p>1.13372546194928</text:p>
              </table:table-cell>
              <table:table-cell office:value-type="float" office:value="0.0289737933304294">
                <text:p>0.02897379333042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4292563565885">
                <text:p>1.14292563565885</text:p>
              </table:table-cell>
              <table:table-cell office:value-type="float" office:value="0.0356579611239062">
                <text:p>0.03565796112390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5576713686202">
                <text:p>1.15576713686202</text:p>
              </table:table-cell>
              <table:table-cell office:value-type="float" office:value="0.0469256647142231">
                <text:p>0.0469256647142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6396799100402">
                <text:p>1.16396799100402</text:p>
              </table:table-cell>
              <table:table-cell office:value-type="float" office:value="0.0538154992090387">
                <text:p>0.05381549920903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7263126646447">
                <text:p>1.17263126646447</text:p>
              </table:table-cell>
              <table:table-cell office:value-type="float" office:value="0.0769026110418629">
                <text:p>0.07690261104186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8116681723561">
                <text:p>1.18116681723561</text:p>
              </table:table-cell>
              <table:table-cell office:value-type="float" office:value="0.0968294789924311">
                <text:p>0.09682947899243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8892650420672">
                <text:p>1.18892650420672</text:p>
              </table:table-cell>
              <table:table-cell office:value-type="float" office:value="0.115307607401401">
                <text:p>0.1153076074014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9712735834872">
                <text:p>1.19712735834872</text:p>
              </table:table-cell>
              <table:table-cell office:value-type="float" office:value="0.134528800013669">
                <text:p>0.1345288000136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0717478263893">
                <text:p>1.20717478263893</text:p>
              </table:table-cell>
              <table:table-cell office:value-type="float" office:value="0.164439593944885">
                <text:p>0.1644395939448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1730764613504">
                <text:p>1.21730764613504</text:p>
              </table:table-cell>
              <table:table-cell office:value-type="float" office:value="0.200610490518728">
                <text:p>0.2006104905187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2498921719665">
                <text:p>1.22498921719665</text:p>
              </table:table-cell>
              <table:table-cell office:value-type="float" office:value="0.232434618479306">
                <text:p>0.2324346184793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3434435063993">
                <text:p>1.23434435063993</text:p>
              </table:table-cell>
              <table:table-cell office:value-type="float" office:value="0.265463388859709">
                <text:p>0.2654633888597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4334692566456">
                <text:p>1.24334692566456</text:p>
              </table:table-cell>
              <table:table-cell office:value-type="float" office:value="0.293571406615557">
                <text:p>0.2935714066155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5168145754422">
                <text:p>1.25168145754422</text:p>
              </table:table-cell>
              <table:table-cell office:value-type="float" office:value="0.33340568472931">
                <text:p>0.333405684729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6120036299053">
                <text:p>1.26120036299053</text:p>
              </table:table-cell>
              <table:table-cell office:value-type="float" office:value="0.384661759934433">
                <text:p>0.3846617599344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959530005111">
                <text:p>1.26959530005111</text:p>
              </table:table-cell>
              <table:table-cell office:value-type="float" office:value="0.437676490377237">
                <text:p>0.4376764903772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7807061158963">
                <text:p>1.27807061158963</text:p>
              </table:table-cell>
              <table:table-cell office:value-type="float" office:value="0.479204069589842">
                <text:p>0.4792040695898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876192767276">
                <text:p>1.2876192767276</text:p>
              </table:table-cell>
              <table:table-cell office:value-type="float" office:value="0.530286377841157">
                <text:p>0.5302863778411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9681945043717">
                <text:p>1.29681945043717</text:p>
              </table:table-cell>
              <table:table-cell office:value-type="float" office:value="0.58687899849259">
                <text:p>0.586878998492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0588022757539">
                <text:p>1.30588022757539</text:p>
              </table:table-cell>
              <table:table-cell office:value-type="float" office:value="0.645476869482067">
                <text:p>0.6454768694820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1521979785632">
                <text:p>1.31521979785632</text:p>
              </table:table-cell>
              <table:table-cell office:value-type="float" office:value="0.698727406236763">
                <text:p>0.6987274062367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2379268699478">
                <text:p>1.32379268699478</text:p>
              </table:table-cell>
              <table:table-cell office:value-type="float" office:value="0.755152922693358">
                <text:p>0.7551529226933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3362014527547">
                <text:p>1.33362014527547</text:p>
              </table:table-cell>
              <table:table-cell office:value-type="float" office:value="0.819042426519336">
                <text:p>0.8190424265193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4282031898504">
                <text:p>1.34282031898504</text:p>
              </table:table-cell>
              <table:table-cell office:value-type="float" office:value="0.88365604852294">
                <text:p>0.883656048522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5202049269461">
                <text:p>1.35202049269461</text:p>
              </table:table-cell>
              <table:table-cell office:value-type="float" office:value="0.951834560016399">
                <text:p>0.9518345600163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6122066640419">
                <text:p>1.36122066640419</text:p>
              </table:table-cell>
              <table:table-cell office:value-type="float" office:value="1.03130188822773">
                <text:p>1.031301888227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7042084011376">
                <text:p>1.37042084011376</text:p>
              </table:table-cell>
              <table:table-cell office:value-type="float" office:value="1.09754941791418">
                <text:p>1.097549417914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7962101382333">
                <text:p>1.37962101382333</text:p>
              </table:table-cell>
              <table:table-cell office:value-type="float" office:value="1.17241209720111">
                <text:p>1.172412097201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8882118753291">
                <text:p>1.38882118753291</text:p>
              </table:table-cell>
              <table:table-cell office:value-type="float" office:value="1.2508396659779">
                <text:p>1.25083966597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9802136124248">
                <text:p>1.39802136124248</text:p>
              </table:table-cell>
              <table:table-cell office:value-type="float" office:value="1.32837601238223">
                <text:p>1.328376012382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0722153495205">
                <text:p>1.40722153495205</text:p>
              </table:table-cell>
              <table:table-cell office:value-type="float" office:value="1.40635796997279">
                <text:p>1.40635796997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1642170866163">
                <text:p>1.41642170866163</text:p>
              </table:table-cell>
              <table:table-cell office:value-type="float" office:value="1.48924165061189">
                <text:p>1.489241650611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256218823712">
                <text:p>1.4256218823712</text:p>
              </table:table-cell>
              <table:table-cell office:value-type="float" office:value="1.57702705429955">
                <text:p>1.577027054299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3482205608077">
                <text:p>1.43482205608077</text:p>
              </table:table-cell>
              <table:table-cell office:value-type="float" office:value="1.66659490273213">
                <text:p>1.666594902732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4402222979035">
                <text:p>1.44402222979035</text:p>
              </table:table-cell>
              <table:table-cell office:value-type="float" office:value="1.75660836235095">
                <text:p>1.756608362350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5322240349992">
                <text:p>1.45322240349992</text:p>
              </table:table-cell>
              <table:table-cell office:value-type="float" office:value="1.84617621078353">
                <text:p>1.846176210783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6242257720949">
                <text:p>1.46242257720949</text:p>
              </table:table-cell>
              <table:table-cell office:value-type="float" office:value="1.93663528158858">
                <text:p>1.936635281588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7162275091907">
                <text:p>1.47162275091907</text:p>
              </table:table-cell>
              <table:table-cell office:value-type="float" office:value="2.03110485306971">
                <text:p>2.031104853069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8082292462864">
                <text:p>1.48082292462864</text:p>
              </table:table-cell>
              <table:table-cell office:value-type="float" office:value="2.13047614759939">
                <text:p>2.130476147599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9002309833822">
                <text:p>1.49002309833822</text:p>
              </table:table-cell>
              <table:table-cell office:value-type="float" office:value="2.23118427568777">
                <text:p>2.231184275687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9922327204779">
                <text:p>1.49922327204779</text:p>
              </table:table-cell>
              <table:table-cell office:value-type="float" office:value="2.33278362614861">
                <text:p>2.332783626148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0842344575736">
                <text:p>1.50842344575736</text:p>
              </table:table-cell>
              <table:table-cell office:value-type="float" office:value="2.43616542135438">
                <text:p>2.436165421354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1762361946694">
                <text:p>1.51762361946694</text:p>
              </table:table-cell>
              <table:table-cell office:value-type="float" office:value="2.53999282774638">
                <text:p>2.539992827746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2682379317651">
                <text:p>1.52682379317651</text:p>
              </table:table-cell>
              <table:table-cell office:value-type="float" office:value="2.64783073481446">
                <text:p>2.647830734814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3602396688608">
                <text:p>1.53602396688608</text:p>
              </table:table-cell>
              <table:table-cell office:value-type="float" office:value="2.75566864188255">
                <text:p>2.755668641882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4522414059566">
                <text:p>1.54522414059566</text:p>
              </table:table-cell>
              <table:table-cell office:value-type="float" office:value="2.86350654895063">
                <text:p>2.863506548950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5442431430523">
                <text:p>1.55442431430523</text:p>
              </table:table-cell>
              <table:table-cell office:value-type="float" office:value="2.97134445601872">
                <text:p>2.97134445601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6320629830073">
                <text:p>1.56320629830073</text:p>
              </table:table-cell>
              <table:table-cell office:value-type="float" office:value="3.07526098464796">
                <text:p>3.07526098464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7191224780277">
                <text:p>1.57191224780277</text:p>
              </table:table-cell>
              <table:table-cell office:value-type="float" office:value="3.18256415829257">
                <text:p>3.182564158292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8012397309726">
                <text:p>1.58012397309726</text:p>
              </table:table-cell>
              <table:table-cell office:value-type="float" office:value="3.29040206536065">
                <text:p>3.290402065360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8841173288522">
                <text:p>1.58841173288522</text:p>
              </table:table-cell>
              <table:table-cell office:value-type="float" office:value="3.39823997242874">
                <text:p>3.39823997242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9669949267319">
                <text:p>1.59669949267319</text:p>
              </table:table-cell>
              <table:table-cell office:value-type="float" office:value="3.50607787949683">
                <text:p>3.506077879496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0498725246115">
                <text:p>1.60498725246115</text:p>
              </table:table-cell>
              <table:table-cell office:value-type="float" office:value="3.61391578656491">
                <text:p>3.613915786564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1309954803342">
                <text:p>1.61309954803342</text:p>
              </table:table-cell>
              <table:table-cell office:value-type="float" office:value="3.71188169196879">
                <text:p>3.711881691968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2095449608934">
                <text:p>1.62095449608934</text:p>
              </table:table-cell>
              <table:table-cell office:value-type="float" office:value="3.82959160070108">
                <text:p>3.82959160070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2962876455243">
                <text:p>1.62962876455243</text:p>
              </table:table-cell>
              <table:table-cell office:value-type="float" office:value="3.93861780426579">
                <text:p>3.938617804265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3761189896592">
                <text:p>1.63761189896592</text:p>
              </table:table-cell>
              <table:table-cell office:value-type="float" office:value="4.0499928521418">
                <text:p>4.04999285214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452909650342">
                <text:p>1.6452909650342</text:p>
              </table:table-cell>
              <table:table-cell office:value-type="float" office:value="4.15265971071911">
                <text:p>4.152659710719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5192475662127">
                <text:p>1.65192475662127</text:p>
              </table:table-cell>
              <table:table-cell office:value-type="float" office:value="4.26087467340631">
                <text:p>4.260874673406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6026442457305">
                <text:p>1.66026442457305</text:p>
              </table:table-cell>
              <table:table-cell office:value-type="float" office:value="4.37017367099848">
                <text:p>4.370173670998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6779183942633">
                <text:p>1.66779183942633</text:p>
              </table:table-cell>
              <table:table-cell office:value-type="float" office:value="4.47801157806657">
                <text:p>4.478011578066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7531925427962">
                <text:p>1.67531925427962</text:p>
              </table:table-cell>
              <table:table-cell office:value-type="float" office:value="4.58584948513465">
                <text:p>4.585849485134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8284666913291">
                <text:p>1.68284666913291</text:p>
              </table:table-cell>
              <table:table-cell office:value-type="float" office:value="4.69399374989327">
                <text:p>4.693993749893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8894853259467">
                <text:p>1.68894853259467</text:p>
              </table:table-cell>
              <table:table-cell office:value-type="float" office:value="4.78529255394844">
                <text:p>4.78529255394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9779695141097">
                <text:p>1.69779695141097</text:p>
              </table:table-cell>
              <table:table-cell office:value-type="float" office:value="4.91378837297996">
                <text:p>4.913788372979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0532436626425">
                <text:p>1.70532436626425</text:p>
              </table:table-cell>
              <table:table-cell office:value-type="float" office:value="5.02625568514945">
                <text:p>5.026255685149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1285178111754">
                <text:p>1.71285178111754</text:p>
              </table:table-cell>
              <table:table-cell office:value-type="float" office:value="5.13926763321323">
                <text:p>5.139267633213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2023159960116">
                <text:p>1.72023159960116</text:p>
              </table:table-cell>
              <table:table-cell office:value-type="float" office:value="5.24862731704475">
                <text:p>5.248627317044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707023139597">
                <text:p>1.72707023139597</text:p>
              </table:table-cell>
              <table:table-cell office:value-type="float" office:value="5.36093444218651">
                <text:p>5.360934442186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376126682112">
                <text:p>1.73376126682112</text:p>
              </table:table-cell>
              <table:table-cell office:value-type="float" office:value="5.47152956846941">
                <text:p>5.471529568469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177330620927">
                <text:p>1.74177330620927</text:p>
              </table:table-cell>
              <table:table-cell office:value-type="float" office:value="5.60206355982855">
                <text:p>5.602063559828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790349188411">
                <text:p>1.74790349188411</text:p>
              </table:table-cell>
              <table:table-cell office:value-type="float" office:value="5.69519629775099">
                <text:p>5.69519629775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ignal Strength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9_HWW.$N$3:.$N$81" chart:class="chart:scatter" chart:attached-axis="primary-y" chart:style-name="G0S0">
            <chart:domain table:cell-range-address="Fig_9_HWW.$M$3:.$M$81"/>
            <chart:data-point chart:repeated="79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ross section x Br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9_HWW.$K$3:.$K$81" chart:class="chart:scatter" chart:attached-axis="primary-y" chart:style-name="G0S0">
            <chart:domain table:cell-range-address="Fig_9_HWW.$J$3:.$J$81"/>
            <chart:data-point chart:repeated="79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ross section x Br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9_Htautau.$P$4:.$P$106" chart:class="chart:scatter" chart:attached-axis="primary-y" chart:style-name="G0S0">
            <chart:domain table:cell-range-address="Fig_9_Htautau.$O$4:.$O$106"/>
            <chart:data-point chart:repeated="10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ignal Strength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9_Htautau.$S$4:.$S$106" chart:class="chart:scatter" chart:attached-axis="primary-y" chart:style-name="G0S0">
            <chart:domain table:cell-range-address="Fig_9_Htautau.$R$4:.$R$106"/>
            <chart:data-point chart:repeated="10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ignal Strength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6_Aux__Hbb_(80).$C$4:.$C$143" chart:class="chart:scatter" chart:attached-axis="primary-y" chart:style-name="G0S0">
            <chart:domain table:cell-range-address="Fig_6_Aux__Hbb_(80).$B$4:.$B$143"/>
            <chart:data-point chart:repeated="140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ross section x Br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14a_HZZ_(80).$C$3:.$C$150" chart:class="chart:scatter" chart:attached-axis="primary-y" chart:style-name="G0S0">
            <chart:domain table:cell-range-address="Fig_14a_HZZ_(80).$B$3:.$B$150"/>
            <chart:data-point chart:repeated="148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ignal strength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14a_HZZ_(80).$J$3:.$J$150" chart:class="chart:scatter" chart:attached-axis="primary-y" chart:style-name="G0S0">
            <chart:domain table:cell-range-address="Fig_14a_HZZ_(80).$I$3:.$I$150"/>
            <chart:data-point chart:repeated="148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_HZZ_(36).$C$3:.$C$142" chart:class="chart:scatter" chart:attached-axis="primary-y" chart:style-name="G0S0">
            <chart:domain table:cell-range-address="_HZZ_(36).$B$3:.$B$142"/>
            <chart:data-point chart:repeated="140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5.229cm" svg:y="0.288cm" chart:style-name="ch2">
          <text:p>Chart Title</text:p>
        </chart:title>
        <chart:plot-area chart:style-name="ch3" table:cell-range-address="Fig_7b_HZZ.B3:Fig_7b_HZZ.C186" svg:x="0.254cm" svg:y="1.239cm" svg:width="12.192cm" svg:height="6.229cm">
          <chartooo:coordinate-region svg:x="0.77cm" svg:y="1.399cm" svg:width="11.542cm" svg:height="5.50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ig_7b_HZZ.C3:Fig_7b_HZZ.C186" chart:class="chart:scatter">
            <chart:domain table:cell-range-address="Fig_7b_HZZ.B3:Fig_7b_HZZ.B186"/>
            <chart:data-point chart:repeated="1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6165911809115">
                <text:p>0.246165911809115</text:p>
                <draw:g>
                  <svg:desc>Fig_7b_HZZ.B3:Fig_7b_HZZ.B186</svg:desc>
                </draw:g>
              </table:table-cell>
              <table:table-cell office:value-type="float" office:value="9.62353994465089">
                <text:p>9.62353994465089</text:p>
                <draw:g>
                  <svg:desc>Fig_7b_HZZ.C3:Fig_7b_HZZ.C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5284437008858">
                <text:p>0.255284437008858</text:p>
              </table:table-cell>
              <table:table-cell office:value-type="float" office:value="9.51067653747905">
                <text:p>9.5106765374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9312937316154">
                <text:p>0.269312937316154</text:p>
              </table:table-cell>
              <table:table-cell office:value-type="float" office:value="9.3888716177732">
                <text:p>9.3888716177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3809054300359">
                <text:p>0.283809054300359</text:p>
              </table:table-cell>
              <table:table-cell office:value-type="float" office:value="9.26847656311422">
                <text:p>9.26847656311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215401624067">
                <text:p>0.30215401624067</text:p>
              </table:table-cell>
              <table:table-cell office:value-type="float" office:value="9.12833483586579">
                <text:p>9.12833483586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6892934191733">
                <text:p>0.316892934191733</text:p>
              </table:table-cell>
              <table:table-cell office:value-type="float" office:value="8.98279338256747">
                <text:p>8.98279338256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324284529758">
                <text:p>0.332324284529758</text:p>
              </table:table-cell>
              <table:table-cell office:value-type="float" office:value="8.85097100068662">
                <text:p>8.85097100068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7755634867784">
                <text:p>0.347755634867784</text:p>
              </table:table-cell>
              <table:table-cell office:value-type="float" office:value="8.72486228241669">
                <text:p>8.72486228241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318698520581">
                <text:p>0.36318698520581</text:p>
              </table:table-cell>
              <table:table-cell office:value-type="float" office:value="8.603650990099">
                <text:p>8.603650990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8618335543835">
                <text:p>0.378618335543835</text:p>
              </table:table-cell>
              <table:table-cell office:value-type="float" office:value="8.48203157895196">
                <text:p>8.48203157895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5137793918517">
                <text:p>0.395137793918517</text:p>
              </table:table-cell>
              <table:table-cell office:value-type="float" office:value="8.3571786109262">
                <text:p>8.3571786109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29431981547">
                <text:p>0.4129431981547</text:p>
              </table:table-cell>
              <table:table-cell office:value-type="float" office:value="8.23285933675421">
                <text:p>8.23285933675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7484278280917">
                <text:p>0.427484278280917</text:p>
              </table:table-cell>
              <table:table-cell office:value-type="float" office:value="8.11554087019342">
                <text:p>8.11554087019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42915628618943">
                <text:p>0.442915628618943</text:p>
              </table:table-cell>
              <table:table-cell office:value-type="float" office:value="8.00616502392695">
                <text:p>8.00616502392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8346978956968">
                <text:p>0.458346978956968</text:p>
              </table:table-cell>
              <table:table-cell office:value-type="float" office:value="7.89638105883113">
                <text:p>7.89638105883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3778329294994">
                <text:p>0.473778329294994</text:p>
              </table:table-cell>
              <table:table-cell office:value-type="float" office:value="7.78741333139401">
                <text:p>7.78741333139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0495625494521">
                <text:p>0.490495625494521</text:p>
              </table:table-cell>
              <table:table-cell office:value-type="float" office:value="7.68260099567394">
                <text:p>7.68260099567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6219822731381">
                <text:p>0.506219822731381</text:p>
              </table:table-cell>
              <table:table-cell office:value-type="float" office:value="7.576080864439">
                <text:p>7.576080864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2093152377146">
                <text:p>0.522093152377146</text:p>
              </table:table-cell>
              <table:table-cell office:value-type="float" office:value="7.45502969623136">
                <text:p>7.45502969623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48791837882618">
                <text:p>0.548791837882618</text:p>
              </table:table-cell>
              <table:table-cell office:value-type="float" office:value="7.32844289590419">
                <text:p>7.32844289590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2400484980965">
                <text:p>0.572400484980965</text:p>
              </table:table-cell>
              <table:table-cell office:value-type="float" office:value="7.17840585673177">
                <text:p>7.17840585673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0097977676324">
                <text:p>0.590097977676324</text:p>
              </table:table-cell>
              <table:table-cell office:value-type="float" office:value="7.05449375006319">
                <text:p>7.054493750063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1374536475722">
                <text:p>0.611374536475722</text:p>
              </table:table-cell>
              <table:table-cell office:value-type="float" office:value="6.93340200770561">
                <text:p>6.93340200770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1949670259757">
                <text:p>0.631949670259757</text:p>
              </table:table-cell>
              <table:table-cell office:value-type="float" office:value="6.80996873509478">
                <text:p>6.80996873509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0420528997697">
                <text:p>0.650420528997697</text:p>
              </table:table-cell>
              <table:table-cell office:value-type="float" office:value="6.6902044095357">
                <text:p>6.6902044095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2398512812461">
                <text:p>0.672398512812461</text:p>
              </table:table-cell>
              <table:table-cell office:value-type="float" office:value="6.57222096614107">
                <text:p>6.57222096614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2685882487627">
                <text:p>0.692685882487627</text:p>
              </table:table-cell>
              <table:table-cell office:value-type="float" office:value="6.4517031904355">
                <text:p>6.4517031904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14250205395894">
                <text:p>0.714250205395894</text:p>
              </table:table-cell>
              <table:table-cell office:value-type="float" office:value="6.33328594241107">
                <text:p>6.333285942411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37001555253239">
                <text:p>0.737001555253239</text:p>
              </table:table-cell>
              <table:table-cell office:value-type="float" office:value="6.21474311936222">
                <text:p>6.21474311936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57115067445965">
                <text:p>0.757115067445965</text:p>
              </table:table-cell>
              <table:table-cell office:value-type="float" office:value="6.09943385319208">
                <text:p>6.099433853192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77690201229998">
                <text:p>0.777690201229998</text:p>
              </table:table-cell>
              <table:table-cell office:value-type="float" office:value="5.99087424458432">
                <text:p>5.99087424458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8265335014033">
                <text:p>0.798265335014033</text:p>
              </table:table-cell>
              <table:table-cell office:value-type="float" office:value="5.8819065171472">
                <text:p>5.8819065171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8840468798067">
                <text:p>0.818840468798067</text:p>
              </table:table-cell>
              <table:table-cell office:value-type="float" office:value="5.77701997800361">
                <text:p>5.77701997800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9415602582101">
                <text:p>0.839415602582101</text:p>
              </table:table-cell>
              <table:table-cell office:value-type="float" office:value="5.67458215183614">
                <text:p>5.67458215183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9661006658058">
                <text:p>0.859661006658058</text:p>
              </table:table-cell>
              <table:table-cell office:value-type="float" office:value="5.5701665190341">
                <text:p>5.57016651903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4852356355177">
                <text:p>0.884852356355177</text:p>
              </table:table-cell>
              <table:table-cell office:value-type="float" office:value="5.45468772658101">
                <text:p>5.45468772658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1057127358522">
                <text:p>0.91057127358522</text:p>
              </table:table-cell>
              <table:table-cell office:value-type="float" office:value="5.33257857283875">
                <text:p>5.33257857283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6290190815262">
                <text:p>0.936290190815262</text:p>
              </table:table-cell>
              <table:table-cell office:value-type="float" office:value="5.21242838947737">
                <text:p>5.21242838947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2009108045305">
                <text:p>0.962009108045305</text:p>
              </table:table-cell>
              <table:table-cell office:value-type="float" office:value="5.09391068143341">
                <text:p>5.09391068143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4929322099759">
                <text:p>0.994929322099759</text:p>
              </table:table-cell>
              <table:table-cell office:value-type="float" office:value="4.9652716264215">
                <text:p>4.9652716264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3127872511822">
                <text:p>1.03127872511822</text:p>
              </table:table-cell>
              <table:table-cell office:value-type="float" office:value="4.81769585772763">
                <text:p>4.817695857727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6831396592948">
                <text:p>1.06831396592948</text:p>
              </table:table-cell>
              <table:table-cell office:value-type="float" office:value="4.67550725758123">
                <text:p>4.67550725758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2060909763056">
                <text:p>1.12060909763056</text:p>
              </table:table-cell>
              <table:table-cell office:value-type="float" office:value="4.45185813909606">
                <text:p>4.45185813909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4889990658361">
                <text:p>1.14889990658361</text:p>
              </table:table-cell>
              <table:table-cell office:value-type="float" office:value="4.34567304004089">
                <text:p>4.34567304004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204693209065">
                <text:p>1.17204693209065</text:p>
              </table:table-cell>
              <table:table-cell office:value-type="float" office:value="4.23735088238838">
                <text:p>4.237350882388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029096327667">
                <text:p>1.2029096327667</text:p>
              </table:table-cell>
              <table:table-cell office:value-type="float" office:value="4.13989210593901">
                <text:p>4.13989210593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283023019067">
                <text:p>1.2283023019067</text:p>
              </table:table-cell>
              <table:table-cell office:value-type="float" office:value="4.03698462138052">
                <text:p>4.036984621380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5830668133645">
                <text:p>1.25830668133645</text:p>
              </table:table-cell>
              <table:table-cell office:value-type="float" office:value="3.92548709946565">
                <text:p>3.925487099465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7749449273382">
                <text:p>1.27749449273382</text:p>
              </table:table-cell>
              <table:table-cell office:value-type="float" office:value="3.84294484570213">
                <text:p>3.84294484570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0835719340988">
                <text:p>1.30835719340988</text:p>
              </table:table-cell>
              <table:table-cell office:value-type="float" office:value="3.73193652411825">
                <text:p>3.731936524118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3921989408593">
                <text:p>1.33921989408593</text:p>
              </table:table-cell>
              <table:table-cell office:value-type="float" office:value="3.62419315316919">
                <text:p>3.62419315316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008259476198">
                <text:p>1.37008259476198</text:p>
              </table:table-cell>
              <table:table-cell office:value-type="float" office:value="3.51808225753755">
                <text:p>3.518082257537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0094529543803">
                <text:p>1.40094529543803</text:p>
              </table:table-cell>
              <table:table-cell office:value-type="float" office:value="3.41564443137007">
                <text:p>3.41564443137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3220367176377">
                <text:p>1.43220367176377</text:p>
              </table:table-cell>
              <table:table-cell office:value-type="float" office:value="3.3101928046166">
                <text:p>3.3101928046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6781448023614">
                <text:p>1.46781448023614</text:p>
              </table:table-cell>
              <table:table-cell office:value-type="float" office:value="3.20091562444075">
                <text:p>3.20091562444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038209643582">
                <text:p>1.5038209643582</text:p>
              </table:table-cell>
              <table:table-cell office:value-type="float" office:value="3.09002390823669">
                <text:p>3.090023908236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3982744848026">
                <text:p>1.53982744848026</text:p>
              </table:table-cell>
              <table:table-cell office:value-type="float" office:value="2.98332998570596">
                <text:p>2.98332998570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7651977039512">
                <text:p>1.57651977039512</text:p>
              </table:table-cell>
              <table:table-cell office:value-type="float" office:value="2.87505023000975">
                <text:p>2.87505023000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1698420017039">
                <text:p>1.61698420017039</text:p>
              </table:table-cell>
              <table:table-cell office:value-type="float" office:value="2.76224618557672">
                <text:p>2.76224618557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5813446773846">
                <text:p>1.65813446773846</text:p>
              </table:table-cell>
              <table:table-cell office:value-type="float" office:value="2.6447079627232">
                <text:p>2.6447079627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9928473530653">
                <text:p>1.69928473530653</text:p>
              </table:table-cell>
              <table:table-cell office:value-type="float" office:value="2.53084280933386">
                <text:p>2.530842809333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4194788035871">
                <text:p>1.74194788035871</text:p>
              </table:table-cell>
              <table:table-cell office:value-type="float" office:value="2.42658045192927">
                <text:p>2.42658045192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8249299693313">
                <text:p>1.78249299693313</text:p>
              </table:table-cell>
              <table:table-cell office:value-type="float" office:value="2.33014917465027">
                <text:p>2.33014917465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25442792456">
                <text:p>1.825442792456</text:p>
              </table:table-cell>
              <table:table-cell office:value-type="float" office:value="2.23053179074558">
                <text:p>2.23053179074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7038321624744">
                <text:p>1.87038321624744</text:p>
              </table:table-cell>
              <table:table-cell office:value-type="float" office:value="2.11160657758479">
                <text:p>2.111606577584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1757404529651">
                <text:p>1.91757404529651</text:p>
              </table:table-cell>
              <table:table-cell office:value-type="float" office:value="2.01822806886015">
                <text:p>2.01822806886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643120538104">
                <text:p>1.9643120538104</text:p>
              </table:table-cell>
              <table:table-cell office:value-type="float" office:value="1.91767341957669">
                <text:p>1.917673419576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1248399401905">
                <text:p>2.01248399401905</text:p>
              </table:table-cell>
              <table:table-cell office:value-type="float" office:value="1.81272922771743">
                <text:p>1.81272922771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298048248901">
                <text:p>2.06298048248901</text:p>
              </table:table-cell>
              <table:table-cell office:value-type="float" office:value="1.71245252386228">
                <text:p>1.712452523862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0107137558919">
                <text:p>2.10107137558919</text:p>
              </table:table-cell>
              <table:table-cell office:value-type="float" office:value="1.62670844719609">
                <text:p>1.626708447196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4752872131584">
                <text:p>2.14752872131584</text:p>
              </table:table-cell>
              <table:table-cell office:value-type="float" office:value="1.54665064838933">
                <text:p>1.546650648389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7990223941828">
                <text:p>2.17990223941828</text:p>
              </table:table-cell>
              <table:table-cell office:value-type="float" office:value="1.48017003451081">
                <text:p>1.48017003451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1772396157528">
                <text:p>2.21772396157528</text:p>
              </table:table-cell>
              <table:table-cell office:value-type="float" office:value="1.40450402152721">
                <text:p>1.404504021527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6526386774494">
                <text:p>2.26526386774494</text:p>
              </table:table-cell>
              <table:table-cell office:value-type="float" office:value="1.31843642278466">
                <text:p>1.31843642278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1242372207075">
                <text:p>2.31242372207075</text:p>
              </table:table-cell>
              <table:table-cell office:value-type="float" office:value="1.24780402040996">
                <text:p>1.24780402040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095650919965">
                <text:p>2.35095650919965</text:p>
              </table:table-cell>
              <table:table-cell office:value-type="float" office:value="1.18054396001498">
                <text:p>1.180543960014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0349181793158">
                <text:p>2.40349181793158</text:p>
              </table:table-cell>
              <table:table-cell office:value-type="float" office:value="1.09071929459491">
                <text:p>1.09071929459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4773507946718">
                <text:p>2.44773507946718</text:p>
              </table:table-cell>
              <table:table-cell office:value-type="float" office:value="1.02104859012197">
                <text:p>1.021048590121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9335415437296">
                <text:p>2.49335415437296</text:p>
              </table:table-cell>
              <table:table-cell office:value-type="float" office:value="0.956616012977674">
                <text:p>0.956616012977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5015224700044">
                <text:p>2.55015224700044</text:p>
              </table:table-cell>
              <table:table-cell office:value-type="float" office:value="0.883267095237833">
                <text:p>0.8832670952378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0459062180403">
                <text:p>2.60459062180403</text:p>
              </table:table-cell>
              <table:table-cell office:value-type="float" office:value="0.809091996415084">
                <text:p>0.8090919964150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5090474332208">
                <text:p>2.65090474332208</text:p>
              </table:table-cell>
              <table:table-cell office:value-type="float" office:value="0.744272832524108">
                <text:p>0.7442728325241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0117944429019">
                <text:p>2.70117944429019</text:p>
              </table:table-cell>
              <table:table-cell office:value-type="float" office:value="0.693666747658646">
                <text:p>0.6936667476586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5858263871891">
                <text:p>2.75858263871891</text:p>
              </table:table-cell>
              <table:table-cell office:value-type="float" office:value="0.626050203038422">
                <text:p>0.6260502030384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0348358171636">
                <text:p>2.80348358171636</text:p>
              </table:table-cell>
              <table:table-cell office:value-type="float" office:value="0.568564072526879">
                <text:p>0.5685640725268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4447797705879">
                <text:p>2.84447797705879</text:p>
              </table:table-cell>
              <table:table-cell office:value-type="float" office:value="0.520783371349299">
                <text:p>0.520783371349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8782019779988">
                <text:p>2.88782019779988</text:p>
              </table:table-cell>
              <table:table-cell office:value-type="float" office:value="0.479981880615921">
                <text:p>0.4799818806159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2841458408835">
                <text:p>2.92841458408835</text:p>
              </table:table-cell>
              <table:table-cell office:value-type="float" office:value="0.445763710171958">
                <text:p>0.445763710171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7262832736594">
                <text:p>2.97262832736594</text:p>
              </table:table-cell>
              <table:table-cell office:value-type="float" office:value="0.412461213696792">
                <text:p>0.4124612136967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2013484162086">
                <text:p>3.02013484162086</text:p>
              </table:table-cell>
              <table:table-cell office:value-type="float" office:value="0.374907807652871">
                <text:p>0.374907807652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7659398849253">
                <text:p>3.07659398849253</text:p>
              </table:table-cell>
              <table:table-cell office:value-type="float" office:value="0.314219885587327">
                <text:p>0.3142198855873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3807444777577">
                <text:p>3.13807444777577</text:p>
              </table:table-cell>
              <table:table-cell office:value-type="float" office:value="0.271905088867793">
                <text:p>0.2719050888677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9685578267692">
                <text:p>3.19685578267692</text:p>
              </table:table-cell>
              <table:table-cell office:value-type="float" office:value="0.232174720830327">
                <text:p>0.232174720830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24875057950418">
                <text:p>3.24875057950418</text:p>
              </table:table-cell>
              <table:table-cell office:value-type="float" office:value="0.203341125536574">
                <text:p>0.2033411255365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0200192735869">
                <text:p>3.30200192735869</text:p>
              </table:table-cell>
              <table:table-cell office:value-type="float" office:value="0.173548450993841">
                <text:p>0.1735484509938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36072678836729">
                <text:p>3.36072678836729</text:p>
              </table:table-cell>
              <table:table-cell office:value-type="float" office:value="0.145462455192037">
                <text:p>0.1454624551920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1289944903395">
                <text:p>3.41289944903395</text:p>
              </table:table-cell>
              <table:table-cell office:value-type="float" office:value="0.121134332767001">
                <text:p>0.121134332767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45358312589023">
                <text:p>3.45358312589023</text:p>
              </table:table-cell>
              <table:table-cell office:value-type="float" office:value="0.0958697380214079">
                <text:p>0.09586973802140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506916038462">
                <text:p>3.506916038462</text:p>
              </table:table-cell>
              <table:table-cell office:value-type="float" office:value="0.0858218133883124">
                <text:p>0.0858218133883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57065745025751">
                <text:p>3.57065745025751</text:p>
              </table:table-cell>
              <table:table-cell office:value-type="float" office:value="0.0699118610742637">
                <text:p>0.06991186107426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246424467125">
                <text:p>3.6246424467125</text:p>
              </table:table-cell>
              <table:table-cell office:value-type="float" office:value="0.0545592906299514">
                <text:p>0.05455929062995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68478514546583">
                <text:p>3.68478514546583</text:p>
              </table:table-cell>
              <table:table-cell office:value-type="float" office:value="0.0359382020785332">
                <text:p>0.03593820207853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74949101665746">
                <text:p>3.74949101665746</text:p>
              </table:table-cell>
              <table:table-cell office:value-type="float" office:value="0.0301503350440786">
                <text:p>0.03015033504407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0607263456356">
                <text:p>3.80607263456356</text:p>
              </table:table-cell>
              <table:table-cell office:value-type="float" office:value="0.016906140719934">
                <text:p>0.0169061407199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5452999918411">
                <text:p>3.85452999918411</text:p>
              </table:table-cell>
              <table:table-cell office:value-type="float" office:value="0.00967019015293502">
                <text:p>0.009670190152935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9111116170902">
                <text:p>3.9111116170902</text:p>
              </table:table-cell>
              <table:table-cell office:value-type="float" office:value="0.00121099987181061">
                <text:p>0.001210999871810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9698364780988">
                <text:p>3.9698364780988</text:p>
              </table:table-cell>
              <table:table-cell office:value-type="float" office:value="-0.000718289139673089">
                <text:p>-0.0007182891396730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1986589566296">
                <text:p>4.01986589566296</text:p>
              </table:table-cell>
              <table:table-cell office:value-type="float" office:value="0.00464555833181634">
                <text:p>0.004645558331816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8085647080849">
                <text:p>4.08085647080849</text:p>
              </table:table-cell>
              <table:table-cell office:value-type="float" office:value="0.0074440874473769">
                <text:p>0.00744408744737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13743808871458">
                <text:p>4.13743808871458</text:p>
              </table:table-cell>
              <table:table-cell office:value-type="float" office:value="0.0243624680096257">
                <text:p>0.02436246800962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19470554441347">
                <text:p>4.19470554441347</text:p>
              </table:table-cell>
              <table:table-cell office:value-type="float" office:value="0.0325842073354891">
                <text:p>0.03258420733548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25540218907638">
                <text:p>4.25540218907638</text:p>
              </table:table-cell>
              <table:table-cell office:value-type="float" office:value="0.0436086025224948">
                <text:p>0.04360860252249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31408248537412">
                <text:p>4.31408248537412</text:p>
              </table:table-cell>
              <table:table-cell office:value-type="float" office:value="0.0589856152483481">
                <text:p>0.05898561524834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36856542488857">
                <text:p>4.36856542488857</text:p>
              </table:table-cell>
              <table:table-cell office:value-type="float" office:value="0.0720136730454292">
                <text:p>0.0720136730454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41520239479904">
                <text:p>4.41520239479904</text:p>
              </table:table-cell>
              <table:table-cell office:value-type="float" office:value="0.086472967042587">
                <text:p>0.0864729670425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7692779615114">
                <text:p>4.47692779615114</text:p>
              </table:table-cell>
              <table:table-cell office:value-type="float" office:value="0.103497068870453">
                <text:p>0.1034970688704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53350941405724">
                <text:p>4.53350941405724</text:p>
              </table:table-cell>
              <table:table-cell office:value-type="float" office:value="0.130324956794236">
                <text:p>0.1303249567942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59119327127319">
                <text:p>4.59119327127319</text:p>
              </table:table-cell>
              <table:table-cell office:value-type="float" office:value="0.146670910946486">
                <text:p>0.1466709109464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64667264986943">
                <text:p>4.64667264986943</text:p>
              </table:table-cell>
              <table:table-cell office:value-type="float" office:value="0.182860980645431">
                <text:p>0.18286098064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1137852106106">
                <text:p>4.71137852106106</text:p>
              </table:table-cell>
              <table:table-cell office:value-type="float" office:value="0.213135977441034">
                <text:p>0.2131359774410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76796013896716">
                <text:p>4.76796013896716</text:p>
              </table:table-cell>
              <table:table-cell office:value-type="float" office:value="0.240852072899178">
                <text:p>0.2408520728991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2454175687325">
                <text:p>4.82454175687325</text:p>
              </table:table-cell>
              <table:table-cell office:value-type="float" office:value="0.276151701515896">
                <text:p>0.2761517015158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729991214938">
                <text:p>4.8729991214938</text:p>
              </table:table-cell>
              <table:table-cell office:value-type="float" office:value="0.307077511615625">
                <text:p>0.307077511615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199793700341">
                <text:p>4.92199793700341</text:p>
              </table:table-cell>
              <table:table-cell office:value-type="float" office:value="0.333767311422276">
                <text:p>0.3337673114222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7471471528451">
                <text:p>4.97471471528451</text:p>
              </table:table-cell>
              <table:table-cell office:value-type="float" office:value="0.374228641763052">
                <text:p>0.3742286417630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4042927266138">
                <text:p>5.04042927266138</text:p>
              </table:table-cell>
              <table:table-cell office:value-type="float" office:value="0.414175312780075">
                <text:p>0.4141753127800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0414789009881">
                <text:p>5.10414789009881</text:p>
              </table:table-cell>
              <table:table-cell office:value-type="float" office:value="0.466543760566489">
                <text:p>0.4665437605664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5136857857191">
                <text:p>5.15136857857191</text:p>
              </table:table-cell>
              <table:table-cell office:value-type="float" office:value="0.505541115177116">
                <text:p>0.505541115177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21339655542084">
                <text:p>5.21339655542084</text:p>
              </table:table-cell>
              <table:table-cell office:value-type="float" office:value="0.551026358824954">
                <text:p>0.5510263588249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6630071728861">
                <text:p>5.26630071728861</text:p>
              </table:table-cell>
              <table:table-cell office:value-type="float" office:value="0.602669703179939">
                <text:p>0.6026697031799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32770957812096">
                <text:p>5.32770957812096</text:p>
              </table:table-cell>
              <table:table-cell office:value-type="float" office:value="0.658801739093959">
                <text:p>0.6588017390939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38223368264865">
                <text:p>5.38223368264865</text:p>
              </table:table-cell>
              <table:table-cell office:value-type="float" office:value="0.70065246995847">
                <text:p>0.700652469958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4399175398646">
                <text:p>5.4399175398646</text:p>
              </table:table-cell>
              <table:table-cell office:value-type="float" office:value="0.753601912883553">
                <text:p>0.7536019128835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49690979594496">
                <text:p>5.49690979594496</text:p>
              </table:table-cell>
              <table:table-cell office:value-type="float" office:value="0.814087181135592">
                <text:p>0.8140871811355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5738359476641">
                <text:p>5.55738359476641</text:p>
              </table:table-cell>
              <table:table-cell office:value-type="float" office:value="0.876056995919274">
                <text:p>0.8760569959192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60423352706008">
                <text:p>5.60423352706008</text:p>
              </table:table-cell>
              <table:table-cell office:value-type="float" office:value="0.926154440483742">
                <text:p>0.926154440483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67110271185819">
                <text:p>5.67110271185819</text:p>
              </table:table-cell>
              <table:table-cell office:value-type="float" office:value="0.988614568588692">
                <text:p>0.9886145685886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73458387270554">
                <text:p>5.73458387270554</text:p>
              </table:table-cell>
              <table:table-cell office:value-type="float" office:value="1.05595966274384">
                <text:p>1.055959662743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77614169438483">
                <text:p>5.77614169438483</text:p>
              </table:table-cell>
              <table:table-cell office:value-type="float" office:value="1.10880728424879">
                <text:p>1.108807284248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83562145210397">
                <text:p>5.83562145210397</text:p>
              </table:table-cell>
              <table:table-cell office:value-type="float" office:value="1.17072267755777">
                <text:p>1.170722677557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89938175679735">
                <text:p>5.89938175679735</text:p>
              </table:table-cell>
              <table:table-cell office:value-type="float" office:value="1.23716681488157">
                <text:p>1.237166814881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94652952103387">
                <text:p>5.94652952103387</text:p>
              </table:table-cell>
              <table:table-cell office:value-type="float" office:value="1.29803826150877">
                <text:p>1.298038261508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99177202100066">
                <text:p>5.99177202100066</text:p>
              </table:table-cell>
              <table:table-cell office:value-type="float" office:value="1.35841717498464">
                <text:p>1.35841717498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03553534530498">
                <text:p>6.03553534530498</text:p>
              </table:table-cell>
              <table:table-cell office:value-type="float" office:value="1.41734305586649">
                <text:p>1.417343055866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07835904234181">
                <text:p>6.07835904234181</text:p>
              </table:table-cell>
              <table:table-cell office:value-type="float" office:value="1.46766302784621">
                <text:p>1.467663027846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2656194164417">
                <text:p>6.12656194164417</text:p>
              </table:table-cell>
              <table:table-cell office:value-type="float" office:value="1.5304075189811">
                <text:p>1.53040751898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17008984712896">
                <text:p>6.17008984712896</text:p>
              </table:table-cell>
              <table:table-cell office:value-type="float" office:value="1.5862517787975">
                <text:p>1.58625177879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21560893092852">
                <text:p>6.21560893092852</text:p>
              </table:table-cell>
              <table:table-cell office:value-type="float" office:value="1.64680745122214">
                <text:p>1.646807451222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26005301395933">
                <text:p>6.26005301395933</text:p>
              </table:table-cell>
              <table:table-cell office:value-type="float" office:value="1.70025391425929">
                <text:p>1.700253914259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30811470293019">
                <text:p>6.30811470293019</text:p>
              </table:table-cell>
              <table:table-cell office:value-type="float" office:value="1.76740088646237">
                <text:p>1.767400886462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35628698447394">
                <text:p>6.35628698447394</text:p>
              </table:table-cell>
              <table:table-cell office:value-type="float" office:value="1.83573805605243">
                <text:p>1.835738056052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40584658840435">
                <text:p>6.40584658840435</text:p>
              </table:table-cell>
              <table:table-cell office:value-type="float" office:value="1.90497403366592">
                <text:p>1.904974033665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46242820631044">
                <text:p>6.46242820631044</text:p>
              </table:table-cell>
              <table:table-cell office:value-type="float" office:value="1.98288762836049">
                <text:p>1.98288762836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51740239188966">
                <text:p>6.51740239188966</text:p>
              </table:table-cell>
              <table:table-cell office:value-type="float" office:value="2.06451603194496">
                <text:p>2.06451603194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56979516249654">
                <text:p>6.56979516249654</text:p>
              </table:table-cell>
              <table:table-cell office:value-type="float" office:value="2.13677492824907">
                <text:p>2.136774928249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62188549313671">
                <text:p>6.62188549313671</text:p>
              </table:table-cell>
              <table:table-cell office:value-type="float" office:value="2.21578025986822">
                <text:p>2.215780259868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65617738277677">
                <text:p>6.65617738277677</text:p>
              </table:table-cell>
              <table:table-cell office:value-type="float" office:value="2.27344485705848">
                <text:p>2.27344485705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70418602827285">
                <text:p>6.70418602827285</text:p>
              </table:table-cell>
              <table:table-cell office:value-type="float" office:value="2.33939685988184">
                <text:p>2.339396859881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75744425744301">
                <text:p>6.75744425744301</text:p>
              </table:table-cell>
              <table:table-cell office:value-type="float" office:value="2.42514003253156">
                <text:p>2.42514003253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8137972627515">
                <text:p>6.8137972627515</text:p>
              </table:table-cell>
              <table:table-cell office:value-type="float" office:value="2.50567548152379">
                <text:p>2.505675481523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6025426714304">
                <text:p>6.86025426714304</text:p>
              </table:table-cell>
              <table:table-cell office:value-type="float" office:value="2.5785927123681">
                <text:p>2.57859271236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90663540980828">
                <text:p>6.90663540980828</text:p>
              </table:table-cell>
              <table:table-cell office:value-type="float" office:value="2.66062459706795">
                <text:p>2.660624597067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95968067659524">
                <text:p>6.95968067659524</text:p>
              </table:table-cell>
              <table:table-cell office:value-type="float" office:value="2.7426564817678">
                <text:p>2.74265648176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00710928452659">
                <text:p>7.00710928452659</text:p>
              </table:table-cell>
              <table:table-cell office:value-type="float" office:value="2.83521783226495">
                <text:p>2.835217832264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06294382912267">
                <text:p>7.06294382912267</text:p>
              </table:table-cell>
              <table:table-cell office:value-type="float" office:value="2.9284088518131">
                <text:p>2.92840885181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12001533116648">
                <text:p>7.12001533116648</text:p>
              </table:table-cell>
              <table:table-cell office:value-type="float" office:value="3.02542452781917">
                <text:p>3.02542452781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17708683321029">
                <text:p>7.17708683321029</text:p>
              </table:table-cell>
              <table:table-cell office:value-type="float" office:value="3.12244020382526">
                <text:p>3.122440203825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2341583352541">
                <text:p>7.2341583352541</text:p>
              </table:table-cell>
              <table:table-cell office:value-type="float" office:value="3.21945587983133">
                <text:p>3.219455879831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28976018488476">
                <text:p>7.28976018488476</text:p>
              </table:table-cell>
              <table:table-cell office:value-type="float" office:value="3.31454226682593">
                <text:p>3.314542266825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4634180279085">
                <text:p>7.34634180279085</text:p>
              </table:table-cell>
              <table:table-cell office:value-type="float" office:value="3.41827865290498">
                <text:p>3.418278652904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40292342069695">
                <text:p>7.40292342069695</text:p>
              </table:table-cell>
              <table:table-cell office:value-type="float" office:value="3.51889849519625">
                <text:p>3.51889849519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45950503860304">
                <text:p>7.45950503860304</text:p>
              </table:table-cell>
              <table:table-cell office:value-type="float" office:value="3.62040877856974">
                <text:p>3.620408778569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51608665650913">
                <text:p>7.51608665650913</text:p>
              </table:table-cell>
              <table:table-cell office:value-type="float" office:value="3.72392255437824">
                <text:p>3.723922554378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57035357186452">
                <text:p>7.57035357186452</text:p>
              </table:table-cell>
              <table:table-cell office:value-type="float" office:value="3.82009019125839">
                <text:p>3.820090191258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63845953733471">
                <text:p>7.63845953733471</text:p>
              </table:table-cell>
              <table:table-cell office:value-type="float" office:value="3.93526947147362">
                <text:p>3.935269471473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60361125710716">
                <text:p>7.60361125710716</text:p>
              </table:table-cell>
              <table:table-cell office:value-type="float" office:value="3.87897395814223">
                <text:p>3.878973958142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6778586458861">
                <text:p>7.6778586458861</text:p>
              </table:table-cell>
              <table:table-cell office:value-type="float" office:value="4.02431285346638">
                <text:p>4.024312853466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72489587899004">
                <text:p>7.72489587899004</text:p>
              </table:table-cell>
              <table:table-cell office:value-type="float" office:value="4.0997240874923">
                <text:p>4.09972408749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8058292586204">
                <text:p>7.78058292586204</text:p>
              </table:table-cell>
              <table:table-cell office:value-type="float" office:value="4.21845238719212">
                <text:p>4.218452387192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4204009171936">
                <text:p>7.84204009171936</text:p>
              </table:table-cell>
              <table:table-cell office:value-type="float" office:value="4.32542248035925">
                <text:p>4.325422480359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89781202324161">
                <text:p>7.89781202324161</text:p>
              </table:table-cell>
              <table:table-cell office:value-type="float" office:value="4.45368822984663">
                <text:p>4.453688229846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9412659470379">
                <text:p>7.9412659470379</text:p>
              </table:table-cell>
              <table:table-cell office:value-type="float" office:value="4.54156784458222">
                <text:p>4.541567844582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47311827957">
                <text:p>1.09247311827957</text:p>
              </table:table-cell>
              <table:table-cell office:value-type="float" office:value="4.55816831683167">
                <text:p>4.55816831683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98183990442055">
                <text:p>7.98183990442055</text:p>
              </table:table-cell>
              <table:table-cell office:value-type="float" office:value="4.62004950495048">
                <text:p>4.62004950495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5.229cm" svg:y="0.288cm" chart:style-name="ch2">
          <text:p>Chart Title</text:p>
        </chart:title>
        <chart:plot-area chart:style-name="ch3" table:cell-range-address="'Fig_12_b_HZZ_(80)'.B4:'Fig_12_b_HZZ_(80)'.C159" svg:x="0.254cm" svg:y="1.239cm" svg:width="12.192cm" svg:height="6.229cm">
          <chartooo:coordinate-region svg:x="0.664cm" svg:y="1.399cm" svg:width="11.424cm" svg:height="5.50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Fig_12_b_HZZ_(80)'.C4:'Fig_12_b_HZZ_(80)'.C159" chart:class="chart:scatter">
            <chart:domain table:cell-range-address="'Fig_12_b_HZZ_(80)'.B4:'Fig_12_b_HZZ_(80)'.B159"/>
            <chart:data-point chart:repeated="1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0828224106629">
                <text:p>0.780828224106629</text:p>
                <draw:g>
                  <svg:desc>'Fig_12_b_HZZ_(80)'.B4:'Fig_12_b_HZZ_(80)'.B159</svg:desc>
                </draw:g>
              </table:table-cell>
              <table:table-cell office:value-type="float" office:value="9.62725164434324">
                <text:p>9.62725164434324</text:p>
                <draw:g>
                  <svg:desc>'Fig_12_b_HZZ_(80)'.C4:'Fig_12_b_HZZ_(80)'.C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2949046302942">
                <text:p>0.782949046302942</text:p>
              </table:table-cell>
              <table:table-cell office:value-type="float" office:value="9.51419726317469">
                <text:p>9.51419726317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4779841532237">
                <text:p>0.784779841532237</text:p>
              </table:table-cell>
              <table:table-cell office:value-type="float" office:value="9.40273295769064">
                <text:p>9.40273295769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6955043784865">
                <text:p>0.786955043784865</text:p>
              </table:table-cell>
              <table:table-cell office:value-type="float" office:value="9.28745247056378">
                <text:p>9.28745247056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8891303365803">
                <text:p>0.788891303365803</text:p>
              </table:table-cell>
              <table:table-cell office:value-type="float" office:value="9.17564123947584">
                <text:p>9.17564123947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1124181435736">
                <text:p>0.791124181435736</text:p>
              </table:table-cell>
              <table:table-cell office:value-type="float" office:value="9.06245676120583">
                <text:p>9.06245676120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3515509553209">
                <text:p>0.793515509553209</text:p>
              </table:table-cell>
              <table:table-cell office:value-type="float" office:value="8.94026556052706">
                <text:p>8.94026556052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5655852795378">
                <text:p>0.795655852795378</text:p>
              </table:table-cell>
              <table:table-cell office:value-type="float" office:value="8.82076525716054">
                <text:p>8.82076525716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7831055048006">
                <text:p>0.797831055048006</text:p>
              </table:table-cell>
              <table:table-cell office:value-type="float" office:value="8.7058822889548">
                <text:p>8.7058822889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0006257300635">
                <text:p>0.800006257300635</text:p>
              </table:table-cell>
              <table:table-cell office:value-type="float" office:value="8.59179435859131">
                <text:p>8.59179435859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2906526970806">
                <text:p>0.802906526970806</text:p>
              </table:table-cell>
              <table:table-cell office:value-type="float" office:value="8.48048906067572">
                <text:p>8.48048906067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5081729223434">
                <text:p>0.805081729223434</text:p>
              </table:table-cell>
              <table:table-cell office:value-type="float" office:value="8.3731589519714">
                <text:p>8.3731589519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7256931476062">
                <text:p>0.807256931476062</text:p>
              </table:table-cell>
              <table:table-cell office:value-type="float" office:value="8.26344372974031">
                <text:p>8.26344372974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9099811162317">
                <text:p>0.809099811162317</text:p>
              </table:table-cell>
              <table:table-cell office:value-type="float" office:value="8.16088384808951">
                <text:p>8.16088384808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1395857984535">
                <text:p>0.811395857984535</text:p>
              </table:table-cell>
              <table:table-cell office:value-type="float" office:value="8.0463983988049">
                <text:p>8.04639839880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3782538233947">
                <text:p>0.813782538233947</text:p>
              </table:table-cell>
              <table:table-cell office:value-type="float" office:value="7.9378757333372">
                <text:p>7.9378757333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5957740486575">
                <text:p>0.815957740486575</text:p>
              </table:table-cell>
              <table:table-cell office:value-type="float" office:value="7.83114190301457">
                <text:p>7.83114190301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8132942739203">
                <text:p>0.818132942739203</text:p>
              </table:table-cell>
              <table:table-cell office:value-type="float" office:value="7.72619690783701">
                <text:p>7.72619690783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0338356134229">
                <text:p>0.820338356134229</text:p>
              </table:table-cell>
              <table:table-cell office:value-type="float" office:value="7.61760798921578">
                <text:p>7.61760798921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2996936665219">
                <text:p>0.822996936665219</text:p>
              </table:table-cell>
              <table:table-cell office:value-type="float" office:value="7.50365256515934">
                <text:p>7.50365256515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202350060245">
                <text:p>0.825202350060245</text:p>
              </table:table-cell>
              <table:table-cell office:value-type="float" office:value="7.39645496276206">
                <text:p>7.39645496276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7377552312873">
                <text:p>0.827377552312873</text:p>
              </table:table-cell>
              <table:table-cell office:value-type="float" office:value="7.29449135949295">
                <text:p>7.29449135949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9552754565501">
                <text:p>0.829552754565501</text:p>
              </table:table-cell>
              <table:table-cell office:value-type="float" office:value="7.19193147784216">
                <text:p>7.19193147784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172795681813">
                <text:p>0.83172795681813</text:p>
              </table:table-cell>
              <table:table-cell office:value-type="float" office:value="7.09235298809981">
                <text:p>7.09235298809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3903159070758">
                <text:p>0.833903159070758</text:p>
              </table:table-cell>
              <table:table-cell office:value-type="float" office:value="6.99217821997578">
                <text:p>6.99217821997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6350261604965">
                <text:p>0.836350261604965</text:p>
              </table:table-cell>
              <table:table-cell office:value-type="float" office:value="6.88198597503934">
                <text:p>6.88198597503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906926442075">
                <text:p>0.83906926442075</text:p>
              </table:table-cell>
              <table:table-cell office:value-type="float" office:value="6.7627302987012">
                <text:p>6.7627302987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1788267236535">
                <text:p>0.841788267236535</text:p>
              </table:table-cell>
              <table:table-cell office:value-type="float" office:value="6.64538271318448">
                <text:p>6.64538271318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450727005232">
                <text:p>0.84450727005232</text:p>
              </table:table-cell>
              <table:table-cell office:value-type="float" office:value="6.5285121503731">
                <text:p>6.5285121503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46984583728925">
                <text:p>0.846984583728925</text:p>
              </table:table-cell>
              <table:table-cell office:value-type="float" office:value="6.41445072127103">
                <text:p>6.41445072127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9895839269059">
                <text:p>0.849895839269059</text:p>
              </table:table-cell>
              <table:table-cell office:value-type="float" office:value="6.29702604117566">
                <text:p>6.29702604117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2664278499676">
                <text:p>0.852664278499676</text:p>
              </table:table-cell>
              <table:table-cell office:value-type="float" office:value="6.17599237111757">
                <text:p>6.175992371117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5383281315462">
                <text:p>0.855383281315462</text:p>
              </table:table-cell>
              <table:table-cell office:value-type="float" office:value="6.06484608077043">
                <text:p>6.06484608077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58102284131247">
                <text:p>0.858102284131247</text:p>
              </table:table-cell>
              <table:table-cell office:value-type="float" office:value="5.95513085853934">
                <text:p>5.955130858539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0821286947032">
                <text:p>0.860821286947032</text:p>
              </table:table-cell>
              <table:table-cell office:value-type="float" office:value="5.84636968171896">
                <text:p>5.84636968171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3540289762817">
                <text:p>0.863540289762817</text:p>
              </table:table-cell>
              <table:table-cell office:value-type="float" office:value="5.73713148219323">
                <text:p>5.73713148219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66259292578603">
                <text:p>0.866259292578603</text:p>
              </table:table-cell>
              <table:table-cell office:value-type="float" office:value="5.62741625996215">
                <text:p>5.627416259962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8978295394388">
                <text:p>0.868978295394388</text:p>
              </table:table-cell>
              <table:table-cell office:value-type="float" office:value="5.51865508314176">
                <text:p>5.518655083141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1697298210173">
                <text:p>0.871697298210173</text:p>
              </table:table-cell>
              <table:table-cell office:value-type="float" office:value="5.4127560425535">
                <text:p>5.41275604255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4416301025959">
                <text:p>0.874416301025959</text:p>
              </table:table-cell>
              <table:table-cell office:value-type="float" office:value="5.31353531984017">
                <text:p>5.31353531984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7382485915906">
                <text:p>0.877382485915906</text:p>
              </table:table-cell>
              <table:table-cell office:value-type="float" office:value="5.20637867393779">
                <text:p>5.206378673937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9854306657529">
                <text:p>0.879854306657529</text:p>
              </table:table-cell>
              <table:table-cell office:value-type="float" office:value="5.10740850860505">
                <text:p>5.10740850860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2820491547477">
                <text:p>0.882820491547477</text:p>
              </table:table-cell>
              <table:table-cell office:value-type="float" office:value="5.00559548068486">
                <text:p>5.00559548068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52923122891">
                <text:p>0.8852923122891</text:p>
              </table:table-cell>
              <table:table-cell office:value-type="float" office:value="4.90652894712882">
                <text:p>4.906528947128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8283215386463">
                <text:p>0.888283215386463</text:p>
              </table:table-cell>
              <table:table-cell office:value-type="float" office:value="4.80224648348647">
                <text:p>4.80224648348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1546018765406">
                <text:p>0.891546018765406</text:p>
              </table:table-cell>
              <table:table-cell office:value-type="float" office:value="4.68974862880749">
                <text:p>4.689748628807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94808822144348">
                <text:p>0.894808822144348</text:p>
              </table:table-cell>
              <table:table-cell office:value-type="float" office:value="4.58241852010317">
                <text:p>4.58241852010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98071625523291">
                <text:p>0.898071625523291</text:p>
              </table:table-cell>
              <table:table-cell office:value-type="float" office:value="4.47429337355659">
                <text:p>4.4742933735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01334428902233">
                <text:p>0.901334428902233</text:p>
              </table:table-cell>
              <table:table-cell office:value-type="float" office:value="4.3645781513255">
                <text:p>4.3645781513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4597232281175">
                <text:p>0.904597232281175</text:p>
              </table:table-cell>
              <table:table-cell office:value-type="float" office:value="4.25724804262118">
                <text:p>4.25724804262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07860035660118">
                <text:p>0.907860035660118</text:p>
              </table:table-cell>
              <table:table-cell office:value-type="float" office:value="4.16419138922529">
                <text:p>4.16419138922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1098120831644">
                <text:p>0.911098120831644</text:p>
              </table:table-cell>
              <table:table-cell office:value-type="float" office:value="4.05632029703329">
                <text:p>4.056320297033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14657542699581">
                <text:p>0.914657542699581</text:p>
              </table:table-cell>
              <table:table-cell office:value-type="float" office:value="3.94578313627459">
                <text:p>3.94578313627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8192246360102">
                <text:p>0.918192246360102</text:p>
              </table:table-cell>
              <table:table-cell office:value-type="float" office:value="3.83504572253203">
                <text:p>3.835045722532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1455049739044">
                <text:p>0.921455049739044</text:p>
              </table:table-cell>
              <table:table-cell office:value-type="float" office:value="3.73129328411785">
                <text:p>3.73129328411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4947922587014">
                <text:p>0.924947922587014</text:p>
              </table:table-cell>
              <table:table-cell office:value-type="float" office:value="3.62478879163434">
                <text:p>3.62478879163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8294387591058">
                <text:p>0.928294387591058</text:p>
              </table:table-cell>
              <table:table-cell office:value-type="float" office:value="3.52131155862709">
                <text:p>3.52131155862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2059160720607">
                <text:p>0.932059160720607</text:p>
              </table:table-cell>
              <table:table-cell office:value-type="float" office:value="3.41696939434091">
                <text:p>3.41696939434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5865764662706">
                <text:p>0.935865764662706</text:p>
              </table:table-cell>
              <table:table-cell office:value-type="float" office:value="3.30759490261365">
                <text:p>3.307594902613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9672368604805">
                <text:p>0.939672368604805</text:p>
              </table:table-cell>
              <table:table-cell office:value-type="float" office:value="3.19856114139021">
                <text:p>3.19856114139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3478972546905">
                <text:p>0.943478972546905</text:p>
              </table:table-cell>
              <table:table-cell office:value-type="float" office:value="3.09225322419735">
                <text:p>3.09225322419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7358083230759">
                <text:p>0.947358083230759</text:p>
              </table:table-cell>
              <table:table-cell office:value-type="float" office:value="2.9865813372783">
                <text:p>2.9865813372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1635980994261">
                <text:p>0.951635980994261</text:p>
              </table:table-cell>
              <table:table-cell office:value-type="float" office:value="2.87623008477342">
                <text:p>2.876230084773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5986385499517">
                <text:p>0.955986385499517</text:p>
              </table:table-cell>
              <table:table-cell office:value-type="float" office:value="2.76174463548881">
                <text:p>2.761744635488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0336790004774">
                <text:p>0.960336790004774</text:p>
              </table:table-cell>
              <table:table-cell office:value-type="float" office:value="2.64904802134927">
                <text:p>2.64904802134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468719451003">
                <text:p>0.96468719451003</text:p>
              </table:table-cell>
              <table:table-cell office:value-type="float" office:value="2.54410302617171">
                <text:p>2.54410302617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9037599015287">
                <text:p>0.969037599015287</text:p>
              </table:table-cell>
              <table:table-cell office:value-type="float" office:value="2.44124500533006">
                <text:p>2.441245005330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3388003520543">
                <text:p>0.973388003520543</text:p>
              </table:table-cell>
              <table:table-cell office:value-type="float" office:value="2.33987768044265">
                <text:p>2.33987768044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7834372831062">
                <text:p>0.977834372831062</text:p>
              </table:table-cell>
              <table:table-cell office:value-type="float" office:value="2.23421364368717">
                <text:p>2.234213643687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3048460583686">
                <text:p>0.983048460583686</text:p>
              </table:table-cell>
              <table:table-cell office:value-type="float" office:value="2.12505962463885">
                <text:p>2.125059624638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8006642188942">
                <text:p>0.988006642188942</text:p>
              </table:table-cell>
              <table:table-cell office:value-type="float" office:value="2.01506380081638">
                <text:p>2.015063800816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3032798864592">
                <text:p>0.993032798864592</text:p>
              </table:table-cell>
              <table:table-cell office:value-type="float" office:value="1.90727771452606">
                <text:p>1.907277714526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7859028862611">
                <text:p>0.997859028862611</text:p>
              </table:table-cell>
              <table:table-cell office:value-type="float" office:value="1.80607409878387">
                <text:p>1.80607409878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356893477576">
                <text:p>1.00356893477576</text:p>
              </table:table-cell>
              <table:table-cell office:value-type="float" office:value="1.70676664466957">
                <text:p>1.706766644669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900694040733">
                <text:p>1.00900694040733</text:p>
              </table:table-cell>
              <table:table-cell office:value-type="float" office:value="1.60229867219736">
                <text:p>1.60229867219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44449460389">
                <text:p>1.0144449460389</text:p>
              </table:table-cell>
              <table:table-cell office:value-type="float" office:value="1.50307794948403">
                <text:p>1.503077949484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2015485195205">
                <text:p>1.02015485195205</text:p>
              </table:table-cell>
              <table:table-cell office:value-type="float" office:value="1.40407405527314">
                <text:p>1.404074055273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2613665814677">
                <text:p>1.02613665814677</text:p>
              </table:table-cell>
              <table:table-cell office:value-type="float" office:value="1.30173100212477">
                <text:p>1.30173100212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321184643415">
                <text:p>1.0321184643415</text:p>
              </table:table-cell>
              <table:table-cell office:value-type="float" office:value="1.20372451902507">
                <text:p>1.203724519025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3810027053623">
                <text:p>1.03810027053623</text:p>
              </table:table-cell>
              <table:table-cell office:value-type="float" office:value="1.11525849003241">
                <text:p>1.115258490032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4408207673096">
                <text:p>1.04408207673096</text:p>
              </table:table-cell>
              <table:table-cell office:value-type="float" office:value="1.03503194413221">
                <text:p>1.03503194413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5006388292568">
                <text:p>1.05006388292568</text:p>
              </table:table-cell>
              <table:table-cell office:value-type="float" office:value="0.935724490017914">
                <text:p>0.9357244900179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5604568912041">
                <text:p>1.05604568912041</text:p>
              </table:table-cell>
              <table:table-cell office:value-type="float" office:value="0.865905712234495">
                <text:p>0.8659057122344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6202749531514">
                <text:p>1.06202749531514</text:p>
              </table:table-cell>
              <table:table-cell office:value-type="float" office:value="0.788281108363492">
                <text:p>0.7882811083634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6800930150987">
                <text:p>1.06800930150987</text:p>
              </table:table-cell>
              <table:table-cell office:value-type="float" office:value="0.712824789516815">
                <text:p>0.712824789516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7399110770459">
                <text:p>1.07399110770459</text:p>
              </table:table-cell>
              <table:table-cell office:value-type="float" office:value="0.644740639752862">
                <text:p>0.6447406397528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7997291389932">
                <text:p>1.07997291389932</text:p>
              </table:table-cell>
              <table:table-cell office:value-type="float" office:value="0.57777160800142">
                <text:p>0.577771608001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8595472009405">
                <text:p>1.08595472009405</text:p>
              </table:table-cell>
              <table:table-cell office:value-type="float" office:value="0.515401350283184">
                <text:p>0.5154013502831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9175525943439">
                <text:p>1.09175525943439</text:p>
              </table:table-cell>
              <table:table-cell office:value-type="float" office:value="0.462797434155769">
                <text:p>0.4627974341557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9705943677798">
                <text:p>1.09705943677798</text:p>
              </table:table-cell>
              <table:table-cell office:value-type="float" office:value="0.410456355105624">
                <text:p>0.4104563551056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0243187715771">
                <text:p>1.10243187715771</text:p>
              </table:table-cell>
              <table:table-cell office:value-type="float" office:value="0.356119132395921">
                <text:p>0.356119132395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0825054318349">
                <text:p>1.10825054318349</text:p>
              </table:table-cell>
              <table:table-cell office:value-type="float" office:value="0.314727659049872">
                <text:p>0.3147276590498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147398965705">
                <text:p>1.1147398965705</text:p>
              </table:table-cell>
              <table:table-cell office:value-type="float" office:value="0.268262398746893">
                <text:p>0.2682623987468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021415557294">
                <text:p>1.12021415557294</text:p>
              </table:table-cell>
              <table:table-cell office:value-type="float" office:value="0.223659688028023">
                <text:p>0.2236596880280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2566521709477">
                <text:p>1.12566521709477</text:p>
              </table:table-cell>
              <table:table-cell office:value-type="float" office:value="0.194778371256985">
                <text:p>0.1947783712569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3139242260379">
                <text:p>1.13139242260379</text:p>
              </table:table-cell>
              <table:table-cell office:value-type="float" office:value="0.157982168392567">
                <text:p>0.1579821683925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3685197153686">
                <text:p>1.13685197153686</text:p>
              </table:table-cell>
              <table:table-cell office:value-type="float" office:value="0.135922671061942">
                <text:p>0.1359226710619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4258766445712">
                <text:p>1.14258766445712</text:p>
              </table:table-cell>
              <table:table-cell office:value-type="float" office:value="0.113134751714275">
                <text:p>0.1131347517142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4794798429395">
                <text:p>1.14794798429395</text:p>
              </table:table-cell>
              <table:table-cell office:value-type="float" office:value="0.0817443454172313">
                <text:p>0.0817443454172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37032069207">
                <text:p>1.1537032069207</text:p>
              </table:table-cell>
              <table:table-cell office:value-type="float" office:value="0.0671493779979108">
                <text:p>0.06714937799791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5954906297464">
                <text:p>1.15954906297464</text:p>
              </table:table-cell>
              <table:table-cell office:value-type="float" office:value="0.0431783518509139">
                <text:p>0.0431783518509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6589340287814">
                <text:p>1.16589340287814</text:p>
              </table:table-cell>
              <table:table-cell office:value-type="float" office:value="0.0190830837509174">
                <text:p>0.01908308375091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7187520907286">
                <text:p>1.17187520907286</text:p>
              </table:table-cell>
              <table:table-cell office:value-type="float" office:value="0.00997628664873318">
                <text:p>0.009976286648733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7814983095545">
                <text:p>1.17814983095545</text:p>
              </table:table-cell>
              <table:table-cell office:value-type="float" office:value="0.00856581361451169">
                <text:p>0.00856581361451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8383882146232">
                <text:p>1.18383882146232</text:p>
              </table:table-cell>
              <table:table-cell office:value-type="float" office:value="0.00639752859018116">
                <text:p>0.006397528590181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8982062765705">
                <text:p>1.18982062765705</text:p>
              </table:table-cell>
              <table:table-cell office:value-type="float" office:value="0.000759987526924632">
                <text:p>0.0007599875269246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9580243385177">
                <text:p>1.19580243385177</text:p>
              </table:table-cell>
              <table:table-cell office:value-type="float" office:value="0.00162730153665613">
                <text:p>0.001627301536656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0149142435865">
                <text:p>1.20149142435865</text:p>
              </table:table-cell>
              <table:table-cell office:value-type="float" office:value="0.0100096448798758">
                <text:p>0.01000964487987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0776604624123">
                <text:p>1.20776604624123</text:p>
              </table:table-cell>
              <table:table-cell office:value-type="float" office:value="0.0181062677215635">
                <text:p>0.01810626772156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1374785243596">
                <text:p>1.21374785243596</text:p>
              </table:table-cell>
              <table:table-cell office:value-type="float" office:value="0.0267794078188821">
                <text:p>0.02677940781888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1957428704121">
                <text:p>1.21957428704121</text:p>
              </table:table-cell>
              <table:table-cell office:value-type="float" office:value="0.0334391403936091">
                <text:p>0.0334391403936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2584094114997">
                <text:p>1.22584094114997</text:p>
              </table:table-cell>
              <table:table-cell office:value-type="float" office:value="0.0526645456909378">
                <text:p>0.05266454569093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3255216672566">
                <text:p>1.23255216672566</text:p>
              </table:table-cell>
              <table:table-cell office:value-type="float" office:value="0.0784825147271774">
                <text:p>0.07848251472717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3840449659583">
                <text:p>1.23840449659583</text:p>
              </table:table-cell>
              <table:table-cell office:value-type="float" office:value="0.108408056116418">
                <text:p>0.1084080561164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436568834096">
                <text:p>1.2436568834096</text:p>
              </table:table-cell>
              <table:table-cell office:value-type="float" office:value="0.126000130532213">
                <text:p>0.1260001305322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487797938988">
                <text:p>1.2487797938988</text:p>
              </table:table-cell>
              <table:table-cell office:value-type="float" office:value="0.140892518006598">
                <text:p>0.1408925180065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5562049579905">
                <text:p>1.25562049579905</text:p>
              </table:table-cell>
              <table:table-cell office:value-type="float" office:value="0.184196900585222">
                <text:p>0.1841969005852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6160230199378">
                <text:p>1.26160230199378</text:p>
              </table:table-cell>
              <table:table-cell office:value-type="float" office:value="0.211517291891777">
                <text:p>0.2115172918917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758410818851">
                <text:p>1.26758410818851</text:p>
              </table:table-cell>
              <table:table-cell office:value-type="float" office:value="0.254449335373506">
                <text:p>0.254449335373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7333933081525">
                <text:p>1.27333933081525</text:p>
              </table:table-cell>
              <table:table-cell office:value-type="float" office:value="0.301934777406327">
                <text:p>0.3019347774063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7954772057796">
                <text:p>1.27954772057796</text:p>
              </table:table-cell>
              <table:table-cell office:value-type="float" office:value="0.342481707361294">
                <text:p>0.3424817073612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8552952677269">
                <text:p>1.28552952677269</text:p>
              </table:table-cell>
              <table:table-cell office:value-type="float" office:value="0.387582035867353">
                <text:p>0.3875820358673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9151133296742">
                <text:p>1.29151133296742</text:p>
              </table:table-cell>
              <table:table-cell office:value-type="float" office:value="0.437452591426938">
                <text:p>0.4374525914269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9749313916214">
                <text:p>1.29749313916214</text:p>
              </table:table-cell>
              <table:table-cell office:value-type="float" office:value="0.487756803991388">
                <text:p>0.487756803991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0347494535687">
                <text:p>1.30347494535687</text:p>
              </table:table-cell>
              <table:table-cell office:value-type="float" office:value="0.539795644575301">
                <text:p>0.5397956445753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094567515516">
                <text:p>1.3094567515516</text:p>
              </table:table-cell>
              <table:table-cell office:value-type="float" office:value="0.597905683227338">
                <text:p>0.5979056832273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1543855774633">
                <text:p>1.31543855774633</text:p>
              </table:table-cell>
              <table:table-cell office:value-type="float" office:value="0.65558206487451">
                <text:p>0.655582064874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2142036394106">
                <text:p>1.32142036394106</text:p>
              </table:table-cell>
              <table:table-cell office:value-type="float" office:value="0.716294045555743">
                <text:p>0.7162940455557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2740217013578">
                <text:p>1.32740217013578</text:p>
              </table:table-cell>
              <table:table-cell office:value-type="float" office:value="0.782209910295369">
                <text:p>0.7822099102953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3338397633051">
                <text:p>1.33338397633051</text:p>
              </table:table-cell>
              <table:table-cell office:value-type="float" office:value="0.848993089044725">
                <text:p>0.8489930890447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3936578252524">
                <text:p>1.33936578252524</text:p>
              </table:table-cell>
              <table:table-cell office:value-type="float" office:value="0.914908953784351">
                <text:p>0.9149089537843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4534758871997">
                <text:p>1.34534758871997</text:p>
              </table:table-cell>
              <table:table-cell office:value-type="float" office:value="0.985161388572633">
                <text:p>0.9851613885726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5132939491469">
                <text:p>1.35132939491469</text:p>
              </table:table-cell>
              <table:table-cell office:value-type="float" office:value="1.06495427746797">
                <text:p>1.064954277467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5731120110942">
                <text:p>1.35731120110942</text:p>
              </table:table-cell>
              <table:table-cell office:value-type="float" office:value="1.13694134027571">
                <text:p>1.136941340275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6329300730415">
                <text:p>1.36329300730415</text:p>
              </table:table-cell>
              <table:table-cell office:value-type="float" office:value="1.21716788617591">
                <text:p>1.217167886175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927481349888">
                <text:p>1.36927481349888</text:p>
              </table:table-cell>
              <table:table-cell office:value-type="float" office:value="1.29696077507125">
                <text:p>1.29696077507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52566196936">
                <text:p>1.3752566196936</text:p>
              </table:table-cell>
              <table:table-cell office:value-type="float" office:value="1.37935560599578">
                <text:p>1.379355605995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123842588833">
                <text:p>1.38123842588833</text:p>
              </table:table-cell>
              <table:table-cell office:value-type="float" office:value="1.46738797798357">
                <text:p>1.46738797798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722023208306">
                <text:p>1.38722023208306</text:p>
              </table:table-cell>
              <table:table-cell office:value-type="float" office:value="1.55628766398109">
                <text:p>1.556287663981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320203827779">
                <text:p>1.39320203827779</text:p>
              </table:table-cell>
              <table:table-cell office:value-type="float" office:value="1.64518734997861">
                <text:p>1.645187349978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9918384447251">
                <text:p>1.39918384447251</text:p>
              </table:table-cell>
              <table:table-cell office:value-type="float" office:value="1.73972457703938">
                <text:p>1.739724577039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0516565066724">
                <text:p>1.40516565066724</text:p>
              </table:table-cell>
              <table:table-cell office:value-type="float" office:value="1.83339449009043">
                <text:p>1.833394490090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1114745686197">
                <text:p>1.41114745686197</text:p>
              </table:table-cell>
              <table:table-cell office:value-type="float" office:value="1.92966634517067">
                <text:p>1.929666345170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171292630567">
                <text:p>1.4171292630567</text:p>
              </table:table-cell>
              <table:table-cell office:value-type="float" office:value="2.0311420843093">
                <text:p>2.03114208430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2311106925142">
                <text:p>1.42311106925142</text:p>
              </table:table-cell>
              <table:table-cell office:value-type="float" office:value="2.1343524514674">
                <text:p>2.1343524514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2909287544615">
                <text:p>1.42909287544615</text:p>
              </table:table-cell>
              <table:table-cell office:value-type="float" office:value="2.2362618476109">
                <text:p>2.23626184761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348027813593">
                <text:p>1.4348027813593</text:p>
              </table:table-cell>
              <table:table-cell office:value-type="float" office:value="2.33929875196705">
                <text:p>2.33929875196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4024078699087">
                <text:p>1.44024078699087</text:p>
              </table:table-cell>
              <table:table-cell office:value-type="float" office:value="2.43851947468038">
                <text:p>2.438519474680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4595069290402">
                <text:p>1.44595069290402</text:p>
              </table:table-cell>
              <table:table-cell office:value-type="float" office:value="2.53721980898787">
                <text:p>2.537219808987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5138869853559">
                <text:p>1.45138869853559</text:p>
              </table:table-cell>
              <table:table-cell office:value-type="float" office:value="2.64216480416543">
                <text:p>2.642164804165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5677726775233">
                <text:p>1.45677726775233</text:p>
              </table:table-cell>
              <table:table-cell office:value-type="float" office:value="2.74710979934299">
                <text:p>2.747109799342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6235534322593">
                <text:p>1.46235534322593</text:p>
              </table:table-cell>
              <table:table-cell office:value-type="float" office:value="2.85162113751568">
                <text:p>2.851621137515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6766088461775">
                <text:p>1.46766088461775</text:p>
              </table:table-cell>
              <table:table-cell office:value-type="float" office:value="2.95473142998035">
                <text:p>2.954731429980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7228182535635">
                <text:p>1.47228182535635</text:p>
              </table:table-cell>
              <table:table-cell office:value-type="float" office:value="3.05360302738034">
                <text:p>3.053603027380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7673544284475">
                <text:p>1.47673544284475</text:p>
              </table:table-cell>
              <table:table-cell office:value-type="float" office:value="3.15542397586605">
                <text:p>3.155423975866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8098263436687">
                <text:p>1.48098263436687</text:p>
              </table:table-cell>
              <table:table-cell office:value-type="float" office:value="3.24270530420048">
                <text:p>3.242705304200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5.229cm" svg:y="0.288cm" chart:style-name="ch2">
          <text:p>Chart Title</text:p>
        </chart:title>
        <chart:plot-area chart:style-name="ch3" table:cell-range-address="1a.B3:1a.C174" svg:x="0.254cm" svg:y="1.239cm" svg:width="12.192cm" svg:height="6.229cm">
          <chartooo:coordinate-region svg:x="1.008cm" svg:y="1.399cm" svg:width="11.238cm" svg:height="5.50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1a.C3:1a.C174" chart:class="chart:scatter">
            <chart:domain table:cell-range-address="1a.B3:1a.B174"/>
            <chart:data-point chart:repeated="1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1212286269123">
                <text:p>0.601212286269123</text:p>
                <draw:g>
                  <svg:desc>1a.B3:1a.B174</svg:desc>
                </draw:g>
              </table:table-cell>
              <table:table-cell office:value-type="float" office:value="1.41303650598227">
                <text:p>1.41303650598227</text:p>
                <draw:g>
                  <svg:desc>1a.C3:1a.C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2121234547435">
                <text:p>0.602121234547435</text:p>
              </table:table-cell>
              <table:table-cell office:value-type="float" office:value="1.39735058218348">
                <text:p>1.39735058218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181333775399">
                <text:p>0.603181333775399</text:p>
              </table:table-cell>
              <table:table-cell office:value-type="float" office:value="1.38329578719196">
                <text:p>1.38329578719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4182182024861">
                <text:p>0.604182182024861</text:p>
              </table:table-cell>
              <table:table-cell office:value-type="float" office:value="1.36987499635354">
                <text:p>1.36987499635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5135106332591">
                <text:p>0.605135106332591</text:p>
              </table:table-cell>
              <table:table-cell office:value-type="float" office:value="1.3555729824952">
                <text:p>1.3555729824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8026689717235">
                <text:p>0.608026689717235</text:p>
              </table:table-cell>
              <table:table-cell office:value-type="float" office:value="1.31642589112055">
                <text:p>1.31642589112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9871761473973">
                <text:p>0.609871761473973</text:p>
              </table:table-cell>
              <table:table-cell office:value-type="float" office:value="1.29159206553984">
                <text:p>1.29159206553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171683323071">
                <text:p>0.61171683323071</text:p>
              </table:table-cell>
              <table:table-cell office:value-type="float" office:value="1.26738299028821">
                <text:p>1.26738299028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3561904987448">
                <text:p>0.613561904987448</text:p>
              </table:table-cell>
              <table:table-cell office:value-type="float" office:value="1.2430177274543">
                <text:p>1.2430177274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5406976744186">
                <text:p>0.615406976744186</text:p>
              </table:table-cell>
              <table:table-cell office:value-type="float" office:value="1.2191210273672">
                <text:p>1.2191210273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7252048500923">
                <text:p>0.617252048500923</text:p>
              </table:table-cell>
              <table:table-cell office:value-type="float" office:value="1.19538051486237">
                <text:p>1.19538051486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9228911097428">
                <text:p>0.619228911097428</text:p>
              </table:table-cell>
              <table:table-cell office:value-type="float" office:value="1.17007812653486">
                <text:p>1.17007812653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1337564533699">
                <text:p>0.621337564533699</text:p>
              </table:table-cell>
              <table:table-cell office:value-type="float" office:value="1.14383861271373">
                <text:p>1.14383861271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3446217969971">
                <text:p>0.623446217969971</text:p>
              </table:table-cell>
              <table:table-cell office:value-type="float" office:value="1.1175990988926">
                <text:p>1.1175990988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5554871406242">
                <text:p>0.625554871406242</text:p>
              </table:table-cell>
              <table:table-cell office:value-type="float" office:value="1.09149624920596">
                <text:p>1.09149624920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7531734002747">
                <text:p>0.627531734002747</text:p>
              </table:table-cell>
              <table:table-cell office:value-type="float" office:value="1.06777526014891">
                <text:p>1.06777526014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9508596599251">
                <text:p>0.629508596599251</text:p>
              </table:table-cell>
              <table:table-cell office:value-type="float" office:value="1.04393713040517">
                <text:p>1.04393713040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1617250035523">
                <text:p>0.631617250035523</text:p>
              </table:table-cell>
              <table:table-cell office:value-type="float" office:value="1.01920092206337">
                <text:p>1.01920092206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3725903471794">
                <text:p>0.633725903471794</text:p>
              </table:table-cell>
              <table:table-cell office:value-type="float" office:value="0.994464713721587">
                <text:p>0.994464713721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5834556908066">
                <text:p>0.635834556908066</text:p>
              </table:table-cell>
              <table:table-cell office:value-type="float" office:value="0.97013849778325">
                <text:p>0.97013849778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7943210344337">
                <text:p>0.637943210344337</text:p>
              </table:table-cell>
              <table:table-cell office:value-type="float" office:value="0.945948945979397">
                <text:p>0.9459489459793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40051863780609">
                <text:p>0.640051863780609</text:p>
              </table:table-cell>
              <table:table-cell office:value-type="float" office:value="0.922579378982456">
                <text:p>0.922579378982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216051721688">
                <text:p>0.64216051721688</text:p>
              </table:table-cell>
              <table:table-cell office:value-type="float" office:value="0.899346476119999">
                <text:p>0.89934647611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4269170653152">
                <text:p>0.644269170653152</text:p>
              </table:table-cell>
              <table:table-cell office:value-type="float" office:value="0.875976909123057">
                <text:p>0.8759769091230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650961492919">
                <text:p>0.64650961492919</text:p>
              </table:table-cell>
              <table:table-cell office:value-type="float" office:value="0.851924021453691">
                <text:p>0.8519240214536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8881850044996">
                <text:p>0.648881850044996</text:p>
              </table:table-cell>
              <table:table-cell office:value-type="float" office:value="0.82665634147779">
                <text:p>0.826656341477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1254085160801">
                <text:p>0.651254085160801</text:p>
              </table:table-cell>
              <table:table-cell office:value-type="float" office:value="0.801874578424502">
                <text:p>0.8018745784245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3626320276606">
                <text:p>0.653626320276606</text:p>
              </table:table-cell>
              <table:table-cell office:value-type="float" office:value="0.777335773832522">
                <text:p>0.7773357738325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5998555392412">
                <text:p>0.655998555392412</text:p>
              </table:table-cell>
              <table:table-cell office:value-type="float" office:value="0.753404365393809">
                <text:p>0.7534043653938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58370790508217">
                <text:p>0.658370790508217</text:p>
              </table:table-cell>
              <table:table-cell office:value-type="float" office:value="0.729594436185748">
                <text:p>0.729594436185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0743025624023">
                <text:p>0.660743025624023</text:p>
              </table:table-cell>
              <table:table-cell office:value-type="float" office:value="0.706391903130955">
                <text:p>0.706391903130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3115260739828">
                <text:p>0.663115260739828</text:p>
              </table:table-cell>
              <table:table-cell office:value-type="float" office:value="0.683432328537469">
                <text:p>0.683432328537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56192866954">
                <text:p>0.6656192866954</text:p>
              </table:table-cell>
              <table:table-cell office:value-type="float" office:value="0.659719582713931">
                <text:p>0.659719582713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825510349074">
                <text:p>0.66825510349074</text:p>
              </table:table-cell>
              <table:table-cell office:value-type="float" office:value="0.6353387011218">
                <text:p>0.6353387011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70890920286079">
                <text:p>0.670890920286079</text:p>
              </table:table-cell>
              <table:table-cell office:value-type="float" office:value="0.611285813452433">
                <text:p>0.611285813452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73526737081419">
                <text:p>0.673526737081419</text:p>
              </table:table-cell>
              <table:table-cell office:value-type="float" office:value="0.587998244936182">
                <text:p>0.587998244936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6162553876758">
                <text:p>0.676162553876758</text:p>
              </table:table-cell>
              <table:table-cell office:value-type="float" office:value="0.564492013804756">
                <text:p>0.5644920138047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78930161511864">
                <text:p>0.678930161511864</text:p>
              </table:table-cell>
              <table:table-cell office:value-type="float" office:value="0.541423107903681">
                <text:p>0.5414231079036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1829559986738">
                <text:p>0.681829559986738</text:p>
              </table:table-cell>
              <table:table-cell office:value-type="float" office:value="0.517370220234314">
                <text:p>0.5173702202343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4728958461611">
                <text:p>0.684728958461611</text:p>
              </table:table-cell>
              <table:table-cell office:value-type="float" office:value="0.493317332564947">
                <text:p>0.493317332564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7628356936484">
                <text:p>0.687628356936484</text:p>
              </table:table-cell>
              <table:table-cell office:value-type="float" office:value="0.469860797482424">
                <text:p>0.469860797482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0527755411357">
                <text:p>0.690527755411357</text:p>
              </table:table-cell>
              <table:table-cell office:value-type="float" office:value="0.447398183377974">
                <text:p>0.4473981833779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3427153886231">
                <text:p>0.693427153886231</text:p>
              </table:table-cell>
              <table:table-cell office:value-type="float" office:value="0.425531921860368">
                <text:p>0.425531921860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96326552361104">
                <text:p>0.696326552361104</text:p>
              </table:table-cell>
              <table:table-cell office:value-type="float" office:value="0.404262012929605">
                <text:p>0.404262012929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9225950835977">
                <text:p>0.699225950835977</text:p>
              </table:table-cell>
              <table:table-cell office:value-type="float" office:value="0.38309149609665">
                <text:p>0.38309149609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2125349310851">
                <text:p>0.702125349310851</text:p>
              </table:table-cell>
              <table:table-cell office:value-type="float" office:value="0.363113684437383">
                <text:p>0.3631136844373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05024747785724">
                <text:p>0.705024747785724</text:p>
              </table:table-cell>
              <table:table-cell office:value-type="float" office:value="0.343334656973729">
                <text:p>0.3433346569737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07924146260597">
                <text:p>0.707924146260597</text:p>
              </table:table-cell>
              <table:table-cell office:value-type="float" office:value="0.324251374194727">
                <text:p>0.324251374194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10823544735471">
                <text:p>0.710823544735471</text:p>
              </table:table-cell>
              <table:table-cell office:value-type="float" office:value="0.305665051904763">
                <text:p>0.305665051904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13722943210344">
                <text:p>0.713722943210344</text:p>
              </table:table-cell>
              <table:table-cell office:value-type="float" office:value="0.287675082201641">
                <text:p>0.2876750822016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16622341685217">
                <text:p>0.716622341685217</text:p>
              </table:table-cell>
              <table:table-cell office:value-type="float" office:value="0.270082680889748">
                <text:p>0.270082680889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19521740160091">
                <text:p>0.719521740160091</text:p>
              </table:table-cell>
              <table:table-cell office:value-type="float" office:value="0.253285416360315">
                <text:p>0.2532854163603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2421138634964">
                <text:p>0.722421138634964</text:p>
              </table:table-cell>
              <table:table-cell office:value-type="float" office:value="0.236985112319917">
                <text:p>0.2369851123199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5320537109837">
                <text:p>0.725320537109837</text:p>
              </table:table-cell>
              <table:table-cell office:value-type="float" office:value="0.221181768768556">
                <text:p>0.221181768768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21993558471">
                <text:p>0.72821993558471</text:p>
              </table:table-cell>
              <table:table-cell office:value-type="float" office:value="0.205875385706231">
                <text:p>0.205875385706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31119334059584">
                <text:p>0.731119334059584</text:p>
              </table:table-cell>
              <table:table-cell office:value-type="float" office:value="0.19116535523075">
                <text:p>0.191165355230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34018732534457">
                <text:p>0.734018732534457</text:p>
              </table:table-cell>
              <table:table-cell office:value-type="float" office:value="0.177051677342114">
                <text:p>0.177051677342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3691813100933">
                <text:p>0.73691813100933</text:p>
              </table:table-cell>
              <table:table-cell office:value-type="float" office:value="0.163534352040321">
                <text:p>0.1635343520403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9817529484204">
                <text:p>0.739817529484204</text:p>
              </table:table-cell>
              <table:table-cell office:value-type="float" office:value="0.150613379325371">
                <text:p>0.150613379325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2716927959077">
                <text:p>0.742716927959077</text:p>
              </table:table-cell>
              <table:table-cell office:value-type="float" office:value="0.137990582903845">
                <text:p>0.137990582903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4561632643395">
                <text:p>0.74561632643395</text:p>
              </table:table-cell>
              <table:table-cell office:value-type="float" office:value="0.126063531166968">
                <text:p>0.1260635311669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48515724908823">
                <text:p>0.748515724908823</text:p>
              </table:table-cell>
              <table:table-cell office:value-type="float" office:value="0.114931616212551">
                <text:p>0.1149316162125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1415123383697">
                <text:p>0.751415123383697</text:p>
              </table:table-cell>
              <table:table-cell office:value-type="float" office:value="0.104097877551555">
                <text:p>0.1040978775515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5431452185857">
                <text:p>0.75431452185857</text:p>
              </table:table-cell>
              <table:table-cell office:value-type="float" office:value="0.0937610993795958">
                <text:p>0.0937610993795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57213920333443">
                <text:p>0.757213920333443</text:p>
              </table:table-cell>
              <table:table-cell office:value-type="float" office:value="0.0838218895988656">
                <text:p>0.0838218895988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60113318808317">
                <text:p>0.760113318808317</text:p>
              </table:table-cell>
              <table:table-cell office:value-type="float" office:value="0.0746778166005937">
                <text:p>0.07467781660059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301271728319">
                <text:p>0.76301271728319</text:p>
              </table:table-cell>
              <table:table-cell office:value-type="float" office:value="0.0662294882869733">
                <text:p>0.06622948828697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5912115758063">
                <text:p>0.765912115758063</text:p>
              </table:table-cell>
              <table:table-cell office:value-type="float" office:value="0.0578805520711598">
                <text:p>0.05788055207115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68811514232937">
                <text:p>0.768811514232937</text:p>
              </table:table-cell>
              <table:table-cell office:value-type="float" office:value="0.0481188281793714">
                <text:p>0.0481188281793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7171091270781">
                <text:p>0.77171091270781</text:p>
              </table:table-cell>
              <table:table-cell office:value-type="float" office:value="0.0431705215956794">
                <text:p>0.04317052159567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74610311182683">
                <text:p>0.774610311182683</text:p>
              </table:table-cell>
              <table:table-cell office:value-type="float" office:value="0.0368094273360122">
                <text:p>0.03680942733601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77509709657557">
                <text:p>0.777509709657557</text:p>
              </table:table-cell>
              <table:table-cell office:value-type="float" office:value="0.0309452935653813">
                <text:p>0.0309452935653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8040910813243">
                <text:p>0.78040910813243</text:p>
              </table:table-cell>
              <table:table-cell office:value-type="float" office:value="0.0254787281859796">
                <text:p>0.0254787281859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83130180457538">
                <text:p>0.783130180457538</text:p>
              </table:table-cell>
              <table:table-cell office:value-type="float" office:value="0.0201205624062699">
                <text:p>0.0201205624062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88762619822275">
                <text:p>0.788762619822275</text:p>
              </table:table-cell>
              <table:table-cell office:value-type="float" office:value="0.0124454174649">
                <text:p>0.01244541746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91369712973049">
                <text:p>0.791369712973049</text:p>
              </table:table-cell>
              <table:table-cell office:value-type="float" office:value="0.00970512635804654">
                <text:p>0.009705126358046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4378937147728">
                <text:p>0.794378937147728</text:p>
              </table:table-cell>
              <table:table-cell office:value-type="float" office:value="0.00642684366536805">
                <text:p>0.00642684366536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97278335622602">
                <text:p>0.797278335622602</text:p>
              </table:table-cell>
              <table:table-cell office:value-type="float" office:value="0.00521426007211944">
                <text:p>0.00521426007211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00177734097475">
                <text:p>0.800177734097475</text:p>
              </table:table-cell>
              <table:table-cell office:value-type="float" office:value="0.00341368247275886">
                <text:p>0.00341368247275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3077132572348">
                <text:p>0.803077132572348</text:p>
              </table:table-cell>
              <table:table-cell office:value-type="float" office:value="0.000531311636347453">
                <text:p>0.0005313116363474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5976531047222">
                <text:p>0.805976531047222</text:p>
              </table:table-cell>
              <table:table-cell office:value-type="float" office:value="-0.000164433048304157">
                <text:p>-0.0001644330483041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09058409146388">
                <text:p>0.809058409146388</text:p>
              </table:table-cell>
              <table:table-cell office:value-type="float" office:value="-0.00177010074489425">
                <text:p>-0.00177010074489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1775327996968">
                <text:p>0.811775327996968</text:p>
              </table:table-cell>
              <table:table-cell office:value-type="float" office:value="-0.000860177732955325">
                <text:p>-0.000860177732955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4674726471842">
                <text:p>0.814674726471842</text:p>
              </table:table-cell>
              <table:table-cell office:value-type="float" office:value="-0.000860177732955325">
                <text:p>-0.0008601777329553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17574124946715">
                <text:p>0.817574124946715</text:p>
              </table:table-cell>
              <table:table-cell office:value-type="float" office:value="-0.000164433048304157">
                <text:p>-0.000164433048304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20473523421588">
                <text:p>0.820473523421588</text:p>
              </table:table-cell>
              <table:table-cell office:value-type="float" office:value="0.00281732988591532">
                <text:p>0.00281732988591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23372921896461">
                <text:p>0.823372921896461</text:p>
              </table:table-cell>
              <table:table-cell office:value-type="float" office:value="0.00477693484176722">
                <text:p>0.004776934841767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26272320371335">
                <text:p>0.826272320371335</text:p>
              </table:table-cell>
              <table:table-cell office:value-type="float" office:value="0.00736775552461121">
                <text:p>0.007367755524611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29341164211623">
                <text:p>0.829341164211623</text:p>
              </table:table-cell>
              <table:table-cell office:value-type="float" office:value="0.011161845698457">
                <text:p>0.0111618456984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2071117321081">
                <text:p>0.832071117321081</text:p>
              </table:table-cell>
              <table:table-cell office:value-type="float" office:value="0.0149431658184058">
                <text:p>0.0149431658184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34970515795955">
                <text:p>0.834970515795955</text:p>
              </table:table-cell>
              <table:table-cell office:value-type="float" office:value="0.0194158102197343">
                <text:p>0.01941581021973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7869914270828">
                <text:p>0.837869914270828</text:p>
              </table:table-cell>
              <table:table-cell office:value-type="float" office:value="0.0240872388166777">
                <text:p>0.02408723881667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0769312745701">
                <text:p>0.840769312745701</text:p>
              </table:table-cell>
              <table:table-cell office:value-type="float" office:value="0.0296531962938866">
                <text:p>0.02965319629388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3668711220575">
                <text:p>0.843668711220575</text:p>
              </table:table-cell>
              <table:table-cell office:value-type="float" office:value="0.034920977477673">
                <text:p>0.0349209774776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6568109695448">
                <text:p>0.846568109695448</text:p>
              </table:table-cell>
              <table:table-cell office:value-type="float" office:value="0.0412820717373407">
                <text:p>0.04128207173734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9580471747264">
                <text:p>0.849580471747264</text:p>
              </table:table-cell>
              <table:table-cell office:value-type="float" office:value="0.0491979423841364">
                <text:p>0.04919794238413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52366906645194">
                <text:p>0.852366906645194</text:p>
              </table:table-cell>
              <table:table-cell office:value-type="float" office:value="0.0549981812347479">
                <text:p>0.05499818123474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55266305120068">
                <text:p>0.855266305120068</text:p>
              </table:table-cell>
              <table:table-cell office:value-type="float" office:value="0.0625519806681031">
                <text:p>0.06255198066810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58165703594941">
                <text:p>0.858165703594941</text:p>
              </table:table-cell>
              <table:table-cell office:value-type="float" office:value="0.0709009168839163">
                <text:p>0.0709009168839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61065102069814">
                <text:p>0.861065102069814</text:p>
              </table:table-cell>
              <table:table-cell office:value-type="float" office:value="0.0795480293931514">
                <text:p>0.07954802939315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63964500544688">
                <text:p>0.863964500544688</text:p>
              </table:table-cell>
              <table:table-cell office:value-type="float" office:value="0.0891890628804601">
                <text:p>0.08918906288046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6863899019561">
                <text:p>0.866863899019561</text:p>
              </table:table-cell>
              <table:table-cell office:value-type="float" office:value="0.0988300963677679">
                <text:p>0.09883009636776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9763297494434">
                <text:p>0.869763297494434</text:p>
              </table:table-cell>
              <table:table-cell office:value-type="float" office:value="0.10866991405069">
                <text:p>0.108669914050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2662695969308">
                <text:p>0.872662695969308</text:p>
              </table:table-cell>
              <table:table-cell office:value-type="float" office:value="0.119106084320457">
                <text:p>0.1191060843204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5562094444181">
                <text:p>0.875562094444181</text:p>
              </table:table-cell>
              <table:table-cell office:value-type="float" office:value="0.130337391372682">
                <text:p>0.130337391372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78461492919054">
                <text:p>0.878461492919054</text:p>
              </table:table-cell>
              <table:table-cell office:value-type="float" office:value="0.14256261940298">
                <text:p>0.14256261940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81360891393927">
                <text:p>0.881360891393927</text:p>
              </table:table-cell>
              <table:table-cell office:value-type="float" office:value="0.154390279042049">
                <text:p>0.1543902790420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84260289868801">
                <text:p>0.884260289868801</text:p>
              </table:table-cell>
              <table:table-cell office:value-type="float" office:value="0.166416722876733">
                <text:p>0.1664167228767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87159688343674">
                <text:p>0.887159688343674</text:p>
              </table:table-cell>
              <table:table-cell office:value-type="float" office:value="0.179536479787296">
                <text:p>0.1795364797872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0059086818547">
                <text:p>0.890059086818547</text:p>
              </table:table-cell>
              <table:table-cell office:value-type="float" office:value="0.193153197186897">
                <text:p>0.1931531971868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92958485293421">
                <text:p>0.892958485293421</text:p>
              </table:table-cell>
              <table:table-cell office:value-type="float" office:value="0.206968698782112">
                <text:p>0.206968698782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95857883768294">
                <text:p>0.895857883768294</text:p>
              </table:table-cell>
              <table:table-cell office:value-type="float" office:value="0.221281160866363">
                <text:p>0.2212811608663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98757282243167">
                <text:p>0.898757282243167</text:p>
              </table:table-cell>
              <table:table-cell office:value-type="float" office:value="0.236289367635265">
                <text:p>0.2362893676352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01656680718041">
                <text:p>0.901656680718041</text:p>
              </table:table-cell>
              <table:table-cell office:value-type="float" office:value="0.251695142795397">
                <text:p>0.2516951427953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04556079192914">
                <text:p>0.904556079192914</text:p>
              </table:table-cell>
              <table:table-cell office:value-type="float" office:value="0.267697270542373">
                <text:p>0.2676972705423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7455477667787">
                <text:p>0.907455477667787</text:p>
              </table:table-cell>
              <table:table-cell office:value-type="float" office:value="0.283798790387156">
                <text:p>0.2837987903871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10354876142661">
                <text:p>0.910354876142661</text:p>
              </table:table-cell>
              <table:table-cell office:value-type="float" office:value="0.300297878623168">
                <text:p>0.3002978786231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13254274617534">
                <text:p>0.913254274617534</text:p>
              </table:table-cell>
              <table:table-cell office:value-type="float" office:value="0.317691495739445">
                <text:p>0.3176914957394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16153673092407">
                <text:p>0.916153673092407</text:p>
              </table:table-cell>
              <table:table-cell office:value-type="float" office:value="0.335383289149145">
                <text:p>0.3353832891491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905307156728">
                <text:p>0.91905307156728</text:p>
              </table:table-cell>
              <table:table-cell office:value-type="float" office:value="0.353373258852267">
                <text:p>0.3533732588522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1952470042154">
                <text:p>0.921952470042154</text:p>
              </table:table-cell>
              <table:table-cell office:value-type="float" office:value="0.372158365337846">
                <text:p>0.372158365337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24851868517027">
                <text:p>0.924851868517027</text:p>
              </table:table-cell>
              <table:table-cell office:value-type="float" office:value="0.391142256019041">
                <text:p>0.3911422560190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277512669919">
                <text:p>0.9277512669919</text:p>
              </table:table-cell>
              <table:table-cell office:value-type="float" office:value="0.410523715091465">
                <text:p>0.4105237150914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30650665466774">
                <text:p>0.930650665466774</text:p>
              </table:table-cell>
              <table:table-cell office:value-type="float" office:value="0.430700310946347">
                <text:p>0.4307003109463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33550063941647">
                <text:p>0.933550063941647</text:p>
              </table:table-cell>
              <table:table-cell office:value-type="float" office:value="0.450876906801229">
                <text:p>0.4508769068012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3644946241652">
                <text:p>0.93644946241652</text:p>
              </table:table-cell>
              <table:table-cell office:value-type="float" office:value="0.472047423634184">
                <text:p>0.4720474236341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39348860891394">
                <text:p>0.939348860891394</text:p>
              </table:table-cell>
              <table:table-cell office:value-type="float" office:value="0.493118548369332">
                <text:p>0.4931185483693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2248259366267">
                <text:p>0.942248259366267</text:p>
              </table:table-cell>
              <table:table-cell office:value-type="float" office:value="0.515084201984746">
                <text:p>0.515084201984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514765784114">
                <text:p>0.94514765784114</text:p>
              </table:table-cell>
              <table:table-cell office:value-type="float" office:value="0.537049855600159">
                <text:p>0.5370498556001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48047056316013">
                <text:p>0.948047056316013</text:p>
              </table:table-cell>
              <table:table-cell office:value-type="float" office:value="0.559512469704609">
                <text:p>0.5595124697046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50946454790887">
                <text:p>0.950946454790887</text:p>
              </table:table-cell>
              <table:table-cell office:value-type="float" office:value="0.582969004787133">
                <text:p>0.5829690047871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5384585326576">
                <text:p>0.95384585326576</text:p>
              </table:table-cell>
              <table:table-cell office:value-type="float" office:value="0.6070218924565">
                <text:p>0.60702189245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56745251740633">
                <text:p>0.956745251740633</text:p>
              </table:table-cell>
              <table:table-cell office:value-type="float" office:value="0.631074780125866">
                <text:p>0.6310747801258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59644650215507">
                <text:p>0.959644650215507</text:p>
              </table:table-cell>
              <table:table-cell office:value-type="float" office:value="0.655127667795234">
                <text:p>0.6551276677952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2412257850613">
                <text:p>0.962412257850613</text:p>
              </table:table-cell>
              <table:table-cell office:value-type="float" office:value="0.67808724238872">
                <text:p>0.678087242388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5048074645952">
                <text:p>0.965048074645952</text:p>
              </table:table-cell>
              <table:table-cell office:value-type="float" office:value="0.701593473520147">
                <text:p>0.7015934735201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7683891441292">
                <text:p>0.967683891441292</text:p>
              </table:table-cell>
              <table:table-cell office:value-type="float" office:value="0.724662379421221">
                <text:p>0.7246623794212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70319708236631">
                <text:p>0.970319708236631</text:p>
              </table:table-cell>
              <table:table-cell office:value-type="float" office:value="0.748387273167824">
                <text:p>0.7483872731678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7295552503197">
                <text:p>0.97295552503197</text:p>
              </table:table-cell>
              <table:table-cell office:value-type="float" office:value="0.772440160837191">
                <text:p>0.7724401608371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559134182731">
                <text:p>0.97559134182731</text:p>
              </table:table-cell>
              <table:table-cell office:value-type="float" office:value="0.79693037373691">
                <text:p>0.796930373736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8227158622649">
                <text:p>0.978227158622649</text:p>
              </table:table-cell>
              <table:table-cell office:value-type="float" office:value="0.821420586636629">
                <text:p>0.8214205866366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80731184578222">
                <text:p>0.980731184578222</text:p>
              </table:table-cell>
              <table:table-cell office:value-type="float" office:value="0.845242663767755">
                <text:p>0.8452426637677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3103419694027">
                <text:p>0.983103419694027</text:p>
              </table:table-cell>
              <table:table-cell office:value-type="float" office:value="0.868202238361242">
                <text:p>0.8682022383612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5475654809832">
                <text:p>0.985475654809832</text:p>
              </table:table-cell>
              <table:table-cell office:value-type="float" office:value="0.891404771416035">
                <text:p>0.8914047714160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87847889925638">
                <text:p>0.987847889925638</text:p>
              </table:table-cell>
              <table:table-cell office:value-type="float" office:value="0.914728783701481">
                <text:p>0.9147287837014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0220125041443">
                <text:p>0.990220125041443</text:p>
              </table:table-cell>
              <table:table-cell office:value-type="float" office:value="0.938538712909541">
                <text:p>0.938538712909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2592360157249">
                <text:p>0.992592360157249</text:p>
              </table:table-cell>
              <table:table-cell office:value-type="float" office:value="0.962470121348255">
                <text:p>0.9624701213482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4964595273054">
                <text:p>0.994964595273054</text:p>
              </table:table-cell>
              <table:table-cell office:value-type="float" office:value="0.986644488248275">
                <text:p>0.9866444882482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733683038886">
                <text:p>0.99733683038886</text:p>
              </table:table-cell>
              <table:table-cell office:value-type="float" office:value="1.0113047720709">
                <text:p>1.01130477207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9682707336712">
                <text:p>0.999682707336712</text:p>
              </table:table-cell>
              <table:table-cell office:value-type="float" office:value="1.03410224883923">
                <text:p>1.034102248839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0176857860086">
                <text:p>1.00176857860086</text:p>
              </table:table-cell>
              <table:table-cell office:value-type="float" office:value="1.05626084635987">
                <text:p>1.056260846359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0379458153744">
                <text:p>1.00379458153744</text:p>
              </table:table-cell>
              <table:table-cell office:value-type="float" office:value="1.07946980537128">
                <text:p>1.079469805371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0590323497371">
                <text:p>1.00590323497371</text:p>
              </table:table-cell>
              <table:table-cell office:value-type="float" office:value="1.10201938756131">
                <text:p>1.102019387561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0801188840998">
                <text:p>1.00801188840998</text:p>
              </table:table-cell>
              <table:table-cell office:value-type="float" office:value="1.12525229042376">
                <text:p>1.125252290423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1012054184625">
                <text:p>1.01012054184625</text:p>
              </table:table-cell>
              <table:table-cell office:value-type="float" office:value="1.14862185742071">
                <text:p>1.148621857420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1222919528252">
                <text:p>1.01222919528252</text:p>
              </table:table-cell>
              <table:table-cell office:value-type="float" office:value="1.17185476028316">
                <text:p>1.171854760283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1433784871879">
                <text:p>1.01433784871879</text:p>
              </table:table-cell>
              <table:table-cell office:value-type="float" office:value="1.1952243272801">
                <text:p>1.19522432728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1644650215507">
                <text:p>1.01644650215507</text:p>
              </table:table-cell>
              <table:table-cell office:value-type="float" office:value="1.21927721494947">
                <text:p>1.219277214949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1855515559134">
                <text:p>1.01855515559134</text:p>
              </table:table-cell>
              <table:table-cell office:value-type="float" office:value="1.24305677434987">
                <text:p>1.243056774349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2066380902761">
                <text:p>1.02066380902761</text:p>
              </table:table-cell>
              <table:table-cell office:value-type="float" office:value="1.26751965442269">
                <text:p>1.267519654422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2277246246388">
                <text:p>1.02277246246388</text:p>
              </table:table-cell>
              <table:table-cell office:value-type="float" office:value="1.29184587036103">
                <text:p>1.29184587036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2488111590015">
                <text:p>1.02488111590015</text:p>
              </table:table-cell>
              <table:table-cell office:value-type="float" office:value="1.31658207870282">
                <text:p>1.316582078702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2698976933642">
                <text:p>1.02698976933642</text:p>
              </table:table-cell>
              <table:table-cell office:value-type="float" office:value="1.34131828704461">
                <text:p>1.341318287044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2909842277269">
                <text:p>1.02909842277269</text:p>
              </table:table-cell>
              <table:table-cell office:value-type="float" office:value="1.36660115192434">
                <text:p>1.366601151924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310752853692">
                <text:p>1.0310752853692</text:p>
              </table:table-cell>
              <table:table-cell office:value-type="float" office:value="1.39030261753361">
                <text:p>1.390302617533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3292035712594">
                <text:p>1.03292035712594</text:p>
              </table:table-cell>
              <table:table-cell office:value-type="float" office:value="1.41232506663348">
                <text:p>1.412325066633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3489721972244">
                <text:p>1.03489721972244</text:p>
              </table:table-cell>
              <table:table-cell office:value-type="float" office:value="1.43684651704965">
                <text:p>1.436846517049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3687408231895">
                <text:p>1.03687408231895</text:p>
              </table:table-cell>
              <table:table-cell office:value-type="float" office:value="1.46089940471902">
                <text:p>1.460899404719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3885094491545">
                <text:p>1.03885094491545</text:p>
              </table:table-cell>
              <table:table-cell office:value-type="float" office:value="1.48508895652287">
                <text:p>1.485088956522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4016885331312">
                <text:p>1.04016885331312</text:p>
              </table:table-cell>
              <table:table-cell office:value-type="float" office:value="1.50135198852659">
                <text:p>1.501351988526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06511627906976">
                <text:p>0.606511627906976</text:p>
              </table:table-cell>
              <table:table-cell office:value-type="float" office:value="1.33729903536977">
                <text:p>1.337299035369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86162790697674">
                <text:p>0.786162790697674</text:p>
              </table:table-cell>
              <table:table-cell office:value-type="float" office:value="0.0147909967845665">
                <text:p>0.01479099678456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1b.$C$2:.$C$157" chart:class="chart:scatter" chart:attached-axis="primary-y" chart:style-name="G0S0">
            <chart:domain table:cell-range-address="1b.$B$2:.$B$157"/>
            <chart:data-point chart:repeated="15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1c.$C$2:.$C$174" chart:class="chart:scatter" chart:attached-axis="primary-y" chart:style-name="G0S0">
            <chart:domain table:cell-range-address="1c.$B$2:.$B$174"/>
            <chart:data-point chart:repeated="17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1d.$C$2:.$C$183" chart:class="chart:scatter" chart:attached-axis="primary-y" chart:style-name="G0S0">
            <chart:domain table:cell-range-address="1d.$B$2:.$B$183"/>
            <chart:data-point chart:repeated="182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5.13cm" svg:y="0.213cm" chart:style-name="ch2">
          <text:p>Cross section x Br</text:p>
        </chart:title>
        <chart:plot-area chart:style-name="ch3" table:cell-range-address="Fig_15_Hgaga.H6:Fig_15_Hgaga.I63" svg:x="0.254cm" svg:y="1.239cm" svg:width="12.192cm" svg:height="6.229cm">
          <chartooo:coordinate-region svg:x="0.823cm" svg:y="1.399cm" svg:width="11.383cm" svg:height="5.50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ig_15_Hgaga.I6:Fig_15_Hgaga.I63" chart:class="chart:scatter">
            <chart:domain table:cell-range-address="Fig_15_Hgaga.H6:Fig_15_Hgaga.H63"/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9636494801762">
                <text:p>55.9636494801762</text:p>
                <draw:g>
                  <svg:desc>Fig_15_Hgaga.H6:Fig_15_Hgaga.H63</svg:desc>
                </draw:g>
              </table:table-cell>
              <table:table-cell office:value-type="float" office:value="18.6742993321017">
                <text:p>18.6742993321017</text:p>
                <draw:g>
                  <svg:desc>Fig_15_Hgaga.I6:Fig_15_Hgaga.I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59459030837">
                <text:p>56.159459030837</text:p>
              </table:table-cell>
              <table:table-cell office:value-type="float" office:value="17.4282033149456">
                <text:p>17.4282033149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386601938326">
                <text:p>56.386601938326</text:p>
              </table:table-cell>
              <table:table-cell office:value-type="float" office:value="19.9256566718772">
                <text:p>19.9256566718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8319499559471">
                <text:p>56.8319499559471</text:p>
              </table:table-cell>
              <table:table-cell office:value-type="float" office:value="16.4751510586897">
                <text:p>16.4751510586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2891295154185">
                <text:p>57.2891295154185</text:p>
              </table:table-cell>
              <table:table-cell office:value-type="float" office:value="20.8380991899957">
                <text:p>20.8380991899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8822065198238">
                <text:p>57.8822065198238</text:p>
              </table:table-cell>
              <table:table-cell office:value-type="float" office:value="15.6275728293306">
                <text:p>15.6275728293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.5317670484581">
                <text:p>58.5317670484581</text:p>
              </table:table-cell>
              <table:table-cell office:value-type="float" office:value="21.6700348269039">
                <text:p>21.6700348269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3790199118942">
                <text:p>59.3790199118942</text:p>
              </table:table-cell>
              <table:table-cell office:value-type="float" office:value="14.7593106234393">
                <text:p>14.7593106234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2127562995594">
                <text:p>60.2127562995594</text:p>
              </table:table-cell>
              <table:table-cell office:value-type="float" office:value="22.4667645303396">
                <text:p>22.4667645303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1164926872246">
                <text:p>61.1164926872246</text:p>
              </table:table-cell>
              <table:table-cell office:value-type="float" office:value="13.9248244990763">
                <text:p>13.9248244990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.4856137444934">
                <text:p>62.4856137444934</text:p>
              </table:table-cell>
              <table:table-cell office:value-type="float" office:value="23.2085988347307">
                <text:p>23.2085988347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3893501321586">
                <text:p>63.3893501321586</text:p>
              </table:table-cell>
              <table:table-cell office:value-type="float" office:value="13.1603695162305">
                <text:p>13.1603695162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8579217621145">
                <text:p>64.8579217621145</text:p>
              </table:table-cell>
              <table:table-cell office:value-type="float" office:value="23.7598616699486">
                <text:p>23.7598616699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7616581497797">
                <text:p>65.7616581497797</text:p>
              </table:table-cell>
              <table:table-cell office:value-type="float" office:value="12.4956934164315">
                <text:p>12.4956934164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1602297797357">
                <text:p>67.1602297797357</text:p>
              </table:table-cell>
              <table:table-cell office:value-type="float" office:value="24.1791189021295">
                <text:p>24.1791189021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.1339661674009">
                <text:p>68.1339661674009</text:p>
              </table:table-cell>
              <table:table-cell office:value-type="float" office:value="11.9630229196695">
                <text:p>11.9630229196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.6025377973568">
                <text:p>69.6025377973568</text:p>
              </table:table-cell>
              <table:table-cell office:value-type="float" office:value="24.4496374266631">
                <text:p>24.4496374266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.506274185022">
                <text:p>70.506274185022</text:p>
              </table:table-cell>
              <table:table-cell office:value-type="float" office:value="11.5149475628819">
                <text:p>11.5149475628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974845814978">
                <text:p>71.974845814978</text:p>
              </table:table-cell>
              <table:table-cell office:value-type="float" office:value="24.6522939158326">
                <text:p>24.6522939158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.8785822026432">
                <text:p>72.8785822026432</text:p>
              </table:table-cell>
              <table:table-cell office:value-type="float" office:value="11.1477488783775">
                <text:p>11.1477488783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.3471538325991">
                <text:p>74.3471538325991</text:p>
              </table:table-cell>
              <table:table-cell office:value-type="float" office:value="24.7471148419578">
                <text:p>24.7471148419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.2508902202643">
                <text:p>75.2508902202643</text:p>
              </table:table-cell>
              <table:table-cell office:value-type="float" office:value="10.8326087415497">
                <text:p>10.8326087415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.7194618502203">
                <text:p>76.7194618502203</text:p>
              </table:table-cell>
              <table:table-cell office:value-type="float" office:value="24.7666367973365">
                <text:p>24.76663679733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.6231982378854">
                <text:p>77.6231982378854</text:p>
              </table:table-cell>
              <table:table-cell office:value-type="float" office:value="10.5881194908544">
                <text:p>10.58811949085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0917698678414">
                <text:p>79.0917698678414</text:p>
              </table:table-cell>
              <table:table-cell office:value-type="float" office:value="24.7192263342739">
                <text:p>24.71922633427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9955062555066">
                <text:p>79.9955062555066</text:p>
              </table:table-cell>
              <table:table-cell office:value-type="float" office:value="10.3780260663026">
                <text:p>10.3780260663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4640778854625">
                <text:p>81.4640778854625</text:p>
              </table:table-cell>
              <table:table-cell office:value-type="float" office:value="24.5974465173876">
                <text:p>24.5974465173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.3678142731277">
                <text:p>82.3678142731277</text:p>
              </table:table-cell>
              <table:table-cell office:value-type="float" office:value="10.2246392740412">
                <text:p>10.2246392740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.8363859030837">
                <text:p>83.8363859030837</text:p>
              </table:table-cell>
              <table:table-cell office:value-type="float" office:value="24.4133823666741">
                <text:p>24.4133823666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.7401222907489">
                <text:p>84.7401222907489</text:p>
              </table:table-cell>
              <table:table-cell office:value-type="float" office:value="10.1158740940741">
                <text:p>10.11587409407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.2086939207048">
                <text:p>86.2086939207048</text:p>
              </table:table-cell>
              <table:table-cell office:value-type="float" office:value="24.1744708175155">
                <text:p>24.1744708175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11243030837">
                <text:p>87.11243030837</text:p>
              </table:table-cell>
              <table:table-cell office:value-type="float" office:value="10.0489416756328">
                <text:p>10.0489416756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.581001938326">
                <text:p>88.581001938326</text:p>
              </table:table-cell>
              <table:table-cell office:value-type="float" office:value="23.8676972329929">
                <text:p>23.8676972329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.4847383259912">
                <text:p>89.4847383259912</text:p>
              </table:table-cell>
              <table:table-cell office:value-type="float" office:value="10.0229124017946">
                <text:p>10.0229124017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.8833099559471">
                <text:p>90.8833099559471</text:p>
              </table:table-cell>
              <table:table-cell office:value-type="float" office:value="23.5311994153352">
                <text:p>23.5311994153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8570463436123">
                <text:p>91.8570463436123</text:p>
              </table:table-cell>
              <table:table-cell office:value-type="float" office:value="10.0535897602468">
                <text:p>10.05358976024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.3256179735683">
                <text:p>93.3256179735683</text:p>
              </table:table-cell>
              <table:table-cell office:value-type="float" office:value="23.0821709332304">
                <text:p>23.08217093323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.2293543612335">
                <text:p>94.2293543612335</text:p>
              </table:table-cell>
              <table:table-cell office:value-type="float" office:value="10.1288887309933">
                <text:p>10.12888873099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.6979259911894">
                <text:p>95.6979259911894</text:p>
              </table:table-cell>
              <table:table-cell office:value-type="float" office:value="22.5913331979942">
                <text:p>22.59133319799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.6016623788546">
                <text:p>96.6016623788546</text:p>
              </table:table-cell>
              <table:table-cell office:value-type="float" office:value="10.2590351001847">
                <text:p>10.25903510018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.0702340088106">
                <text:p>98.0702340088106</text:p>
              </table:table-cell>
              <table:table-cell office:value-type="float" office:value="22.0251964920116">
                <text:p>22.0251964920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.9739703964758">
                <text:p>98.9739703964758</text:p>
              </table:table-cell>
              <table:table-cell office:value-type="float" office:value="10.4523954201262">
                <text:p>10.4523954201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.442542026431">
                <text:p>100.442542026431</text:p>
              </table:table-cell>
              <table:table-cell office:value-type="float" office:value="21.3781831137457">
                <text:p>21.37818311374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.346278414096">
                <text:p>101.346278414096</text:p>
              </table:table-cell>
              <table:table-cell office:value-type="float" office:value="10.726632412351">
                <text:p>10.726632412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.758366519823">
                <text:p>102.758366519823</text:p>
              </table:table-cell>
              <table:table-cell office:value-type="float" office:value="20.6382080432002">
                <text:p>20.6382080432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718586431718">
                <text:p>103.718586431718</text:p>
              </table:table-cell>
              <table:table-cell office:value-type="float" office:value="11.0901126291642">
                <text:p>11.0901126291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.904740440528">
                <text:p>104.904740440528</text:p>
              </table:table-cell>
              <table:table-cell office:value-type="float" office:value="19.8706778456728">
                <text:p>19.87067784567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.160894449339">
                <text:p>106.160894449339</text:p>
              </table:table-cell>
              <table:table-cell office:value-type="float" office:value="11.6088388720842">
                <text:p>11.6088388720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.712213215859">
                <text:p>106.712213215859</text:p>
              </table:table-cell>
              <table:table-cell office:value-type="float" office:value="19.0671789520696">
                <text:p>19.0671789520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.363751894273">
                <text:p>108.363751894273</text:p>
              </table:table-cell>
              <table:table-cell office:value-type="float" office:value="12.3186013926389">
                <text:p>12.31860139263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.167268370044">
                <text:p>108.167268370044</text:p>
              </table:table-cell>
              <table:table-cell office:value-type="float" office:value="18.2793878728916">
                <text:p>18.2793878728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.479905903083">
                <text:p>109.479905903083</text:p>
              </table:table-cell>
              <table:table-cell office:value-type="float" office:value="17.4499553787125">
                <text:p>17.4499553787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.988257621145">
                <text:p>109.988257621145</text:p>
              </table:table-cell>
              <table:table-cell office:value-type="float" office:value="13.1596723035384">
                <text:p>13.1596723035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.433102827392">
                <text:p>110.433102827392</text:p>
              </table:table-cell>
              <table:table-cell office:value-type="float" office:value="16.549245752968">
                <text:p>16.549245752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.835510484581">
                <text:p>110.835510484581</text:p>
              </table:table-cell>
              <table:table-cell office:value-type="float" office:value="15.8602094642603">
                <text:p>15.86020946426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.897128874649">
                <text:p>110.897128874649</text:p>
              </table:table-cell>
              <table:table-cell office:value-type="float" office:value="14.0291387858979">
                <text:p>14.0291387858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1.13265339207">
                <text:p>111.13265339207</text:p>
              </table:table-cell>
              <table:table-cell office:value-type="float" office:value="15.0693613755861">
                <text:p>15.06936137558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.104411629956">
                <text:p>111.104411629956</text:p>
              </table:table-cell>
              <table:table-cell office:value-type="float" office:value="14.5571189427312">
                <text:p>14.55711894273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4.766cm" svg:y="0.288cm" chart:style-name="ch2">
          <text:p>Signal Strength</text:p>
        </chart:title>
        <chart:plot-area chart:style-name="ch3" table:cell-range-address="Fig_15_Hgaga.K6:Fig_15_Hgaga.L63" svg:x="0.254cm" svg:y="1.239cm" svg:width="12.192cm" svg:height="6.229cm">
          <chartooo:coordinate-region svg:x="0.902cm" svg:y="1.4cm" svg:width="11.344cm" svg:height="5.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ig_15_Hgaga.L6:Fig_15_Hgaga.L63" chart:class="chart:scatter">
            <chart:domain table:cell-range-address="Fig_15_Hgaga.K6:Fig_15_Hgaga.K63"/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8663230197806">
                <text:p>0.548663230197806</text:p>
                <draw:g>
                  <svg:desc>Fig_15_Hgaga.K6:Fig_15_Hgaga.K63</svg:desc>
                </draw:g>
              </table:table-cell>
              <table:table-cell office:value-type="float" office:value="2.33428741651271">
                <text:p>2.33428741651271</text:p>
                <draw:g>
                  <svg:desc>Fig_15_Hgaga.L6:Fig_15_Hgaga.L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0582931674872">
                <text:p>0.550582931674872</text:p>
              </table:table-cell>
              <table:table-cell office:value-type="float" office:value="2.1785254143682">
                <text:p>2.1785254143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2809822924765">
                <text:p>0.552809822924765</text:p>
              </table:table-cell>
              <table:table-cell office:value-type="float" office:value="2.49070708398465">
                <text:p>2.49070708398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7175979960266">
                <text:p>0.557175979960266</text:p>
              </table:table-cell>
              <table:table-cell office:value-type="float" office:value="2.05939388233621">
                <text:p>2.05939388233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1658132504103">
                <text:p>0.561658132504103</text:p>
              </table:table-cell>
              <table:table-cell office:value-type="float" office:value="2.60476239874946">
                <text:p>2.60476239874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7472612939449">
                <text:p>0.567472612939449</text:p>
              </table:table-cell>
              <table:table-cell office:value-type="float" office:value="1.95344660366633">
                <text:p>1.95344660366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3840853416256">
                <text:p>0.573840853416256</text:p>
              </table:table-cell>
              <table:table-cell office:value-type="float" office:value="2.70875435336299">
                <text:p>2.70875435336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2147254038178">
                <text:p>0.582147254038178</text:p>
              </table:table-cell>
              <table:table-cell office:value-type="float" office:value="1.84491382792991">
                <text:p>1.84491382792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0321140191759">
                <text:p>0.590321140191759</text:p>
              </table:table-cell>
              <table:table-cell office:value-type="float" office:value="2.80834556629245">
                <text:p>2.80834556629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9181300855143">
                <text:p>0.599181300855143</text:p>
              </table:table-cell>
              <table:table-cell office:value-type="float" office:value="1.74060306238454">
                <text:p>1.74060306238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2604056318563">
                <text:p>0.612604056318563</text:p>
              </table:table-cell>
              <table:table-cell office:value-type="float" office:value="2.90107485434134">
                <text:p>2.90107485434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1464216981947">
                <text:p>0.621464216981947</text:p>
              </table:table-cell>
              <table:table-cell office:value-type="float" office:value="1.64504618952881">
                <text:p>1.64504618952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5861978059946">
                <text:p>0.635861978059946</text:p>
              </table:table-cell>
              <table:table-cell office:value-type="float" office:value="2.96998270874357">
                <text:p>2.96998270874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472213872333">
                <text:p>0.64472213872333</text:p>
              </table:table-cell>
              <table:table-cell office:value-type="float" office:value="1.56196167705394">
                <text:p>1.56196167705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8433625291526">
                <text:p>0.658433625291526</text:p>
              </table:table-cell>
              <table:table-cell office:value-type="float" office:value="3.02238986276619">
                <text:p>3.02238986276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7980060464715">
                <text:p>0.667980060464715</text:p>
              </table:table-cell>
              <table:table-cell office:value-type="float" office:value="1.49537786495869">
                <text:p>1.49537786495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2377821542714">
                <text:p>0.682377821542714</text:p>
              </table:table-cell>
              <table:table-cell office:value-type="float" office:value="3.05620467833289">
                <text:p>3.05620467833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1237982206098">
                <text:p>0.691237982206098</text:p>
              </table:table-cell>
              <table:table-cell office:value-type="float" office:value="1.43936844536024">
                <text:p>1.43936844536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5635743284098">
                <text:p>0.705635743284098</text:p>
              </table:table-cell>
              <table:table-cell office:value-type="float" office:value="3.08153673947908">
                <text:p>3.081536739479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14495903947482">
                <text:p>0.714495903947482</text:p>
              </table:table-cell>
              <table:table-cell office:value-type="float" office:value="1.39346860979719">
                <text:p>1.39346860979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8893665025481">
                <text:p>0.728893665025481</text:p>
              </table:table-cell>
              <table:table-cell office:value-type="float" office:value="3.09338935524472">
                <text:p>3.09338935524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7753825688866">
                <text:p>0.737753825688866</text:p>
              </table:table-cell>
              <table:table-cell office:value-type="float" office:value="1.35407609269371">
                <text:p>1.35407609269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52151586766866">
                <text:p>0.752151586766866</text:p>
              </table:table-cell>
              <table:table-cell office:value-type="float" office:value="3.09582959966706">
                <text:p>3.09582959966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1011747430249">
                <text:p>0.761011747430249</text:p>
              </table:table-cell>
              <table:table-cell office:value-type="float" office:value="1.3235149363568">
                <text:p>1.3235149363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5409508508249">
                <text:p>0.775409508508249</text:p>
              </table:table-cell>
              <table:table-cell office:value-type="float" office:value="3.08990329178424">
                <text:p>3.08990329178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4269669171633">
                <text:p>0.784269669171633</text:p>
              </table:table-cell>
              <table:table-cell office:value-type="float" office:value="1.29725325828782">
                <text:p>1.29725325828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8667430249632">
                <text:p>0.798667430249632</text:p>
              </table:table-cell>
              <table:table-cell office:value-type="float" office:value="3.07468081467345">
                <text:p>3.07468081467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7527590913017">
                <text:p>0.807527590913017</text:p>
              </table:table-cell>
              <table:table-cell office:value-type="float" office:value="1.27807990925515">
                <text:p>1.27807990925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1925351991017">
                <text:p>0.821925351991017</text:p>
              </table:table-cell>
              <table:table-cell office:value-type="float" office:value="3.05167279583426">
                <text:p>3.051672795834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30785512654401">
                <text:p>0.830785512654401</text:p>
              </table:table-cell>
              <table:table-cell office:value-type="float" office:value="1.26448426175926">
                <text:p>1.26448426175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51832737324">
                <text:p>0.8451832737324</text:p>
              </table:table-cell>
              <table:table-cell office:value-type="float" office:value="3.02180885218944">
                <text:p>3.02180885218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4043434395784">
                <text:p>0.854043434395784</text:p>
              </table:table-cell>
              <table:table-cell office:value-type="float" office:value="1.2561177094541">
                <text:p>1.2561177094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8441195473784">
                <text:p>0.868441195473784</text:p>
              </table:table-cell>
              <table:table-cell office:value-type="float" office:value="2.98346215412411">
                <text:p>2.98346215412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7301356137169">
                <text:p>0.877301356137169</text:p>
              </table:table-cell>
              <table:table-cell office:value-type="float" office:value="1.25286405022433">
                <text:p>1.25286405022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91012842705364">
                <text:p>0.891012842705364</text:p>
              </table:table-cell>
              <table:table-cell office:value-type="float" office:value="2.9413999269169">
                <text:p>2.9413999269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0559277878552">
                <text:p>0.900559277878552</text:p>
              </table:table-cell>
              <table:table-cell office:value-type="float" office:value="1.25669872003085">
                <text:p>1.25669872003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14957038956552">
                <text:p>0.914957038956552</text:p>
              </table:table-cell>
              <table:table-cell office:value-type="float" office:value="2.8852713666538">
                <text:p>2.8852713666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3817199619936">
                <text:p>0.923817199619936</text:p>
              </table:table-cell>
              <table:table-cell office:value-type="float" office:value="1.26611109137416">
                <text:p>1.26611109137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8214960697935">
                <text:p>0.938214960697935</text:p>
              </table:table-cell>
              <table:table-cell office:value-type="float" office:value="2.82391664974927">
                <text:p>2.82391664974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707512136132">
                <text:p>0.94707512136132</text:p>
              </table:table-cell>
              <table:table-cell office:value-type="float" office:value="1.28237938752309">
                <text:p>1.28237938752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147288243932">
                <text:p>0.96147288243932</text:p>
              </table:table-cell>
              <table:table-cell office:value-type="float" office:value="2.75314956150145">
                <text:p>2.753149561501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0333043102704">
                <text:p>0.970333043102704</text:p>
              </table:table-cell>
              <table:table-cell office:value-type="float" office:value="1.30654942751578">
                <text:p>1.30654942751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4730804180696">
                <text:p>0.984730804180696</text:p>
              </table:table-cell>
              <table:table-cell office:value-type="float" office:value="2.67227288921821">
                <text:p>2.67227288921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3590964844079">
                <text:p>0.993590964844079</text:p>
              </table:table-cell>
              <table:table-cell office:value-type="float" office:value="1.34082905154388">
                <text:p>1.340829051543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743496588062">
                <text:p>1.00743496588062</text:p>
              </table:table-cell>
              <table:table-cell office:value-type="float" office:value="2.57977600540003">
                <text:p>2.5797760054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684888658547">
                <text:p>1.01684888658547</text:p>
              </table:table-cell>
              <table:table-cell office:value-type="float" office:value="1.38626407864553">
                <text:p>1.386264078645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847784745616">
                <text:p>1.02847784745616</text:p>
              </table:table-cell>
              <table:table-cell office:value-type="float" office:value="2.4838347307091">
                <text:p>2.48383473070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4079308283666">
                <text:p>1.04079308283666</text:p>
              </table:table-cell>
              <table:table-cell office:value-type="float" office:value="1.45110485901053">
                <text:p>1.451104859010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4619816878293">
                <text:p>1.04619816878293</text:p>
              </table:table-cell>
              <table:table-cell office:value-type="float" office:value="2.3833973690087">
                <text:p>2.38339736900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6238972445366">
                <text:p>1.06238972445366</text:p>
              </table:table-cell>
              <table:table-cell office:value-type="float" office:value="1.53982517407986">
                <text:p>1.539825174079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046341539259">
                <text:p>1.06046341539259</text:p>
              </table:table-cell>
              <table:table-cell office:value-type="float" office:value="2.28492348411145">
                <text:p>2.28492348411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7333241081454">
                <text:p>1.07333241081454</text:p>
              </table:table-cell>
              <table:table-cell office:value-type="float" office:value="2.18124442233906">
                <text:p>2.181244422339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783162511877">
                <text:p>1.0783162511877</text:p>
              </table:table-cell>
              <table:table-cell office:value-type="float" office:value="1.6449590379423">
                <text:p>1.64495903794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8267747869992">
                <text:p>1.08267747869992</text:p>
              </table:table-cell>
              <table:table-cell office:value-type="float" office:value="2.068655719121">
                <text:p>2.0686557191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662265180962">
                <text:p>1.08662265180962</text:p>
              </table:table-cell>
              <table:table-cell office:value-type="float" office:value="1.98252618303254">
                <text:p>1.98252618303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722675367303">
                <text:p>1.08722675367303</text:p>
              </table:table-cell>
              <table:table-cell office:value-type="float" office:value="1.75364234823724">
                <text:p>1.753642348237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8953581756931">
                <text:p>1.08953581756931</text:p>
              </table:table-cell>
              <table:table-cell office:value-type="float" office:value="1.88367017194826">
                <text:p>1.88367017194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8925893754859">
                <text:p>1.08925893754859</text:p>
              </table:table-cell>
              <table:table-cell office:value-type="float" office:value="1.8196398678414">
                <text:p>1.81963986784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